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6" style:parent-style-name="Normal" style:family="paragraph">
      <style:paragraph-properties fo:text-align="justify" style:writing-mode="rl-tb" fo:margin-top="0.0833in" fo:margin-bottom="0in" fo:line-height="100%"/>
    </style:style>
    <style:style style:name="T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0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4" style:parent-style-name="Normal" style:family="paragraph">
      <style:paragraph-properties fo:text-align="justify" style:writing-mode="rl-tb" fo:margin-top="0.0833in" fo:margin-bottom="0in" fo:line-height="100%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7" style:parent-style-name="Normal" style:family="paragraph">
      <style:paragraph-properties fo:text-align="justify" style:writing-mode="rl-tb" fo:margin-top="0.0833in" fo:margin-bottom="0in" fo:line-height="100%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17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5" style:parent-style-name="Normal" style:family="paragraph">
      <style:paragraph-properties fo:text-align="justify" style:writing-mode="rl-tb" fo:margin-top="0.0833in" fo:margin-bottom="0in" fo:line-height="100%"/>
    </style:style>
    <style:style style:name="T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2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7" style:parent-style-name="Normal" style:family="paragraph">
      <style:paragraph-properties fo:text-align="justify" style:writing-mode="rl-tb" fo:margin-top="0.0833in" fo:margin-bottom="0in" fo:line-height="100%"/>
    </style:style>
    <style:style style:name="T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2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0" style:parent-style-name="Normal" style:family="paragraph">
      <style:paragraph-properties fo:text-align="justify" style:writing-mode="rl-tb" fo:margin-top="0.0833in" fo:margin-bottom="0in" fo:line-height="100%"/>
    </style:style>
    <style:style style:name="T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12" style:parent-style-name="Normal" style:family="paragraph">
      <style:paragraph-properties fo:text-align="justify" style:writing-mode="rl-tb" fo:margin-top="0.0833in" fo:margin-bottom="0in" fo:line-height="100%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3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9" style:parent-style-name="Normal" style:family="paragraph">
      <style:paragraph-properties fo:text-align="justify" style:writing-mode="rl-tb" fo:margin-top="0.0833in" fo:margin-bottom="0in" fo:line-height="100%"/>
    </style:style>
    <style:style style:name="T3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4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20" style:parent-style-name="Normal" style:family="paragraph">
      <style:paragraph-properties fo:text-align="justify" style:writing-mode="rl-tb" fo:margin-top="0.0833in" fo:margin-bottom="0in" fo:line-height="100%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74" style:parent-style-name="Normal" style:family="paragraph">
      <style:paragraph-properties fo:text-align="justify" style:writing-mode="rl-tb" fo:margin-top="0.0833in" fo:margin-bottom="0in" fo:line-height="100%"/>
    </style:style>
    <style:style style:name="T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50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03" style:parent-style-name="Normal" style:family="paragraph">
      <style:paragraph-properties fo:text-align="justify" style:writing-mode="rl-tb" fo:margin-top="0.0833in" fo:margin-bottom="0in" fo:line-height="100%"/>
    </style:style>
    <style:style style:name="T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57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579" style:parent-style-name="Normal" style:family="paragraph">
      <style:paragraph-properties fo:text-align="justify" style:writing-mode="rl-tb" fo:margin-top="0.0833in" fo:margin-bottom="0in" fo:line-height="100%"/>
    </style:style>
    <style:style style:name="T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6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44" style:parent-style-name="Normal" style:family="paragraph">
      <style:paragraph-properties fo:text-align="justify" style:writing-mode="rl-tb" fo:margin-top="0.0833in" fo:margin-bottom="0in" fo:line-height="100%"/>
    </style:style>
    <style:style style:name="T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05" style:parent-style-name="Normal" style:family="paragraph">
      <style:paragraph-properties fo:text-align="justify" style:writing-mode="rl-tb" fo:margin-top="0.0833in" fo:margin-bottom="0in" fo:line-height="100%"/>
    </style:style>
    <style:style style:name="T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75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55" style:parent-style-name="Normal" style:family="paragraph">
      <style:paragraph-properties fo:text-align="justify" style:writing-mode="rl-tb" fo:margin-top="0.0833in" fo:margin-bottom="0in" fo:line-height="100%"/>
    </style:style>
    <style:style style:name="T7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3" style:parent-style-name="Normal" style:family="paragraph">
      <style:paragraph-properties fo:text-align="justify" style:writing-mode="rl-tb" fo:margin-top="0.0833in" fo:margin-bottom="0in" fo:line-height="100%"/>
    </style:style>
    <style:style style:name="T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788" style:parent-style-name="Normal" style:family="paragraph">
      <style:paragraph-properties fo:text-align="justify" style:writing-mode="rl-tb" fo:margin-top="0.0833in" fo:margin-bottom="0in" fo:line-height="100%"/>
    </style:style>
    <style:style style:name="T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8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08" style:parent-style-name="Normal" style:family="paragraph">
      <style:paragraph-properties fo:text-align="justify" style:writing-mode="rl-tb" fo:margin-top="0.0833in" fo:margin-bottom="0in" fo:line-height="100%"/>
    </style:style>
    <style:style style:name="T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8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29" style:parent-style-name="Normal" style:family="paragraph">
      <style:paragraph-properties fo:text-align="justify" style:writing-mode="rl-tb" fo:margin-top="0.0833in" fo:margin-bottom="0in" fo:line-height="100%"/>
    </style:style>
    <style:style style:name="T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89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97" style:parent-style-name="Normal" style:family="paragraph">
      <style:paragraph-properties fo:text-align="justify" style:writing-mode="rl-tb" fo:margin-top="0.0833in" fo:margin-bottom="0in" fo:line-height="100%"/>
    </style:style>
    <style:style style:name="T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69" style:parent-style-name="Normal" style:family="paragraph">
      <style:paragraph-properties fo:text-align="justify" style:writing-mode="rl-tb" fo:margin-top="0.0833in" fo:margin-bottom="0in" fo:line-height="100%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983" style:parent-style-name="Normal" style:family="paragraph">
      <style:paragraph-properties fo:text-align="justify" style:writing-mode="rl-tb" fo:margin-top="0.0833in" fo:margin-bottom="0in" fo:line-height="100%"/>
    </style:style>
    <style:style style:name="T9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00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01" style:parent-style-name="Normal" style:family="paragraph">
      <style:paragraph-properties fo:text-align="justify" style:writing-mode="rl-tb" fo:margin-top="0.0833in" fo:margin-bottom="0in" fo:line-height="100%"/>
    </style:style>
    <style:style style:name="T1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0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29" style:parent-style-name="Normal" style:family="paragraph">
      <style:paragraph-properties fo:text-align="justify" style:writing-mode="rl-tb" fo:margin-top="0.0833in" fo:margin-bottom="0in" fo:line-height="100%"/>
    </style:style>
    <style:style style:name="T1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107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074" style:parent-style-name="Normal" style:family="paragraph">
      <style:paragraph-properties fo:text-align="justify" style:writing-mode="rl-tb" fo:margin-top="0.0833in" fo:margin-bottom="0in" fo:line-height="100%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112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23" style:parent-style-name="Normal" style:family="paragraph">
      <style:paragraph-properties fo:text-align="justify" style:writing-mode="rl-tb" fo:margin-top="0.0833in" fo:margin-bottom="0in" fo:line-height="100%"/>
    </style:style>
    <style:style style:name="T11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146" style:parent-style-name="Normal" style:family="paragraph">
      <style:paragraph-properties fo:keep-with-next="always" fo:widows="0" fo:orphans="0" fo:text-align="center" fo:margin-top="0.0833in" fo:margin-bottom="0in" fo:line-height="100%"/>
    </style:style>
    <style:style style:name="T1147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S18" style:family="section">
      <style:section-properties fo:margin-left="0in" fo:margin-right="0in" style:writing-mode="lr-tb"/>
    </style:style>
    <style:style style:name="P11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49" style:parent-style-name="Normal" style:family="paragraph">
      <style:paragraph-properties fo:text-align="justify" style:writing-mode="rl-tb" fo:margin-top="0.0833in" fo:margin-bottom="0in" fo:line-height="100%"/>
    </style:style>
    <style:style style:name="T1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12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31" style:parent-style-name="Normal" style:family="paragraph">
      <style:paragraph-properties fo:text-align="justify" style:writing-mode="rl-tb" fo:margin-top="0.0833in" fo:margin-bottom="0in" fo:line-height="100%"/>
    </style:style>
    <style:style style:name="T1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12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52" style:parent-style-name="Normal" style:family="paragraph">
      <style:paragraph-properties fo:text-align="justify" style:writing-mode="rl-tb" fo:margin-top="0.0833in" fo:margin-bottom="0in" fo:line-height="100%"/>
    </style:style>
    <style:style style:name="T1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269" style:parent-style-name="Normal" style:family="paragraph">
      <style:paragraph-properties fo:text-align="justify" style:writing-mode="rl-tb" fo:margin-top="0.0833in" fo:margin-bottom="0in" fo:line-height="100%"/>
    </style:style>
    <style:style style:name="T1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131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11" style:parent-style-name="Normal" style:family="paragraph">
      <style:paragraph-properties fo:text-align="justify" style:writing-mode="rl-tb" fo:margin-top="0.0833in" fo:margin-bottom="0in" fo:line-height="100%"/>
    </style:style>
    <style:style style:name="T1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354" style:parent-style-name="Normal" style:family="paragraph">
      <style:paragraph-properties fo:text-align="justify" style:writing-mode="rl-tb" fo:margin-top="0.0833in" fo:margin-bottom="0in" fo:line-height="100%"/>
    </style:style>
    <style:style style:name="T1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138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90" style:parent-style-name="Normal" style:family="paragraph">
      <style:paragraph-properties fo:text-align="justify" style:writing-mode="rl-tb" fo:margin-top="0.0833in" fo:margin-bottom="0in" fo:line-height="100%"/>
    </style:style>
    <style:style style:name="T1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14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448" style:parent-style-name="Normal" style:family="paragraph">
      <style:paragraph-properties fo:text-align="justify" style:writing-mode="rl-tb" fo:margin-top="0.0833in" fo:margin-bottom="0in" fo:line-height="100%"/>
    </style:style>
    <style:style style:name="T1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15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21" style:parent-style-name="Normal" style:family="paragraph">
      <style:paragraph-properties fo:text-align="justify" style:writing-mode="rl-tb" fo:margin-top="0.0833in" fo:margin-bottom="0in" fo:line-height="100%"/>
    </style:style>
    <style:style style:name="T1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37" style:parent-style-name="Normal" style:family="paragraph">
      <style:paragraph-properties fo:text-align="justify" style:writing-mode="rl-tb" fo:margin-top="0.0833in" fo:margin-bottom="0in" fo:line-height="100%"/>
    </style:style>
    <style:style style:name="T1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48" style:parent-style-name="Normal" style:family="paragraph">
      <style:paragraph-properties fo:text-align="justify" style:writing-mode="rl-tb" fo:margin-top="0.0833in" fo:margin-bottom="0in" fo:line-height="100%"/>
    </style:style>
    <style:style style:name="T1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15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64" style:parent-style-name="Normal" style:family="paragraph">
      <style:paragraph-properties fo:text-align="justify" style:writing-mode="rl-tb" fo:margin-top="0.0833in" fo:margin-bottom="0in" fo:line-height="100%"/>
    </style:style>
    <style:style style:name="T1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163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32" style:parent-style-name="Normal" style:family="paragraph">
      <style:paragraph-properties fo:text-align="justify" style:writing-mode="rl-tb" fo:margin-top="0.0833in" fo:margin-bottom="0in" fo:line-height="100%"/>
    </style:style>
    <style:style style:name="T1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167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76" style:parent-style-name="Normal" style:family="paragraph">
      <style:paragraph-properties fo:text-align="justify" style:writing-mode="rl-tb" fo:margin-top="0.0833in" fo:margin-bottom="0in" fo:line-height="100%"/>
    </style:style>
    <style:style style:name="T1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720" style:parent-style-name="Normal" style:family="paragraph">
      <style:paragraph-properties fo:text-align="justify" style:writing-mode="rl-tb" fo:margin-top="0.0833in" fo:margin-bottom="0in" fo:line-height="100%"/>
    </style:style>
    <style:style style:name="T17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17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772" style:parent-style-name="Normal" style:family="paragraph">
      <style:paragraph-properties fo:text-align="justify" style:writing-mode="rl-tb" fo:margin-top="0.0833in" fo:margin-bottom="0in" fo:line-height="100%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185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51" style:parent-style-name="Normal" style:family="paragraph">
      <style:paragraph-properties fo:text-align="justify" style:writing-mode="rl-tb" fo:margin-top="0.0833in" fo:margin-bottom="0in" fo:line-height="100%"/>
    </style:style>
    <style:style style:name="T1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897" style:parent-style-name="Normal" style:family="paragraph">
      <style:paragraph-properties fo:text-align="justify" style:writing-mode="rl-tb" fo:margin-top="0.0833in" fo:margin-bottom="0in" fo:line-height="100%"/>
    </style:style>
    <style:style style:name="T1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19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59" style:parent-style-name="Normal" style:family="paragraph">
      <style:paragraph-properties fo:text-align="justify" style:writing-mode="rl-tb" fo:margin-top="0.0833in" fo:margin-bottom="0in" fo:line-height="100%"/>
    </style:style>
    <style:style style:name="T1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198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89" style:parent-style-name="Normal" style:family="paragraph">
      <style:paragraph-properties fo:text-align="justify" style:writing-mode="rl-tb" fo:margin-top="0.0833in" fo:margin-bottom="0in" fo:line-height="100%"/>
    </style:style>
    <style:style style:name="T1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014" style:parent-style-name="Normal" style:family="paragraph">
      <style:paragraph-properties fo:text-align="justify" style:writing-mode="rl-tb" fo:margin-top="0.0833in" fo:margin-bottom="0in" fo:line-height="100%"/>
    </style:style>
    <style:style style:name="T2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20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54" style:parent-style-name="Normal" style:family="paragraph">
      <style:paragraph-properties fo:text-align="justify" style:writing-mode="rl-tb" fo:margin-top="0.0833in" fo:margin-bottom="0in" fo:line-height="100%"/>
    </style:style>
    <style:style style:name="T2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212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30" style:parent-style-name="Normal" style:family="paragraph">
      <style:paragraph-properties fo:text-align="justify" style:writing-mode="rl-tb" fo:margin-top="0.0833in" fo:margin-bottom="0in" fo:line-height="100%"/>
    </style:style>
    <style:style style:name="T2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218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83" style:parent-style-name="Normal" style:family="paragraph">
      <style:paragraph-properties fo:text-align="justify" style:writing-mode="rl-tb" fo:margin-top="0.0833in" fo:margin-bottom="0in" fo:line-height="100%"/>
    </style:style>
    <style:style style:name="T2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221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17" style:parent-style-name="Normal" style:family="paragraph">
      <style:paragraph-properties fo:text-align="justify" style:writing-mode="rl-tb" fo:margin-top="0.0833in" fo:margin-bottom="0in" fo:line-height="100%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6" style:family="section">
      <style:section-properties fo:margin-left="0in" fo:margin-right="0in" style:writing-mode="lr-tb"/>
    </style:style>
    <style:style style:name="P22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87" style:parent-style-name="Normal" style:family="paragraph">
      <style:paragraph-properties fo:text-align="justify" style:writing-mode="rl-tb" fo:margin-top="0.0833in" fo:margin-bottom="0in" fo:line-height="100%"/>
    </style:style>
    <style:style style:name="T2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7" style:family="section">
      <style:section-properties fo:margin-left="0in" fo:margin-right="0in" style:writing-mode="lr-tb"/>
    </style:style>
    <style:style style:name="P24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06" style:parent-style-name="Normal" style:family="paragraph">
      <style:paragraph-properties fo:text-align="justify" style:writing-mode="rl-tb" fo:margin-top="0.0833in" fo:margin-bottom="0in" fo:line-height="100%"/>
    </style:style>
    <style:style style:name="T24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8" style:family="section">
      <style:section-properties fo:margin-left="0in" fo:margin-right="0in" style:writing-mode="lr-tb"/>
    </style:style>
    <style:style style:name="P247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78" style:parent-style-name="Normal" style:family="paragraph">
      <style:paragraph-properties fo:text-align="justify" style:writing-mode="rl-tb" fo:margin-top="0.0833in" fo:margin-bottom="0in" fo:line-height="100%"/>
    </style:style>
    <style:style style:name="T2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39" style:family="section">
      <style:section-properties fo:margin-left="0in" fo:margin-right="0in" style:writing-mode="lr-tb"/>
    </style:style>
    <style:style style:name="P250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04" style:parent-style-name="Normal" style:family="paragraph">
      <style:paragraph-properties fo:text-align="justify" style:writing-mode="rl-tb" fo:margin-top="0.0833in" fo:margin-bottom="0in" fo:line-height="100%"/>
    </style:style>
    <style:style style:name="T2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0" style:family="section">
      <style:section-properties fo:margin-left="0in" fo:margin-right="0in" style:writing-mode="lr-tb"/>
    </style:style>
    <style:style style:name="P26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06" style:parent-style-name="Normal" style:family="paragraph">
      <style:paragraph-properties fo:text-align="justify" style:writing-mode="rl-tb" fo:margin-top="0.0833in" fo:margin-bottom="0in" fo:line-height="100%"/>
    </style:style>
    <style:style style:name="T2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57" style:parent-style-name="Normal" style:family="paragraph">
      <style:paragraph-properties fo:text-align="justify" style:writing-mode="rl-tb" fo:margin-top="0.0833in" fo:margin-bottom="0in" fo:line-height="100%"/>
    </style:style>
    <style:style style:name="T2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671" style:parent-style-name="Normal" style:family="paragraph">
      <style:paragraph-properties fo:text-align="justify" style:writing-mode="rl-tb" fo:margin-top="0.0833in" fo:margin-bottom="0in" fo:line-height="100%"/>
    </style:style>
    <style:style style:name="T2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1" style:family="section">
      <style:section-properties fo:margin-left="0in" fo:margin-right="0in" style:writing-mode="lr-tb"/>
    </style:style>
    <style:style style:name="P27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02" style:parent-style-name="Normal" style:family="paragraph">
      <style:paragraph-properties fo:text-align="justify" style:writing-mode="rl-tb" fo:margin-top="0.0833in" fo:margin-bottom="0in" fo:line-height="100%"/>
    </style:style>
    <style:style style:name="T2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15" style:parent-style-name="Normal" style:family="paragraph">
      <style:paragraph-properties fo:text-align="justify" style:writing-mode="rl-tb" fo:margin-top="0.0833in" fo:margin-bottom="0in" fo:line-height="100%"/>
    </style:style>
    <style:style style:name="T2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732" style:parent-style-name="Normal" style:family="paragraph">
      <style:paragraph-properties fo:text-align="justify" style:writing-mode="rl-tb" fo:margin-top="0.0833in" fo:margin-bottom="0in" fo:line-height="100%"/>
    </style:style>
    <style:style style:name="T2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2" style:family="section">
      <style:section-properties fo:margin-left="0in" fo:margin-right="0in" style:writing-mode="lr-tb"/>
    </style:style>
    <style:style style:name="P278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86" style:parent-style-name="Normal" style:family="paragraph">
      <style:paragraph-properties fo:text-align="justify" style:writing-mode="rl-tb" fo:margin-top="0.0833in" fo:margin-bottom="0in" fo:line-height="100%"/>
    </style:style>
    <style:style style:name="T2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3" style:family="section">
      <style:section-properties fo:margin-left="0in" fo:margin-right="0in" style:writing-mode="lr-tb"/>
    </style:style>
    <style:style style:name="P287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77" style:parent-style-name="Normal" style:family="paragraph">
      <style:paragraph-properties fo:text-align="justify" style:writing-mode="rl-tb" fo:margin-top="0.0833in" fo:margin-bottom="0in" fo:line-height="100%"/>
    </style:style>
    <style:style style:name="T2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893" style:parent-style-name="Normal" style:family="paragraph">
      <style:paragraph-properties fo:text-align="justify" style:writing-mode="rl-tb" fo:margin-top="0.0833in" fo:margin-bottom="0in" fo:line-height="100%"/>
    </style:style>
    <style:style style:name="T2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2950" style:parent-style-name="Normal" style:family="paragraph">
      <style:paragraph-properties fo:text-align="justify" style:writing-mode="rl-tb" fo:margin-top="0.0833in" fo:margin-bottom="0in" fo:line-height="100%"/>
    </style:style>
    <style:style style:name="T2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4" style:family="section">
      <style:section-properties fo:margin-left="0in" fo:margin-right="0in" style:writing-mode="lr-tb"/>
    </style:style>
    <style:style style:name="P296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968" style:parent-style-name="Normal" style:family="paragraph">
      <style:paragraph-properties fo:text-align="justify" style:writing-mode="rl-tb" fo:margin-top="0.0833in" fo:margin-bottom="0in" fo:line-height="100%"/>
    </style:style>
    <style:style style:name="T29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P3013" style:parent-style-name="Normal" style:family="paragraph">
      <style:paragraph-properties fo:text-align="justify" style:writing-mode="rl-tb" fo:margin-top="0.0833in" fo:margin-bottom="0in" fo:line-height="100%"/>
    </style:style>
    <style:style style:name="T3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025" style:parent-style-name="Normal" style:family="paragraph">
      <style:paragraph-properties fo:text-align="justify" style:writing-mode="rl-tb" fo:margin-top="0.0833in" fo:margin-bottom="0in" fo:line-height="100%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5" style:family="section">
      <style:section-properties fo:margin-left="0in" fo:margin-right="0in" style:writing-mode="lr-tb"/>
    </style:style>
    <style:style style:name="P305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52" style:parent-style-name="Normal" style:family="paragraph">
      <style:paragraph-properties fo:text-align="justify" style:writing-mode="rl-tb" fo:margin-top="0.0833in" fo:margin-bottom="0in" fo:line-height="100%"/>
    </style:style>
    <style:style style:name="T30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6" style:family="section">
      <style:section-properties fo:margin-left="0in" fo:margin-right="0in" style:writing-mode="lr-tb"/>
    </style:style>
    <style:style style:name="P309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98" style:parent-style-name="Normal" style:family="paragraph">
      <style:paragraph-properties fo:text-align="justify" style:writing-mode="rl-tb" fo:margin-top="0.0833in" fo:margin-bottom="0in" fo:line-height="100%"/>
    </style:style>
    <style:style style:name="T3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7" style:family="section">
      <style:section-properties fo:margin-left="0in" fo:margin-right="0in" style:writing-mode="lr-tb"/>
    </style:style>
    <style:style style:name="P31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48" style:parent-style-name="Normal" style:family="paragraph">
      <style:paragraph-properties fo:text-align="justify" style:writing-mode="rl-tb" fo:margin-top="0.0833in" fo:margin-bottom="0in" fo:line-height="100%"/>
    </style:style>
    <style:style style:name="T3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00" style:parent-style-name="Normal" style:family="paragraph">
      <style:paragraph-properties fo:text-align="justify" style:writing-mode="rl-tb" fo:margin-top="0.0833in" fo:margin-bottom="0in" fo:line-height="100%"/>
    </style:style>
    <style:style style:name="T3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8" style:family="section">
      <style:section-properties fo:margin-left="0in" fo:margin-right="0in" style:writing-mode="lr-tb"/>
    </style:style>
    <style:style style:name="P32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21" style:parent-style-name="Normal" style:family="paragraph">
      <style:paragraph-properties fo:text-align="justify" style:writing-mode="rl-tb" fo:margin-top="0.0833in" fo:margin-bottom="0in" fo:line-height="100%"/>
    </style:style>
    <style:style style:name="T3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3288" style:parent-style-name="Normal" style:family="paragraph">
      <style:paragraph-properties fo:text-align="justify" style:writing-mode="rl-tb" fo:margin-top="0.0833in" fo:margin-bottom="0in" fo:line-height="100%"/>
    </style:style>
    <style:style style:name="T3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49" style:family="section">
      <style:section-properties fo:margin-left="0in" fo:margin-right="0in" style:writing-mode="lr-tb"/>
    </style:style>
    <style:style style:name="P330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07" style:parent-style-name="Normal" style:family="paragraph">
      <style:paragraph-properties fo:text-align="justify" style:writing-mode="rl-tb" fo:margin-top="0.0833in" fo:margin-bottom="0in" fo:line-height="100%"/>
    </style:style>
    <style:style style:name="T3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0" style:family="section">
      <style:section-properties fo:margin-left="0in" fo:margin-right="0in" style:writing-mode="lr-tb"/>
    </style:style>
    <style:style style:name="P33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343" style:parent-style-name="Normal" style:family="paragraph">
      <style:paragraph-properties fo:text-align="justify" style:writing-mode="rl-tb" fo:margin-top="0.0833in" fo:margin-bottom="0in" fo:line-height="100%"/>
    </style:style>
    <style:style style:name="T3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1" style:family="section">
      <style:section-properties fo:margin-left="0in" fo:margin-right="0in" style:writing-mode="lr-tb"/>
    </style:style>
    <style:style style:name="P342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21" style:parent-style-name="Normal" style:family="paragraph">
      <style:paragraph-properties fo:text-align="justify" style:writing-mode="rl-tb" fo:margin-top="0.0833in" fo:margin-bottom="0in" fo:line-height="100%"/>
    </style:style>
    <style:style style:name="T3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2" style:family="section">
      <style:section-properties fo:margin-left="0in" fo:margin-right="0in" style:writing-mode="lr-tb"/>
    </style:style>
    <style:style style:name="P34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70" style:parent-style-name="Normal" style:family="paragraph">
      <style:paragraph-properties fo:text-align="justify" style:writing-mode="rl-tb" fo:margin-top="0.0833in" fo:margin-bottom="0in" fo:line-height="100%"/>
    </style:style>
    <style:style style:name="T34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3" style:family="section">
      <style:section-properties fo:margin-left="0in" fo:margin-right="0in" style:writing-mode="lr-tb"/>
    </style:style>
    <style:style style:name="P35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09" style:parent-style-name="Normal" style:family="paragraph">
      <style:paragraph-properties fo:text-align="justify" style:writing-mode="rl-tb" fo:margin-top="0.0833in" fo:margin-bottom="0in" fo:line-height="100%"/>
    </style:style>
    <style:style style:name="T3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4" style:family="section">
      <style:section-properties fo:margin-left="0in" fo:margin-right="0in" style:writing-mode="lr-tb"/>
    </style:style>
    <style:style style:name="P356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564" style:parent-style-name="Normal" style:family="paragraph">
      <style:paragraph-properties fo:text-align="justify" style:writing-mode="rl-tb" fo:margin-top="0.0833in" fo:margin-bottom="0in" fo:line-height="100%"/>
    </style:style>
    <style:style style:name="T3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5" style:family="section">
      <style:section-properties fo:margin-left="0in" fo:margin-right="0in" style:writing-mode="lr-tb"/>
    </style:style>
    <style:style style:name="P360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07" style:parent-style-name="Normal" style:family="paragraph">
      <style:paragraph-properties fo:text-align="justify" style:writing-mode="rl-tb" fo:margin-top="0.0833in" fo:margin-bottom="0in" fo:line-height="100%"/>
    </style:style>
    <style:style style:name="T3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6" style:family="section">
      <style:section-properties fo:margin-left="0in" fo:margin-right="0in" style:writing-mode="lr-tb"/>
    </style:style>
    <style:style style:name="P364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48" style:parent-style-name="Normal" style:family="paragraph">
      <style:paragraph-properties fo:text-align="justify" style:writing-mode="rl-tb" fo:margin-top="0.0833in" fo:margin-bottom="0in" fo:line-height="100%"/>
    </style:style>
    <style:style style:name="T36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7" style:family="section">
      <style:section-properties fo:margin-left="0in" fo:margin-right="0in" style:writing-mode="lr-tb"/>
    </style:style>
    <style:style style:name="P371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14" style:parent-style-name="Normal" style:family="paragraph">
      <style:paragraph-properties fo:text-align="justify" style:writing-mode="rl-tb" fo:margin-top="0.0833in" fo:margin-bottom="0in" fo:line-height="100%"/>
    </style:style>
    <style:style style:name="T37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8" style:family="section">
      <style:section-properties fo:margin-left="0in" fo:margin-right="0in" style:writing-mode="lr-tb"/>
    </style:style>
    <style:style style:name="P375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59" style:parent-style-name="Normal" style:family="paragraph">
      <style:paragraph-properties fo:text-align="justify" style:writing-mode="rl-tb" fo:margin-top="0.0833in" fo:margin-bottom="0in" fo:line-height="100%"/>
    </style:style>
    <style:style style:name="T3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59" style:family="section">
      <style:section-properties fo:margin-left="0in" fo:margin-right="0in" style:writing-mode="lr-tb"/>
    </style:style>
    <style:style style:name="P382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25" style:parent-style-name="Normal" style:family="paragraph">
      <style:paragraph-properties fo:text-align="justify" style:writing-mode="rl-tb" fo:margin-top="0.0833in" fo:margin-bottom="0in" fo:line-height="100%"/>
    </style:style>
    <style:style style:name="T3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0" style:family="section">
      <style:section-properties fo:margin-left="0in" fo:margin-right="0in" style:writing-mode="lr-tb"/>
    </style:style>
    <style:style style:name="P389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894" style:parent-style-name="Normal" style:family="paragraph">
      <style:paragraph-properties fo:text-align="justify" style:writing-mode="rl-tb" fo:margin-top="0.0833in" fo:margin-bottom="0in" fo:line-height="100%"/>
    </style:style>
    <style:style style:name="T3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1" style:family="section">
      <style:section-properties fo:margin-left="0in" fo:margin-right="0in" style:writing-mode="lr-tb"/>
    </style:style>
    <style:style style:name="P392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29" style:parent-style-name="Normal" style:family="paragraph">
      <style:paragraph-properties fo:text-align="justify" style:writing-mode="rl-tb" fo:margin-top="0.0833in" fo:margin-bottom="0in" fo:line-height="100%"/>
    </style:style>
    <style:style style:name="T3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2" style:family="section">
      <style:section-properties fo:margin-left="0in" fo:margin-right="0in" style:writing-mode="lr-tb"/>
    </style:style>
    <style:style style:name="P396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69" style:parent-style-name="Normal" style:family="paragraph">
      <style:paragraph-properties fo:text-align="justify" style:writing-mode="rl-tb" fo:margin-top="0.0833in" fo:margin-bottom="0in" fo:line-height="100%"/>
    </style:style>
    <style:style style:name="T3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3" style:family="section">
      <style:section-properties fo:margin-left="0in" fo:margin-right="0in" style:writing-mode="lr-tb"/>
    </style:style>
    <style:style style:name="P402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28" style:parent-style-name="Normal" style:family="paragraph">
      <style:paragraph-properties fo:text-align="justify" style:writing-mode="rl-tb" fo:margin-top="0.0833in" fo:margin-bottom="0in" fo:line-height="100%"/>
    </style:style>
    <style:style style:name="T4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4" style:family="section">
      <style:section-properties fo:margin-left="0in" fo:margin-right="0in" style:writing-mode="lr-tb"/>
    </style:style>
    <style:style style:name="P406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63" style:parent-style-name="Normal" style:family="paragraph">
      <style:paragraph-properties fo:text-align="justify" style:writing-mode="rl-tb" fo:margin-top="0.0833in" fo:margin-bottom="0in" fo:line-height="100%"/>
    </style:style>
    <style:style style:name="T4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4101" style:parent-style-name="Normal" style:family="paragraph">
      <style:paragraph-properties fo:text-align="justify" style:writing-mode="rl-tb" fo:margin-top="0.0833in" fo:margin-bottom="0in" fo:line-height="100%"/>
    </style:style>
    <style:style style:name="T4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65" style:family="section">
      <style:section-properties fo:margin-left="0in" fo:margin-right="0in" style:writing-mode="lr-tb"/>
    </style:style>
    <style:style style:name="P414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143" style:parent-style-name="Normal" style:family="paragraph">
      <style:paragraph-properties fo:text-align="justify" style:writing-mode="rl-tb" fo:margin-top="0.0833in" fo:margin-bottom="0in" fo:line-height="100%"/>
    </style:style>
    <style:style style:name="T4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9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Isaiah 1</text:span>‬‬‬</text:p>
      <text:p text:style-name="P3"><text:span text:style-name="T4">1</text:span><text:span text:style-name="T5"> חֲזוֹן֙ יְשַֽׁעְיָ֣הוּ בֶן־אָמ֔וֹץ אֲשֶׁ֣ר חָזָ֔ה עַל־יְהוּדָ֖ה וִירוּשָׁלָ֑͏ִם בִּימֵ֨י עֻזִּיָּ֧הוּ יוֹתָ֛ם אָחָ֥ז יְחִזְקִיָּ֖הוּ מַלְכֵ֥י יְהוּדָֽה׃<text:s/></text:span><text:span text:style-name="T6">2</text:span><text:span text:style-name="T7"> שִׁמְע֤וּ שָׁמַ֙יִם֙ וְהַאֲזִ֣ינִי אֶ֔רֶץ כִּ֥י יְהוָ֖ה דִּבֵּ֑ר בָּנִים֙ גִּדַּ֣לְתִּי וְרוֹמַ֔מְתִּי וְהֵ֖ם פָּ֥שְׁעוּ בִֽי׃<text:s/></text:span><text:span text:style-name="T8">‬</text:span>‬‬<text:span text:style-name="T9">3</text:span><text:span text:style-name="T10"> יָדַ֥ע שׁוֹר֙ קֹנֵ֔הוּ וַחֲמ֖וֹר אֵב֣וּס בְּעָלָ֑יו יִשְׂרָאֵל֙ לֹ֣א יָדַ֔ע עַמִּ֖י לֹ֥א הִתְבּוֹנָֽן׃<text:s/></text:span><text:span text:style-name="T11">‬</text:span>‬‬<text:span text:style-name="T12">4</text:span><text:span text:style-name="T13"> ה֣וֹי ׀ גּ֣וֹי חֹטֵ֗א עַ֚ם כֶּ֣בֶד עָוֺ֔ן זֶ֣רַע מְרֵעִ֔ים בָּנִ֖ים מַשְׁחִיתִ֑ים עָזְב֣וּ אֶת־יְהוָ֗ה נִֽאֲצ֛וּ אֶת־קְד֥וֹשׁ יִשְׂרָאֵ֖ל נָזֹ֥רוּ אָחֽוֹר׃<text:s/></text:span><text:span text:style-name="T14">‬</text:span>‬‬<text:span text:style-name="T15">5</text:span><text:span text:style-name="T16"> עַ֣ל מֶ֥ה תֻכּ֛וּ ע֖וֹד תּוֹסִ֣יפוּ סָרָ֑ה כָּל־רֹ֣אשׁ לָחֳלִ֔י וְכָל־לֵבָ֖ב דַּוָּֽי׃<text:s/></text:span><text:span text:style-name="T17">‬</text:span>‬‬<text:span text:style-name="T18">6</text:span><text:span text:style-name="T19"> מִכַּף־רֶ֤גֶל וְעַד־רֹאשׁ֙ אֵֽין־בּ֣וֹ מְתֹ֔ם פֶּ֥צַע וְחַבּוּרָ֖ה וּמַכָּ֣ה טְרִיָּ֑ה לֹא־זֹ֙רוּ֙ וְלֹ֣א חֻבָּ֔שׁוּ וְלֹ֥א רֻכְּכָ֖ה בַּשָּֽׁמֶן׃<text:s/></text:span><text:span text:style-name="T20">‬</text:span>‬‬<text:span text:style-name="T21">7</text:span><text:span text:style-name="T22"> אַרְצְכֶ֣ם שְׁמָמָ֔ה עָרֵיכֶ֖ם שְׂרֻפ֣וֹת אֵ֑שׁ אַדְמַתְכֶ֗ם לְנֶגְדְּכֶם֙ זָרִים֙ אֹכְלִ֣ים אֹתָ֔הּ וּשְׁמָמָ֖ה כְּמַהְפֵּכַ֥ת זָרִֽים׃<text:s/></text:span><text:span text:style-name="T23">‬</text:span>‬‬<text:span text:style-name="T24">8</text:span><text:span text:style-name="T25"> וְנוֹתְרָ֥ה בַת־צִיּ֖וֹן כְּסֻכָּ֣ה בְכָ֑רֶם כִּמְלוּנָ֥ה בְמִקְשָׁ֖ה כְּעִ֥יר נְצוּרָֽה׃<text:s/></text:span><text:span text:style-name="T26">‬</text:span>‬‬<text:span text:style-name="T27">9</text:span><text:span text:style-name="T28"> לוּלֵי֙ יְהוָ֣ה צְבָא֔וֹת הוֹתִ֥יר לָ֛נוּ שָׂרִ֖יד כִּמְעָ֑ט כִּסְדֹ֣ם הָיִ֔ינוּ לַעֲמֹרָ֖ה דָּמִֽינוּ׃</text:span><text:span text:style-name="T29"><text:s/>ס<text:s/></text:span><text:span text:style-name="T30">‬</text:span>‬‬<text:span text:style-name="T31">10</text:span><text:span text:style-name="T32"> שִׁמְע֥וּ דְבַר־יְהוָ֖ה קְצִינֵ֣י סְדֹ֑ם הַאֲזִ֛ינוּ תּוֹרַ֥ת אֱלֹהֵ֖ינוּ עַ֥ם עֲמֹרָֽה׃<text:s/></text:span><text:span text:style-name="T33">‬</text:span>‬‬<text:span text:style-name="T34">11</text:span><text:span text:style-name="T35"> לָמָּה־לִּ֤י רֹב־זִבְחֵיכֶם֙ יֹאמַ֣ר יְהוָ֔ה שָׂבַ֛עְתִּי עֹל֥וֹת אֵילִ֖ים וְחֵ֣לֶב מְרִיאִ֑ים וְדַ֨ם פָּרִ֧ים וּכְבָשִׂ֛ים וְעַתּוּדִ֖ים לֹ֥א חָפָֽצְתִּי׃<text:s/></text:span><text:span text:style-name="T36">‬</text:span>‬‬<text:span text:style-name="T37">12</text:span><text:span text:style-name="T38"> כִּ֣י תָבֹ֔אוּ לֵרָא֖וֹת פָּנָ֑י מִי־בִקֵּ֥שׁ זֹ֛את מִיֶּדְכֶ֖ם רְמֹ֥ס חֲצֵרָֽי׃<text:s/></text:span><text:span text:style-name="T39">‬</text:span>‬‬<text:span text:style-name="T40">13</text:span><text:span text:style-name="T41"> לֹ֣א תוֹסִ֗יפוּ הָבִיא֙ מִנְחַת־שָׁ֔וְא קְטֹ֧רֶת תּוֹעֵבָ֛ה הִ֖יא לִ֑י חֹ֤דֶשׁ וְשַׁבָּת֙ קְרֹ֣א מִקְרָ֔א לֹא־אוּכַ֥ל אָ֖וֶן וַעֲצָרָֽה׃<text:s/></text:span><text:span text:style-name="T42">‬</text:span>‬‬<text:span text:style-name="T43">14</text:span><text:span text:style-name="T44"> חָדְשֵׁיכֶ֤ם וּמוֹעֲדֵיכֶם֙ שָׂנְאָ֣ה נַפְשִׁ֔י הָי֥וּ עָלַ֖י לָטֹ֑רַח נִלְאֵ֖יתִי נְשֹֽׂא׃<text:s/></text:span><text:span text:style-name="T45">‬</text:span>‬‬<text:span text:style-name="T46">15</text:span><text:span text:style-name="T47"> וּבְפָרִשְׂכֶ֣ם כַּפֵּיכֶ֗ם אַעְלִ֤ים עֵינַי֙ מִכֶּ֔ם גַּ֛ם כִּֽי־תַרְבּ֥וּ תְפִלָּ֖ה אֵינֶ֣נִּי שֹׁמֵ֑עַ יְדֵיכֶ֖ם דָּמִ֥ים מָלֵֽאוּ׃<text:s/></text:span><text:span text:style-name="T48">‬</text:span>‬‬<text:span text:style-name="T49">16</text:span><text:span text:style-name="T50"> רַחֲצוּ֙ הִזַּכּ֔וּ הָסִ֛ירוּ רֹ֥עַ מַעַלְלֵיכֶ֖ם מִנֶּ֣גֶד עֵינָ֑י חִדְל֖וּ הָרֵֽעַ׃<text:s/></text:span><text:span text:style-name="T51">‬</text:span>‬‬<text:span text:style-name="T52">17</text:span><text:span text:style-name="T53"> לִמְד֥וּ הֵיטֵ֛ב דִּרְשׁ֥וּ מִשְׁפָּ֖ט אַשְּׁר֣וּ חָמ֑וֹץ שִׁפְט֣וּ יָת֔וֹם רִ֖יבוּ אַלְמָנָֽה׃</text:span><text:span text:style-name="T54"><text:s/>ס<text:s/></text:span><text:span text:style-name="T55">‬</text:span>‬‬<text:span text:style-name="T56">18</text:span><text:span text:style-name="T57"> לְכוּ־נָ֛א וְנִוָּֽכְחָ֖ה יֹאמַ֣ר יְהוָ֑ה אִם־יִֽהְי֨וּ חֲטָאֵיכֶ֤ם כַּשָּׁנִים֙ כַּשֶּׁ֣לֶג יַלְבִּ֔ינוּ אִם־יַאְדִּ֥ימוּ כַתּוֹלָ֖ע כַּצֶּ֥מֶר יִהְיֽוּ׃<text:s/></text:span><text:span text:style-name="T58">‬</text:span>‬‬<text:span text:style-name="T59">19</text:span><text:span text:style-name="T60"> אִם־תֹּאב֖וּ וּשְׁמַעְתֶּ֑ם ט֥וּב הָאָ֖רֶץ תֹּאכֵֽלוּ׃<text:s/></text:span><text:span text:style-name="T61">‬</text:span>‬‬<text:span text:style-name="T62">20</text:span><text:span text:style-name="T63"> וְאִם־תְּמָאֲנ֖וּ וּמְרִיתֶ֑ם חֶ֣רֶב תְּאֻכְּל֔וּ כִּ֛י פִּ֥י יְהוָ֖ה דִּבֵּֽר׃</text:span><text:span text:style-name="T64"><text:s/>ס<text:s/></text:span><text:span text:style-name="T65">‬</text:span>‬‬<text:span text:style-name="T66">21</text:span><text:span text:style-name="T67"> אֵיכָה֙ הָיְתָ֣ה לְזוֹנָ֔ה קִרְיָ֖ה נֶאֱמָנָ֑ה מְלֵאֲתִ֣י מִשְׁפָּ֗ט צֶ֛דֶק יָלִ֥ין בָּ֖הּ וְעַתָּ֥ה מְרַצְּחִֽים׃<text:s/></text:span><text:span text:style-name="T68">‬</text:span>‬‬<text:span text:style-name="T69">22</text:span><text:span text:style-name="T70"> כַּסְפֵּ֖ךְ הָיָ֣ה לְסִיגִ֑ים סָבְאֵ֖ךְ מָה֥וּל בַּמָּֽיִם׃<text:s/></text:span><text:span text:style-name="T71">‬</text:span>‬‬<text:span text:style-name="T72">23</text:span><text:span text:style-name="T73"> שָׂרַ֣יִךְ סוֹרְרִ֗ים וְחַבְרֵי֙ גַּנָּבִ֔ים כֻּלּוֹ֙ אֹהֵ֣ב שֹׁ֔חַד וְרֹדֵ֖ף שַׁלְמֹנִ֑ים יָתוֹם֙ לֹ֣א יִשְׁפֹּ֔טוּ וְרִ֥יב אַלְמָנָ֖ה לֹֽא־יָב֥וֹא אֲלֵיהֶֽם׃<text:s/></text:span><text:span text:style-name="T74">פ<text:s/></text:span><text:span text:style-name="T75">‬</text:span>‬‬‬‬‬‬‬‬‬‬‬‬‬‬‬‬‬‬‬‬‬‬‬‬</text:p>
      <text:p text:style-name="P76"><text:span text:style-name="T77">24</text:span><text:span text:style-name="T78"> לָכֵ֗ן נְאֻ֤ם הָֽאָדוֹן֙ יְהוָ֣ה צְבָא֔וֹת אֲבִ֖יר יִשְׂרָאֵ֑ל ה֚וֹי אֶנָּחֵ֣ם מִצָּרַ֔י וְאִנָּקְמָ֖ה מֵאוֹיְבָֽי׃<text:s/></text:span><text:span text:style-name="T79">‬</text:span>‬‬<text:span text:style-name="T80">25</text:span><text:span text:style-name="T81"> וְאָשִׁ֤יבָה יָדִי֙ עָלַ֔יִךְ וְאֶצְרֹ֥ף כַּבֹּ֖ר סִיגָ֑יִךְ וְאָסִ֖ירָה כָּל־בְּדִילָֽיִךְ׃<text:s/></text:span><text:span text:style-name="T82">‬</text:span>‬‬<text:span text:style-name="T83">26</text:span><text:span text:style-name="T84"> וְאָשִׁ֤יבָה שֹׁפְטַ֙יִךְ֙ כְּבָרִ֣אשֹׁנָ֔ה וְיֹעֲצַ֖יִךְ כְּבַתְּחִלָּ֑ה אַחֲרֵי־כֵ֗ן יִקָּ֤רֵא לָךְ֙ עִ֣יר הַצֶּ֔דֶק קִרְיָ֖ה נֶאֱמָנָֽה׃<text:s/></text:span><text:span text:style-name="T85">‬</text:span>‬‬<text:span text:style-name="T86">27</text:span><text:span text:style-name="T87"> צִיּ֖וֹן בְּמִשְׁפָּ֣ט תִּפָּדֶ֑ה וְשָׁבֶ֖יהָ בִּצְדָקָֽה׃<text:s/></text:span><text:span text:style-name="T88">‬</text:span>‬‬<text:span text:style-name="T89">28</text:span><text:span text:style-name="T90"> וְשֶׁ֧בֶר פֹּשְׁעִ֛ים וְחַטָּאִ֖ים יַחְדָּ֑ו וְעֹזְבֵ֥י יְהוָ֖ה יִכְלֽוּ׃<text:s/></text:span><text:span text:style-name="T91">‬</text:span>‬‬<text:span text:style-name="T92">29</text:span><text:span text:style-name="T93"> כִּ֣י יֵבֹ֔שׁוּ מֵאֵילִ֖ים אֲשֶׁ֣ר<text:s/></text:span><text:soft-page-break/><text:span text:style-name="T94">חֲמַדְתֶּ֑ם וְתַ֨חְפְּר֔וּ מֵהַגַּנּ֖וֹת אֲשֶׁ֥ר בְּחַרְתֶּֽם׃<text:s/></text:span><text:span text:style-name="T95">‬</text:span>‬‬<text:span text:style-name="T96">30</text:span><text:span text:style-name="T97"> כִּ֣י תִֽהְי֔וּ כְּאֵלָ֖ה נֹבֶ֣לֶת עָלֶ֑הָ וּֽכְגַנָּ֔ה אֲשֶׁר־מַ֖יִם אֵ֥ין לָֽהּ׃<text:s/></text:span><text:span text:style-name="T98">‬</text:span>‬‬<text:span text:style-name="T99">31</text:span><text:span text:style-name="T100"> וְהָיָ֤ה הֶחָסֹן֙ לִנְעֹ֔רֶת וּפֹעֲל֖וֹ לְנִיצ֑וֹץ וּבָעֲר֧וּ שְׁנֵיהֶ֛ם יַחְדָּ֖ו וְאֵ֥ין מְכַבֶּֽה׃</text:span><text:span text:style-name="T101"><text:s/>ס<text:s/></text:span><text:span text:style-name="T102">‬</text:span>‬‬‬‬‬‬‬‬‬‬</text:p>
      <text:section text:name="Sect1" text:style-name="S1">
        <text:p text:style-name="P103">Isaiah 2</text:p>
        <text:p text:style-name="P104"><text:span text:style-name="T105">1</text:span><text:span text:style-name="T106"> הַדָּבָר֙ אֲשֶׁ֣ר חָזָ֔ה יְשַֽׁעְיָ֖הוּ בֶּן־אָמ֑וֹץ עַל־יְהוּדָ֖ה וִירוּשָׁלָֽ͏ִם׃<text:s/></text:span><text:span text:style-name="T107">2</text:span><text:span text:style-name="T108"> וְהָיָ֣ה ׀ בְּאַחֲרִ֣ית הַיָּמִ֗ים נָכ֨וֹן יִֽהְיֶ֜ה הַ֤ר בֵּית־יְהוָה֙ בְּרֹ֣אשׁ הֶהָרִ֔ים וְנִשָּׂ֖א מִגְּבָע֑וֹת וְנָהֲר֥וּ אֵלָ֖יו כָּל־הַגּוֹיִֽם׃<text:s/></text:span><text:span text:style-name="T109">‬</text:span>‬‬<text:span text:style-name="T110">3</text:span><text:span text:style-name="T111"> וְֽהָלְכ֞וּ עַמִּ֣ים רַבִּ֗ים וְאָמְרוּ֙ לְכ֣וּ ׀ וְנַעֲלֶ֣ה אֶל־הַר־יְהוָ֗ה אֶל־בֵּית֙ אֱלֹהֵ֣י יַעֲקֹ֔ב וְיֹרֵ֙נוּ֙ מִדְּרָכָ֔יו וְנֵלְכָ֖ה בְּאֹרְחֹתָ֑יו כִּ֤י מִצִיּוֹן֙ תֵּצֵ֣א תוֹרָ֔ה וּדְבַר־יְהוָ֖ה מִירוּשָׁלָֽ͏ִם׃<text:s/></text:span><text:span text:style-name="T112">‬</text:span>‬‬<text:span text:style-name="T113">4</text:span><text:span text:style-name="T114"> וְשָׁפַט֙ בֵּ֣ין הַגּוֹיִ֔ם וְהוֹכִ֖יחַ לְעַמִּ֣ים רַבִּ֑ים וְכִתְּת֨וּ חַרְבוֹתָ֜ם לְאִתִּ֗ים וַחֲנִיתֽוֹתֵיהֶם֙ לְמַזְמֵר֔וֹת לֹא־יִשָּׂ֨א ג֤וֹי אֶל־גּוֹי֙ חֶ֔רֶב וְלֹא־יִלְמְד֥וּ ע֖וֹד מִלְחָמָֽה׃<text:s/></text:span><text:span text:style-name="T115">פ<text:s/></text:span><text:span text:style-name="T116">‬</text:span>‬‬‬‬‬</text:p>
        <text:p text:style-name="P117"><text:span text:style-name="T118">5</text:span><text:span text:style-name="T119"> בֵּ֖ית יַעֲקֹ֑ב לְכ֥וּ וְנֵלְכָ֖ה בְּא֥וֹר יְהוָֽה׃<text:s/></text:span><text:span text:style-name="T120">‬</text:span>‬‬<text:span text:style-name="T121">6</text:span><text:span text:style-name="T122"> כִּ֣י נָטַ֗שְׁתָּה עַמְּךָ֙ בֵּ֣ית יַעֲקֹ֔ב כִּ֤י מָלְאוּ֙ מִקֶּ֔דֶם וְעֹֽנְנִ֖ים כַּפְּלִשְׁתִּ֑ים וּבְיַלְדֵ֥י נָכְרִ֖ים יַשְׂפִּֽיקוּ׃<text:s/></text:span><text:span text:style-name="T123">‬</text:span>‬‬<text:span text:style-name="T124">7</text:span><text:span text:style-name="T125"> וַתִּמָּלֵ֤א אַרְצוֹ֙ כֶּ֣סֶף וְזָהָ֔ב וְאֵ֥ין קֵ֖צֶה לְאֹצְרֹתָ֑יו וַתִּמָּלֵ֤א אַרְצוֹ֙ סוּסִ֔ים וְאֵ֥ין קֵ֖צֶה לְמַרְכְּבֹתָֽיו׃<text:s/></text:span><text:span text:style-name="T126">‬</text:span>‬‬<text:span text:style-name="T127">8</text:span><text:span text:style-name="T128"> וַתִּמָּלֵ֥א אַרְצ֖וֹ אֱלִילִ֑ים לְמַעֲשֵׂ֤ה יָדָיו֙ יִֽשְׁתַּחֲו֔וּ לַאֲשֶׁ֥ר עָשׂ֖וּ אֶצְבְּעֹתָֽיו׃<text:s/></text:span><text:span text:style-name="T129">‬</text:span>‬‬<text:span text:style-name="T130">9</text:span><text:span text:style-name="T131"> וַיִּשַּׁ֥ח אָדָ֖ם וַיִּשְׁפַּל־אִ֑ישׁ וְאַל־תִּשָּׂ֖א לָהֶֽם׃<text:s/></text:span><text:span text:style-name="T132">‬</text:span>‬‬<text:span text:style-name="T133">10</text:span><text:span text:style-name="T134"> בּ֣וֹא בַצּ֔וּר וְהִטָּמֵ֖ן בֶּֽעָפָ֑ר מִפְּנֵי֙ פַּ֣חַד יְהוָ֔ה וּמֵהֲדַ֖ר גְּאֹנֽוֹ׃<text:s/></text:span><text:span text:style-name="T135">‬</text:span>‬‬<text:span text:style-name="T136">11</text:span><text:span text:style-name="T137"> עֵינֵ֞י גַּבְה֤וּת אָדָם֙ שָׁפֵ֔ל וְשַׁ֖ח ר֣וּם אֲנָשִׁ֑ים וְנִשְׂגַּ֧ב יְהוָ֛ה לְבַדּ֖וֹ בַּיּ֥וֹם הַהֽוּא׃</text:span><text:span text:style-name="T138"><text:s/>ס<text:s/></text:span><text:span text:style-name="T139">‬</text:span>‬‬<text:span text:style-name="T140">12</text:span><text:span text:style-name="T141"> כִּ֣י י֞וֹם לַיהוָ֧ה צְבָא֛וֹת עַ֥ל כָּל־גֵּאֶ֖ה וָרָ֑ם וְעַ֖ל כָּל־נִשָּׂ֥א וְשָׁפֵֽל׃<text:s/></text:span><text:span text:style-name="T142">‬</text:span>‬‬<text:span text:style-name="T143">13</text:span><text:span text:style-name="T144"> וְעַל֙ כָּל־אַרְזֵ֣י הַלְּבָנ֔וֹן הָרָמִ֖ים וְהַנִּשָּׂאִ֑ים וְעַ֖ל כָּל־אַלּוֹנֵ֥י הַבָּשָֽׁן׃<text:s/></text:span><text:span text:style-name="T145">‬</text:span>‬‬<text:span text:style-name="T146">14</text:span><text:span text:style-name="T147"> וְעַ֖ל כָּל־הֶהָרִ֣ים הָרָמִ֑ים וְעַ֖ל כָּל־הַגְּבָע֥וֹת הַנִּשָּׂאֽוֹת׃<text:s/></text:span><text:span text:style-name="T148">‬</text:span>‬‬<text:span text:style-name="T149">15</text:span><text:span text:style-name="T150"> וְעַ֖ל כָּל־מִגְדָּ֣ל גָּבֹ֑הַ וְעַ֖ל כָּל־חוֹמָ֥ה בְצוּרָֽה׃<text:s/></text:span><text:span text:style-name="T151">‬</text:span>‬‬<text:span text:style-name="T152">16</text:span><text:span text:style-name="T153"> וְעַ֖ל כָּל־אֳנִיּ֣וֹת תַּרְשִׁ֑ישׁ וְעַ֖ל כָּל־שְׂכִיּ֥וֹת הַחֶמְדָּֽה׃<text:s/></text:span><text:span text:style-name="T154">‬</text:span>‬‬<text:span text:style-name="T155">17</text:span><text:span text:style-name="T156"> וְשַׁח֙ גַּבְה֣וּת הָאָדָ֔ם וְשָׁפֵ֖ל ר֣וּם אֲנָשִׁ֑ים וְנִשְׂגַּ֧ב יְהוָ֛ה לְבַדּ֖וֹ בַּיּ֥וֹם הַהֽוּא׃<text:s/></text:span><text:span text:style-name="T157">‬</text:span>‬‬<text:span text:style-name="T158">18</text:span><text:span text:style-name="T159"> וְהָאֱלִילִ֖ים כָּלִ֥יל יַחֲלֹֽף׃<text:s/></text:span><text:span text:style-name="T160">‬</text:span>‬‬<text:span text:style-name="T161">19</text:span><text:span text:style-name="T162"> וּבָ֙אוּ֙ בִּמְעָר֣וֹת צֻרִ֔ים וּבִמְחִלּ֖וֹת עָפָ֑ר מִפְּנֵ֞י פַּ֤חַד יְהוָה֙ וּמֵהֲדַ֣ר גְּאוֹנ֔וֹ בְּקוּמ֖וֹ לַעֲרֹ֥ץ הָאָֽרֶץ׃<text:s/></text:span><text:span text:style-name="T163">‬</text:span>‬‬<text:span text:style-name="T164">20</text:span><text:span text:style-name="T165"> בַּיּ֤וֹם הַהוּא֙ יַשְׁלִ֣יךְ הָאָדָ֔ם אֵ֚ת אֱלִילֵ֣י כַסְפּ֔וֹ וְאֵ֖ת אֱלִילֵ֣י זְהָב֑וֹ אֲשֶׁ֤ר עָֽשׂוּ־לוֹ֙ לְהִֽשְׁתַּחֲוֺ֔ת לַחְפֹּ֥ר פֵּר֖וֹת וְלָעֲטַלֵּפִֽים׃<text:s/></text:span><text:span text:style-name="T166">‬</text:span>‬‬<text:span text:style-name="T167">21</text:span><text:span text:style-name="T168"> לָבוֹא֙ בְּנִקְר֣וֹת הַצֻּרִ֔ים וּבִסְעִפֵ֖י הַסְּלָעִ֑ים מִפְּנֵ֞י פַּ֤חַד יְהוָה֙ וּמֵהֲדַ֣ר גְּאוֹנ֔וֹ בְּקוּמ֖וֹ לַעֲרֹ֥ץ הָאָֽרֶץ׃<text:s/></text:span><text:span text:style-name="T169">‬</text:span>‬‬<text:span text:style-name="T170">22</text:span><text:span text:style-name="T171"> חִדְל֤וּ לָכֶם֙ מִן־הָ֣אָדָ֔ם אֲשֶׁ֥ר נְשָׁמָ֖ה בְּאַפּ֑וֹ כִּֽי־בַמֶּ֥ה נֶחְשָׁ֖ב הֽוּא׃<text:s/></text:span><text:span text:style-name="T172">פ<text:s/></text:span><text:span text:style-name="T173">‬</text:span>‬‬‬‬‬‬‬‬‬‬‬‬‬‬‬‬‬‬‬‬</text:p>
      </text:section>
      <text:section text:name="Sect2" text:style-name="S2">
        <text:soft-page-break/>
        <text:p text:style-name="P174">Isaiah 3</text:p>
        <text:p text:style-name="P175"><text:span text:style-name="T176">1</text:span><text:span text:style-name="T177"> כִּי֩ הִנֵּ֨ה הָאָד֜וֹן יְהוָ֣ה צְבָא֗וֹת מֵסִ֤יר מִירוּשָׁלִַ֙ם֙ וּמִ֣יהוּדָ֔ה מַשְׁעֵ֖ן וּמַשְׁעֵנָ֑ה כֹּ֚ל מִשְׁעַן־לֶ֔חֶם וְכֹ֖ל מִשְׁעַן־מָֽיִם׃<text:s/></text:span><text:span text:style-name="T178">2</text:span><text:span text:style-name="T179"> גִּבּ֖וֹר וְאִ֣ישׁ מִלְחָמָ֑ה שׁוֹפֵ֥ט וְנָבִ֖יא וְקֹסֵ֥ם וְזָקֵֽן׃<text:s/></text:span><text:span text:style-name="T180">‬</text:span>‬‬<text:span text:style-name="T181">3</text:span><text:span text:style-name="T182"> שַׂר־חֲמִשִּׁ֖ים וּנְשׂ֣וּא פָנִ֑ים וְיוֹעֵ֛ץ וַחֲכַ֥ם חֲרָשִׁ֖ים וּנְב֥וֹן לָֽחַשׁ׃<text:s/></text:span><text:span text:style-name="T183">‬</text:span>‬‬<text:span text:style-name="T184">4</text:span><text:span text:style-name="T185"> וְנָתַתִּ֥י נְעָרִ֖ים שָׂרֵיהֶ֑ם וְתַעֲלוּלִ֖ים יִמְשְׁלוּ־בָֽם׃<text:s/></text:span><text:span text:style-name="T186">‬</text:span>‬‬<text:span text:style-name="T187">5</text:span><text:span text:style-name="T188"> וְנִגַּ֣שׂ הָעָ֔ם אִ֥ישׁ בְּאִ֖ישׁ וְאִ֣ישׁ בְּרֵעֵ֑הוּ יִרְהֲב֗וּ הַנַּ֙עַר֙ בַּזָּקֵ֔ן וְהַנִּקְלֶ֖ה בַּנִּכְבָּֽד׃<text:s/></text:span><text:span text:style-name="T189">‬</text:span>‬‬<text:span text:style-name="T190">6</text:span><text:span text:style-name="T191"> כִּֽי־יִתְפֹּ֨שׂ אִ֤ישׁ בְּאָחִיו֙ בֵּ֣ית אָבִ֔יו שִׂמְלָ֣ה לְכָ֔ה קָצִ֖ין תִּֽהְיֶה־לָּ֑נוּ וְהַמַּכְשֵׁלָ֥ה הַזֹּ֖את תַּ֥חַת יָדֶֽךָ׃<text:s/></text:span><text:span text:style-name="T192">‬</text:span>‬‬<text:span text:style-name="T193">7</text:span><text:span text:style-name="T194"> יִשָּׂא֩ בַיּ֨וֹם הַה֤וּא ׀ לֵאמֹר֙ לֹא־אֶהְיֶ֣ה חֹבֵ֔שׁ וּבְבֵיתִ֕י אֵ֥ין לֶ֖חֶם וְאֵ֣ין שִׂמְלָ֑ה לֹ֥א תְשִׂימֻ֖נִי קְצִ֥ין עָֽם׃<text:s/></text:span><text:span text:style-name="T195">‬</text:span>‬‬<text:span text:style-name="T196">8</text:span><text:span text:style-name="T197"> כִּ֤י כָשְׁלָה֙ יְר֣וּשָׁלִַ֔ם וִיהוּדָ֖ה נָפָ֑ל כִּֽי־לְשׁוֹנָ֤ם וּמַֽעַלְלֵיהֶם֙ אֶל־יְהוָ֔ה לַמְר֖וֹת עֵנֵ֥י כְבוֹדֽוֹ׃<text:s/></text:span><text:span text:style-name="T198">‬</text:span>‬‬<text:span text:style-name="T199">9</text:span><text:span text:style-name="T200"> הַכָּרַ֤ת פְּנֵיהֶם֙ עָ֣נְתָה בָּ֔ם וְחַטָּאתָ֛ם כִּסְדֹ֥ם הִגִּ֖ידוּ לֹ֣א כִחֵ֑דוּ א֣וֹי לְנַפְשָׁ֔ם כִּֽי־גָמְל֥וּ לָהֶ֖ם רָעָֽה׃<text:s/></text:span><text:span text:style-name="T201">‬</text:span>‬‬<text:span text:style-name="T202">10</text:span><text:span text:style-name="T203"> אִמְר֥וּ צַדִּ֖יק כִּי־ט֑וֹב כִּֽי־פְרִ֥י מַעַלְלֵיהֶ֖ם יֹאכֵֽלוּ׃<text:s/></text:span><text:span text:style-name="T204">‬</text:span>‬‬<text:span text:style-name="T205">11</text:span><text:span text:style-name="T206"> א֖וֹי לְרָשָׁ֣ע רָ֑ע כִּֽי־גְמ֥וּל יָדָ֖יו יֵעָ֥שֶׂה לּֽוֹ׃<text:s/></text:span><text:span text:style-name="T207">‬</text:span>‬‬<text:span text:style-name="T208">12</text:span><text:span text:style-name="T209"> עַמִּי֙ נֹגְשָׂ֣יו מְעוֹלֵ֔ל וְנָשִׁ֖ים מָ֣שְׁלוּ ב֑וֹ עַמִּי֙ מְאַשְּׁרֶ֣יךָ מַתְעִ֔ים וְדֶ֥רֶךְ אֹֽרְחֹתֶ֖יךָ בִּלֵּֽעוּ׃</text:span><text:span text:style-name="T210"><text:s/>ס<text:s/></text:span><text:span text:style-name="T211">‬</text:span>‬‬<text:span text:style-name="T212">13</text:span><text:span text:style-name="T213"> נִצָּ֥ב לָרִ֖יב יְהוָ֑ה וְעֹמֵ֖ד לָדִ֥ין עַמִּֽים׃<text:s/></text:span><text:span text:style-name="T214">‬</text:span>‬‬<text:span text:style-name="T215">14</text:span><text:span text:style-name="T216"> יְהוָה֙ בְּמִשְׁפָּ֣ט יָב֔וֹא עִם־זִקְנֵ֥י עַמּ֖וֹ וְשָׂרָ֑יו וְאַתֶּם֙ בִּֽעַרְתֶּ֣ם הַכֶּ֔רֶם גְּזֵלַ֥ת הֶֽעָנִ֖י בְּבָתֵּיכֶֽם׃<text:s/></text:span><text:span text:style-name="T217">‬</text:span>‬‬<text:span text:style-name="T218">15</text:span><text:span text:style-name="T219"> *מלכם **מַהלָּכֶם֙ תְּדַכְּא֣וּ עַמִּ֔י וּפְנֵ֥י עֲנִיִּ֖ים תִּטְחָ֑נוּ נְאֻם־אֲדֹנָ֥י יְהוִ֖ה צְבָאֽוֹת׃</text:span><text:span text:style-name="T220"><text:s/>ס<text:s/></text:span><text:span text:style-name="T221">‬</text:span>‬‬‬<text:span text:style-name="T222">16</text:span><text:span text:style-name="T223"> וַיֹּ֣אמֶר יְהוָ֗ה יַ֚עַן כִּ֤י גָֽבְהוּ֙ בְּנ֣וֹת צִיּ֔וֹן וַתֵּלַ֙כְנָה֙ *נטוות **נְטוּי֣וֹת גָּר֔וֹן וּֽמְשַׂקְּר֖וֹת עֵינָ֑יִם הָל֤וֹךְ וְטָפֹף֙ תֵּלַ֔כְנָה וּבְרַגְלֵיהֶ֖ם תְּעַכַּֽסְנָה׃<text:s/></text:span><text:span text:style-name="T224">‬</text:span>‬‬<text:span text:style-name="T225">17</text:span><text:span text:style-name="T226"> וְשִׂפַּ֣ח אֲדֹנָ֔י קָדְקֹ֖ד בְּנ֣וֹת צִיּ֑וֹן וַיהוָ֖ה פָּתְהֵ֥ן יְעָרֶֽה׃</text:span><text:span text:style-name="T227"><text:s/>ס<text:s/></text:span><text:span text:style-name="T228">‬</text:span>‬‬<text:span text:style-name="T229">18</text:span><text:span text:style-name="T230"> בַּיּ֨וֹם הַה֜וּא יָסִ֣יר אֲדֹנָ֗י אֵ֣ת תִּפְאֶ֧רֶת הָעֲכָסִ֛ים וְהַשְּׁבִיסִ֖ים וְהַשַּׂהֲרֹנִֽים׃<text:s/></text:span><text:span text:style-name="T231">‬</text:span>‬‬<text:span text:style-name="T232">19</text:span><text:span text:style-name="T233"> הַנְּטִיפ֥וֹת וְהַשֵּׁיר֖וֹת וְהָֽרְעָלֽוֹת׃<text:s/></text:span><text:span text:style-name="T234">‬</text:span>‬‬<text:span text:style-name="T235">20</text:span><text:span text:style-name="T236"> הַפְּאֵרִ֤ים וְהַצְּעָדוֹת֙ וְהַקִּשֻּׁרִ֔ים וּבָתֵּ֥י הַנֶּ֖פֶשׁ וְהַלְּחָשִֽׁים׃<text:s/></text:span><text:span text:style-name="T237">‬</text:span>‬‬<text:span text:style-name="T238">21</text:span><text:span text:style-name="T239"> הַטַּבָּע֖וֹת וְנִזְמֵ֥י הָאָֽף׃<text:s/></text:span><text:span text:style-name="T240">‬</text:span>‬‬<text:span text:style-name="T241">22</text:span><text:span text:style-name="T242"> הַמַּֽחֲלָצוֹת֙ וְהַמַּ֣עֲטָפ֔וֹת וְהַמִּטְפָּח֖וֹת וְהָחֲרִיטִֽים׃<text:s/></text:span><text:span text:style-name="T243">‬</text:span>‬‬<text:span text:style-name="T244">23</text:span><text:span text:style-name="T245"> וְהַגִּלְיֹנִים֙ וְהַסְּדִינִ֔ים וְהַצְּנִיפ֖וֹת וְהָרְדִידִֽים׃<text:s/></text:span><text:span text:style-name="T246">‬</text:span>‬‬<text:span text:style-name="T247">24</text:span><text:span text:style-name="T248"> וְהָיָה֩ תַ֨חַת בֹּ֜שֶׂם מַ֣ק יִֽהְיֶ֗ה וְתַ֨חַת חֲגוֹרָ֤ה נִקְפָּה֙ וְתַ֨חַת מַעֲשֶׂ֤ה מִקְשֶׁה֙ קָרְחָ֔ה וְתַ֥חַת פְּתִיגִ֖יל מַחֲגֹ֣רֶת שָׂ֑ק כִּי־תַ֖חַת יֹֽפִי׃<text:s/></text:span><text:span text:style-name="T249">‬</text:span>‬‬<text:span text:style-name="T250">25</text:span><text:span text:style-name="T251"> מְתַ֖יִךְ בַּחֶ֣רֶב יִפֹּ֑לוּ וּגְבוּרָתֵ֖ךְ בַּמִּלְחָמָֽה׃<text:s/></text:span><text:span text:style-name="T252">‬</text:span>‬‬<text:span text:style-name="T253">26</text:span><text:span text:style-name="T254"> וְאָנ֥וּ וְאָבְל֖וּ פְּתָחֶ֑יהָ וְנִקָּ֖תָה לָאָ֥רֶץ תֵּשֵֽׁב׃<text:s/></text:span><text:span text:style-name="T255">‬</text:span>‬‬‬‬‬‬‬‬‬‬‬‬‬‬‬‬‬‬‬‬‬‬‬‬‬‬‬</text:p>
      </text:section>
      <text:section text:name="Sect3" text:style-name="S3">
        <text:p text:style-name="P256">Isaiah 4</text:p>
        <text:p text:style-name="P257"><text:span text:style-name="T258">1</text:span><text:span text:style-name="T259"> וְהֶחֱזִיקוּ֩ שֶׁ֨בַע נָשִׁ֜ים בְּאִ֣ישׁ אֶחָ֗ד בַּיּ֤וֹם הַהוּא֙ לֵאמֹ֔ר לַחְמֵ֣נוּ נֹאכֵ֔ל וְשִׂמְלָתֵ֖נוּ נִלְבָּ֑שׁ רַ֗ק יִקָּרֵ֤א שִׁמְךָ֙ עָלֵ֔ינוּ אֱסֹ֖ף חֶרְפָּתֵֽנוּ׃</text:span><text:span text:style-name="T260"><text:s/>ס<text:s/></text:span><text:span text:style-name="T261">‬</text:span>‬‬‬‬<text:span text:style-name="T262">2</text:span><text:span text:style-name="T263"> בַּיּ֣וֹם הַה֗וּא יִֽהְיֶה֙ צֶ֣מַח יְהוָ֔ה לִצְבִ֖י וּלְכָב֑וֹד וּפְרִ֤י הָאָ֙רֶץ֙ לְגָא֣וֹן וּלְתִפְאֶ֔רֶת לִפְלֵיטַ֖ת יִשְׂרָאֵֽל׃<text:s/></text:span><text:span text:style-name="T264">‬</text:span>‬‬<text:span text:style-name="T265">3</text:span><text:span text:style-name="T266"> וְהָיָ֣ה ׀ הַנִּשְׁאָ֣ר בְּצִיּ֗וֹן וְהַנּוֹתָר֙ בִּיר֣וּשָׁלִַ֔ם קָד֖וֹשׁ יֵאָ֣מֶר ל֑וֹ כָּל־הַכָּת֥וּב לַחַיִּ֖ים בִּירוּשָׁלָֽ͏ִם׃<text:s/></text:span><text:span text:style-name="T267">‬</text:span>‬‬<text:span text:style-name="T268">4</text:span><text:span text:style-name="T269"> אִ֣ם ׀ רָחַ֣ץ אֲדֹנָ֗י אֵ֚ת צֹאַ֣ת בְּנוֹת־צִיּ֔וֹן וְאֶת־דְּמֵ֥י יְרוּשָׁלַ֖͏ִם<text:s/></text:span><text:soft-page-break/><text:span text:style-name="T270">יָדִ֣יחַ מִקִּרְבָּ֑הּ בְּר֥וּחַ מִשְׁפָּ֖ט וּבְר֥וּחַ בָּעֵֽר׃<text:s/></text:span><text:span text:style-name="T271">‬</text:span>‬‬<text:span text:style-name="T272">5</text:span><text:span text:style-name="T273"> וּבָרָ֣א יְהוָ֡ה עַל֩ כָּל־מְכ֨וֹן הַר־צִיּ֜וֹן וְעַל־מִקְרָאֶ֗הָ עָנָ֤ן ׀ יוֹמָם֙ וְעָשָׁ֔ן וְנֹ֛גַהּ אֵ֥שׁ לֶהָבָ֖ה לָ֑יְלָה כִּ֥י עַל־כָּל־כָּב֖וֹד חֻפָּֽה׃<text:s/></text:span><text:span text:style-name="T274">‬</text:span>‬‬<text:span text:style-name="T275">6</text:span><text:span text:style-name="T276"> וְסֻכָּ֛ה תִּהְיֶ֥ה לְצֵל־יוֹמָ֖ם מֵחֹ֑רֶב וּלְמַחְסֶה֙ וּלְמִסְתּ֔וֹר מִזֶּ֖רֶם וּמִמָּטָֽר׃<text:s/></text:span><text:span text:style-name="T277">פ<text:s/></text:span><text:span text:style-name="T278">‬</text:span>‬‬‬‬‬‬‬</text:p>
      </text:section>
      <text:section text:name="Sect4" text:style-name="S4">
        <text:p text:style-name="P279">Isaiah 5</text:p>
        <text:p text:style-name="P280"><text:span text:style-name="T281">1</text:span><text:span text:style-name="T282"> אָשִׁ֤ירָה נָּא֙ לִֽידִידִ֔י שִׁירַ֥ת דּוֹדִ֖י לְכַרְמ֑וֹ כֶּ֛רֶם הָיָ֥ה לִֽידִידִ֖י בְּקֶ֥רֶן בֶּן־שָֽׁמֶן׃<text:s/></text:span><text:span text:style-name="T283">2</text:span><text:span text:style-name="T284"> וַֽיְעַזְּקֵ֣הוּ וַֽיְסַקְּלֵ֗הוּ וַיִּטָּעֵ֙הוּ֙ שֹׂרֵ֔ק וַיִּ֤בֶן מִגְדָּל֙ בְּתוֹכ֔וֹ וְגַם־יֶ֖קֶב חָצֵ֣ב בּ֑וֹ וַיְקַ֛ו לַעֲשׂ֥וֹת עֲנָבִ֖ים וַיַּ֥עַשׂ בְּאֻשִֽׁים׃<text:s/></text:span><text:span text:style-name="T285">‬</text:span>‬‬<text:span text:style-name="T286">3</text:span><text:span text:style-name="T287"> וְעַתָּ֛ה יוֹשֵׁ֥ב יְרוּשָׁלַ֖͏ִם וְאִ֣ישׁ יְהוּדָ֑ה שִׁפְטוּ־נָ֕א בֵּינִ֖י וּבֵ֥ין כַּרְמִֽי׃<text:s/></text:span><text:span text:style-name="T288">‬</text:span>‬‬<text:span text:style-name="T289">4</text:span><text:span text:style-name="T290"> מַה־לַּעֲשׂ֥וֹת עוֹד֙ לְכַרְמִ֔י וְלֹ֥א עָשִׂ֖יתִי בּ֑וֹ מַדּ֧וּעַ קִוֵּ֛יתִי לַעֲשׂ֥וֹת עֲנָבִ֖ים וַיַּ֥עַשׂ בְּאֻשִֽׁים׃<text:s/></text:span><text:span text:style-name="T291">‬</text:span>‬‬<text:span text:style-name="T292">5</text:span><text:span text:style-name="T293"> וְעַתָּה֙ אוֹדִֽיעָה־נָּ֣א אֶתְכֶ֔ם אֵ֛ת אֲשֶׁר־אֲנִ֥י עֹשֶׂ֖ה לְכַרְמִ֑י הָסֵ֤ר מְשׂוּכָּתוֹ֙ וְהָיָ֣ה לְבָעֵ֔ר פָּרֹ֥ץ גְּדֵר֖וֹ וְהָיָ֥ה לְמִרְמָֽס׃<text:s/></text:span><text:span text:style-name="T294">‬</text:span>‬‬<text:span text:style-name="T295">6</text:span><text:span text:style-name="T296"> וַאֲשִׁיתֵ֣הוּ בָתָ֗ה לֹ֤א יִזָּמֵר֙ וְלֹ֣א יֵעָדֵ֔ר וְעָלָ֥ה שָׁמִ֖יר וָשָׁ֑יִת וְעַ֤ל הֶעָבִים֙ אֲצַוֶּ֔ה מֵהַמְטִ֥יר עָלָ֖יו מָטָֽר׃<text:s/></text:span><text:span text:style-name="T297">‬</text:span>‬‬<text:span text:style-name="T298">7</text:span><text:span text:style-name="T299"> כִּ֣י כֶ֜רֶם יְהוָ֤ה צְבָאוֹת֙ בֵּ֣ית יִשְׂרָאֵ֔ל וְאִ֣ישׁ יְהוּדָ֔ה נְטַ֖ע שַׁעֲשׁוּעָ֑יו וַיְקַ֤ו לְמִשְׁפָּט֙ וְהִנֵּ֣ה מִשְׂפָּ֔ח לִצְדָקָ֖ה וְהִנֵּ֥ה צְעָקָֽה׃</text:span><text:span text:style-name="T300"><text:s/>ס<text:s/></text:span><text:span text:style-name="T301">‬</text:span>‬‬<text:span text:style-name="T302">8</text:span><text:span text:style-name="T303"> ה֗וֹי מַגִּיעֵ֥י בַ֙יִת֙ בְּבַ֔יִת שָׂדֶ֥ה בְשָׂדֶ֖ה יַקְרִ֑יבוּ עַ֚ד אֶ֣פֶס מָק֔וֹם וְהֽוּשַׁבְתֶּ֥ם לְבַדְּכֶ֖ם בְּקֶ֥רֶב הָאָֽרֶץ׃<text:s/></text:span><text:span text:style-name="T304">‬</text:span>‬‬<text:span text:style-name="T305">9</text:span><text:span text:style-name="T306"> בְּאָזְנָ֖י יְהוָ֣ה צְבָא֑וֹת אִם־לֹ֞א בָּתִּ֤ים רַבִּים֙ לְשַׁמָּ֣ה יִֽהְי֔וּ גְּדֹלִ֥ים וְטוֹבִ֖ים מֵאֵ֥ין יוֹשֵֽׁב׃<text:s/></text:span><text:span text:style-name="T307">‬</text:span>‬‬<text:span text:style-name="T308">10</text:span><text:span text:style-name="T309"> כִּ֗י עֲשֶׂ֙רֶת֙ צִמְדֵּי־כֶ֔רֶם יַעֲשׂ֖וּ בַּ֣ת אֶחָ֑ת וְזֶ֥רַע חֹ֖מֶר יַעֲשֶׂ֥ה אֵיפָֽה׃<text:s/></text:span><text:span text:style-name="T310">פ<text:s/></text:span><text:span text:style-name="T311">‬</text:span>‬‬‬‬‬‬‬‬‬‬‬</text:p>
        <text:p text:style-name="P312"><text:span text:style-name="T313">11</text:span><text:span text:style-name="T314"> ה֛וֹי מַשְׁכִּימֵ֥י בַבֹּ֖קֶר שֵׁכָ֣ר יִרְדֹּ֑פוּ מְאַחֲרֵ֣י בַנֶּ֔שֶׁף יַ֖יִן יַדְלִיקֵֽם׃<text:s/></text:span><text:span text:style-name="T315">‬</text:span>‬‬<text:span text:style-name="T316">12</text:span><text:span text:style-name="T317"> וְהָיָ֨ה כִנּ֜וֹר וָנֶ֗בֶל תֹּ֧ף וְחָלִ֛יל וָיַ֖יִן מִשְׁתֵּיהֶ֑ם וְאֵ֨ת פֹּ֤עַל יְהוָה֙ לֹ֣א יַבִּ֔יטוּ וּמַעֲשֵׂ֥ה יָדָ֖יו לֹ֥א רָאֽוּ׃<text:s/></text:span><text:span text:style-name="T318">‬</text:span>‬‬<text:span text:style-name="T319">13</text:span><text:span text:style-name="T320"> לָכֵ֛ן גָּלָ֥ה עַמִּ֖י מִבְּלִי־דָ֑עַת וּכְבוֹדוֹ֙ מְתֵ֣י רָעָ֔ב וַהֲמוֹנ֖וֹ צִחֵ֥ה צָמָֽא׃<text:s/></text:span><text:span text:style-name="T321">‬</text:span>‬‬<text:span text:style-name="T322">14</text:span><text:span text:style-name="T323"> לָכֵ֗ן הִרְחִ֤יבָה שְּׁאוֹל֙ נַפְשָׁ֔הּ וּפָעֲרָ֥ה פִ֖יהָ לִבְלִי־חֹ֑ק וְיָרַ֨ד הֲדָרָ֧הּ וַהֲמוֹנָ֛הּ וּשְׁאוֹנָ֖הּ וְעָלֵ֥ז בָּֽהּ׃<text:s/></text:span><text:span text:style-name="T324">‬</text:span>‬‬<text:span text:style-name="T325">15</text:span><text:span text:style-name="T326"> וַיִּשַּׁ֥ח אָדָ֖ם וַיִּשְׁפַּל־אִ֑ישׁ וְעֵינֵ֥י גְבֹהִ֖ים תִּשְׁפַּֽלְנָה׃<text:s/></text:span><text:span text:style-name="T327">‬</text:span>‬‬<text:span text:style-name="T328">16</text:span><text:span text:style-name="T329"> וַיִּגְבַּ֛ה יְהוָ֥ה צְבָא֖וֹת בַּמִּשְׁפָּ֑ט וְהָאֵל֙ הַקָּד֔וֹשׁ נִקְדָּ֖שׁ בִּצְדָקָֽה׃<text:s/></text:span><text:span text:style-name="T330">‬</text:span>‬‬<text:span text:style-name="T331">17</text:span><text:span text:style-name="T332"> וְרָע֥וּ כְבָשִׂ֖ים כְּדָבְרָ֑ם וְחָרְב֥וֹת מֵחִ֖ים גָּרִ֥ים יֹאכֵֽלוּ׃<text:s/></text:span><text:span text:style-name="T333">‬</text:span>‬‬<text:span text:style-name="T334">18</text:span><text:span text:style-name="T335"> ה֛וֹי מֹשְׁכֵ֥י הֶֽעָוֺ֖ן בְּחַבְלֵ֣י הַשָּׁ֑וְא וְכַעֲב֥וֹת הָעֲגָלָ֖ה חַטָּאָֽה׃<text:s/></text:span><text:span text:style-name="T336">‬</text:span>‬‬<text:span text:style-name="T337">19</text:span><text:span text:style-name="T338"> הָאֹמְרִ֗ים יְמַהֵ֧ר ׀ יָחִ֛ישָׁה מַעֲשֵׂ֖הוּ לְמַ֣עַן נִרְאֶ֑ה וְתִקְרַ֣ב וְתָב֗וֹאָה עֲצַ֛ת קְד֥וֹשׁ יִשְׂרָאֵ֖ל וְנֵדָֽעָה׃</text:span><text:span text:style-name="T339"><text:s/>ס<text:s/></text:span><text:span text:style-name="T340">‬</text:span>‬‬<text:span text:style-name="T341">20</text:span><text:span text:style-name="T342"> ה֣וֹי הָאֹמְרִ֥ים לָרַ֛ע ט֖וֹב וְלַטּ֣וֹב רָ֑ע שָׂמִ֨ים חֹ֤שֶׁךְ לְאוֹר֙ וְא֣וֹר לְחֹ֔שֶׁךְ שָׂמִ֥ים מַ֛ר לְמָת֖וֹק וּמָת֥וֹק לְמָֽר׃</text:span><text:span text:style-name="T343"><text:s/>ס<text:s/></text:span><text:span text:style-name="T344">‬</text:span>‬‬<text:span text:style-name="T345">21</text:span><text:span text:style-name="T346"> ה֖וֹי חֲכָמִ֣ים בְּעֵֽינֵיהֶ֑ם וְנֶ֥גֶד פְּנֵיהֶ֖ם נְבֹנִֽים׃<text:s/></text:span><text:span text:style-name="T347">‬</text:span>‬‬<text:span text:style-name="T348">22</text:span><text:span text:style-name="T349"> ה֕וֹי גִּבּוֹרִ֖ים לִשְׁתּ֣וֹת יָ֑יִן וְאַנְשֵׁי־חַ֖יִל לִמְסֹ֥ךְ שֵׁכָֽר׃<text:s/></text:span><text:span text:style-name="T350">‬</text:span>‬‬<text:span text:style-name="T351">23</text:span><text:span text:style-name="T352"> מַצְדִּיקֵ֥י רָשָׁ֖ע עֵ֣קֶב שֹׁ֑חַד וְצִדְקַ֥ת צַדִּיקִ֖ים יָסִ֥ירוּ מִמֶּֽנּוּ׃</text:span><text:span text:style-name="T353"><text:s/>ס<text:s/></text:span><text:span text:style-name="T354">‬</text:span>‬‬<text:span text:style-name="T355">24</text:span><text:span text:style-name="T356"> לָכֵן֩ כֶּאֱכֹ֨ל קַ֜שׁ לְשׁ֣וֹן אֵ֗שׁ וַחֲשַׁ֤שׁ לֶֽהָבָה֙ יִרְפֶּ֔ה שָׁרְשָׁם֙ כַּמָּ֣ק יִֽהְיֶ֔ה וּפִרְחָ֖ם כָּאָבָ֣ק יַעֲלֶ֑ה כִּ֣י מָאֲס֗וּ אֵ֚ת תּוֹרַת֙ יְהוָ֣ה צְבָא֔וֹת וְאֵ֛ת אִמְרַ֥ת קְדֽוֹשׁ־יִשְׂרָאֵ֖ל נִאֵֽצוּ׃<text:s/></text:span><text:span text:style-name="T357">‬</text:span>‬‬<text:span text:style-name="T358">25</text:span><text:span text:style-name="T359"> עַל־כֵּ֡ן חָרָה֩ אַף־יְהוָ֨ה בְּעַמּ֜וֹ וַיֵּ֣ט יָד֧וֹ<text:s/></text:span><text:soft-page-break/><text:span text:style-name="T360">עָלָ֣יו וַיַּכֵּ֗הוּ וַֽיִּרְגְּזוּ֙ הֶֽהָרִ֔ים וַתְּהִ֧י נִבְלָתָ֛ם כַּסּוּחָ֖ה בְּקֶ֣רֶב חוּצ֑וֹת בְּכָל־זֹאת֙ לֹא־שָׁ֣ב אַפּ֔וֹ וְע֖וֹד יָד֥וֹ נְטוּיָֽה׃<text:s/></text:span><text:span text:style-name="T361">‬</text:span>‬‬<text:span text:style-name="T362">26</text:span><text:span text:style-name="T363"> וְנָֽשָׂא־נֵ֤ס לַגּוֹיִם֙ מֵרָח֔וֹק וְשָׁ֥רַק ל֖וֹ מִקְצֵ֣ה הָאָ֑רֶץ וְהִנֵּ֥ה מְהֵרָ֖ה קַ֥ל יָבֽוֹא׃<text:s/></text:span><text:span text:style-name="T364">‬</text:span>‬‬<text:span text:style-name="T365">27</text:span><text:span text:style-name="T366"> אֵין־עָיֵ֤ף וְאֵין־כּוֹשֵׁל֙ בּ֔וֹ לֹ֥א יָנ֖וּם וְלֹ֣א יִישָׁ֑ן וְלֹ֤א נִפְתַּח֙ אֵז֣וֹר חֲלָצָ֔יו וְלֹ֥א נִתַּ֖ק שְׂר֥וֹךְ נְעָלָֽיו׃<text:s/></text:span><text:span text:style-name="T367">‬</text:span>‬‬<text:span text:style-name="T368">28</text:span><text:span text:style-name="T369"> אֲשֶׁ֤ר חִצָּיו֙ שְׁנוּנִ֔ים וְכָל־קַשְּׁתֹתָ֖יו דְּרֻכ֑וֹת פַּרְס֤וֹת סוּסָיו֙ כַּצַּ֣ר נֶחְשָׁ֔בוּ וְגַלְגִּלָּ֖יו כַּסּוּפָֽה׃<text:s/></text:span><text:span text:style-name="T370">‬</text:span>‬‬<text:span text:style-name="T371">29</text:span><text:span text:style-name="T372"> שְׁאָגָ֥ה ל֖וֹ כַּלָּבִ֑יא *ושאג **יִשְׁאַ֨ג כַּכְּפִירִ֤ים וְיִנְהֹם֙ וְיֹאחֵ֣ז טֶ֔רֶף וְיַפְלִ֖יט וְאֵ֥ין מַצִּֽיל׃<text:s/></text:span><text:span text:style-name="T373">‬</text:span>‬‬<text:span text:style-name="T374">30</text:span><text:span text:style-name="T375"> וְיִנְהֹ֥ם עָלָ֛יו בַּיּ֥וֹם הַה֖וּא כְּנַהֲמַת־יָ֑ם וְנִבַּ֤ט לָאָ֙רֶץ֙ וְהִנֵּה־חֹ֔שֶׁךְ צַ֣ר וָא֔וֹר חָשַׁ֖ךְ בַּעֲרִיפֶֽיהָ׃<text:s/></text:span><text:span text:style-name="T376">פ<text:s/></text:span><text:span text:style-name="T377">‬</text:span>‬‬‬‬‬‬‬‬‬‬‬‬‬‬‬‬‬‬‬‬‬‬</text:p>
      </text:section>
      <text:section text:name="Sect5" text:style-name="S5">
        <text:p text:style-name="P378">Isaiah 6</text:p>
        <text:p text:style-name="P379"><text:span text:style-name="T380">1</text:span><text:span text:style-name="T381"> בִּשְׁנַת־מוֹת֙ הַמֶּ֣לֶךְ עֻזִּיָּ֔הוּ וָאֶרְאֶ֧ה אֶת־אֲדֹנָ֛י יֹשֵׁ֥ב עַל־כִּסֵּ֖א רָ֣ם וְנִשָּׂ֑א וְשׁוּלָ֖יו מְלֵאִ֥ים אֶת־הַהֵיכָֽל׃<text:s/></text:span><text:span text:style-name="T382">2</text:span><text:span text:style-name="T383"> שְׂרָפִ֨ים עֹמְדִ֤ים ׀ מִמַּ֙עַל֙ ל֔וֹ שֵׁ֧שׁ כְּנָפַ֛יִם שֵׁ֥שׁ כְּנָפַ֖יִם לְאֶחָ֑ד בִּשְׁתַּ֣יִם ׀ יְכַסֶּ֣ה פָנָ֗יו וּבִשְׁתַּ֛יִם יְכַסֶּ֥ה רַגְלָ֖יו וּבִשְׁתַּ֥יִם יְעוֹפֵֽף׃<text:s/></text:span><text:span text:style-name="T384">‬</text:span>‬‬<text:span text:style-name="T385">3</text:span><text:span text:style-name="T386"> וְקָרָ֨א זֶ֤ה אֶל־זֶה֙ וְאָמַ֔ר קָד֧וֹשׁ ׀ קָד֛וֹשׁ קָד֖וֹשׁ יְהוָ֣ה צְבָא֑וֹת מְלֹ֥א כָל־הָאָ֖רֶץ כְּבוֹדֽוֹ׃<text:s/></text:span><text:span text:style-name="T387">‬</text:span>‬‬<text:span text:style-name="T388">4</text:span><text:span text:style-name="T389"> וַיָּנֻ֙עוּ֙ אַמּ֣וֹת הַסִּפִּ֔ים מִקּ֖וֹל הַקּוֹרֵ֑א וְהַבַּ֖יִת יִמָּלֵ֥א עָשָֽׁן׃<text:s/></text:span><text:span text:style-name="T390">‬</text:span>‬‬<text:span text:style-name="T391">5</text:span><text:span text:style-name="T392"> וָאֹמַ֞ר אֽוֹי־לִ֣י כִֽי־נִדְמֵ֗יתִי כִּ֣י אִ֤ישׁ טְמֵֽא־שְׂפָתַ֙יִם֙ אָנֹ֔כִי וּבְתוֹךְ֙ עַם־טְמֵ֣א שְׂפָתַ֔יִם אָנֹכִ֖י יוֹשֵׁ֑ב כִּ֗י אֶת־הַמֶּ֛לֶךְ יְהוָ֥ה צְבָא֖וֹת רָא֥וּ עֵינָֽי׃<text:s/></text:span><text:span text:style-name="T393">‬</text:span>‬‬<text:span text:style-name="T394">6</text:span><text:span text:style-name="T395"> וַיָּ֣עָף אֵלַ֗י אֶחָד֙ מִן־הַשְּׂרָפִ֔ים וּבְיָד֖וֹ רִצְפָּ֑ה בְּמֶ֨לְקַחַ֔יִם לָקַ֖ח מֵעַ֥ל הַמִּזְבֵּֽחַ׃<text:s/></text:span><text:span text:style-name="T396">‬</text:span>‬‬<text:span text:style-name="T397">7</text:span><text:span text:style-name="T398"> וַיַּגַּ֣ע עַל־פִּ֔י וַיֹּ֕אמֶר הִנֵּ֛ה נָגַ֥ע זֶ֖ה עַל־שְׂפָתֶ֑יךָ וְסָ֣ר עֲוֺנֶ֔ךָ וְחַטָּאתְךָ֖ תְּכֻפָּֽר׃<text:s/></text:span><text:span text:style-name="T399">‬</text:span>‬‬<text:span text:style-name="T400">8</text:span><text:span text:style-name="T401"> וָאֶשְׁמַ֞ע אֶת־ק֤וֹל אֲדֹנָי֙ אֹמֵ֔ר אֶת־מִ֥י אֶשְׁלַ֖ח וּמִ֣י יֵֽלֶךְ־לָ֑נוּ וָאֹמַ֖ר הִנְנִ֥י שְׁלָחֵֽנִי׃<text:s/></text:span><text:span text:style-name="T402">‬</text:span>‬‬<text:span text:style-name="T403">9</text:span><text:span text:style-name="T404"> וַיֹּ֕אמֶר לֵ֥ךְ וְאָמַרְתָּ֖ לָעָ֣ם הַזֶּ֑ה שִׁמְע֤וּ שָׁמ֙וֹעַ֙ וְאַל־תָּבִ֔ינוּ וּרְא֥וּ רָא֖וֹ וְאַל־תֵּדָֽעוּ׃<text:s/></text:span><text:span text:style-name="T405">‬</text:span>‬‬<text:span text:style-name="T406">10</text:span><text:span text:style-name="T407"> הַשְׁמֵן֙ לֵב־הָעָ֣ם הַזֶּ֔ה וְאָזְנָ֥יו הַכְבֵּ֖ד וְעֵינָ֣יו הָשַׁ֑ע פֶּן־יִרְאֶ֨ה בְעֵינָ֜יו וּבְאָזְנָ֣יו יִשְׁמָ֗ע וּלְבָב֥וֹ יָבִ֛ין וָשָׁ֖ב וְרָ֥פָא לֽוֹ׃<text:s/></text:span><text:span text:style-name="T408">‬</text:span>‬‬<text:span text:style-name="T409">11</text:span><text:span text:style-name="T410"> וָאֹמַ֕ר עַד־מָתַ֖י אֲדֹנָ֑י וַיֹּ֡אמֶר עַ֣ד אֲשֶׁר֩ אִם־שָׁא֨וּ עָרִ֜ים מֵאֵ֣ין יוֹשֵׁ֗ב וּבָתִּים֙ מֵאֵ֣ין אָדָ֔ם וְהָאֲדָמָ֖ה תִּשָּׁאֶ֥ה שְׁמָמָֽה׃<text:s/></text:span><text:span text:style-name="T411">‬</text:span>‬‬<text:span text:style-name="T412">12</text:span><text:span text:style-name="T413"> וְרִחַ֥ק יְהוָ֖ה אֶת־הָאָדָ֑ם וְרַבָּ֥ה הָעֲזוּבָ֖ה בְּקֶ֥רֶב הָאָֽרֶץ׃<text:s/></text:span><text:span text:style-name="T414">‬</text:span>‬‬<text:span text:style-name="T415">13</text:span><text:span text:style-name="T416"> וְע֥וֹד בָּהּ֙ עֲשִׂ֣רִיָּ֔ה וְשָׁ֖בָה וְהָיְתָ֣ה לְבָעֵ֑ר כָּאֵלָ֣ה וְכָאַלּ֗וֹן אֲשֶׁ֤ר בְּשַׁלֶּ֙כֶת֙ מַצֶּ֣בֶת בָּ֔ם זֶ֥רַע קֹ֖דֶשׁ מַצַּבְתָּֽהּ׃<text:s/></text:span><text:span text:style-name="T417">פ<text:s/></text:span><text:span text:style-name="T418">‬</text:span>‬‬‬‬‬‬‬‬‬‬‬‬‬‬</text:p>
      </text:section>
      <text:section text:name="Sect6" text:style-name="S6">
        <text:p text:style-name="P419">Isaiah 7</text:p>
        <text:p text:style-name="P420"><text:span text:style-name="T421">1</text:span><text:span text:style-name="T422"> וַיְהִ֡י בִּימֵ֣י אָ֠חָז בֶּן־יוֹתָ֨ם בֶּן־עֻזִּיָּ֜הוּ מֶ֣לֶךְ יְהוּדָ֗ה עָלָ֣ה רְצִ֣ין מֶֽלֶךְ־אֲ֠רָם וּפֶ֨קַח בֶּן־רְמַלְיָ֤הוּ מֶֽלֶךְ־יִשְׂרָאֵל֙ יְר֣וּשָׁלִַ֔ם לַמִּלְחָמָ֖ה עָלֶ֑יהָ וְלֹ֥א יָכֹ֖ל לְהִלָּחֵ֥ם עָלֶֽיהָ׃<text:s/></text:span><text:span text:style-name="T423">2</text:span><text:span text:style-name="T424"> וַיֻּגַּ֗ד לְבֵ֤ית דָּוִד֙ לֵאמֹ֔ר נָ֥חָֽה אֲרָ֖ם עַל־אֶפְרָ֑יִם וַיָּ֤נַע לְבָבוֹ֙ וּלְבַ֣ב עַמּ֔וֹ כְּנ֥וֹעַ עֲצֵי־יַ֖עַר מִפְּנֵי־רֽוּחַ׃<text:s/></text:span><text:span text:style-name="T425">‬</text:span>‬‬<text:span text:style-name="T426">3</text:span><text:span text:style-name="T427"> וַיֹּ֣אמֶר יְהוָה֮ אֶֽל־יְשַׁעְיָהוּ֒ צֵא־נָא֙ לִקְרַ֣את אָחָ֔ז אַתָּ֕ה וּשְׁאָ֖ר יָשׁ֣וּב בְּנֶ֑ךָ אֶל־קְצֵ֗ה תְּעָלַת֙ הַבְּרֵכָ֣ה הָעֶלְיוֹנָ֔ה אֶל־מְסִלַּ֖ת<text:s/></text:span><text:soft-page-break/><text:span text:style-name="T428">שְׂדֵ֥ה כוֹבֵֽס׃<text:s/></text:span><text:span text:style-name="T429">‬</text:span>‬‬<text:span text:style-name="T430">4</text:span><text:span text:style-name="T431"> וְאָמַרְתָּ֣ אֵ֠לָיו הִשָּׁמֵ֨ר וְהַשְׁקֵ֜ט אַל־תִּירָ֗א וּלְבָבְךָ֙ אַל־יֵרַ֔ךְ מִשְּׁנֵ֨י זַנְב֧וֹת הָאוּדִ֛ים הָעֲשֵׁנִ֖ים הָאֵ֑לֶּה בָּחֳרִי־אַ֛ף רְצִ֥ין וַאֲרָ֖ם וּבֶן־רְמַלְיָֽהוּ׃<text:s/></text:span><text:span text:style-name="T432">‬</text:span>‬‬<text:span text:style-name="T433">5</text:span><text:span text:style-name="T434"> יַ֗עַן כִּֽי־יָעַ֥ץ עָלֶ֛יךָ אֲרָ֖ם רָעָ֑ה אֶפְרַ֥יִם וּבֶן־רְמַלְיָ֖הוּ לֵאמֹֽר׃<text:s/></text:span><text:span text:style-name="T435">‬</text:span>‬‬<text:span text:style-name="T436">6</text:span><text:span text:style-name="T437"> נַעֲלֶ֤ה בִֽיהוּדָה֙ וּנְקִיצֶ֔נָּה וְנַבְקִעֶ֖נָּה אֵלֵ֑ינוּ וְנַמְלִ֥יךְ מֶ֙לֶךְ֙ בְּתוֹכָ֔הּ אֵ֖ת בֶּן־טָֽבְאַֽל׃</text:span><text:span text:style-name="T438"><text:s/>ס<text:s/></text:span><text:span text:style-name="T439">‬</text:span>‬‬<text:span text:style-name="T440">7</text:span><text:span text:style-name="T441"> כֹּ֥ה אָמַ֖ר אֲדֹנָ֣י יְהוִ֑ה לֹ֥א תָק֖וּם וְלֹ֥א תִֽהְיֶֽה׃<text:s/></text:span><text:span text:style-name="T442">‬</text:span>‬‬<text:span text:style-name="T443">8</text:span><text:span text:style-name="T444"> כִּ֣י רֹ֤אשׁ אֲרָם֙ דַּמֶּ֔שֶׂק וְרֹ֥אשׁ דַּמֶּ֖שֶׂק רְצִ֑ין וּבְע֗וֹד שִׁשִּׁ֤ים וְחָמֵשׁ֙ שָׁנָ֔ה יֵחַ֥ת אֶפְרַ֖יִם מֵעָֽם׃<text:s/></text:span><text:span text:style-name="T445">‬</text:span>‬‬<text:span text:style-name="T446">9</text:span><text:span text:style-name="T447"> וְרֹ֤אשׁ אֶפְרַ֙יִם֙ שֹׁמְר֔וֹן וְרֹ֥אשׁ שֹׁמְר֖וֹן בֶּן־רְמַלְיָ֑הוּ אִ֚ם לֹ֣א תַאֲמִ֔ינוּ כִּ֖י לֹ֥א תֵאָמֵֽנוּ׃</text:span><text:span text:style-name="T448"><text:s/>ס<text:s/></text:span><text:span text:style-name="T449">‬</text:span>‬‬<text:span text:style-name="T450">10</text:span><text:span text:style-name="T451"> וַיּ֣וֹסֶף יְהוָ֔ה דַּבֵּ֥ר אֶל־אָחָ֖ז לֵאמֹֽר׃<text:s/></text:span><text:span text:style-name="T452">‬</text:span>‬‬<text:span text:style-name="T453">11</text:span><text:span text:style-name="T454"> שְׁאַל־לְךָ֣ א֔וֹת מֵעִ֖ם יְהוָ֣ה אֱלֹהֶ֑יךָ הַעְמֵ֣ק שְׁאָ֔לָה א֖וֹ הַגְבֵּ֥הַּ לְמָֽעְלָה׃<text:s/></text:span><text:span text:style-name="T455">‬</text:span>‬‬<text:span text:style-name="T456">12</text:span><text:span text:style-name="T457"> וַיֹּ֖אמֶר אָחָ֑ז לֹא־אֶשְׁאַ֥ל וְלֹֽא־אֲנַסֶּ֖ה אֶת־יְהוָֽה׃<text:s/></text:span><text:span text:style-name="T458">‬</text:span>‬‬<text:span text:style-name="T459">13</text:span><text:span text:style-name="T460"> וַיֹּ֕אמֶר שִׁמְעוּ־נָ֖א בֵּ֣ית דָּוִ֑ד הַמְעַ֤ט מִכֶּם֙ הַלְא֣וֹת אֲנָשִׁ֔ים כִּ֥י תַלְא֖וּ גַּ֥ם אֶת־אֱלֹהָֽי׃<text:s/></text:span><text:span text:style-name="T461">‬</text:span>‬‬<text:span text:style-name="T462">14</text:span><text:span text:style-name="T463"> לָ֠כֵן יִתֵּ֨ן אֲדֹנָ֥י ה֛וּא לָכֶ֖ם א֑וֹת הִנֵּ֣ה הָעַלְמָ֗ה הָרָה֙ וְיֹלֶ֣דֶת בֵּ֔ן וְקָרָ֥את שְׁמ֖וֹ עִמָּ֥נוּ אֵֽל׃<text:s/></text:span><text:span text:style-name="T464">‬</text:span>‬‬<text:span text:style-name="T465">15</text:span><text:span text:style-name="T466"> חֶמְאָ֥ה וּדְבַ֖שׁ יֹאכֵ֑ל לְדַעְתּ֛וֹ מָא֥וֹס בָּרָ֖ע וּבָח֥וֹר בַּטּֽוֹב׃<text:s/></text:span><text:span text:style-name="T467">‬</text:span>‬‬<text:span text:style-name="T468">16</text:span><text:span text:style-name="T469"> כִּ֠י בְּטֶ֨רֶם יֵדַ֥ע הַנַּ֛עַר מָאֹ֥ס בָּרָ֖ע וּבָחֹ֣ר בַּטּ֑וֹב תֵּעָזֵ֤ב הָאֲדָמָה֙ אֲשֶׁ֣ר אַתָּ֣ה קָ֔ץ מִפְּנֵ֖י שְׁנֵ֥י מְלָכֶֽיהָ׃<text:s/></text:span><text:span text:style-name="T470">‬</text:span>‬‬<text:span text:style-name="T471">17</text:span><text:span text:style-name="T472"> יָבִ֨יא יְהוָ֜ה עָלֶ֗יךָ וְעַֽל־עַמְּךָ֮ וְעַל־בֵּ֣ית אָבִיךָ֒ יָמִים֙ אֲשֶׁ֣ר לֹא־בָ֔אוּ לְמִיּ֥וֹם סוּר־אֶפְרַ֖יִם מֵעַ֣ל יְהוּדָ֑ה אֵ֖ת מֶ֥לֶךְ אַשּֽׁוּר׃<text:s/></text:span><text:span text:style-name="T473">פ<text:s/></text:span>‬‬‬‬‬‬‬‬‬‬‬‬‬‬‬‬</text:p>
        <text:p text:style-name="P474"><text:span text:style-name="T475">‬</text:span>‬‬<text:span text:style-name="T476">18</text:span><text:span text:style-name="T477"> וְהָיָ֣ה ׀ בַּיּ֣וֹם הַה֗וּא יִשְׁרֹ֤ק יְהוָה֙ לַזְּב֔וּב אֲשֶׁ֥ר בִּקְצֵ֖ה יְאֹרֵ֣י מִצְרָ֑יִם וְלַ֨דְּבוֹרָ֔ה אֲשֶׁ֖ר בְּאֶ֥רֶץ אַשּֽׁוּר׃<text:s/></text:span><text:span text:style-name="T478">‬</text:span>‬‬<text:span text:style-name="T479">19</text:span><text:span text:style-name="T480"> וּבָ֨אוּ וְנָח֤וּ כֻלָּם֙ בְּנַחֲלֵ֣י הַבַּתּ֔וֹת וּבִנְקִיקֵ֖י הַסְּלָעִ֑ים וּבְכֹל֙ הַנַּ֣עֲצוּצִ֔ים וּבְכֹ֖ל הַנַּהֲלֹלִֽים׃<text:s/></text:span><text:span text:style-name="T481">‬</text:span>‬‬<text:span text:style-name="T482">20</text:span><text:span text:style-name="T483"> בַּיּ֣וֹם הַה֡וּא יְגַלַּ֣ח אֲדֹנָי֩ בְּתַ֨עַר הַשְּׂכִירָ֜ה בְּעֶבְרֵ֤י נָהָר֙ בְּמֶ֣לֶךְ אַשּׁ֔וּר אֶת־הָרֹ֖אשׁ וְשַׂ֣עַר הָרַגְלָ֑יִם וְגַ֥ם אֶת־הַזָּקָ֖ן תִּסְפֶּֽה׃</text:span><text:span text:style-name="T484"><text:s/>ס<text:s/></text:span><text:span text:style-name="T485">‬</text:span>‬‬<text:span text:style-name="T486">21</text:span><text:span text:style-name="T487"> וְהָיָ֖ה בַּיּ֣וֹם הַה֑וּא יְחַיֶּה־אִ֛ישׁ עֶגְלַ֥ת בָּקָ֖ר וּשְׁתֵּי־צֹֽאן׃<text:s/></text:span><text:span text:style-name="T488">‬</text:span>‬‬<text:span text:style-name="T489">22</text:span><text:span text:style-name="T490"> וְהָיָ֗ה מֵרֹ֛ב עֲשׂ֥וֹת חָלָ֖ב יֹאכַ֣ל חֶמְאָ֑ה כִּֽי־חֶמְאָ֤ה וּדְבַשׁ֙ יֹאכֵ֔ל כָּל־הַנּוֹתָ֖ר בְּקֶ֥רֶב הָאָֽרֶץ׃<text:s/></text:span><text:span text:style-name="T491">‬</text:span>‬‬<text:span text:style-name="T492">23</text:span><text:span text:style-name="T493"> וְהָיָה֙ בַּיּ֣וֹם הַה֔וּא יִֽהְיֶ֣ה כָל־מָק֗וֹם אֲשֶׁ֧ר יִֽהְיֶה־שָּׁ֛ם אֶ֥לֶף גֶּ֖פֶן בְּאֶ֣לֶף כָּ֑סֶף לַשָּׁמִ֥יר וְלַשַּׁ֖יִת יִֽהְיֶֽה׃<text:s/></text:span><text:span text:style-name="T494">‬</text:span>‬‬<text:span text:style-name="T495">24</text:span><text:span text:style-name="T496"> בַּחִצִּ֥ים וּבַקֶּ֖שֶׁת יָ֣בוֹא שָׁ֑מָּה כִּי־שָׁמִ֥יר וָשַׁ֖יִת תִּֽהְיֶ֥ה כָל־הָאָֽרֶץ׃<text:s/></text:span><text:span text:style-name="T497">‬</text:span>‬‬<text:span text:style-name="T498">25</text:span><text:span text:style-name="T499"> וְכֹ֣ל הֶהָרִ֗ים אֲשֶׁ֤ר בַּמַּעְדֵּר֙ יֵעָ֣דֵר֔וּן לֹֽא־תָב֣וֹא שָׁ֔מָּה יִרְאַ֖ת שָׁמִ֣יר וָשָׁ֑יִת וְהָיָה֙ לְמִשְׁלַ֣ח שׁ֔וֹר וּלְמִרְמַ֖ס שֶֽׂה׃<text:s/></text:span><text:span text:style-name="T500">פ<text:s/></text:span><text:span text:style-name="T501">‬</text:span>‬‬‬‬‬‬‬‬‬‬</text:p>
      </text:section>
      <text:section text:name="Sect7" text:style-name="S7">
        <text:p text:style-name="P502">Isaiah 8</text:p>
        <text:p text:style-name="P503"><text:span text:style-name="T504">1</text:span><text:span text:style-name="T505"> וַיֹּ֤אמֶר יְהוָה֙ אֵלַ֔י קַח־לְךָ֖ גִּלָּי֣וֹן גָּד֑וֹל וּכְתֹ֤ב עָלָיו֙ בְּחֶ֣רֶט אֱנ֔וֹשׁ לְמַהֵ֥ר שָׁלָ֖ל חָ֥שׁ בַּֽז׃<text:s/></text:span><text:span text:style-name="T506">2</text:span><text:span text:style-name="T507"> וְאָעִ֣ידָה לִּ֔י עֵדִ֖ים נֶאֱמָנִ֑ים אֵ֚ת אוּרִיָּ֣ה הַכֹּהֵ֔ן וְאֶת־זְכַרְיָ֖הוּ בֶּ֥ן יְבֶרֶכְיָֽהוּ׃<text:s/></text:span><text:span text:style-name="T508">‬</text:span>‬‬<text:span text:style-name="T509">3</text:span><text:span text:style-name="T510"> וָאֶקְרַב֙ אֶל־הַנְּבִיאָ֔ה וַתַּ֖הַר וַתֵּ֣לֶד בֵּ֑ן וַיֹּ֤אמֶר יְהוָה֙ אֵלַ֔י קְרָ֣א שְׁמ֔וֹ מַהֵ֥ר שָׁלָ֖ל חָ֥שׁ בַּֽז׃<text:s/></text:span><text:span text:style-name="T511">‬</text:span>‬‬<text:span text:style-name="T512">4</text:span><text:span text:style-name="T513"> כִּ֗י בְּטֶ֙רֶם֙ יֵדַ֣ע הַנַּ֔עַר קְרֹ֖א אָבִ֣י וְאִמִּ֑י יִשָּׂ֣א ׀ אֶת־חֵ֣יל דַּמֶּ֗שֶׂק וְאֵת֙ שְׁלַ֣ל שֹׁמְר֔וֹן לִפְנֵ֖י מֶ֥לֶךְ אַשּֽׁוּר׃</text:span><text:span text:style-name="T514"><text:s/>ס<text:s/></text:span><text:span text:style-name="T515">‬</text:span>‬‬<text:span text:style-name="T516">5</text:span><text:span text:style-name="T517"> וַיֹּ֣סֶף יְהוָ֔ה דַּבֵּ֥ר אֵלַ֛י ע֖וֹד לֵאמֹֽר׃<text:s/></text:span><text:span text:style-name="T518">‬</text:span>‬‬<text:span text:style-name="T519">6</text:span><text:span text:style-name="T520"> יַ֗עַן כִּ֤י מָאַס֙ הָעָ֣ם הַזֶּ֔ה אֵ֚ת מֵ֣י הַשִּׁלֹ֔חַ הַהֹלְכִ֖ים לְאַ֑ט וּמְשׂ֥וֹשׂ אֶת־רְצִ֖ין וּבֶן־רְמַלְיָֽהוּ׃<text:s/></text:span><text:span text:style-name="T521">‬</text:span>‬‬‬<text:span text:style-name="T522">7</text:span><text:span text:style-name="T523"> וְלָכֵ֡ן הִנֵּ֣ה אֲדֹנָי֩ מַעֲלֶ֨ה<text:s/></text:span><text:soft-page-break/><text:span text:style-name="T524">עֲלֵיהֶ֜ם אֶת־מֵ֣י הַנָּהָ֗ר הָעֲצוּמִים֙ וְהָ֣רַבִּ֔ים אֶת־מֶ֥לֶךְ אַשּׁ֖וּר וְאֶת־כָּל־כְּבוֹד֑וֹ וְעָלָה֙ עַל־כָּל־אֲפִיקָ֔יו וְהָלַ֖ךְ עַל־כָּל־גְּדוֹתָֽיו׃<text:s/></text:span><text:span text:style-name="T525">‬</text:span>‬‬<text:span text:style-name="T526">8</text:span><text:span text:style-name="T527"> וְחָלַ֤ף בִּֽיהוּדָה֙ שָׁטַ֣ף וְעָבַ֔ר עַד־צַוָּ֖אר יַגִּ֑יעַ וְהָיָה֙ מֻטּ֣וֹת כְּנָפָ֔יו מְלֹ֥א רֹֽחַב־אַרְצְךָ֖ עִמָּ֥נוּ אֵֽל׃</text:span><text:span text:style-name="T528"><text:s/>ס<text:s/></text:span><text:span text:style-name="T529">‬</text:span>‬‬<text:span text:style-name="T530">9</text:span><text:span text:style-name="T531"> רֹ֤עוּ עַמִּים֙ וָחֹ֔תּוּ וְהַֽאֲזִ֔ינוּ כֹּ֖ל מֶרְחַקֵּי־אָ֑רֶץ הִתְאַזְּר֣וּ וָחֹ֔תּוּ הִֽתְאַזְּר֖וּ וָחֹֽתּוּ׃<text:s/></text:span><text:span text:style-name="T532">‬</text:span>‬‬<text:span text:style-name="T533">10</text:span><text:span text:style-name="T534"> עֻ֥צוּ עֵצָ֖ה וְתֻפָ֑ר דַּבְּר֤וּ דָבָר֙ וְלֹ֣א יָק֔וּם כִּ֥י עִמָּ֖נוּ אֵֽל׃</text:span><text:span text:style-name="T535"><text:s/>ס<text:s/></text:span><text:span text:style-name="T536">‬</text:span>‬‬<text:span text:style-name="T537">11</text:span><text:span text:style-name="T538"> כִּי֩ כֹ֨ה אָמַ֧ר יְהוָ֛ה אֵלַ֖י כְּחֶזְקַ֣ת הַיָּ֑ד וְיִסְּרֵ֕נִי מִלֶּ֛כֶת בְּדֶ֥רֶךְ הָֽעָם־הַזֶּ֖ה לֵאמֹֽר׃<text:s/></text:span><text:span text:style-name="T539">‬</text:span>‬‬<text:span text:style-name="T540">12</text:span><text:span text:style-name="T541"> לֹא־תֹאמְר֣וּן קֶ֔שֶׁר לְכֹ֧ל אֲשֶׁר־יֹאמַ֛ר הָעָ֥ם הַזֶּ֖ה קָ֑שֶׁר וְאֶת־מוֹרָא֥וֹ לֹֽא־תִֽירְא֖וּ וְלֹ֥א תַעֲרִֽיצוּ׃<text:s/></text:span><text:span text:style-name="T542">‬</text:span>‬‬<text:span text:style-name="T543">13</text:span><text:span text:style-name="T544"> אֶת־יְהוָ֥ה צְבָא֖וֹת אֹת֣וֹ תַקְדִּ֑ישׁוּ וְה֥וּא מוֹרַאֲכֶ֖ם וְה֥וּא מֽ͏ַעֲרִֽצְכֶֽם׃<text:s/></text:span><text:span text:style-name="T545">‬</text:span>‬‬<text:span text:style-name="T546">14</text:span><text:span text:style-name="T547"> וְהָיָ֖ה לְמִקְדָּ֑שׁ וּלְאֶ֣בֶן נֶ֠גֶף וּלְצ֨וּר מִכְשׁ֜וֹל לִשְׁנֵ֨י בָתֵּ֤י יִשְׂרָאֵל֙ לְפַ֣ח וּלְמוֹקֵ֔שׁ לְיוֹשֵׁ֖ב יְרוּשָׁלָֽ͏ִם׃<text:s/></text:span><text:span text:style-name="T548">‬</text:span>‬‬<text:span text:style-name="T549">15</text:span><text:span text:style-name="T550"> וְכָ֥שְׁלוּ בָ֖ם רַבִּ֑ים וְנָפְל֣וּ וְנִשְׁבָּ֔רוּ וְנוֹקְשׁ֖וּ וְנִלְכָּֽדוּ׃</text:span><text:span text:style-name="T551"><text:s/>ס<text:s/></text:span><text:span text:style-name="T552">‬</text:span>‬‬<text:span text:style-name="T553">16</text:span><text:span text:style-name="T554"> צ֖וֹר תְּעוּדָ֑ה חֲת֥וֹם תּוֹרָ֖ה בְּלִמֻּדָֽי׃<text:s/></text:span><text:span text:style-name="T555">‬</text:span>‬‬<text:span text:style-name="T556">17</text:span><text:span text:style-name="T557"> וְחִכִּ֙יתִי֙ לַיהוָ֔ה הַמַּסְתִּ֥יר פָּנָ֖יו מִבֵּ֣ית יַעֲקֹ֑ב וְקִוֵּ֖יתִֽי־לֽוֹ׃<text:s/></text:span><text:span text:style-name="T558">‬</text:span>‬‬<text:span text:style-name="T559">18</text:span><text:span text:style-name="T560"> הִנֵּ֣ה אָנֹכִ֗י וְהַיְלָדִים֙ אֲשֶׁ֣ר נָֽתַן־לִ֣י יְהוָ֔ה לְאֹת֥וֹת וּלְמוֹפְתִ֖ים בְּיִשְׂרָאֵ֑ל מֵעִם֙ יְהוָ֣ה צְבָא֔וֹת הַשֹּׁכֵ֖ן בְּהַ֥ר צִיּֽוֹן׃</text:span><text:span text:style-name="T561"><text:s/>ס<text:s/></text:span><text:span text:style-name="T562">‬</text:span>‬‬<text:span text:style-name="T563">19</text:span><text:span text:style-name="T564"> וְכִֽי־יֹאמְר֣וּ אֲלֵיכֶ֗ם דִּרְשׁ֤וּ אֶל־הָאֹבוֹת֙ וְאֶל־הַיִּדְּעֹנִ֔ים הַֽמְצַפְצְפִ֖ים וְהַמַּהְגִּ֑ים הֲלוֹא־עַם֙ אֶל־אֱלֹהָ֣יו יִדְרֹ֔שׁ בְּעַ֥ד הַחַיִּ֖ים אֶל־הַמֵּתִֽים׃<text:s/></text:span><text:span text:style-name="T565">‬</text:span>‬‬<text:span text:style-name="T566">20</text:span><text:span text:style-name="T567"> לְתוֹרָ֖ה וְלִתְעוּדָ֑ה אִם־לֹ֤א יֹֽאמְרוּ֙ כַּדָּבָ֣ר הַזֶּ֔ה אֲשֶׁ֥ר אֵֽין־ל֖וֹ שָֽׁחַר׃<text:s/></text:span><text:span text:style-name="T568">‬</text:span>‬‬<text:span text:style-name="T569">21</text:span><text:span text:style-name="T570"> וְעָ֥בַר בָּ֖הּ נִקְשֶׁ֣ה וְרָעֵ֑ב וְהָיָ֨ה כִֽי־יִרְעַ֜ב וְהִתְקַצַּ֗ף וְקִלֵּ֧ל בְּמַלְכּ֛וֹ וּבֵאלֹהָ֖יו וּפָנָ֥ה לְמָֽעְלָה׃<text:s/></text:span><text:span text:style-name="T571">‬</text:span>‬‬<text:span text:style-name="T572">22</text:span><text:span text:style-name="T573"> וְאֶל־אֶ֖רֶץ יַבִּ֑יט וְהִנֵּ֨ה צָרָ֤ה וַחֲשֵׁכָה֙ מְע֣וּף צוּקָ֔ה וַאֲפֵלָ֖ה מְנֻדָּֽח׃<text:s/></text:span><text:span text:style-name="T574">‬</text:span>‬‬<text:span text:style-name="T575">23</text:span><text:span text:style-name="T576"> כִּ֣י לֹ֣א מוּעָף֮ לַאֲשֶׁ֣ר מוּצָ֣ק לָהּ֒ כָּעֵ֣ת הָרִאשׁ֗וֹן הֵקַ֞ל אַ֤רְצָה זְבֻלוּן֙ וְאַ֣רְצָה נַפְתָּלִ֔י וְהָאַחֲר֖וֹן הִכְבִּ֑יד דֶּ֤רֶךְ הַיָּם֙ עֵ֣בֶר הַיַּרְדֵּ֔ן גְּלִ֖יל הַגּוֹיִֽם׃<text:s/></text:span><text:span text:style-name="T577">‬</text:span>‬‬‬‬‬‬‬‬‬‬‬‬‬‬‬‬‬‬‬‬‬‬‬‬</text:p>
      </text:section>
      <text:section text:name="Sect8" text:style-name="S8">
        <text:p text:style-name="P578">Isaiah 9</text:p>
        <text:p text:style-name="P579"><text:span text:style-name="T580">1</text:span><text:span text:style-name="T581"> הָעָם֙ הַהֹלְכִ֣ים בַּחֹ֔שֶׁךְ רָא֖וּ א֣וֹר גָּד֑וֹל יֹשְׁבֵי֙ בְּאֶ֣רֶץ צַלְמָ֔וֶת א֖וֹר נָגַ֥הּ עֲלֵיהֶֽם׃<text:s/></text:span><text:span text:style-name="T582">2</text:span><text:span text:style-name="T583"> הִרְבִּ֣יתָ הַגּ֔וֹי *לא **ל֖וֹ הִגְדַּ֣לְתָּ הַשִּׂמְחָ֑ה שָׂמְח֤וּ לְפָנֶ֙יךָ֙ כְּשִׂמְחַ֣ת בַּקָּצִ֔יר כַּאֲשֶׁ֥ר יָגִ֖ילוּ בְּחַלְּקָ֥ם שָׁלָֽל׃<text:s/></text:span><text:span text:style-name="T584">‬</text:span>‬‬<text:span text:style-name="T585">3</text:span><text:span text:style-name="T586"> כִּ֣י ׀ אֶת־עֹ֣ל סֻבֳּל֗וֹ וְאֵת֙ מַטֵּ֣ה שִׁכְמ֔וֹ שֵׁ֖בֶט הַנֹּגֵ֣שׂ בּ֑וֹ הַחִתֹּ֖תָ כְּי֥וֹם מִדְיָֽן׃<text:s/></text:span><text:span text:style-name="T587">‬</text:span>‬‬<text:span text:style-name="T588">4</text:span><text:span text:style-name="T589"> כִּ֤י כָל־סְאוֹן֙ סֹאֵ֣ן בְּרַ֔עַשׁ וְשִׂמְלָ֖ה מְגוֹלָלָ֣ה בְדָמִ֑ים וְהָיְתָ֥ה לִשְׂרֵפָ֖ה מַאֲכֹ֥לֶת אֵֽשׁ׃<text:s/></text:span><text:span text:style-name="T590">‬</text:span>‬‬<text:span text:style-name="T591">5</text:span><text:span text:style-name="T592"> כִּי־יֶ֣לֶד יֻלַּד־לָ֗נוּ בֵּ֚ן נִתַּן־לָ֔נוּ וַתְּהִ֥י הַמִּשְׂרָ֖ה עַל־שִׁכְמ֑וֹ וַיִּקְרָ֨א שְׁמ֜וֹ פֶּ֠לֶא יוֹעֵץ֙ אֵ֣ל גִּבּ֔וֹר אֲבִיעַ֖ד שַׂר־שָׁלֽוֹם׃<text:s/></text:span><text:span text:style-name="T593">‬</text:span>‬‬<text:span text:style-name="T594">6</text:span><text:span text:style-name="T595"> *לםרבה **לְמַרְבֵּ֨ה הַמִּשְׂרָ֜ה וּלְשָׁל֣וֹם אֵֽין־קֵ֗ץ עַל־כִּסֵּ֤א דָוִד֙ וְעַל־מַמְלַכְתּ֔וֹ לְהָכִ֤ין אֹתָהּ֙ וּֽלְסַעֲדָ֔הּ בְּמִשְׁפָּ֖ט וּבִצְדָקָ֑ה מֵעַתָּה֙ וְעַד־עוֹלָ֔ם קִנְאַ֛ת יְהוָ֥ה צְבָא֖וֹת תַּעֲשֶׂה־זֹּֽאת׃</text:span><text:span text:style-name="T596"><text:s/>ס<text:s/></text:span><text:span text:style-name="T597">‬</text:span>‬‬‬<text:span text:style-name="T598">7</text:span><text:span text:style-name="T599"> דָּבָ֛ר שָׁלַ֥ח אֲדֹנָ֖י בְּיַעֲקֹ֑ב וְנָפַ֖ל בְּיִשְׂרָאֵֽל׃<text:s/></text:span><text:span text:style-name="T600">‬</text:span>‬‬<text:span text:style-name="T601">8</text:span><text:span text:style-name="T602"> וְיָדְעוּ֙ הָעָ֣ם כֻּלּ֔וֹ אֶפְרַ֖יִם וְיוֹשֵׁ֣ב שֹׁמְר֑וֹן בְּגַאֲוָ֛ה וּבְגֹ֥דֶל לֵבָ֖ב לֵאמֹֽר׃<text:s/></text:span><text:span text:style-name="T603">‬</text:span>‬‬<text:span text:style-name="T604">9</text:span><text:span text:style-name="T605"> לְבֵנִ֥ים נָפָ֖לוּ וְגָזִ֣ית נִבְנֶ֑ה שִׁקְמִ֣ים גֻּדָּ֔עוּ וַאֲרָזִ֖ים נַחֲלִֽיף׃<text:s/></text:span><text:span text:style-name="T606">‬</text:span>‬‬<text:span text:style-name="T607">10</text:span><text:span text:style-name="T608"> וַיְשַׂגֵּ֧ב יְהוָ֛ה אֶת־צָרֵ֥י רְצִ֖ין עָלָ֑יו וְאֶת־אֹיְבָ֖יו יְסַכְסֵֽךְ׃<text:s/></text:span><text:span text:style-name="T609">‬</text:span>‬‬<text:span text:style-name="T610">11</text:span><text:span text:style-name="T611"> אֲרָ֣ם מִקֶּ֗דֶם וּפְלִשְׁתִּים֙ מֵֽאָח֔וֹר וַיֹּאכְל֥וּ אֶת־יִשְׂרָאֵ֖ל בְּכָל־פֶּ֑ה בְּכָל־זֹאת֙ לֹא־שָׁ֣ב אַפּ֔וֹ וְע֖וֹד יָד֥וֹ נְטוּיָֽה׃<text:s/></text:span><text:span text:style-name="T612">‬</text:span>‬‬<text:span text:style-name="T613">12</text:span><text:span text:style-name="T614"> וְהָעָ֥ם לֹא־שָׁ֖ב עַד־</text:span><text:soft-page-break/><text:span text:style-name="T615">הַמַּכֵּ֑הוּ וְאֶת־יְהוָ֥ה צְבָא֖וֹת לֹ֥א דָרָֽשׁוּ׃</text:span><text:span text:style-name="T616"><text:s/>ס<text:s/></text:span><text:span text:style-name="T617">‬</text:span>‬‬<text:span text:style-name="T618">13</text:span><text:span text:style-name="T619"> וַיַּכְרֵ֨ת יְהוָ֜ה מִיִּשְׂרָאֵ֗ל רֹ֧אשׁ וְזָנָ֛ב כִּפָּ֥ה וְאַגְמ֖וֹן י֥וֹם אֶחָֽד׃<text:s/></text:span><text:span text:style-name="T620">‬</text:span>‬‬<text:span text:style-name="T621">14</text:span><text:span text:style-name="T622"> זָקֵ֥ן וּנְשׂוּא־פָנִ֖ים ה֣וּא הָרֹ֑אשׁ וְנָבִ֥יא מֽוֹרֶה־שֶּׁ֖קֶר ה֥וּא הַזָּנָֽב׃<text:s/></text:span><text:span text:style-name="T623">‬</text:span>‬‬<text:span text:style-name="T624">15</text:span><text:span text:style-name="T625"> וַיִּֽהְי֛וּ מְאַשְּׁרֵ֥י הָֽעָם־הַזֶּ֖ה מַתְעִ֑ים וּמְאֻשָּׁרָ֖יו מְבֻלָּעִֽים׃<text:s/></text:span><text:span text:style-name="T626">‬</text:span>‬‬<text:span text:style-name="T627">16</text:span><text:span text:style-name="T628"> עַל־כֵּ֨ן עַל־בַּחוּרָ֜יו לֹֽא־יִשְׂמַ֣ח ׀ אֲדֹנָ֗י וְאֶת־יְתֹמָ֤יו וְאֶת־אַלְמְנֹתָיו֙ לֹ֣א יְרַחֵ֔ם כִּ֤י כֻלּוֹ֙ חָנֵ֣ף וּמֵרַ֔ע וְכָל־פֶּ֖ה דֹּבֵ֣ר נְבָלָ֑ה בְּכָל־זֹאת֙ לֹא־שָׁ֣ב אַפּ֔וֹ וְע֖וֹד יָד֥וֹ נְטוּיָֽה׃<text:s/></text:span><text:span text:style-name="T629">‬</text:span>‬‬<text:span text:style-name="T630">17</text:span><text:span text:style-name="T631"> כִּֽי־בָעֲרָ֤ה כָאֵשׁ֙ רִשְׁעָ֔ה שָׁמִ֥יר וָשַׁ֖יִת תֹּאכֵ֑ל וַתִּצַּת֙ בְּסִֽבְכֵ֣י הַיַּ֔עַר וַיִּֽתְאַבְּכ֖וּ גֵּא֥וּת עָשָֽׁן׃<text:s/></text:span><text:span text:style-name="T632">‬</text:span>‬‬<text:span text:style-name="T633">18</text:span><text:span text:style-name="T634"> בְּעֶבְרַ֛ת יְהוָ֥ה צְבָא֖וֹת נֶעְתַּ֣ם אָ֑רֶץ וַיְהִ֤י הָעָם֙ כְּמַאֲכֹ֣לֶת אֵ֔שׁ אִ֥ישׁ אֶל־אָחִ֖יו לֹ֥א יַחְמֹֽלוּ׃<text:s/></text:span><text:span text:style-name="T635">‬</text:span>‬‬<text:span text:style-name="T636">19</text:span><text:span text:style-name="T637"> וַיִּגְזֹ֤ר עַל־יָמִין֙ וְרָעֵ֔ב וַיֹּ֥אכַל עַל־שְׂמֹ֖אול וְלֹ֣א שָׂבֵ֑עוּ אִ֥ישׁ בְּשַׂר־זְרֹע֖וֹ יֹאכֵֽלוּ׃<text:s/></text:span><text:span text:style-name="T638">‬</text:span>‬‬<text:span text:style-name="T639">20</text:span><text:span text:style-name="T640"> מְנַשֶּׁ֣ה אֶת־אֶפְרַ֗יִם וְאֶפְרַ֙יִם֙ אֶת־מְנַשֶּׁ֔ה יַחְדָּ֥ו הֵ֖מָּה עַל־יְהוּדָ֑ה בְּכָל־זֹאת֙ לֹא־שָׁ֣ב אַפּ֔וֹ וְע֖וֹד יָד֥וֹ נְטוּיָֽה׃</text:span><text:span text:style-name="T641"><text:s/>ס<text:s/></text:span><text:span text:style-name="T642">‬</text:span>‬‬‬‬‬‬‬‬‬‬‬‬‬‬‬‬‬‬‬‬‬</text:p>
      </text:section>
      <text:section text:name="Sect9" text:style-name="S9">
        <text:p text:style-name="P643">Isaiah 10</text:p>
        <text:p text:style-name="P644"><text:span text:style-name="T645">1</text:span><text:span text:style-name="T646"> ה֥וֹי הַחֹֽקְקִ֖ים חִקְקֵי־אָ֑וֶן וּֽמְכַתְּבִ֥ים עָמָ֖ל כִּתֵּֽבוּ׃<text:s/></text:span><text:span text:style-name="T647">2</text:span><text:span text:style-name="T648"> לְהַטּ֤וֹת מִדִּין֙ דַּלִּ֔ים וְלִגְזֹ֕ל מִשְׁפַּ֖ט עֲנִיֵּ֣י עַמִּ֑י לִהְי֤וֹת אַלְמָנוֹת֙ שְׁלָלָ֔ם וְאֶת־יְתוֹמִ֖ים יָבֹֽזּוּ׃<text:s/></text:span><text:span text:style-name="T649">‬</text:span>‬‬<text:span text:style-name="T650">3</text:span><text:span text:style-name="T651"> וּמַֽה־תַּעֲשׂוּ֙ לְי֣וֹם פְּקֻדָּ֔ה וּלְשׁוֹאָ֖ה מִמֶּרְחָ֣ק תָּב֑וֹא עַל־מִי֙ תָּנ֣וּסוּ לְעֶזְרָ֔ה וְאָ֥נָה תַעַזְב֖וּ כְּבוֹדְכֶֽם׃<text:s/></text:span><text:span text:style-name="T652">‬</text:span>‬‬<text:span text:style-name="T653">4</text:span><text:span text:style-name="T654"> בִּלְתִּ֤י כָרַע֙ תַּ֣חַת אַסִּ֔יר וְתַ֥חַת הֲרוּגִ֖ים יִפֹּ֑לוּ בְּכָל־זֹאת֙ לֹא־שָׁ֣ב אַפּ֔וֹ וְע֖וֹד יָד֥וֹ נְטוּיָֽה׃</text:span><text:span text:style-name="T655"><text:s/>ס<text:s/></text:span><text:span text:style-name="T656">‬</text:span>‬‬<text:span text:style-name="T657">5</text:span><text:span text:style-name="T658"> ה֥וֹי אַשּׁ֖וּר שֵׁ֣בֶט אַפִּ֑י וּמַטֶּה־ה֥וּא בְיָדָ֖ם זַעְמִֽי׃<text:s/></text:span><text:span text:style-name="T659">‬</text:span>‬‬<text:span text:style-name="T660">6</text:span><text:span text:style-name="T661"> בְּג֤וֹי חָנֵף֙ אֲשַׁלְּחֶ֔נּוּ וְעַל־עַ֥ם עֶבְרָתִ֖י אֲצַוֶּ֑נּוּ לִשְׁלֹ֤ל שָׁלָל֙ וְלָבֹ֣ז בַּ֔ז *ולשימו **וּלְשׂוּמ֥וֹ מִרְמָ֖ס כְּחֹ֥מֶר חוּצֽוֹת׃<text:s/></text:span><text:span text:style-name="T662">‬</text:span>‬‬<text:span text:style-name="T663">7</text:span><text:span text:style-name="T664"> וְהוּא֙ לֹא־כֵ֣ן יְדַמֶּ֔ה וּלְבָב֖וֹ לֹא־כֵ֣ן יַחְשֹׁ֑ב כִּ֚י לְהַשְׁמִ֣יד בִּלְבָב֔וֹ וּלְהַכְרִ֥ית גּוֹיִ֖ם לֹ֥א מְעָֽט׃<text:s/></text:span><text:span text:style-name="T665">‬</text:span>‬‬<text:span text:style-name="T666">8</text:span><text:span text:style-name="T667"> כִּ֖י יֹאמַ֑ר הֲלֹ֥א שָׂרַ֛י יַחְדָּ֖ו מְלָכִֽים׃<text:s/></text:span><text:span text:style-name="T668">‬</text:span>‬‬<text:span text:style-name="T669">9</text:span><text:span text:style-name="T670"> הֲלֹ֥א כְּכַרְכְּמִ֖ישׁ כַּלְנ֑וֹ אִם־לֹ֤א כְאַרְפַּד֙ חֲמָ֔ת אִם־לֹ֥א כְדַמֶּ֖שֶׂק שֹׁמְרֽוֹן׃<text:s/></text:span><text:span text:style-name="T671">‬</text:span>‬‬<text:span text:style-name="T672">10</text:span><text:span text:style-name="T673"> כַּאֲשֶׁר֙ מָצְאָ֣ה יָדִ֔י לְמַמְלְכֹ֖ת הָאֱלִ֑יל וּפְסִ֣ילֵיהֶ֔ם מִירֽוּשָׁלַ֖͏ִם וּמִשֹּׁמְרֽוֹן׃<text:s/></text:span><text:span text:style-name="T674">‬</text:span>‬‬<text:span text:style-name="T675">11</text:span><text:span text:style-name="T676"> הֲלֹ֗א כַּאֲשֶׁ֥ר עָשִׂ֛יתִי לְשֹׁמְר֖וֹן וְלֶאֱלִילֶ֑יהָ כֵּ֛ן אֶעֱשֶׂ֥ה לִירוּשָׁלַ֖͏ִם וְלַעֲצַבֶּֽיהָ׃</text:span><text:span text:style-name="T677"><text:s/>ס<text:s/></text:span><text:span text:style-name="T678">‬</text:span>‬‬<text:span text:style-name="T679">12</text:span><text:span text:style-name="T680"> וְהָיָ֗ה כִּֽי־יְבַצַּ֤ע אֲדֹנָי֙ אֶת־כָּל־מֽ͏ַעֲשֵׂ֔הוּ בְּהַ֥ר צִיּ֖וֹן וּבִירוּשָׁלָ֑͏ִם אֶפְקֹ֗ד עַל־פְּרִי־גֹ֙דֶל֙ לְבַ֣ב מֶֽלֶךְ־אַשּׁ֔וּר וְעַל־תִּפְאֶ֖רֶת ר֥וּם עֵינָֽיו׃<text:s/></text:span><text:span text:style-name="T681">‬</text:span>‬‬<text:span text:style-name="T682">13</text:span><text:span text:style-name="T683"> כִּ֣י אָמַ֗ר בְּכֹ֤חַ יָדִי֙ עָשִׂ֔יתִי וּבְחָכְמָתִ֖י כִּ֣י נְבֻנ֑וֹתִי וְאָסִ֣יר ׀ גְּבוּלֹ֣ת עַמִּ֗ים *ועתידתיהם **וַעֲתוּדֽוֹתֵיהֶם֙ שׁוֹשֵׂ֔תִי וְאוֹרִ֥יד כַּאבִּ֖יר יוֹשְׁבִֽים׃<text:s/></text:span><text:span text:style-name="T684">‬</text:span>‬‬<text:span text:style-name="T685">14</text:span><text:span text:style-name="T686"> וַתִּמְצָ֨א כַקֵּ֤ן ׀ יָדִי֙ לְחֵ֣יל הָֽעַמִּ֔ים וְכֶאֱסֹף֙ בֵּיצִ֣ים עֲזֻב֔וֹת כָּל־הָאָ֖רֶץ אֲנִ֣י אָסָ֑פְתִּי וְלֹ֤א הָיָה֙ נֹדֵ֣ד כָּנָ֔ף וּפֹצֶ֥ה פֶ֖ה וּמְצַפְצֵֽף׃<text:s/></text:span><text:span text:style-name="T687">‬</text:span>‬‬<text:span text:style-name="T688">15</text:span><text:span text:style-name="T689"> הֲיִתְפָּאֵר֙ הַגַּרְזֶ֔ן עַ֖ל הַחֹצֵ֣ב בּ֑וֹ אִם־יִתְגַּדֵּ֤ל הַמַּשּׂוֹר֙ עַל־מְנִיפ֔וֹ כְּהָנִ֥יף שֵׁ֙בֶט֙ וְאֶת־מְרִימָ֔יו כְּהָרִ֥ים מַטֶּ֖ה לֹא־עֵֽץ׃<text:s/></text:span><text:span text:style-name="T690">‬</text:span>‬‬<text:span text:style-name="T691">16</text:span><text:span text:style-name="T692"> לָ֠כֵן יְשַׁלַּ֨ח הָאָד֜וֹן יְהוָ֧ה צְבָא֛וֹת בְּמִשְׁמַנָּ֖יו רָז֑וֹן וְתַ֧חַת כְּבֹד֛וֹ יֵקַ֥ד יְקֹ֖ד כִּיק֥וֹד אֵֽשׁ׃<text:s/></text:span><text:span text:style-name="T693">‬</text:span>‬‬<text:span text:style-name="T694">17</text:span><text:span text:style-name="T695"> וְהָיָ֤ה אֽוֹר־יִשְׂרָאֵל֙ לְאֵ֔שׁ וּקְדוֹשׁ֖וֹ לְלֶהָבָ֑ה וּבָעֲרָ֗ה וְאָֽכְלָ֛ה שִׁית֥וֹ<text:s/></text:span><text:soft-page-break/><text:span text:style-name="T696">וּשְׁמִיר֖וֹ בְּי֥וֹם אֶחָֽד׃<text:s/></text:span><text:span text:style-name="T697">‬</text:span>‬‬<text:span text:style-name="T698">18</text:span><text:span text:style-name="T699"> וּכְב֤וֹד יַעְרוֹ֙ וְכַרְמִלּ֔וֹ מִנֶּ֥פֶשׁ וְעַד־בָּשָׂ֖ר יְכַלֶּ֑ה וְהָיָ֖ה כִּמְסֹ֥ס נֹסֵֽס׃<text:s/></text:span><text:span text:style-name="T700">‬</text:span>‬‬<text:span text:style-name="T701">19</text:span><text:span text:style-name="T702"> וּשְׁאָ֥ר עֵ֛ץ יַעְר֖וֹ מִסְפָּ֣ר יִֽהְי֑וּ וְנַ֖עַר יִכְתְּבֵֽם׃<text:s/></text:span><text:span text:style-name="T703">פ<text:s/></text:span><text:span text:style-name="T704">‬</text:span>‬‬‬‬‬‬‬‬‬‬‬‬‬‬‬‬‬‬‬‬</text:p>
        <text:p text:style-name="P705"><text:span text:style-name="T706">20</text:span><text:span text:style-name="T707"> וְהָיָ֣ה ׀ בַּיּ֣וֹם הַה֗וּא לֹֽא־יוֹסִ֨יף ע֜וֹד שְׁאָ֤ר יִשְׂרָאֵל֙ וּפְלֵיטַ֣ת בֵּֽית־יַעֲקֹ֔ב לְהִשָּׁעֵ֖ן עַל־מַכֵּ֑הוּ וְנִשְׁעַ֗ן עַל־יְהוָ֛ה קְד֥וֹשׁ יִשְׂרָאֵ֖ל בֶּאֱמֶֽת׃<text:s/></text:span><text:span text:style-name="T708">‬</text:span>‬‬<text:span text:style-name="T709">21</text:span><text:span text:style-name="T710"> שְׁאָ֥ר יָשׁ֖וּב שְׁאָ֣ר יַעֲקֹ֑ב אֶל־אֵ֖ל גִּבּֽוֹר׃<text:s/></text:span><text:span text:style-name="T711">‬</text:span>‬‬<text:span text:style-name="T712">22</text:span><text:span text:style-name="T713"> כִּ֣י אִם־יִהְיֶ֞ה עַמְּךָ֤ יִשְׂרָאֵל֙ כְּח֣וֹל הַיָּ֔ם שְׁאָ֖ר יָשׁ֣וּב בּ֑וֹ כִּלָּי֥וֹן חָר֖וּץ שׁוֹטֵ֥ף צְדָקָֽה׃<text:s/></text:span><text:span text:style-name="T714">‬</text:span>‬‬<text:span text:style-name="T715">23</text:span><text:span text:style-name="T716"> כִּ֥י כָלָ֖ה וְנֶחֱרָצָ֑ה אֲדֹנָ֤י יְהוִה֙ צְבָא֔וֹת עֹשֶׂ֖ה בְּקֶ֥רֶב כָּל־הָאָֽרֶץ׃</text:span><text:span text:style-name="T717"><text:s/>ס<text:s/></text:span><text:span text:style-name="T718">‬</text:span>‬‬<text:span text:style-name="T719">24</text:span><text:span text:style-name="T720"> לָכֵ֗ן כֹּֽה־אָמַ֞ר אֲדֹנָ֤י יְהוִה֙ צְבָא֔וֹת אַל־תִּירָ֥א עַמִּ֛י יֹשֵׁ֥ב צִיּ֖וֹן מֵֽאַשּׁ֑וּר בַּשֵּׁ֣בֶט יַכֶּ֔כָּה וּמַטֵּ֥הוּ יִשָּֽׂא־עָלֶ֖יךָ בְּדֶ֥רֶךְ מִצְרָֽיִם׃<text:s/></text:span><text:span text:style-name="T721">‬</text:span>‬‬<text:span text:style-name="T722">25</text:span><text:span text:style-name="T723"> כִּי־ע֖וֹד מְעַ֣ט מִזְעָ֑ר וְכָ֣לָה זַ֔עַם וְאַפִּ֖י עַל־תַּבְלִיתָֽם׃<text:s/></text:span><text:span text:style-name="T724">‬</text:span>‬‬<text:span text:style-name="T725">26</text:span><text:span text:style-name="T726"> וְעוֹרֵ֨ר עָלָ֜יו יְהוָ֤ה צְבָאוֹת֙ שׁ֔וֹט כְּמַכַּ֥ת מִדְיָ֖ן בְּצ֣וּר עוֹרֵ֑ב וּמַטֵּ֙הוּ֙ עַל־הַיָּ֔ם וּנְשָׂא֖וֹ בְּדֶ֥רֶךְ מִצְרָֽיִם׃<text:s/></text:span><text:span text:style-name="T727">‬</text:span>‬‬<text:span text:style-name="T728">27</text:span><text:span text:style-name="T729"> וְהָיָ֣ה ׀ בַּיּ֣וֹם הַה֗וּא יָס֤וּר סֻבֳּלוֹ֙ מֵעַ֣ל שִׁכְמֶ֔ךָ וְעֻלּ֖וֹ מֵעַ֣ל צַוָּארֶ֑ךָ וְחֻבַּ֥ל עֹ֖ל מִפְּנֵי־שָֽׁמֶן׃<text:s/></text:span><text:span text:style-name="T730">‬</text:span>‬‬<text:span text:style-name="T731">28</text:span><text:span text:style-name="T732"> בָּ֥א עַל־עַיַּ֖ת עָבַ֣ר בְּמִגְר֑וֹן לְמִכְמָ֖שׂ יַפְקִ֥יד כֵּלָֽיו׃<text:s/></text:span><text:span text:style-name="T733">‬</text:span>‬‬<text:span text:style-name="T734">29</text:span><text:span text:style-name="T735"> עָֽבְרוּ֙ מַעְבָּרָ֔ה גֶּ֖בַע מָל֣וֹן לָ֑נוּ חָֽרְדָה֙ הָֽרָמָ֔ה גִּבְעַ֥ת שָׁא֖וּל נָֽסָה׃<text:s/></text:span><text:span text:style-name="T736">‬</text:span>‬‬<text:span text:style-name="T737">30</text:span><text:span text:style-name="T738"> צַהֲלִ֥י קוֹלֵ֖ךְ בַּת־גַּלִּ֑ים הַקְשִׁ֥יבִי לַ֖יְשָׁה עֲנִיָּ֥ה עֲנָתֽוֹת׃<text:s/></text:span><text:span text:style-name="T739">‬</text:span>‬‬<text:span text:style-name="T740">31</text:span><text:span text:style-name="T741"> נָדְדָ֖ה מַדְמֵנָ֑ה יֹשְׁבֵ֥י הַגֵּבִ֖ים הֵעִֽיזוּ׃<text:s/></text:span><text:span text:style-name="T742">‬</text:span>‬‬<text:span text:style-name="T743">32</text:span><text:span text:style-name="T744"> ע֥וֹד הַיּ֖וֹם בְּנֹ֣ב לַֽעֲמֹ֑ד יְנֹפֵ֤ף יָדוֹ֙ הַ֣ר *בית־**בַּת־צִיּ֔וֹן גִּבְעַ֖ת יְרוּשָׁלָֽ͏ִם׃</text:span><text:span text:style-name="T745"><text:s/>ס<text:s/></text:span><text:span text:style-name="T746">‬</text:span>‬‬<text:span text:style-name="T747">33</text:span><text:span text:style-name="T748"> הִנֵּ֤ה הָאָדוֹן֙ יְהוָ֣ה צְבָא֔וֹת מְסָעֵ֥ף פֻּארָ֖ה בְּמַעֲרָצָ֑ה וְרָמֵ֤י הַקּוֹמָה֙ גְּדוּעִ֔ים וְהַגְּבֹהִ֖ים יִשְׁפָּֽלוּ׃<text:s/></text:span><text:span text:style-name="T749">‬</text:span>‬‬<text:span text:style-name="T750">34</text:span><text:span text:style-name="T751"> וְנִקַּ֛ף סִֽבְכֵ֥י הַיַּ֖עַר בַּבַּרְזֶ֑ל וְהַלְּבָנ֖וֹן בְּאַדִּ֥יר יִפּֽוֹל׃</text:span><text:span text:style-name="T752"><text:s/>ס<text:s/></text:span><text:span text:style-name="T753">‬</text:span>‬‬‬‬‬‬‬‬‬‬‬‬‬‬‬‬‬</text:p>
      </text:section>
      <text:section text:name="Sect10" text:style-name="S10">
        <text:p text:style-name="P754">Isaiah 11</text:p>
        <text:p text:style-name="P755"><text:span text:style-name="T756">1</text:span><text:span text:style-name="T757"> וְיָצָ֥א חֹ֖טֶר מִגֵּ֣זַע יִשָׁ֑י וְנֵ֖צֶר מִשָּׁרָשָׁ֥יו יִפְרֶֽה׃<text:s/></text:span><text:span text:style-name="T758">2</text:span><text:span text:style-name="T759"> וְנָחָ֥ה עָלָ֖יו ר֣וּחַ יְהוָ֑ה ר֧וּחַ חָכְמָ֣ה וּבִינָ֗ה ר֤וּחַ עֵצָה֙ וּגְבוּרָ֔ה ר֥וּחַ דַּ֖עַת וְיִרְאַ֥ת יְהוָֽה׃<text:s/></text:span><text:span text:style-name="T760">‬</text:span>‬‬<text:span text:style-name="T761">3</text:span><text:span text:style-name="T762"> וַהֲרִיח֖וֹ בְּיִרְאַ֣ת יְהוָ֑ה וְלֹֽא־לְמַרְאֵ֤ה עֵינָיו֙ יִשְׁפּ֔וֹט וְלֹֽא־לְמִשְׁמַ֥ע אָזְנָ֖יו יוֹכִֽיחַ׃<text:s/></text:span><text:span text:style-name="T763">‬</text:span>‬‬<text:span text:style-name="T764">4</text:span><text:span text:style-name="T765"> וְשָׁפַ֤ט בְּצֶ֙דֶק֙ דַּלִּ֔ים וְהוֹכִ֥יחַ בְּמִישׁ֖וֹר לְעַנְוֵי־אָ֑רֶץ וְהִֽכָּה־אֶ֙רֶץ֙ בְּשֵׁ֣בֶט פִּ֔יו וּבְר֥וּחַ שְׂפָתָ֖יו יָמִ֥ית רָשָֽׁע׃<text:s/></text:span><text:span text:style-name="T766">‬</text:span>‬‬<text:span text:style-name="T767">5</text:span><text:span text:style-name="T768"> וְהָ֥יָה צֶ֖דֶק אֵז֣וֹר מָתְנָ֑יו וְהָאֱמוּנָ֖ה אֵז֥וֹר חֲלָצָֽיו׃<text:s/></text:span><text:span text:style-name="T769">‬</text:span>‬‬<text:span text:style-name="T770">6</text:span><text:span text:style-name="T771"> וְגָ֤ר זְאֵב֙ עִם־כֶּ֔בֶשׂ וְנָמֵ֖ר עִם־גְּדִ֣י יִרְבָּ֑ץ וְעֵ֨גֶל וּכְפִ֤יר וּמְרִיא֙ יַחְדָּ֔ו וְנַ֥עַר קָטֹ֖ן נֹהֵ֥ג בָּֽם׃<text:s/></text:span><text:span text:style-name="T772">‬</text:span>‬‬<text:span text:style-name="T773">7</text:span><text:span text:style-name="T774"> וּפָרָ֤ה וָדֹב֙ תִּרְעֶ֔ינָה יַחְדָּ֖ו יִרְבְּצ֣וּ יַלְדֵיהֶ֑ן וְאַרְיֵ֖ה כַּבָּקָ֥ר יֹֽאכַל־תֶּֽבֶן׃<text:s/></text:span><text:span text:style-name="T775">‬</text:span>‬‬<text:span text:style-name="T776">8</text:span><text:span text:style-name="T777"> וְשִֽׁעֲשַׁ֥ע יוֹנֵ֖ק עַל־חֻ֣ר פָּ֑תֶן וְעַל֙ מְאוּרַ֣ת צִפְעוֹנִ֔י גָּמ֖וּל יָד֥וֹ הָדָֽה׃<text:s/></text:span><text:span text:style-name="T778">‬</text:span>‬‬<text:span text:style-name="T779">9</text:span><text:span text:style-name="T780"> לֹֽא־יָרֵ֥עוּ וְלֹֽא־יַשְׁחִ֖יתוּ בְּכָל־הַ֣ר קָדְשִׁ֑י כִּֽי־מָלְאָ֣ה הָאָ֗רֶץ דֵּעָה֙ אֶת־יְהוָ֔ה כַּמַּ֖יִם לַיָּ֥ם מְכַסִּֽים׃<text:s/></text:span><text:span text:style-name="T781">פ<text:s/></text:span><text:span text:style-name="T782">‬</text:span>‬‬‬‬‬‬‬‬‬‬</text:p>
        <text:p text:style-name="P783"><text:span text:style-name="T784">10</text:span><text:span text:style-name="T785"> וְהָיָה֙ בַּיּ֣וֹם הַה֔וּא שֹׁ֣רֶשׁ יִשַׁ֗י אֲשֶׁ֤ר עֹמֵד֙ לְנֵ֣ס עַמִּ֔ים אֵלָ֖יו גּוֹיִ֣ם יִדְרֹ֑שׁוּ וְהָיְתָ֥ה מְנֻחָת֖וֹ כָּבֽוֹד׃<text:s/></text:span><text:span text:style-name="T786">פ<text:s/></text:span><text:span text:style-name="T787">‬</text:span>‬‬‬</text:p>
        <text:soft-page-break/>
        <text:p text:style-name="P788"><text:span text:style-name="T789">11</text:span><text:span text:style-name="T790"> וְהָיָ֣ה ׀ בַּיּ֣וֹם הַה֗וּא יוֹסִ֨יף אֲדֹנָ֤י ׀ שֵׁנִית֙ יָד֔וֹ לִקְנ֖וֹת אֶת־שְׁאָ֣ר עַמּ֑וֹ אֲשֶׁ֣ר יִשָּׁאֵר֩ מֵאַשּׁ֨וּר וּמִמִּצְרַ֜יִם וּמִפַּתְר֣וֹס וּמִכּ֗וּשׁ וּמֵעֵילָ֤ם וּמִשִּׁנְעָר֙ וּמֵ֣חֲמָ֔ת וּמֵאִיֵּ֖י הַיָּֽם׃<text:s/></text:span><text:span text:style-name="T791">‬</text:span>‬‬<text:span text:style-name="T792">12</text:span><text:span text:style-name="T793"> וְנָשָׂ֥א נֵס֙ לַגּוֹיִ֔ם וְאָסַ֖ף נִדְחֵ֣י יִשְׂרָאֵ֑ל וּנְפֻצ֤וֹת יְהוּדָה֙ יְקַבֵּ֔ץ מֵאַרְבַּ֖ע כַּנְפ֥וֹת הָאָֽרֶץ׃<text:s/></text:span><text:span text:style-name="T794">‬</text:span>‬‬<text:span text:style-name="T795">13</text:span><text:span text:style-name="T796"> וְסָ֙רָה֙ קִנְאַ֣ת אֶפְרַ֔יִם וְצֹרְרֵ֥י יְהוּדָ֖ה יִכָּרֵ֑תוּ אֶפְרַ֙יִם֙ לֹֽא־יְקַנֵּ֣א אֶת־יְהוּדָ֔ה וִֽיהוּדָ֖ה לֹֽא־יָצֹ֥ר אֶת־אֶפְרָֽיִם׃<text:s/></text:span><text:span text:style-name="T797">‬</text:span>‬‬‬<text:span text:style-name="T798">14</text:span><text:span text:style-name="T799"> וְעָפ֨וּ בְכָתֵ֤ף פְּלִשְׁתִּים֙ יָ֔מָּה יַחְדָּ֖ו יָבֹ֣זּוּ אֶת־בְּנֵי־קֶ֑דֶם אֱד֤וֹם וּמוֹאָב֙ מִשְׁל֣וֹח יָדָ֔ם וּבְנֵ֥י עַמּ֖וֹן מִשְׁמַעְתָּֽם׃<text:s/></text:span><text:span text:style-name="T800">‬</text:span>‬‬<text:span text:style-name="T801">15</text:span><text:span text:style-name="T802"> וְהֶחֱרִ֣ים יְהוָ֗ה אֵ֚ת לְשׁ֣וֹן יָם־מִצְרַ֔יִם וְהֵנִ֥יף יָד֛וֹ עַל־הַנָּהָ֖ר בַּעְיָ֣ם רוּח֑וֹ וְהִכָּ֙הוּ֙ לְשִׁבְעָ֣ה נְחָלִ֔ים וְהִדְרִ֖יךְ בַּנְּעָלִֽים׃<text:s/></text:span><text:span text:style-name="T803">‬</text:span>‬‬<text:span text:style-name="T804">16</text:span><text:span text:style-name="T805"> וְהָיְתָ֣ה מְסִלָּ֔ה לִשְׁאָ֣ר עַמּ֔וֹ אֲשֶׁ֥ר יִשָּׁאֵ֖ר מֵֽאַשּׁ֑וּר כַּאֲשֶׁ֤ר הָֽיְתָה֙ לְיִשְׂרָאֵ֔ל בְּי֥וֹם עֲלֹת֖וֹ מֵאֶ֥רֶץ מִצְרָֽיִם׃<text:s/></text:span><text:span text:style-name="T806">‬</text:span>‬‬‬‬‬‬‬‬</text:p>
      </text:section>
      <text:section text:name="Sect11" text:style-name="S11">
        <text:p text:style-name="P807">Isaiah 12</text:p>
        <text:p text:style-name="P808"><text:span text:style-name="T809">1</text:span><text:span text:style-name="T810"> וְאָֽמַרְתָּ֙ בַּיּ֣וֹם הַה֔וּא אוֹדְךָ֣ יְהוָ֔ה כִּ֥י אָנַ֖פְתָּ בִּ֑י יָשֹׁ֥ב אַפְּךָ֖ וּֽתְנַחֲמֵֽנִי׃<text:s/></text:span><text:span text:style-name="T811">‬</text:span>‬‬‬‬<text:span text:style-name="T812">2</text:span><text:span text:style-name="T813"> הִנֵּ֨ה אֵ֧ל יְשׁוּעָתִ֛י אֶבְטַ֖ח וְלֹ֣א אֶפְחָ֑ד כִּֽי־עָזִּ֤י וְזִמְרָת֙ יָ֣הּ יְהוָ֔ה וַֽיְהִי־לִ֖י לִֽישׁוּעָֽה׃<text:s/></text:span><text:span text:style-name="T814">‬</text:span>‬‬<text:span text:style-name="T815">3</text:span><text:span text:style-name="T816"> וּשְׁאַבְתֶּם־מַ֖יִם בְּשָׂשׂ֑וֹן מִמַּעַיְנֵ֖י הַיְשׁוּעָֽה׃<text:s/></text:span><text:span text:style-name="T817">‬</text:span>‬‬<text:span text:style-name="T818">4</text:span><text:span text:style-name="T819"> וַאֲמַרְתֶּ֞ם בַּיּ֣וֹם הַה֗וּא הוֹד֤וּ לַֽיהוָה֙ קִרְא֣וּ בִשְׁמ֔וֹ הוֹדִ֥יעוּ בָֽעַמִּ֖ים עֲלִֽילֹתָ֑יו הַזְכִּ֕ירוּ כִּ֥י נִשְׂגָּ֖ב שְׁמֽוֹ׃<text:s/></text:span><text:span text:style-name="T820">‬</text:span>‬‬<text:span text:style-name="T821">5</text:span><text:span text:style-name="T822"> זַמְּר֣וּ יְהוָ֔ה כִּ֥י גֵא֖וּת עָשָׂ֑ה *מידעת **מוּדַ֥עַת זֹ֖את בְּכָל־הָאָֽרֶץ׃<text:s/></text:span><text:span text:style-name="T823">‬</text:span>‬‬<text:span text:style-name="T824">6</text:span><text:span text:style-name="T825"> צַהֲלִ֥י וָרֹ֖נִּי יוֹשֶׁ֣בֶת צִיּ֑וֹן כִּֽי־גָד֥וֹל בְּקִרְבֵּ֖ךְ קְד֥וֹשׁ יִשְׂרָאֵֽל׃<text:s/></text:span><text:span text:style-name="T826">פ<text:s/></text:span><text:span text:style-name="T827">‬</text:span>‬‬‬‬‬‬‬</text:p>
      </text:section>
      <text:section text:name="Sect12" text:style-name="S12">
        <text:p text:style-name="P828">Isaiah 13</text:p>
        <text:p text:style-name="P829"><text:span text:style-name="T830">1</text:span><text:span text:style-name="T831"> מַשָּׂ֖א בָּבֶ֑ל אֲשֶׁ֣ר חָזָ֔ה יְשַׁעְיָ֖הוּ בֶּן־אָמֽוֹץ׃<text:s/></text:span><text:span text:style-name="T832">2</text:span><text:span text:style-name="T833"> עַ֤ל הַר־נִשְׁפֶּה֙ שְֽׂאוּ־נֵ֔ס הָרִ֥ימוּ ק֖וֹל לָהֶ֑ם הָנִ֣יפוּ יָ֔ד וְיָבֹ֖אוּ פִּתְחֵ֥י נְדִיבִֽים׃<text:s/></text:span><text:span text:style-name="T834">‬</text:span>‬‬<text:span text:style-name="T835">3</text:span><text:span text:style-name="T836"> אֲנִ֥י צִוֵּ֖יתִי לִמְקֻדָּשָׁ֑י גַּ֣ם קָרָ֤אתִי גִבּוֹרַי֙ לְאַפִּ֔י עַלִּיזֵ֖י גַּאֲוָתִֽי׃<text:s/></text:span><text:span text:style-name="T837">‬</text:span>‬‬<text:span text:style-name="T838">4</text:span><text:span text:style-name="T839"> ק֥וֹל הָמ֛וֹן בֶּֽהָרִ֖ים דְּמ֣וּת עַם־רָ֑ב ק֠וֹל שְׁא֞וֹן מַמְלְכ֤וֹת גּוֹיִם֙ נֶֽאֱסָפִ֔ים יְהוָ֣ה צְבָא֔וֹת מְפַקֵּ֖ד צְבָ֥א מִלְחָמָֽה׃<text:s/></text:span><text:span text:style-name="T840">‬</text:span>‬‬<text:span text:style-name="T841">5</text:span><text:span text:style-name="T842"> בָּאִ֛ים מֵאֶ֥רֶץ מֶרְחָ֖ק מִקְצֵ֣ה הַשָּׁמָ֑יִם יְהוָה֙ וּכְלֵ֣י זַעְמ֔וֹ לְחַבֵּ֖ל כָּל־הָאָֽרֶץ׃<text:s/></text:span><text:span text:style-name="T843">‬</text:span>‬‬<text:span text:style-name="T844">6</text:span><text:span text:style-name="T845"> הֵילִ֕ילוּ כִּ֥י קָר֖וֹב י֣וֹם יְהוָ֑ה כְּשֹׁ֖ד מִשַׁדַּ֥י יָבֽוֹא׃<text:s/></text:span><text:span text:style-name="T846">‬</text:span>‬‬<text:span text:style-name="T847">7</text:span><text:span text:style-name="T848"> עַל־כֵּ֖ן כָּל־יָדַ֣יִם תִּרְפֶּ֑ינָה וְכָל־לְבַ֥ב אֱנ֖וֹשׁ יִמָּס׃<text:s/></text:span><text:span text:style-name="T849">‬</text:span>‬‬<text:span text:style-name="T850">8</text:span><text:span text:style-name="T851"> וְֽנִבְהָ֓לוּ ׀ צִירִ֤ים וַֽחֲבָלִים֙ יֹֽאחֵז֔וּן כַּיּוֹלֵדָ֖ה יְחִיל֑וּן אִ֤ישׁ אֶל־רֵעֵ֙הוּ֙ יִתְמָ֔הוּ פְּנֵ֥י לְהָבִ֖ים פְּנֵיהֶֽם׃<text:s/></text:span><text:span text:style-name="T852">‬</text:span>‬‬<text:span text:style-name="T853">9</text:span><text:span text:style-name="T854"> הִנֵּ֤ה יוֹם־יְהוָה֙ בָּ֔א אַכְזָרִ֥י וְעֶבְרָ֖ה וַחֲר֣וֹן אָ֑ף לָשׂ֤וּם הָאָ֙רֶץ֙ לְשַׁמָּ֔ה וְחַטָּאֶ֖יהָ יַשְׁמִ֥יד מִמֶּֽנָּה׃<text:s/></text:span><text:span text:style-name="T855">‬</text:span>‬‬<text:span text:style-name="T856">10</text:span><text:span text:style-name="T857"> כִּֽי־כוֹכְבֵ֤י הַשָּׁמַ֙יִם֙ וּכְסִ֣ילֵיהֶ֔ם לֹ֥א יָהֵ֖לּוּ אוֹרָ֑ם חָשַׁ֤ךְ הַשֶּׁ֙מֶשׁ֙ בְּצֵאת֔וֹ וְיָרֵ֖חַ לֹֽא־יַגִּ֥יהַ אוֹרֽוֹ׃<text:s/></text:span><text:span text:style-name="T858">‬</text:span>‬‬<text:span text:style-name="T859">11</text:span><text:span text:style-name="T860"> וּפָקַדְתִּ֤י עַל־תֵּבֵל֙ רָעָ֔ה וְעַל־רְשָׁעִ֖ים עֲוֺנָ֑ם וְהִשְׁבַּתִּי֙ גְּא֣וֹן זֵדִ֔ים וְגַאֲוַ֥ת עָרִיצִ֖ים אַשְׁפִּֽיל׃<text:s/></text:span><text:span text:style-name="T861">‬</text:span>‬‬<text:span text:style-name="T862">12</text:span><text:span text:style-name="T863"> אוֹקִ֥יר אֱנ֖וֹשׁ מִפָּ֑ז וְאָדָ֖ם מִכֶּ֥תֶם אוֹפִֽיר׃<text:s/></text:span><text:span text:style-name="T864">‬</text:span>‬‬<text:span text:style-name="T865">13</text:span><text:span text:style-name="T866"> עַל־כֵּן֙ שָׁמַ֣יִם אַרְגִּ֔יז וְתִרְעַ֥שׁ הָאָ֖רֶץ מִמְּקוֹמָ֑הּ בְּעֶבְרַת֙ יְהוָ֣ה צְבָא֔וֹת וּבְי֖וֹם חֲר֥וֹן אַפּֽוֹ׃<text:s/></text:span><text:span text:style-name="T867">‬</text:span>‬‬<text:span text:style-name="T868">14</text:span><text:span text:style-name="T869"> וְהָיָה֙ כִּצְבִ֣י מֻדָּ֔ח וּכְצֹ֖אן<text:s/></text:span><text:soft-page-break/><text:span text:style-name="T870">וְאֵ֣ין מְקַבֵּ֑ץ אִ֤ישׁ אֶל־עַמּוֹ֙ יִפְנ֔וּ וְאִ֥ישׁ אֶל־אַרְצ֖וֹ יָנֽוּסוּ׃<text:s/></text:span><text:span text:style-name="T871">‬</text:span>‬‬<text:span text:style-name="T872">15</text:span><text:span text:style-name="T873"> כָּל־הַנִּמְצָ֖א יִדָּקֵ֑ר וְכָל־הַנִּסְפֶּ֖ה יִפּ֥וֹל בֶּחָֽרֶב׃<text:s/></text:span><text:span text:style-name="T874">‬</text:span>‬‬<text:span text:style-name="T875">16</text:span><text:span text:style-name="T876"> וְעֹלְלֵיהֶ֥ם יְרֻטְּשׁ֖וּ לְעֵֽינֵיהֶ֑ם יִשַּׁ֙סּוּ֙ בָּֽתֵּיהֶ֔ם וּנְשֵׁיהֶ֖ם *תשגלנה **תִּשָּׁכַֽבְנָה׃<text:s/></text:span><text:span text:style-name="T877">‬</text:span>‬‬<text:span text:style-name="T878">17</text:span><text:span text:style-name="T879"> הִנְנִ֛י מֵעִ֥יר עֲלֵיהֶ֖ם אֶת־מָדָ֑י אֲשֶׁר־כֶּ֙סֶף֙ לֹ֣א יַחְשֹׁ֔בוּ וְזָהָ֖ב לֹ֥א יַחְפְּצוּ־בֽוֹ׃<text:s/></text:span><text:span text:style-name="T880">‬</text:span>‬‬<text:span text:style-name="T881">18</text:span><text:span text:style-name="T882"> וּקְשָׁת֖וֹת נְעָרִ֣ים תְּרַטַּ֑שְׁנָה וּפְרִי־בֶ֙טֶן֙ לֹ֣א יְרַחֵ֔מוּ עַל־בָּנִ֖ים לֹֽא־תָח֥וּס עֵינָֽם׃<text:s/></text:span><text:span text:style-name="T883">‬</text:span>‬‬<text:span text:style-name="T884">19</text:span><text:span text:style-name="T885"> וְהָיְתָ֤ה בָבֶל֙ צְבִ֣י מַמְלָכ֔וֹת תִּפְאֶ֖רֶת גְּא֣וֹן כַּשְׂדִּ֑ים כְּמַהְפֵּכַ֣ת אֱלֹהִ֔ים אֶת־סְדֹ֖ם וְאֶת־עֲמֹרָֽה׃<text:s/></text:span><text:span text:style-name="T886">‬</text:span>‬‬<text:span text:style-name="T887">20</text:span><text:span text:style-name="T888"> לֹֽא־תֵשֵׁ֣ב לָנֶ֔צַח וְלֹ֥א תִשְׁכֹּ֖ן עַד־דּ֣וֹר וָד֑וֹר וְלֹֽא־יַהֵ֥ל שָׁם֙ עֲרָבִ֔י וְרֹעִ֖ים לֹא־יַרְבִּ֥צוּ שָֽׁם׃<text:s/></text:span><text:span text:style-name="T889">‬</text:span>‬‬<text:span text:style-name="T890">21</text:span><text:span text:style-name="T891"> וְרָבְצוּ־שָׁ֣ם צִיִּ֔ים וּמָלְא֥וּ בָתֵּיהֶ֖ם אֹחִ֑ים וְשָׁ֤כְנוּ שָׁם֙ בְּנ֣וֹת יַֽעֲנָ֔ה וּשְׂעִירִ֖ים יְרַקְּדוּ־שָֽׁם׃<text:s/></text:span><text:span text:style-name="T892">‬</text:span>‬‬<text:span text:style-name="T893">22</text:span><text:span text:style-name="T894"> וְעָנָ֤ה אִיִּים֙ בְּאַלְמנוֹתָ֔יו וְתַנִּ֖ים בְּהֵ֣יכְלֵי עֹ֑נֶג וְקָר֤וֹב לָבוֹא֙ עִתָּ֔הּ וְיָמֶ֖יהָ לֹ֥א יִמָּשֵֽׁכוּ׃<text:s/></text:span><text:span text:style-name="T895">‬</text:span>‬‬‬‬‬‬‬‬‬‬‬‬‬‬‬‬‬‬‬‬‬‬‬</text:p>
      </text:section>
      <text:section text:name="Sect13" text:style-name="S13">
        <text:p text:style-name="P896">Isaiah 14</text:p>
        <text:p text:style-name="P897"><text:span text:style-name="T898">1</text:span><text:span text:style-name="T899"> כִּי֩ יְרַחֵ֨ם יְהוָ֜ה אֶֽת־יַעֲקֹ֗ב וּבָחַ֥ר עוֹד֙ בְּיִשְׂרָאֵ֔ל וְהִנִּיחָ֖ם עַל־אַדְמָתָ֑ם וְנִלְוָ֤ה הַגֵּר֙ עֲלֵיהֶ֔ם וְנִסְפְּח֖וּ עַל־בֵּ֥ית יַעֲקֹֽב׃<text:s/></text:span><text:span text:style-name="T900">2</text:span><text:span text:style-name="T901"> וּלְקָח֣וּם עַמִּים֮ וֶהֱבִיא֣וּם אֶל־מְקוֹמָם֒ וְהִֽתְנַחֲל֣וּם בֵּֽית־יִשְׂרָאֵ֗ל עַ֚ל אַדְמַ֣ת יְהוָ֔ה לַעֲבָדִ֖ים וְלִשְׁפָח֑וֹת וְהָיוּ֙ שֹׁבִ֣ים לְשֹֽׁבֵיהֶ֔ם וְרָד֖וּ בְּנֹגְשֵׂיהֶֽם׃</text:span><text:span text:style-name="T902"><text:s/>ס<text:s/></text:span><text:span text:style-name="T903">‬</text:span>‬‬<text:span text:style-name="T904">3</text:span><text:span text:style-name="T905"> וְהָיָ֗ה בְּי֨וֹם הָנִ֤יחַ יְהוָה֙ לְךָ֔ מֵֽעָצְבְּךָ֖ וּמֵרָגְזֶ֑ךָ וּמִן־הָעֲבֹדָ֥ה הַקָּשָׁ֖ה אֲשֶׁ֥ר עֻבַּד־בָּֽךְ׃<text:s/></text:span><text:span text:style-name="T906">‬</text:span>‬‬<text:span text:style-name="T907">4</text:span><text:span text:style-name="T908"> וְנָשָׂ֜אתָ הַמָּשָׁ֥ל הַזֶּ֛ה עַל־מֶ֥לֶךְ בָּבֶ֖ל וְאָמָ֑רְתָּ אֵ֚יךְ שָׁבַ֣ת נֹגֵ֔שׂ שָׁבְתָ֖ה מַדְהֵבָֽה׃<text:s/></text:span><text:span text:style-name="T909">‬</text:span>‬‬<text:span text:style-name="T910">5</text:span><text:span text:style-name="T911"> שָׁבַ֥ר יְהוָ֖ה מַטֵּ֣ה רְשָׁעִ֑ים שֵׁ֖בֶט מֹשְׁלִֽים׃<text:s/></text:span><text:span text:style-name="T912">‬</text:span>‬‬<text:span text:style-name="T913">6</text:span><text:span text:style-name="T914"> מַכֶּ֤ה עַמִּים֙ בְּעֶבְרָ֔ה מַכַּ֖ת בִּלְתִּ֣י סָרָ֑ה רֹדֶ֤ה בָאַף֙ גּוֹיִ֔ם מֻרְדָּ֖ף בְּלִ֥י חָשָֽׂךְ׃<text:s/></text:span><text:span text:style-name="T915">‬</text:span>‬‬<text:span text:style-name="T916">7</text:span><text:span text:style-name="T917"> נָ֥חָה שָׁקְטָ֖ה כָּל־הָאָ֑רֶץ פָּצְח֖וּ רִנָּֽה׃<text:s/></text:span><text:span text:style-name="T918">‬</text:span>‬‬<text:span text:style-name="T919">8</text:span><text:span text:style-name="T920"> גַּם־בְּרוֹשִׁ֛ים שָׂמְח֥וּ לְךָ֖ אַרְזֵ֣י לְבָנ֑וֹן מֵאָ֣ז שָׁכַ֔בְתָּ לֹֽא־יַעֲלֶ֥ה הַכֹּרֵ֖ת עָלֵֽינוּ׃<text:s/></text:span><text:span text:style-name="T921">‬</text:span>‬‬<text:span text:style-name="T922">9</text:span><text:span text:style-name="T923"> שְׁא֗וֹל מִתַּ֛חַת רָגְזָ֥ה לְךָ֖ לִקְרַ֣את בּוֹאֶ֑ךָ עוֹרֵ֨ר לְךָ֤ רְפָאִים֙ כָּל־עַתּ֣וּדֵי אָ֔רֶץ הֵקִים֙ מִכִּסְאוֹתָ֔ם כֹּ֖ל מַלְכֵ֥י גוֹיִֽם׃<text:s/></text:span><text:span text:style-name="T924">‬</text:span>‬‬‬<text:span text:style-name="T925">10</text:span><text:span text:style-name="T926"> כֻּלָּ֣ם יַֽעֲנ֔וּ וְיֹאמְר֖וּ אֵלֶ֑יךָ גַּם־אַתָּ֛ה חֻלֵּ֥יתָ כָמ֖וֹנוּ אֵלֵ֥ינוּ נִמְשָֽׁלְתָּ׃<text:s/></text:span><text:span text:style-name="T927">‬</text:span>‬‬<text:span text:style-name="T928">11</text:span><text:span text:style-name="T929"> הוּרַ֥ד שְׁא֛וֹל גְּאוֹנֶ֖ךָ הֶמְיַ֣ת נְבָלֶ֑יךָ תַּחְתֶּ֙יךָ֙ יֻצַּ֣ע רִמָּ֔ה וּמְכַסֶּ֖יךָ תּוֹלֵעָֽה׃<text:s/></text:span><text:span text:style-name="T930">‬</text:span>‬‬<text:span text:style-name="T931">12</text:span><text:span text:style-name="T932"> אֵ֛יךְ נָפַ֥לְתָּ מִשָּׁמַ֖יִם הֵילֵ֣ל בֶּן־שָׁ֑חַר נִגְדַּ֣עְתָּ לָאָ֔רֶץ חוֹלֵ֖שׁ עַל־גּוֹיִֽם׃<text:s/></text:span><text:span text:style-name="T933">‬</text:span>‬‬<text:span text:style-name="T934">13</text:span><text:span text:style-name="T935"> וְאַתָּ֞ה אָמַ֤רְתָּ בִֽלְבָבְךָ֙ הַשָּׁמַ֣יִם אֶֽעֱלֶ֔ה מִמַּ֥עַל לְכֽוֹכְבֵי־אֵ֖ל אָרִ֣ים כִּסְאִ֑י וְאֵשֵׁ֥ב בְּהַר־מוֹעֵ֖ד בְּיַרְכְּתֵ֥י צָפֽוֹן׃<text:s/></text:span><text:span text:style-name="T936">‬</text:span>‬‬<text:span text:style-name="T937">14</text:span><text:span text:style-name="T938"> אֶעֱלֶ֖ה עַל־בָּ֣מֳתֵי עָ֑ב אֶדַּמֶּ֖ה לְעֶלְיֽוֹן׃<text:s/></text:span><text:span text:style-name="T939">‬</text:span>‬‬<text:span text:style-name="T940">15</text:span><text:span text:style-name="T941"> אַ֧ךְ אֶל־שְׁא֛וֹל תּוּרָ֖ד אֶל־יַרְכְּתֵי־בֽוֹר׃<text:s/></text:span><text:span text:style-name="T942">‬</text:span>‬‬<text:span text:style-name="T943">16</text:span><text:span text:style-name="T944"> רֹאֶ֙יךָ֙ אֵלֶ֣יךָ יַשְׁגִּ֔יחוּ אֵלֶ֖יךָ יִתְבּוֹנָ֑נוּ הֲזֶ֤ה הָאִישׁ֙ מַרְגִּ֣יז הָאָ֔רֶץ מַרְעִ֖ישׁ מַמְלָכֽוֹת׃<text:s/></text:span><text:span text:style-name="T945">‬</text:span>‬‬<text:span text:style-name="T946">17</text:span><text:span text:style-name="T947"> שָׂ֥ם תֵּבֵ֛ל כַּמִּדְבָּ֖ר וְעָרָ֣יו הָרָ֑ס אֲסִירָ֖יו לֹא־פָ֥תַח בָּֽיְתָה׃<text:s/></text:span><text:span text:style-name="T948">‬</text:span>‬‬<text:span text:style-name="T949">18</text:span><text:span text:style-name="T950"> כָּל־מַלְכֵ֥י גוֹיִ֖ם כֻּלָּ֑ם שָׁכְב֥וּ בְכָב֖וֹד אִ֥ישׁ בְּבֵיתֽוֹ׃<text:s/></text:span><text:span text:style-name="T951">‬</text:span>‬‬<text:span text:style-name="T952">19</text:span><text:span text:style-name="T953"> וְאַתָּ֞ה הָשְׁלַ֤כְתָּ מִֽקִּבְרְךָ֙ כְּנֵ֣צֶר נִתְעָ֔ב לְב֥וּשׁ הֲרֻגִ֖ים מְטֹ֣עֲנֵי חָ֑רֶב יוֹרְדֵ֥י אֶל־אַבְנֵי־ב֖וֹר כְּפֶ֥גֶר מוּבָֽס׃<text:s/></text:span><text:span text:style-name="T954">‬</text:span>‬‬<text:span text:style-name="T955">20</text:span><text:span text:style-name="T956"> לֹֽא־תֵחַ֤ד אִתָּם֙ בִּקְבוּרָ֔ה כִּֽי־אַרְצְךָ֥ שִׁחַ֖תָּ עַמְּךָ֣ הָרָ֑גְתָּ לֹֽא־יִקָּרֵ֥א לְעוֹלָ֖ם זֶ֥רַע מְרֵעִֽים׃<text:s/></text:span><text:span text:style-name="T957">‬</text:span>‬‬<text:span text:style-name="T958">21</text:span><text:span text:style-name="T959"> הָכִ֧ינוּ לְבָנָ֛יו מַטְבֵּ֖חַ בַּעֲוֺ֣ן אֲבוֹתָ֑ם בַּל־יָקֻ֙מוּ֙<text:s/></text:span><text:soft-page-break/><text:span text:style-name="T960">וְיָ֣רְשׁוּ אָ֔רֶץ וּמָלְא֥וּ פְנֵֽי־תֵבֵ֖ל עָרִֽים׃<text:s/></text:span><text:span text:style-name="T961">‬</text:span>‬‬<text:span text:style-name="T962">22</text:span><text:span text:style-name="T963"> וְקַמְתִּ֣י עֲלֵיהֶ֔ם נְאֻ֖ם יְהוָ֣ה צְבָא֑וֹת וְהִכְרַתִּ֨י לְבָבֶ֜ל שֵׁ֥ם וּשְׁאָ֛ר וְנִ֥ין וָנֶ֖כֶד נְאֻם־יְהוָֽה׃<text:s/></text:span><text:span text:style-name="T964">‬</text:span>‬‬<text:span text:style-name="T965">23</text:span><text:span text:style-name="T966"> וְשַׂמְתִּ֛יהָ לְמוֹרַ֥שׁ קִפֹּ֖ד וְאַגְמֵי־מָ֑יִם וְטֵֽאטֵאתִ֙יהָ֙ בְּמַטְאֲטֵ֣א הַשְׁמֵ֔ד נְאֻ֖ם יְהוָ֥ה צְבָאֽוֹת׃<text:s/></text:span><text:span text:style-name="T967">פ<text:s/></text:span><text:span text:style-name="T968">‬</text:span>‬‬‬‬‬‬‬‬‬‬‬‬‬‬‬‬‬‬‬‬‬‬‬‬</text:p>
        <text:p text:style-name="P969"><text:span text:style-name="T970">24</text:span><text:span text:style-name="T971"> נִשְׁבַּ֛ע יְהוָ֥ה צְבָא֖וֹת לֵאמֹ֑ר אִם־לֹ֞א כַּאֲשֶׁ֤ר דִּמִּ֙יתִי֙ כֵּ֣ן הָיָ֔תָה וְכַאֲשֶׁ֥ר יָעַ֖צְתִּי הִ֥יא תָקֽוּם׃<text:s/></text:span><text:span text:style-name="T972">‬</text:span>‬‬<text:span text:style-name="T973">25</text:span><text:span text:style-name="T974"> לִשְׁבֹּ֤ר אַשּׁוּר֙ בְּאַרְצִ֔י וְעַל־הָרַ֖י אֲבוּסֶ֑נּוּ וְסָ֤ר מֵֽעֲלֵיהֶם֙ עֻלּ֔וֹ וְסֻ֨בֳּל֔וֹ מֵעַ֥ל שִׁכְמ֖וֹ יָסֽוּר׃<text:s/></text:span><text:span text:style-name="T975">‬</text:span>‬‬<text:span text:style-name="T976">26</text:span><text:span text:style-name="T977"> זֹ֛את הָעֵצָ֥ה הַיְּעוּצָ֖ה עַל־כָּל־הָאָ֑רֶץ וְזֹ֛את הַיָּ֥ד הַנְּטוּיָ֖ה עַל־כָּל־הַגּוֹיִֽם׃<text:s/></text:span><text:span text:style-name="T978">‬</text:span>‬‬<text:span text:style-name="T979">27</text:span><text:span text:style-name="T980"> כִּֽי־יְהוָ֧ה צְבָא֛וֹת יָעָ֖ץ וּמִ֣י יָפֵ֑ר וְיָד֥וֹ הַנְּטוּיָ֖ה וּֽמִ֥י יְשִׁיבֶֽנָּה׃<text:s/></text:span><text:span text:style-name="T981">פ<text:s/></text:span><text:span text:style-name="T982">‬</text:span>‬‬‬‬‬‬</text:p>
        <text:p text:style-name="P983"><text:span text:style-name="T984">28</text:span><text:span text:style-name="T985"> בִּשְׁנַת־מ֖וֹת הַמֶּ֣לֶךְ אָחָ֑ז הָיָ֖ה הַמַּשָּׂ֥א הַזֶּֽה׃<text:s/></text:span><text:span text:style-name="T986">‬</text:span>‬‬<text:span text:style-name="T987">29</text:span><text:span text:style-name="T988"> אַֽל־תִּשְׂמְחִ֤י פְלֶ֙שֶׁת֙ כֻּלֵּ֔ךְ כִּ֥י נִשְׁבַּ֖ר שֵׁ֣בֶט מַכֵּ֑ךְ כִּֽי־מִשֹּׁ֤רֶשׁ נָחָשׁ֙ יֵ֣צֵא צֶ֔פַע וּפִרְי֖וֹ שָׂרָ֥ף מְעוֹפֵֽף׃<text:s/></text:span><text:span text:style-name="T989">‬</text:span>‬‬<text:span text:style-name="T990">30</text:span><text:span text:style-name="T991"> וְרָעוּ֙ בְּכוֹרֵ֣י דַלִּ֔ים וְאֶבְיוֹנִ֖ים לָבֶ֣טַח יִרְבָּ֑צוּ וְהֵמַתִּ֤י בָֽרָעָב֙ שָׁרְשֵׁ֔ךְ וּשְׁאֵרִיתֵ֖ךְ יַהֲרֹֽג׃<text:s/></text:span><text:span text:style-name="T992">‬</text:span>‬‬<text:span text:style-name="T993">31</text:span><text:span text:style-name="T994"> הֵילִ֤ילִֽי שַׁ֙עַר֙ זַֽעֲקִי־עִ֔יר נָמ֖וֹג פְּלֶ֣שֶׁת כֻּלֵּ֑ךְ כִּ֤י מִצָּפוֹן֙ עָשָׁ֣ן בָּ֔א וְאֵ֥ין בּוֹדֵ֖ד בְּמוֹעָדָֽיו׃<text:s/></text:span><text:span text:style-name="T995">‬</text:span>‬‬<text:span text:style-name="T996">32</text:span><text:span text:style-name="T997"> וּמַֽה־יַּעֲנֶ֖ה מַלְאֲכֵי־ג֑וֹי כִּ֤י יְהוָה֙ יִסַּ֣ד צִיּ֔וֹן וּבָ֥הּ יֶחֱס֖וּ עֲנִיֵּ֥י עַמּֽוֹ׃</text:span><text:span text:style-name="T998"><text:s/>ס<text:s/></text:span><text:span text:style-name="T999">‬</text:span>‬‬‬‬‬‬‬</text:p>
      </text:section>
      <text:section text:name="Sect14" text:style-name="S14">
        <text:p text:style-name="P1000">Isaiah 15</text:p>
        <text:p text:style-name="P1001"><text:span text:style-name="T1002">1</text:span><text:span text:style-name="T1003"> מַשָּׂ֖א מוֹאָ֑ב כִּ֠י בְּלֵ֞יל שֻׁדַּ֨ד עָ֤ר מוֹאָב֙ נִדְמָ֔ה כִּ֗י בְּלֵ֛יל שֻׁדַּ֥ד קִיר־מוֹאָ֖ב נִדְמָֽה׃<text:s/></text:span><text:span text:style-name="T1004">2</text:span><text:span text:style-name="T1005"> עָלָ֨ה הַבַּ֧יִת וְדִיבֹ֛ן הַבָּמ֖וֹת לְבֶ֑כִי עַל־נְב֞וֹ וְעַ֤ל מֵֽידְבָא֙ מוֹאָ֣ב יְיֵלִ֔יל בְּכָל־רֹאשָׁ֣יו קָרְחָ֔ה כָּל־זָקָ֖ן גְּרוּעָֽה׃<text:s/></text:span><text:span text:style-name="T1006">‬</text:span>‬‬<text:span text:style-name="T1007">3</text:span><text:span text:style-name="T1008"> בְּחוּצֹתָ֖יו חָ֣גְרוּ שָׂ֑ק עַ֣ל גַּגּוֹתֶ֧יהָ וּבִרְחֹבֹתֶ֛יהָ כֻּלֹּ֥ה יְיֵלִ֖יל יֹרֵ֥ד בַּבֶּֽכִי׃<text:s/></text:span><text:span text:style-name="T1009">‬</text:span>‬‬<text:span text:style-name="T1010">4</text:span><text:span text:style-name="T1011"> וַתִּזְעַ֤ק חֶשְׁבּוֹן֙ וְאֶלְעָלֵ֔ה עַד־יַ֖הַץ נִשְׁמַ֣ע קוֹלָ֑ם עַל־כֵּ֗ן חֲלֻצֵ֤י מוֹאָב֙ יָרִ֔יעוּ נַפְשׁ֖וֹ יָ֥רְעָה לּֽוֹ׃<text:s/></text:span><text:span text:style-name="T1012">‬</text:span>‬‬<text:span text:style-name="T1013">5</text:span><text:span text:style-name="T1014"> לִבִּי֙ לְמוֹאָ֣ב יִזְעָ֔ק בְּרִיחֶ֕הָ עַד־צֹ֖עַר עֶגְלַ֣ת שְׁלִשִׁיָּ֑ה כִּ֣י ׀ מַעֲלֵ֣ה הַלּוּחִ֗ית בִּבְכִי֙ יַֽעֲלֶה־בּ֔וֹ כִּ֚י דֶּ֣רֶךְ חוֹרֹנַ֔יִם זַעֲקַת־שֶׁ֖בֶר יְעֹעֵֽרוּ׃<text:s/></text:span><text:span text:style-name="T1015">‬</text:span>‬‬<text:span text:style-name="T1016">6</text:span><text:span text:style-name="T1017"> כִּֽי־מֵ֥י נִמְרִ֖ים מְשַׁמּ֣וֹת יִֽהְי֑וּ כִּֽי־יָבֵ֤שׁ חָצִיר֙ כָּ֣לָה דֶ֔שֶׁא יֶ֖רֶק לֹ֥א הָיָֽה׃<text:s/></text:span><text:span text:style-name="T1018">‬</text:span>‬‬<text:span text:style-name="T1019">7</text:span><text:span text:style-name="T1020"> עַל־כֵּ֖ן יִתְרָ֣ה עָשָׂ֑ה וּפְקֻדָּתָ֔ם עַ֛ל נַ֥חַל הָעֲרָבִ֖ים יִשָּׂאֽוּם׃<text:s/></text:span><text:span text:style-name="T1021">‬</text:span>‬‬<text:span text:style-name="T1022">8</text:span><text:span text:style-name="T1023"> כִּֽי־הִקִּ֥יפָה הַזְּעָקָ֖ה אֶת־גְּב֣וּל מוֹאָ֑ב עַד־אֶגְלַ֙יִם֙ יִלְלָתָ֔הּ וּבְאֵ֥ר אֵילִ֖ים יִלְלָתָֽהּ׃<text:s/></text:span><text:span text:style-name="T1024">‬</text:span>‬‬<text:span text:style-name="T1025">9</text:span><text:span text:style-name="T1026"> כִּ֣י מֵ֤י דִימוֹן֙ מָ֣לְאוּ דָ֔ם כִּֽי־אָשִׁ֥ית עַל־דִּימ֖וֹן נוֹסָפ֑וֹת לִפְלֵיטַ֤ת מוֹאָב֙ אַרְיֵ֔ה וְלִשְׁאֵרִ֖ית אֲדָמָֽה׃<text:s/></text:span><text:span text:style-name="T1027">‬</text:span>‬‬‬‬‬‬‬‬‬‬</text:p>
      </text:section>
      <text:section text:name="Sect15" text:style-name="S15">
        <text:soft-page-break/>
        <text:p text:style-name="P1028">Isaiah 16</text:p>
        <text:p text:style-name="P1029"><text:span text:style-name="T1030">1</text:span><text:span text:style-name="T1031"> שִׁלְחוּ־כַ֥ר מֹשֵֽׁל־אֶ֖רֶץ מִסֶּ֣לַע מִדְבָּ֑רָה אֶל־הַ֖ר בַּת־צִיּֽוֹן׃<text:s/></text:span><text:span text:style-name="T1032">2</text:span><text:span text:style-name="T1033"> וְהָיָ֥ה כְעוֹף־נוֹדֵ֖ד קֵ֣ן מְשֻׁלָּ֑ח תִּֽהְיֶ֙ינָה֙ בְּנ֣וֹת מוֹאָ֔ב מַעְבָּרֹ֖ת לְאַרְנֽוֹן׃<text:s/></text:span><text:span text:style-name="T1034">‬</text:span>‬‬<text:span text:style-name="T1035">3</text:span><text:span text:style-name="T1036"> *הביאו **הָבִ֤יאִי עֵצָה֙ עֲשׂ֣וּ פְלִילָ֔ה שִׁ֧יתִי כַלַּ֛יִל צִלֵּ֖ךְ בְּת֣וֹךְ צָהֳרָ֑יִם סַתְּרִי֙ נִדָּחִ֔ים נֹדֵ֖ד אַל־תְּגַלִּֽי׃<text:s/></text:span><text:span text:style-name="T1037">‬</text:span>‬‬<text:span text:style-name="T1038">4</text:span><text:span text:style-name="T1039"> יָג֤וּרוּ בָךְ֙ נִדָּחַ֔י מוֹאָ֛ב הֱוִי־סֵ֥תֶר לָ֖מוֹ מִפְּנֵ֣י שׁוֹדֵ֑ד כִּֽי־אָפֵ֤ס הַמֵּץ֙ כָּ֣לָה שֹׁ֔ד תַּ֥מּוּ רֹמֵ֖ס מִן־הָאָֽרֶץ׃<text:s/></text:span><text:span text:style-name="T1040">‬</text:span>‬‬<text:span text:style-name="T1041">5</text:span><text:span text:style-name="T1042"> וְהוּכַ֤ן בַּחֶ֙סֶד֙ כִּסֵּ֔א וְיָשַׁ֥ב עָלָ֛יו בֶּאֱמֶ֖ת בְּאֹ֣הֶל דָּוִ֑ד שֹׁפֵ֛ט וְדֹרֵ֥שׁ מִשְׁפָּ֖ט וּמְהִ֥ר צֶֽדֶק׃<text:s/></text:span><text:span text:style-name="T1043">‬</text:span>‬‬<text:span text:style-name="T1044">6</text:span><text:span text:style-name="T1045"> שָׁמַ֥עְנוּ גְאוֹן־מוֹאָ֖ב גֵּ֣א מְאֹ֑ד גַּאֲוָת֧וֹ וּגְאוֹנ֛וֹ וְעֶבְרָת֖וֹ לֹא־כֵ֥ן בַּדָּֽיו׃</text:span><text:span text:style-name="T1046"><text:s/>ס<text:s/></text:span><text:span text:style-name="T1047">‬</text:span>‬‬<text:span text:style-name="T1048">7</text:span><text:span text:style-name="T1049"> לָכֵ֗ן יְיֵלִ֥יל מוֹאָ֛ב לְמוֹאָ֖ב כֻּלֹּ֣ה יְיֵלִ֑יל לַאֲשִׁישֵׁ֧י קִיר־חֲרֶ֛שֶׂת תֶּהְגּ֖וּ אַךְ־נְכָאִֽים׃<text:s/></text:span><text:span text:style-name="T1050">‬</text:span>‬‬<text:span text:style-name="T1051">8</text:span><text:span text:style-name="T1052"> כִּ֣י שַׁדְמוֹת֩ חֶשְׁבּ֨וֹן אֻמְלָ֜ל גֶּ֣פֶן שִׂבְמָ֗ה בַּעֲלֵ֤י גוֹיִם֙ הָלְמ֣וּ שְׂרוּקֶּ֔יהָ עַד־יַעְזֵ֥ר נָגָ֖עוּ תָּ֣עוּ מִדְבָּ֑ר שְׁלֻ֣חוֹתֶ֔יהָ נִטְּשׁ֖וּ עָ֥בְרוּ יָֽם׃<text:s/></text:span><text:span text:style-name="T1053">‬</text:span>‬‬<text:span text:style-name="T1054">9</text:span><text:span text:style-name="T1055"> עַל־כֵּ֡ן אֶבְכֶּ֞ה בִּבְכִ֤י יַעְזֵר֙ גֶּ֣פֶן שִׂבְמָ֔ה אֲרַיָּ֙וֶךְ֙ דִּמְעָתִ֔י חֶשְׁבּ֖וֹן וְאֶלְעָלֵ֑ה כִּ֧י עַל־קֵיצֵ֛ךְ וְעַל־קְצִירֵ֖ךְ הֵידָ֥ד נָפָֽל׃<text:s/></text:span><text:span text:style-name="T1056">‬</text:span>‬‬<text:span text:style-name="T1057">10</text:span><text:span text:style-name="T1058"> וְנֶאֱסַ֨ף שִׂמְחָ֤ה וָגִיל֙ מִן־הַכַּרְמֶ֔ל וּבַכְּרָמִ֥ים לֹֽא־יְרֻנָּ֖ן לֹ֣א יְרֹעָ֑ע יַ֗יִן בַּיְקָבִ֛ים לֹֽא־יִדְרֹ֥ךְ הַדֹּרֵ֖ךְ הֵידָ֥ד הִשְׁבַּֽתִּי׃<text:s/></text:span><text:span text:style-name="T1059">‬</text:span>‬‬<text:span text:style-name="T1060">11</text:span><text:span text:style-name="T1061"> עַל־כֵּן֙ מֵעַ֣י לְמוֹאָ֔ב כַּכִּנּ֖וֹר יֶֽהֱמ֑וּ וְקִרְבִּ֖י לְקִ֥יר חָֽרֶשׂ׃<text:s/></text:span><text:span text:style-name="T1062">‬</text:span>‬‬<text:span text:style-name="T1063">12</text:span><text:span text:style-name="T1064"> וְהָיָ֧ה כִֽי־נִרְאָ֛ה כִּֽי־נִלְאָ֥ה מוֹאָ֖ב עַל־הַבָּמָ֑ה וּבָ֧א אֶל־מִקְדָּשׁ֛וֹ לְהִתְפַּלֵּ֖ל וְלֹ֥א יוּכָֽל׃<text:s/></text:span><text:span text:style-name="T1065">‬</text:span>‬‬<text:span text:style-name="T1066">13</text:span><text:span text:style-name="T1067"> זֶ֣ה הַדָּבָ֗ר אֲשֶׁ֨ר דִּבֶּ֧ר יְהוָ֛ה אֶל־מוֹאָ֖ב מֵאָֽז׃<text:s/></text:span><text:span text:style-name="T1068">‬</text:span>‬‬<text:span text:style-name="T1069">14</text:span><text:span text:style-name="T1070"> וְעַתָּ֗ה דִּבֶּ֣ר יְהוָה֮ לֵאמֹר֒ בְּשָׁלֹ֤שׁ שָׁנִים֙ כִּשְׁנֵ֣י שָׂכִ֔יר וְנִקְלָה֙ כְּב֣וֹד מוֹאָ֔ב בְּכֹ֖ל הֶהָמ֣וֹן הָרָ֑ב וּשְׁאָ֥ר מְעַ֛ט מִזְעָ֖ר ל֥וֹא כַבִּֽיר׃</text:span><text:span text:style-name="T1071"><text:s/>ס<text:s/></text:span><text:span text:style-name="T1072">‬</text:span>‬‬‬‬‬‬‬‬‬‬‬‬‬‬‬</text:p>
      </text:section>
      <text:section text:name="Sect16" text:style-name="S16">
        <text:p text:style-name="P1073">Isaiah 17</text:p>
        <text:p text:style-name="P1074"><text:span text:style-name="T1075">1</text:span><text:span text:style-name="T1076"> מַשָּׂ֖א דַּמָּ֑שֶׂק הִנֵּ֤ה דַמֶּ֙שֶׂק֙ מוּסָ֣ר מֵעִ֔יר וְהָיְתָ֖ה מְעִ֥י מַפָּלָֽה׃<text:s/></text:span><text:span text:style-name="T1077">‬</text:span>‬‬‬‬<text:span text:style-name="T1078">2</text:span><text:span text:style-name="T1079"> עֲזֻב֖וֹת עָרֵ֣י עֲרֹעֵ֑ר לַעֲדָרִ֣ים תִּֽהְיֶ֔ינָה וְרָבְצ֖וּ וְאֵ֥ין מַחֲרִֽיד׃<text:s/></text:span><text:span text:style-name="T1080">‬</text:span>‬‬<text:span text:style-name="T1081">3</text:span><text:span text:style-name="T1082"> וְנִשְׁבַּ֤ת מִבְצָר֙ מֵֽאֶפְרַ֔יִם וּמַמְלָכָ֥ה מִדַּמֶּ֖שֶׂק וּשְׁאָ֣ר אֲרָ֑ם כִּכְב֤וֹד בְּנֵֽי־יִשְׂרָאֵל֙ יִֽהְי֔וּ נְאֻ֖ם יְהוָ֥ה צְבָאֽוֹת׃</text:span><text:span text:style-name="T1083"><text:s/>ס<text:s/></text:span><text:span text:style-name="T1084">‬</text:span>‬‬<text:span text:style-name="T1085">4</text:span><text:span text:style-name="T1086"> וְהָיָה֙ בַּיּ֣וֹם הַה֔וּא יִדַּ֖ל כְּב֣וֹד יַעֲקֹ֑ב וּמִשְׁמַ֥ן בְּשָׂר֖וֹ יֵרָזֶֽה׃<text:s/></text:span><text:span text:style-name="T1087">‬</text:span>‬‬<text:span text:style-name="T1088">5</text:span><text:span text:style-name="T1089"> וְהָיָ֗ה כֶּֽאֱסֹף֙ קָצִ֣יר קָמָ֔ה וּזְרֹע֖וֹ שִׁבֳּלִ֣ים יִקְצ֑וֹר וְהָיָ֛ה כִּמְלַקֵּ֥ט שִׁבֳּלִ֖ים בְּעֵ֥מֶק רְפָאִֽים׃<text:s/></text:span><text:span text:style-name="T1090">‬</text:span>‬‬<text:span text:style-name="T1091">6</text:span><text:span text:style-name="T1092"> וְנִשְׁאַר־בּ֤וֹ עֽוֹלֵלֹת֙ כְּנֹ֣קֶף זַ֔יִת שְׁנַ֧יִם שְׁלֹשָׁ֛ה גַּרְגְּרִ֖ים בְּרֹ֣אשׁ אָמִ֑יר אַרְבָּעָ֣ה חֲמִשָּׁ֗ה בִּסְעִפֶ֙יהָ֙ פֹּֽרִיָּ֔ה נְאֻם־יְהוָ֖ה אֱלֹהֵ֥י יִשְׂרָאֵֽל׃</text:span><text:span text:style-name="T1093"><text:s/>ס<text:s/></text:span><text:span text:style-name="T1094">‬</text:span>‬‬<text:span text:style-name="T1095">7</text:span><text:span text:style-name="T1096"> בַּיּ֣וֹם הַה֔וּא יִשְׁעֶ֥ה הָאָדָ֖ם עַל־עֹשֵׂ֑הוּ וְעֵינָ֕יו אֶל־קְד֥וֹשׁ יִשְׂרָאֵ֖ל תִּרְאֶֽינָה׃<text:s/></text:span><text:span text:style-name="T1097">‬</text:span>‬‬<text:span text:style-name="T1098">8</text:span><text:span text:style-name="T1099"> וְלֹ֣א יִשְׁעֶ֔ה אֶל־הַֽמִּזְבְּח֖וֹת מַעֲשֵׂ֣ה יָדָ֑יו וַאֲשֶׁ֨ר עָשׂ֤וּ אֶצְבְּעֹתָיו֙ לֹ֣א יִרְאֶ֔ה וְהָאֲשֵׁרִ֖ים וְהָחַמָּנִֽים׃<text:s/></text:span><text:span text:style-name="T1100">‬</text:span>‬‬<text:span text:style-name="T1101">9</text:span><text:span text:style-name="T1102"> בַּיּ֨וֹם הַה֜וּא יִהְי֣וּ ׀ עָרֵ֣י מָעֻזּ֗וֹ כַּעֲזוּבַ֤ת הַחֹ֙רֶשׁ֙ וְהָ֣אָמִ֔יר אֲשֶׁ֣ר עָזְב֔וּ מִפְּנֵ֖י בְּנֵ֣י יִשְׂרָאֵ֑ל וְהָיְתָ֖ה שְׁמָמָֽה׃<text:s/></text:span><text:span text:style-name="T1103">‬</text:span>‬‬<text:span text:style-name="T1104">10</text:span><text:span text:style-name="T1105"> כִּ֤י שָׁכַ֙חַתְּ֙ אֱלֹהֵ֣י יִשְׁעֵ֔ךְ וְצ֥וּר מָעֻזֵּ֖ךְ לֹ֣א זָכָ֑רְתְּ עַל־כֵּ֗ן תִּטְּעִי֙ נִטְעֵ֣י נַעֲמָנִ֔ים וּזְמֹ֥רַת זָ֖ר תִּזְרָעֶֽנּוּ׃<text:s/></text:span><text:span text:style-name="T1106">‬</text:span>‬‬<text:span text:style-name="T1107">11</text:span><text:span text:style-name="T1108"> בְּי֤וֹם נִטְעֵךְ֙ תְּשַׂגְשֵׂ֔גִי וּבַבֹּ֖קֶר זַרְעֵ֣ךְ תַּפְרִ֑יחִי נֵ֥ד קָצִ֛יר בְּי֥וֹם נַחֲלָ֖ה וּכְאֵ֥ב אָנֽוּשׁ׃</text:span><text:span text:style-name="T1109"><text:s/>ס<text:s/></text:span><text:span text:style-name="T1110">‬</text:span>‬‬<text:span text:style-name="T1111">12</text:span><text:span text:style-name="T1112"> ה֗וֹי הֲמוֹן֙ עַמִּ֣ים רַבִּ֔ים כַּהֲמ֥וֹת יַמִּ֖ים<text:s/></text:span><text:soft-page-break/><text:span text:style-name="T1113">יֶהֱמָי֑וּן וּשְׁא֣וֹן לְאֻמִּ֔ים כִּשְׁא֛וֹן מַ֥יִם כַּבִּירִ֖ים יִשָּׁאֽוּן׃<text:s/></text:span><text:span text:style-name="T1114">‬</text:span>‬‬<text:span text:style-name="T1115">13</text:span><text:span text:style-name="T1116"> לְאֻמִּ֗ים כִּשְׁא֞וֹן מַ֤יִם רַבִּים֙ יִשָּׁא֔וּן וְגָ֥עַר בּ֖וֹ וְנָ֣ס מִמֶּרְחָ֑ק וְרֻדַּ֗ף כְּמֹ֤ץ הָרִים֙ לִפְנֵי־ר֔וּחַ וּכְגַלְגַּ֖ל לִפְנֵ֥י סוּפָֽה׃<text:s/></text:span><text:span text:style-name="T1117">‬</text:span>‬‬<text:span text:style-name="T1118">14</text:span><text:span text:style-name="T1119"> לְעֵ֥ת עֶ֙רֶב֙ וְהִנֵּ֣ה בַלָּהָ֔ה בְּטֶ֥רֶם בֹּ֖קֶר אֵינֶ֑נּוּ זֶ֚ה חֵ֣לֶק שׁוֹסֵ֔ינוּ וְגוֹרָ֖ל לְבֹזְזֵֽינוּ׃</text:span><text:span text:style-name="T1120"><text:s/>ס<text:s/></text:span><text:span text:style-name="T1121">‬</text:span>‬‬‬‬‬‬‬‬‬‬‬‬‬‬‬</text:p>
      </text:section>
      <text:section text:name="Sect17" text:style-name="S17">
        <text:p text:style-name="P1122">Isaiah 18</text:p>
        <text:p text:style-name="P1123"><text:span text:style-name="T1124">1</text:span><text:span text:style-name="T1125"> ה֥וֹי אֶ֖רֶץ צִלְצַ֣ל כְּנָפָ֑יִם אֲשֶׁ֥ר מֵעֵ֖בֶר לְנַֽהֲרֵי־כֽוּשׁ׃<text:s/></text:span><text:span text:style-name="T1126">2</text:span><text:span text:style-name="T1127"> הַשֹּׁלֵ֨חַ בַּיָּ֜ם צִירִ֗ים וּבִכְלֵי־גֹמֶא֮ עַל־פְּנֵי־מַיִם֒ לְכ֣וּ ׀ מַלְאָכִ֣ים קַלִּ֗ים אֶל־גּוֹי֙ מְמֻשָּׁ֣ךְ וּמוֹרָ֔ט אֶל־עַ֥ם נוֹרָ֖א מִן־ה֣וּא וָהָ֑לְאָה גּ֚וֹי קַו־קָ֣ו וּמְבוּסָ֔ה אֲשֶׁר־בָּזְא֥וּ נְהָרִ֖ים אַרְצֽוֹ׃<text:s/></text:span><text:span text:style-name="T1128">‬</text:span>‬‬<text:span text:style-name="T1129">3</text:span><text:span text:style-name="T1130"> כָּל־יֹשְׁבֵ֥י תֵבֵ֖ל וְשֹׁ֣כְנֵי אָ֑רֶץ כִּנְשֹׂא־נֵ֤ס הָרִים֙ תִּרְא֔וּ וְכִתְקֹ֥עַ שׁוֹפָ֖ר תִּשְׁמָֽעוּ׃</text:span><text:span text:style-name="T1131"><text:s/>ס<text:s/></text:span><text:span text:style-name="T1132">‬</text:span>‬‬<text:span text:style-name="T1133">4</text:span><text:span text:style-name="T1134"> כִּי֩ כֹ֨ה אָמַ֤ר יְהוָה֙ אֵלַ֔י *אשקוטה **אֶשְׁקֳטָ֖ה וְאַבִּ֣יטָה בִמְכוֹנִ֑י כְּחֹ֥ם צַח֙ עֲלֵי־א֔וֹר כְּעָ֥ב טַ֖ל בְּחֹ֥ם קָצִֽיר׃<text:s/></text:span><text:span text:style-name="T1135">‬</text:span>‬‬<text:span text:style-name="T1136">5</text:span><text:span text:style-name="T1137"> כִּֽי־לִפְנֵ֤י קָצִיר֙ כְּתָם־פֶּ֔רַח וּבֹ֥סֶר גֹּמֵ֖ל יִֽהְיֶ֣ה נִצָּ֑ה וְכָרַ֤ת הַזַּלְזַלִּים֙ בַּמַּזְמֵר֔וֹת וְאֶת־הַנְּטִישׁ֖וֹת הֵסִ֥יר הֵתַֽז׃<text:s/></text:span><text:span text:style-name="T1138">‬</text:span>‬‬<text:span text:style-name="T1139">6</text:span><text:span text:style-name="T1140"> יֵעָזְב֤וּ יַחְדָּו֙ לְעֵ֣יט הָרִ֔ים וּֽלְבֶהֱמַ֖ת הָאָ֑רֶץ וְקָ֤ץ עָלָיו֙ הָעַ֔יִט וְכָל־בֶּהֱמַ֥ת הָאָ֖רֶץ עָלָ֥יו תֶּחֱרָֽף׃<text:s/></text:span><text:span text:style-name="T1141">‬</text:span>‬‬<text:span text:style-name="T1142">7</text:span><text:span text:style-name="T1143"> בָּעֵת֩ הַהִ֨יא יֽוּבַל־שַׁ֜י לַיהוָ֣ה צְבָא֗וֹת עַ֚ם מְמֻשָּׁ֣ךְ וּמוֹרָ֔ט וּמֵעַ֥ם נוֹרָ֖א מִן־ה֣וּא וָהָ֑לְאָה גּ֣וֹי ׀ קַו־קָ֣ו וּמְבוּסָ֗ה אֲשֶׁ֨ר בָּזְא֤וּ נְהָרִים֙ אַרְצ֔וֹ אֶל־מְק֛וֹם שֵׁם־יְהוָ֥ה צְבָא֖וֹת הַר־צִיּֽוֹן׃</text:span><text:span text:style-name="T1144"><text:s/>ס<text:s/></text:span><text:span text:style-name="T1145">‬</text:span>‬‬‬‬‬‬‬‬</text:p>
        <text:p text:style-name="P1146"><text:span text:style-name="T1147">‬</text:span>‬‬‬‬‬‬</text:p>
      </text:section>
      <text:section text:name="Sect18" text:style-name="S18">
        <text:p text:style-name="P1148">Isaiah 19</text:p>
        <text:p text:style-name="P1149"><text:span text:style-name="T1150">1</text:span><text:span text:style-name="T1151"> מַשָּׂ֖א מִצְרָ֑יִם הִנֵּ֨ה יְהוָ֜ה רֹכֵ֨ב עַל־עָ֥ב קַל֙ וּבָ֣א מִצְרַ֔יִם וְנָע֞וּ אֱלִילֵ֤י מִצְרַ֙יִם֙ מִפָּנָ֔יו וּלְבַ֥ב מִצְרַ֖יִם יִמַּ֥ס בְּקִרְבּֽוֹ׃<text:s/></text:span><text:span text:style-name="T1152">2</text:span><text:span text:style-name="T1153"> וְסִכְסַכְתִּ֤י מִצְרַ֙יִם֙ בְּמִצְרַ֔יִם וְנִלְחֲמ֥וּ אִישׁ־בְּאָחִ֖יו וְאִ֣ישׁ בְּרֵעֵ֑הוּ עִ֣יר בְּעִ֔יר מַמְלָכָ֖ה בְּמַמְלָכָֽה׃<text:s/></text:span><text:span text:style-name="T1154">‬</text:span>‬‬<text:span text:style-name="T1155">3</text:span><text:span text:style-name="T1156"> וְנָבְקָ֤ה רֽוּחַ־מִצְרַ֙יִם֙ בְּקִרְבּ֔וֹ וַעֲצָת֖וֹ אֲבַלֵּ֑עַ וְדָרְשׁ֤וּ אֶל־הָֽאֱלִילִים֙ וְאֶל־הָ֣אִטִּ֔ים וְאֶל־הָאֹב֖וֹת וְאֶל־הַיִּדְּעֹנִֽים׃<text:s/></text:span><text:span text:style-name="T1157">‬</text:span>‬‬<text:span text:style-name="T1158">4</text:span><text:span text:style-name="T1159"> וְסִכַּרְתִּי֙ אֶת־מִצְרַ֔יִם בְּיַ֖ד אֲדֹנִ֣ים קָשֶׁ֑ה וּמֶ֤לֶךְ עַז֙ יִמְשָׁל־בָּ֔ם נְאֻ֥ם הָאָד֖וֹן יְהוָ֥ה צְבָאֽוֹת׃<text:s/></text:span><text:span text:style-name="T1160">‬</text:span>‬‬<text:span text:style-name="T1161">5</text:span><text:span text:style-name="T1162"> וְנִשְּׁתוּ־מַ֖יִם מֵֽהַיָּ֑ם וְנָהָ֖ר יֶחֱרַ֥ב וְיָבֵֽשׁ׃<text:s/></text:span><text:span text:style-name="T1163">‬</text:span>‬‬<text:span text:style-name="T1164">6</text:span><text:span text:style-name="T1165"> וְהֶאֶזְנִ֣יחוּ נְהָר֔וֹת דָּלֲל֥וּ וְחָרְב֖וּ יְאֹרֵ֣י מָצ֑וֹר קָנֶ֥ה וָס֖וּף קָמֵֽלוּ׃<text:s/></text:span><text:span text:style-name="T1166">‬</text:span>‬‬<text:span text:style-name="T1167">7</text:span><text:span text:style-name="T1168"> עָר֥וֹת עַל־יְא֖וֹר עַל־פִּ֣י יְא֑וֹר וְכֹל֙ מִזְרַ֣ע יְא֔וֹר יִיבַ֥שׁ נִדַּ֖ף וְאֵינֶֽנּוּ׃<text:s/></text:span><text:span text:style-name="T1169">‬</text:span>‬‬<text:span text:style-name="T1170">8</text:span><text:span text:style-name="T1171"> וְאָנוּ֙ הַדַּיָּגִ֔ים וְאָ֣בְל֔וּ כָּל־מַשְׁלִיכֵ֥י בַיְא֖וֹר חַכָּ֑ה וּפֹרְשֵׂ֥י מִכְמֹ֛רֶת עַל־פְּנֵי־מַ֖יִם אֻמְלָֽלוּ׃<text:s/></text:span><text:span text:style-name="T1172">‬</text:span>‬‬<text:span text:style-name="T1173">9</text:span><text:span text:style-name="T1174"> וּבֹ֛שׁוּ עֹבְדֵ֥י פִשְׁתִּ֖ים שְׂרִיק֑וֹת וְאֹרְגִ֖ים חוֹרָֽי׃<text:s/></text:span><text:span text:style-name="T1175">‬</text:span>‬‬<text:span text:style-name="T1176">10</text:span><text:span text:style-name="T1177"> וְהָי֥וּ שָׁתֹתֶ֖יהָ מְדֻכָּאִ֑ים כָּל־עֹ֥שֵׂי שֶׂ֖כֶר אַגְמֵי־נָֽפֶשׁ׃<text:s/></text:span><text:span text:style-name="T1178">‬</text:span>‬‬<text:span text:style-name="T1179">11</text:span><text:span text:style-name="T1180"> אַךְ־אֱוִלִים֙ שָׂ֣רֵי צֹ֔עַן חַכְמֵי֙ יֹעֲצֵ֣י פַרְעֹ֔ה עֵצָ֖ה נִבְעָרָ֑ה אֵ֚יךְ תֹּאמְר֣וּ אֶל־פַּרְעֹ֔ה בֶּן־חֲכָמִ֥ים אֲנִ֖י בֶּן־מַלְכֵי־קֶֽדֶם׃<text:s/></text:span><text:span text:style-name="T1181">‬</text:span>‬‬<text:span text:style-name="T1182">12</text:span><text:span text:style-name="T1183"> אַיָּם֙ אֵפ֣וֹא חֲכָמֶ֔יךָ וְיַגִּ֥ידוּ נָ֖א לָ֑ךְ וְיֵ֣דְע֔וּ מַה־יָּעַ֛ץ יְהוָ֥ה צְבָא֖וֹת עַל־מִצְרָֽיִם׃<text:s/></text:span><text:span text:style-name="T1184">‬</text:span>‬‬<text:span text:style-name="T1185">13</text:span><text:span text:style-name="T1186"> נֽוֹאֲלוּ֙ שָׂ֣רֵי צֹ֔עַן נִשְּׁא֖וּ שָׂ֣רֵי נֹ֑ף הִתְע֥וּ אֶת־מִצְרַ֖יִם פִּנַּ֥ת שְׁבָטֶֽיהָ׃<text:s/></text:span><text:span text:style-name="T1187">‬</text:span>‬‬<text:span text:style-name="T1188">14</text:span><text:span text:style-name="T1189"> יְהוָ֛ה מָסַ֥ךְ בְּקִרְבָּ֖הּ ר֣וּחַ עִוְעִ֑ים וְהִתְע֤וּ אֶת־מִצְרַ֙יִם֙ בְּכָֽל־מַעֲשֵׂ֔הוּ כְּהִתָּע֥וֹת שִׁכּ֖וֹר<text:s/></text:span><text:soft-page-break/><text:span text:style-name="T1190">בְּקִיאֽוֹ׃<text:s/></text:span><text:span text:style-name="T1191">‬</text:span>‬‬<text:span text:style-name="T1192">15</text:span><text:span text:style-name="T1193"> וְלֹֽא־יִהְיֶ֥ה לְמִצְרַ֖יִם מַֽעֲשֶׂ֑ה אֲשֶׁ֧ר יַעֲשֶׂ֛ה רֹ֥אשׁ וְזָנָ֖ב כִּפָּ֥ה וְאַגְמֽוֹן׃</text:span><text:span text:style-name="T1194"><text:s/>ס<text:s/></text:span><text:span text:style-name="T1195">‬</text:span>‬‬<text:span text:style-name="T1196">16</text:span><text:span text:style-name="T1197"> בַּיּ֣וֹם הַה֔וּא יִֽהְיֶ֥ה מִצְרַ֖יִם כַּנָּשִׁ֑ים וְחָרַ֣ד ׀ וּפָחַ֗ד מִפְּנֵי֙ תְּנוּפַת֙ יַד־יְהוָ֣ה צְבָא֔וֹת אֲשֶׁר־ה֖וּא מֵנִ֥יף עָלָֽיו׃<text:s/></text:span><text:span text:style-name="T1198">‬</text:span>‬‬<text:span text:style-name="T1199">17</text:span><text:span text:style-name="T1200"> וְ֠הָיְתָה אַדְמַ֨ת יְהוּדָ֤ה לְמִצְרַ֙יִם֙ לְחָגָּ֔א כֹּל֩ אֲשֶׁ֨ר יַזְכִּ֥יר אֹתָ֛הּ אֵלָ֖יו יִפְחָ֑ד מִפְּנֵ֗י עֲצַת֙ יְהוָ֣ה צְבָא֔וֹת אֲשֶׁר־ה֖וּא יוֹעֵ֥ץ עָלָֽיו׃</text:span><text:span text:style-name="T1201"><text:s/>ס<text:s/></text:span><text:span text:style-name="T1202">‬</text:span>‬‬<text:span text:style-name="T1203">18</text:span><text:span text:style-name="T1204"> בַּיּ֣וֹם הַה֡וּא יִהְיוּ֩ חָמֵ֨שׁ עָרִ֜ים בְּאֶ֣רֶץ מִצְרַ֗יִם מְדַבְּרוֹת֙ שְׂפַ֣ת כְּנַ֔עַן וְנִשְׁבָּע֖וֹת לַיהוָ֣ה צְבָא֑וֹת עִ֣יר הַהֶ֔רֶס יֵאָמֵ֖ר לְאֶחָֽת׃</text:span><text:span text:style-name="T1205"><text:s/>ס<text:s/></text:span><text:span text:style-name="T1206">‬</text:span>‬‬<text:span text:style-name="T1207">19</text:span><text:span text:style-name="T1208"> בַּיּ֣וֹם הַה֗וּא יִֽהְיֶ֤ה מִזְבֵּ֙חַ֙ לַֽיהוָ֔ה בְּת֖וֹךְ אֶ֣רֶץ מִצְרָ֑יִם וּמַצֵּבָ֥ה אֵֽצֶל־גְּבוּלָ֖הּ לַֽיהוָֽה׃<text:s/></text:span><text:span text:style-name="T1209">‬</text:span>‬‬<text:span text:style-name="T1210">20</text:span><text:span text:style-name="T1211"> וְהָיָ֨ה לְא֥וֹת וּלְעֵ֛ד לַֽיהוָ֥ה צְבָא֖וֹת בְּאֶ֣רֶץ מִצְרָ֑יִם כִּֽי־יִצְעֲק֤וּ אֶל־יְהוָה֙ מִפְּנֵ֣י לֹֽחֲצִ֔ים וְיִשְׁלַ֥ח לָהֶ֛ם מוֹשִׁ֥יעַ וָרָ֖ב וְהִצִּילָֽם׃<text:s/></text:span><text:span text:style-name="T1212">‬</text:span>‬‬<text:span text:style-name="T1213">21</text:span><text:span text:style-name="T1214"> וְנוֹדַ֤ע יְהוָה֙ לְמִצְרַ֔יִם וְיָדְע֥וּ מִצְרַ֛יִם אֶת־יְהוָ֖ה בַּיּ֣וֹם הַה֑וּא וְעָֽבְדוּ֙ זֶ֣בַח וּמִנְחָ֔ה וְנָדְרוּ־נֵ֥דֶר לַֽיהוָ֖ה וְשִׁלֵּֽמוּ׃<text:s/></text:span><text:span text:style-name="T1215">‬</text:span>‬‬<text:span text:style-name="T1216">22</text:span><text:span text:style-name="T1217"> וְנָגַ֧ף יְהוָ֛ה אֶת־מִצְרַ֖יִם נָגֹ֣ף וְרָפ֑וֹא וְשָׁ֙בוּ֙ עַד־יְהוָ֔ה וְנֶעְתַּ֥ר לָהֶ֖ם וּרְפָאָֽם׃<text:s/></text:span><text:span text:style-name="T1218">‬</text:span>‬‬<text:span text:style-name="T1219">23</text:span><text:span text:style-name="T1220"> בַּיּ֣וֹם הַה֗וּא תִּהְיֶ֨ה מְסִלָּ֤ה מִמִּצְרַ֙יִם֙ אַשּׁ֔וּרָה וּבָֽא־אַשּׁ֥וּר בְּמִצְרַ֖יִם וּמִצְרַ֣יִם בְּאַשּׁ֑וּר וְעָבְד֥וּ מִצְרַ֖יִם אֶת־אַשּֽׁוּר׃</text:span><text:span text:style-name="T1221"><text:s/>ס<text:s/></text:span><text:span text:style-name="T1222">‬</text:span>‬‬<text:span text:style-name="T1223">24</text:span><text:span text:style-name="T1224"> בַּיּ֣וֹם הַה֗וּא יִהְיֶ֤ה יִשְׂרָאֵל֙ שְׁלִ֣ישִׁיָּ֔ה לְמִצְרַ֖יִם וּלְאַשּׁ֑וּר בְּרָכָ֖ה בְּקֶ֥רֶב הָאָֽרֶץ׃<text:s/></text:span><text:span text:style-name="T1225">‬</text:span>‬‬<text:span text:style-name="T1226">25</text:span><text:span text:style-name="T1227"> אֲשֶׁ֧ר בֵּרֲכ֛וֹ יְהוָ֥ה צְבָא֖וֹת לֵאמֹ֑ר בָּר֨וּךְ עַמִּ֜י מִצְרַ֗יִם וּמַעֲשֵׂ֤ה יָדַי֙ אַשּׁ֔וּר וְנַחֲלָתִ֖י יִשְׂרָאֵֽל׃</text:span><text:span text:style-name="T1228"><text:s/>ס<text:s/></text:span><text:span text:style-name="T1229">‬</text:span>‬‬‬‬‬‬‬‬‬‬‬‬‬‬‬‬‬‬‬‬‬‬‬‬‬‬</text:p>
      </text:section>
      <text:section text:name="Sect19" text:style-name="S19">
        <text:p text:style-name="P1230">Isaiah 20</text:p>
        <text:p text:style-name="P1231"><text:span text:style-name="T1232">1</text:span><text:span text:style-name="T1233"> בִּשְׁנַ֨ת בֹּ֤א תַרְתָּן֙ אַשְׁדּ֔וֹדָה בִּשְׁלֹ֣ח אֹת֔וֹ סַֽרְג֖וֹן מֶ֣לֶךְ אַשּׁ֑וּר וַיִּלָּ֥חֶם בְּאַשְׁדּ֖וֹד וַֽיִּלְכְּדָֽהּ׃<text:s/></text:span><text:span text:style-name="T1234">2</text:span><text:span text:style-name="T1235"> בָּעֵ֣ת הַהִ֗יא דִּבֶּ֣ר יְהוָה֮ בְּיַ֣ד יְשַׁעְיָ֣הוּ בֶן־אָמוֹץ֮ לֵאמֹר֒ לֵ֗ךְ וּפִתַּחְתָּ֤ הַשַּׂק֙ מֵעַ֣ל מָתְנֶ֔יךָ וְנַעַלְךָ֥ תַחֲלֹ֖ץ מֵעַ֣ל רַגְלֶ֑יךָ וַיַּ֣עַשׂ כֵּ֔ן הָלֹ֖ךְ עָר֥וֹם וְיָחֵֽף׃</text:span><text:span text:style-name="T1236"><text:s/>ס<text:s/></text:span><text:span text:style-name="T1237">‬</text:span>‬‬<text:span text:style-name="T1238">3</text:span><text:span text:style-name="T1239"> וַיֹּ֣אמֶר יְהוָ֔ה כַּאֲשֶׁ֥ר הָלַ֛ךְ עַבְדִּ֥י יְשַׁעְיָ֖הוּ עָר֣וֹם וְיָחֵ֑ף שָׁלֹ֤שׁ שָׁנִים֙ א֣וֹת וּמוֹפֵ֔ת עַל־מִצְרַ֖יִם וְעַל־כּֽוּשׁ׃<text:s/></text:span><text:span text:style-name="T1240">‬</text:span>‬‬<text:span text:style-name="T1241">4</text:span><text:span text:style-name="T1242"> כֵּ֣ן יִנְהַ֣ג מֶֽלֶךְ־אַ֠שּׁוּר אֶת־שְׁבִ֨י מִצְרַ֜יִם וְאֶת־גָּל֥וּת כּ֛וּשׁ נְעָרִ֥ים וּזְקֵנִ֖ים עָר֣וֹם וְיָחֵ֑ף וַחֲשׂוּפַ֥י שֵׁ֖ת עֶרְוַ֥ת מִצְרָֽיִם׃<text:s/></text:span><text:span text:style-name="T1243">‬</text:span>‬‬<text:span text:style-name="T1244">5</text:span><text:span text:style-name="T1245"> וְחַתּ֖וּ וָבֹ֑שׁוּ מִכּוּשׁ֙ מַבָּטָ֔ם וּמִן־מִצְרַ֖יִם תִּפְאַרְתָּֽם׃<text:s/></text:span><text:span text:style-name="T1246">‬</text:span>‬‬<text:span text:style-name="T1247">6</text:span><text:span text:style-name="T1248"> וְ֠אָמַר יֹשֵׁ֨ב הָאִ֣י הַזֶּה֮ בַּיּ֣וֹם הַהוּא֒ הִנֵּה־כֹ֣ה מַבָּטֵ֗נוּ אֲשֶׁר־נַ֤סְנוּ שָׁם֙ לְעֶזְרָ֔ה לְהִ֨נָּצֵ֔ל מִפְּנֵ֖י מֶ֣לֶךְ אַשּׁ֑וּר וְאֵ֖יךְ נִמָּלֵ֥ט אֲנָֽחְנוּ׃</text:span><text:span text:style-name="T1249"><text:s/>ס<text:s/></text:span><text:span text:style-name="T1250">‬</text:span>‬‬‬‬‬‬‬</text:p>
      </text:section>
      <text:section text:name="Sect20" text:style-name="S20">
        <text:p text:style-name="P1251">Isaiah 21</text:p>
        <text:p text:style-name="P1252"><text:span text:style-name="T1253">1</text:span><text:span text:style-name="T1254"> מַשָּׂ֖א מִדְבַּר־יָ֑ם כְּסוּפ֤וֹת בַּנֶּ֙גֶב֙ לַֽחֲלֹ֔ף מִמִּדְבָּ֣ר בָּ֔א מֵאֶ֖רֶץ נוֹרָאָֽה׃<text:s/></text:span><text:span text:style-name="T1255">2</text:span><text:span text:style-name="T1256"> חָז֥וּת קָשָׁ֖ה הֻגַּד־לִ֑י הַבּוֹגֵ֤ד ׀ בּוֹגֵד֙ וְהַשּׁוֹדֵ֣ד ׀ שׁוֹדֵ֔ד עֲלִ֤י עֵילָם֙ צוּרִ֣י מָדַ֔י כָּל־אַנְחָתָ֖ה הִשְׁבַּֽתִּי׃<text:s/></text:span><text:span text:style-name="T1257">‬</text:span>‬‬<text:span text:style-name="T1258">3</text:span><text:span text:style-name="T1259"> עַל־כֵּ֗ן מָלְא֤וּ מָתְנַי֙ חַלְחָלָ֔ה צִירִ֣ים אֲחָז֔וּנִי כְּצִירֵ֖י יֽוֹלֵדָ֑ה נַעֲוֵ֣יתִי מִשְּׁמֹ֔עַ נִבְהַ֖לְתִּי<text:s/></text:span><text:soft-page-break/><text:span text:style-name="T1260">מֵרְאֽוֹת׃<text:s/></text:span><text:span text:style-name="T1261">‬</text:span>‬‬<text:span text:style-name="T1262">4</text:span><text:span text:style-name="T1263"> תָּעָ֣ה לְבָבִ֔י פַּלָּצ֖וּת בִּֽעֲתָ֑תְנִי אֵ֚ת נֶ֣שֶׁף חִשְׁקִ֔י שָׂ֥ם לִ֖י לַחֲרָדָֽה׃<text:s/></text:span><text:span text:style-name="T1264">‬</text:span>‬‬<text:span text:style-name="T1265">5</text:span><text:span text:style-name="T1266"> עָרֹ֧ךְ הַשֻּׁלְחָ֛ן צָפֹ֥ה הַצָּפִ֖ית אָכ֣וֹל שָׁתֹ֑ה ק֥וּמוּ הַשָּׂרִ֖ים מִשְׁח֥וּ מָגֵֽן׃<text:s/></text:span><text:span text:style-name="T1267">פ<text:s/></text:span><text:span text:style-name="T1268">‬</text:span>‬‬‬‬‬‬</text:p>
        <text:p text:style-name="P1269"><text:span text:style-name="T1270">6</text:span><text:span text:style-name="T1271"> כִּ֣י כֹ֥ה אָמַ֛ר אֵלַ֖י אֲדֹנָ֑י לֵ֚ךְ הַעֲמֵ֣ד הַֽמְצַפֶּ֔ה אֲשֶׁ֥ר יִרְאֶ֖ה יַגִּֽיד׃<text:s/></text:span><text:span text:style-name="T1272">‬</text:span>‬‬<text:span text:style-name="T1273">7</text:span><text:span text:style-name="T1274"> וְרָ֣אָה רֶ֗כֶב צֶ֚מֶד פָּֽרָשִׁ֔ים רֶ֥כֶב חֲמ֖וֹר רֶ֣כֶב גָּמָ֑ל וְהִקְשִׁ֥יב קֶ֖שֶׁב רַב־קָֽשֶׁב׃<text:s/></text:span><text:span text:style-name="T1275">‬</text:span>‬‬<text:span text:style-name="T1276">8</text:span><text:span text:style-name="T1277"> וַיִּקְרָ֖א אַרְיֵ֑ה עַל־מִצְפֶּ֣ה ׀ אֲדֹנָ֗י אָנֹכִ֞י עֹמֵ֤ד תָּמִיד֙ יוֹמָ֔ם וְעַל־מִ֨שְׁמַרְתִּ֔י אָנֹכִ֥י נִצָּ֖ב כָּל־הַלֵּילֽוֹת׃<text:s/></text:span><text:span text:style-name="T1278">‬</text:span>‬‬<text:span text:style-name="T1279">9</text:span><text:span text:style-name="T1280"> וְהִנֵּה־זֶ֥ה בָא֙ רֶ֣כֶב אִ֔ישׁ צֶ֖מֶד פָּֽרָשִׁ֑ים וַיַּ֣עַן וַיֹּ֗אמֶר נָפְלָ֤ה נָֽפְלָה֙ בָּבֶ֔ל וְכָל־פְּסִילֵ֥י אֱלֹהֶ֖יהָ שִׁבַּ֥ר לָאָֽרֶץ׃<text:s/></text:span><text:span text:style-name="T1281">‬</text:span>‬‬<text:span text:style-name="T1282">10</text:span><text:span text:style-name="T1283"> מְדֻשָׁתִ֖י וּבֶן־גָּרְנִ֑י אֲשֶׁ֣ר שָׁמַ֗עְתִּי מֵאֵ֨ת יְהוָ֧ה צְבָא֛וֹת אֱלֹהֵ֥י יִשְׂרָאֵ֖ל הִגַּ֥דְתִּי לָכֶֽם׃</text:span><text:span text:style-name="T1284"><text:s/>ס<text:s/></text:span><text:span text:style-name="T1285">‬</text:span>‬‬<text:span text:style-name="T1286">11</text:span><text:span text:style-name="T1287"> מַשָּׂ֖א דּוּמָ֑ה אֵלַי֙ קֹרֵ֣א מִשֵּׂעִ֔יר שֹׁמֵר֙ מַה־מִלַּ֔יְלָה שֹׁמֵ֖ר מַה־מִלֵּֽיל׃<text:s/></text:span><text:span text:style-name="T1288">‬</text:span>‬‬<text:span text:style-name="T1289">12</text:span><text:span text:style-name="T1290"> אָמַ֣ר שֹׁמֵ֔ר אָתָ֥ה בֹ֖קֶר וְגַם־לָ֑יְלָה אִם־תִּבְעָי֥וּן בְּעָ֖יוּ שֻׁ֥בוּ אֵתָֽיוּ׃</text:span><text:span text:style-name="T1291"><text:s/>ס<text:s/></text:span><text:span text:style-name="T1292">‬</text:span>‬‬<text:span text:style-name="T1293">13</text:span><text:span text:style-name="T1294"> מַשָּׂ֖א בַּעְרָ֑ב בַּיַּ֤עַר בַּעְרַב֙ תָּלִ֔ינוּ אֹֽרְח֖וֹת דְּדָנִֽים׃<text:s/></text:span><text:span text:style-name="T1295">‬</text:span>‬‬<text:span text:style-name="T1296">14</text:span><text:span text:style-name="T1297"> לִקְרַ֥את צָמֵ֖א הֵתָ֣יוּ מָ֑יִם יֹשְׁבֵי֙ אֶ֣רֶץ תֵּימָ֔א בְּלַחְמ֖וֹ קִדְּמ֥וּ נֹדֵֽד׃<text:s/></text:span><text:span text:style-name="T1298">‬</text:span>‬‬<text:span text:style-name="T1299">15</text:span><text:span text:style-name="T1300"> כִּֽי־מִפְּנֵ֥י חֲרָב֖וֹת נָדָ֑דוּ מִפְּנֵ֣י ׀ חֶ֣רֶב נְטוּשָׁ֗ה וּמִפְּנֵי֙ קֶ֣שֶׁת דְּרוּכָ֔ה וּמִפְּנֵ֖י כֹּ֥בֶד מִלְחָמָֽה׃</text:span><text:span text:style-name="T1301"><text:s/>ס<text:s/></text:span><text:span text:style-name="T1302">‬</text:span>‬‬<text:span text:style-name="T1303">16</text:span><text:span text:style-name="T1304"> כִּי־כֹ֛ה אָמַ֥ר אֲדֹנָ֖י אֵלָ֑י בְּע֤וֹד שָׁנָה֙ כִּשְׁנֵ֣י שָׂכִ֔יר וְכָלָ֖ה כָּל־כְּב֥וֹד קֵדָֽר׃<text:s/></text:span><text:span text:style-name="T1305">‬</text:span>‬‬<text:span text:style-name="T1306">17</text:span><text:span text:style-name="T1307"> וּשְׁאָ֧ר מִסְפַּר־קֶ֛שֶׁת גִּבּוֹרֵ֥י בְנֵֽי־קֵדָ֖ר יִמְעָ֑טוּ כִּ֛י יְהוָ֥ה אֱלֹהֵֽי־יִשְׂרָאֵ֖ל דִּבֵּֽר׃</text:span><text:span text:style-name="T1308"><text:s/>ס<text:s/></text:span><text:span text:style-name="T1309">‬</text:span>‬‬‬‬‬‬‬‬‬‬‬‬‬‬</text:p>
      </text:section>
      <text:section text:name="Sect21" text:style-name="S21">
        <text:p text:style-name="P1310">Isaiah 22</text:p>
        <text:p text:style-name="P1311"><text:span text:style-name="T1312">1</text:span><text:span text:style-name="T1313"> מַשָּׂ֖א גֵּ֣יא חִזָּי֑וֹן מַה־לָּ֣ךְ אֵפ֔וֹא כִּֽי־עָלִ֥ית כֻּלָּ֖ךְ לַגַּגּֽוֹת׃<text:s/></text:span><text:span text:style-name="T1314">2</text:span><text:span text:style-name="T1315"> תְּשֻׁא֣וֹת ׀ מְלֵאָ֗ה עִ֚יר הֽוֹמִיָּ֔ה קִרְיָ֖ה עַלִּיזָ֑ה חֲלָלַ֙יִךְ֙ לֹ֣א חַלְלֵי־חֶ֔רֶב וְלֹ֖א מֵתֵ֥י מִלְחָמָֽה׃<text:s/></text:span><text:span text:style-name="T1316">‬</text:span>‬‬<text:span text:style-name="T1317">3</text:span><text:span text:style-name="T1318"> כָּל־קְצִינַ֥יִךְ נָֽדְדוּ־יַ֖חַד מִקֶּ֣שֶׁת אֻסָּ֑רוּ כָּל־נִמְצָאַ֙יִךְ֙ אֻסְּר֣וּ יַחְדָּ֔ו מֵרָח֖וֹק בָּרָֽחוּ׃<text:s/></text:span><text:span text:style-name="T1319">‬</text:span>‬‬<text:span text:style-name="T1320">4</text:span><text:span text:style-name="T1321"> עַל־כֵּ֥ן אָמַ֛רְתִּי שְׁע֥וּ מִנִּ֖י אֲמָרֵ֣ר בַּבֶּ֑כִי אַל־תָּאִ֣יצוּ לְנַֽחֲמֵ֔נִי עַל־שֹׁ֖ד בַּת־עַמִּֽי׃<text:s/></text:span><text:span text:style-name="T1322">‬</text:span>‬‬<text:span text:style-name="T1323">5</text:span><text:span text:style-name="T1324"> כִּ֣י יוֹם֩ מְהוּמָ֨ה וּמְבוּסָ֜ה וּמְבוּכָ֗ה לַֽאדֹנָ֧י יְהוִ֛ה צְבָא֖וֹת בְּגֵ֣יא חִזָּי֑וֹן מְקַרְקַ֥ר קִ֖ר וְשׁ֥וֹעַ אֶל־הָהָֽר׃<text:s/></text:span><text:span text:style-name="T1325">‬</text:span>‬‬<text:span text:style-name="T1326">6</text:span><text:span text:style-name="T1327"> וְעֵילָם֙ נָשָׂ֣א אַשְׁפָּ֔ה בְּרֶ֥כֶב אָדָ֖ם פָּֽרָשִׁ֑ים וְקִ֥יר עֵרָ֖ה מָגֵֽן׃<text:s/></text:span><text:span text:style-name="T1328">‬</text:span>‬‬<text:span text:style-name="T1329">7</text:span><text:span text:style-name="T1330"> וַיְהִ֥י מִבְחַר־עֲמָקַ֖יִךְ מָ֣לְאוּ רָ֑כֶב וְהַפָּ֣רָשִׁ֔ים שֹׁ֖ת שָׁ֥תוּ הַשָּֽׁעְרָה׃<text:s/></text:span><text:span text:style-name="T1331">‬</text:span>‬‬<text:span text:style-name="T1332">8</text:span><text:span text:style-name="T1333"> וַיְגַ֕ל אֵ֖ת מָסַ֣ךְ יְהוּדָ֑ה וַתַּבֵּט֙ בַּיּ֣וֹם הַה֔וּא אֶל־נֶ֖שֶׁק בֵּ֥ית הַיָּֽעַר׃<text:s/></text:span><text:span text:style-name="T1334">‬</text:span>‬‬<text:span text:style-name="T1335">9</text:span><text:span text:style-name="T1336"> וְאֵ֨ת בְּקִיעֵ֧י עִיר־דָּוִ֛ד רְאִיתֶ֖ם כִּי־רָ֑בּוּ וַֽתְּקַבְּצ֔וּ אֶת־מֵ֥י הַבְּרֵכָ֖ה הַתַּחְתּוֹנָֽה׃<text:s/></text:span><text:span text:style-name="T1337">‬</text:span>‬‬<text:span text:style-name="T1338">10</text:span><text:span text:style-name="T1339"> וְאֶת־בָּתֵּ֥י יְרוּשָׁלַ֖͏ִם סְפַרְתֶּ֑ם וַתִּתְֿצוּ֙ הַבָּ֣תִּ֔ים לְבַצֵּ֖ר הַחוֹמָֽה׃<text:s/></text:span><text:span text:style-name="T1340">‬</text:span>‬‬<text:span text:style-name="T1341">11</text:span><text:span text:style-name="T1342"> וּמִקְוָ֣ה ׀ עֲשִׂיתֶ֗ם בֵּ֚ין הַחֹ֣מֹתַ֔יִם לְמֵ֖י הַבְּרֵכָ֣ה הַיְשָׁנָ֑ה וְלֹ֤א הִבַּטְתֶּם֙ אֶל־עֹשֶׂ֔יהָ וְיֹצְרָ֥הּ מֵֽרָח֖וֹק לֹ֥א רְאִיתֶֽם׃<text:s/></text:span><text:span text:style-name="T1343">‬</text:span>‬‬<text:span text:style-name="T1344">12</text:span><text:span text:style-name="T1345"> וַיִּקְרָ֗א אֲדֹנָ֧י יְהוִ֛ה צְבָא֖וֹת בַּיּ֣וֹם הַה֑וּא לִבְכִי֙ וּלְמִסְפֵּ֔ד וּלְקָרְחָ֖ה וְלַחֲגֹ֥ר שָֽׂק׃<text:s/></text:span><text:span text:style-name="T1346">‬</text:span>‬‬<text:span text:style-name="T1347">13</text:span><text:span text:style-name="T1348"> וְהִנֵּ֣ה ׀ שָׂשׂ֣וֹן וְשִׂמְחָ֗ה הָרֹ֤ג ׀ בָּקָר֙ וְשָׁחֹ֣ט צֹ֔אן אָכֹ֥ל בָּשָׂ֖ר וְשָׁת֣וֹת יָ֑יִן אָכ֣וֹל וְשָׁת֔וֹ כִּ֥י מָחָ֖ר נָמֽוּת׃<text:s/></text:span><text:span text:style-name="T1349">‬</text:span>‬‬<text:span text:style-name="T1350">14</text:span><text:span text:style-name="T1351"> וְנִגְלָ֥ה בְאָזְנָ֖י יְהוָ֣ה צְבָא֑וֹת אִם־יְ֠כֻפַּר הֶעָוֺ֨ן הַזֶּ֤ה לָכֶם֙ עַד־תְּמֻת֔וּן אָמַ֛ר אֲדֹנָ֥י יְהוִ֖ה צְבָאֽוֹת׃<text:s/></text:span><text:span text:style-name="T1352">פ<text:s/></text:span><text:span text:style-name="T1353">‬</text:span>‬‬‬‬‬‬‬‬‬‬‬‬‬‬‬</text:p>
        <text:soft-page-break/>
        <text:p text:style-name="P1354"><text:span text:style-name="T1355">15</text:span><text:span text:style-name="T1356"> כֹּ֥ה אָמַ֛ר אֲדֹנָ֥י יְהוִ֖ה צְבָא֑וֹת לֶךְ־בֹּא֙ אֶל־הַסֹּכֵ֣ן הַזֶּ֔ה עַל־שֶׁבְנָ֖א אֲשֶׁ֥ר עַל־הַבָּֽיִת׃<text:s/></text:span><text:span text:style-name="T1357">‬</text:span>‬‬<text:span text:style-name="T1358">16</text:span><text:span text:style-name="T1359"> מַה־לְּךָ֥ פֹה֙ וּמִ֣י לְךָ֣ פֹ֔ה כִּֽי־חָצַ֧בְתָּ לְּךָ֛ פֹּ֖ה קָ֑בֶר חֹצְבִ֤י מָרוֹם֙ קִבְר֔וֹ חֹקְקִ֥י בַסֶּ֖לַע מִשְׁכָּ֥ן לֽוֹ׃<text:s/></text:span><text:span text:style-name="T1360">‬</text:span>‬‬<text:span text:style-name="T1361">17</text:span><text:span text:style-name="T1362"> הִנֵּ֤ה יְהוָה֙ מְטַלְטֶלְךָ֔ טַלְטֵלָ֖ה גָּ֑בֶר וְעֹטְךָ֖ עָטֹֽה׃<text:s/></text:span><text:span text:style-name="T1363">‬</text:span>‬‬<text:span text:style-name="T1364">18</text:span><text:span text:style-name="T1365"> צָנ֤וֹף יִצְנָפְךָ֙ צְנֵפָ֔ה כַּדּ֕וּר אֶל־אֶ֖רֶץ רַחֲבַ֣ת יָדָ֑יִם שָׁ֣מָּה תָמ֗וּת וְשָׁ֙מָּה֙ מַרְכְּב֣וֹת כְּבוֹדֶ֔ךָ קְל֖וֹן בֵּ֥ית אֲדֹנֶֽיךָ׃<text:s/></text:span><text:span text:style-name="T1366">‬</text:span>‬‬<text:span text:style-name="T1367">19</text:span><text:span text:style-name="T1368"> וַהֲדַפְתִּ֖יךָ מִמַּצָּבֶ֑ךָ וּמִמַּעֲמָֽדְךָ֖ יֶהֶרְסֶֽךָ׃<text:s/></text:span><text:span text:style-name="T1369">‬</text:span>‬‬<text:span text:style-name="T1370">20</text:span><text:span text:style-name="T1371"> וְהָיָ֖ה בַּיּ֣וֹם הַה֑וּא וְקָרָ֣אתִי לְעַבְדִּ֔י לְאֶלְיָקִ֖ים בֶּן־חִלְקִיָּֽהוּ׃<text:s/></text:span><text:span text:style-name="T1372">‬</text:span>‬‬<text:span text:style-name="T1373">21</text:span><text:span text:style-name="T1374"> וְהִלְבַּשְׁתִּ֣יו כֻּתָּנְתֶּ֗ךָ וְאַבְנֵֽטְךָ֙ אֲחַזְּקֶ֔נּוּ וּמֶֽמְשֶׁלְתְּךָ֖ אֶתֵּ֣ן בְּיָד֑וֹ וְהָיָ֥ה לְאָ֛ב לְיוֹשֵׁ֥ב יְרוּשָׁלַ֖͏ִם וּלְבֵ֥ית יְהוּדָֽה׃<text:s/></text:span><text:span text:style-name="T1375">‬</text:span>‬‬<text:span text:style-name="T1376">22</text:span><text:span text:style-name="T1377"> וְנָתַתִּ֛י מַפְתֵּ֥חַ בֵּית־דָּוִ֖ד עַל־שִׁכְמ֑וֹ וּפָתַח֙ וְאֵ֣ין סֹגֵ֔ר וְסָגַ֖ר וְאֵ֥ין פֹּתֵֽחַ׃<text:s/></text:span><text:span text:style-name="T1378">‬</text:span>‬‬<text:span text:style-name="T1379">23</text:span><text:span text:style-name="T1380"> וּתְקַעְתִּ֥יו יָתֵ֖ד בְּמָק֣וֹם נֶאֱמָ֑ן וְהָיָ֛ה לְכִסֵּ֥א כָב֖וֹד לְבֵ֥ית אָבִֽיו׃<text:s/></text:span><text:span text:style-name="T1381">‬</text:span>‬‬<text:span text:style-name="T1382">24</text:span><text:span text:style-name="T1383"> וְתָל֨וּ עָלָ֜יו כֹּ֣ל ׀ כְּב֣וֹד בֵּית־אָבִ֗יו הַצֶּֽאֱצָאִים֙ וְהַצְּפִע֔וֹת כֹּ֖ל כְּלֵ֣י הַקָּטָ֑ן מִכְּלֵי֙ הָֽאַגָּנ֔וֹת וְעַ֖ד כָּל־כְּלֵ֥י הַנְּבָלִֽים׃<text:s/></text:span><text:span text:style-name="T1384">‬</text:span>‬‬<text:span text:style-name="T1385">25</text:span><text:span text:style-name="T1386"> בַּיּ֣וֹם הַה֗וּא נְאֻם֙ יְהוָ֣ה צְבָא֔וֹת תָּמוּשׁ֙ הַיָּתֵ֔ד הַתְּקוּעָ֖ה בְּמָק֣וֹם נֶאֱמָ֑ן וְנִגְדְּעָ֣ה וְנָפְלָ֗ה וְנִכְרַת֙ הַמַּשָּׂ֣א אֲשֶׁר־עָלֶ֔יהָ כִּ֥י יְהוָ֖ה דִּבֵּֽר׃</text:span><text:span text:style-name="T1387"><text:s/>ס<text:s/></text:span><text:span text:style-name="T1388">‬</text:span>‬‬‬‬‬‬‬‬‬‬‬‬‬</text:p>
      </text:section>
      <text:section text:name="Sect22" text:style-name="S22">
        <text:p text:style-name="P1389">Isaiah 23</text:p>
        <text:p text:style-name="P1390"><text:span text:style-name="T1391">1</text:span><text:span text:style-name="T1392"> מַשָּׂ֖א צֹ֑ר הֵילִ֣ילוּ ׀ אֳנִיּ֣וֹת תַּרְשִׁ֗ישׁ כִּֽי־שֻׁדַּ֤ד מִבַּ֙יִת֙ מִבּ֔וֹא מֵאֶ֥רֶץ כִּתִּ֖ים נִגְלָה־לָֽמוֹ׃<text:s/></text:span><text:span text:style-name="T1393">‬</text:span>‬‬‬‬<text:span text:style-name="T1394">2</text:span><text:span text:style-name="T1395"> דֹּ֖מּוּ יֹ֣שְׁבֵי אִ֑י סֹחֵ֥ר צִיד֛וֹן עֹבֵ֥ר יָ֖ם מִלְאֽוּךְ׃<text:s/></text:span><text:span text:style-name="T1396">‬</text:span>‬‬<text:span text:style-name="T1397">3</text:span><text:span text:style-name="T1398"> וּבְמַ֤יִם רַבִּים֙ זֶ֣רַע שִׁחֹ֔ר קְצִ֥יר יְא֖וֹר תְּבֽוּאָתָ֑הּ וַתְּהִ֖י סְחַ֥ר גּוֹיִֽם׃<text:s/></text:span><text:span text:style-name="T1399">‬</text:span>‬‬<text:span text:style-name="T1400">4</text:span><text:span text:style-name="T1401"> בּ֣וֹשִׁי צִיד֔וֹן כִּֽי־אָמַ֣ר יָ֔ם מָע֥וֹז הַיָּ֖ם לֵאמֹ֑ר לֹֽא־חַ֣לְתִּי וְלֹֽא־יָלַ֗דְתִּי וְלֹ֥א גִדַּ֛לְתִּי בַּחוּרִ֖ים רוֹמַ֥מְתִּי בְתוּלֽוֹת׃<text:s/></text:span><text:span text:style-name="T1402">‬</text:span>‬‬<text:span text:style-name="T1403">5</text:span><text:span text:style-name="T1404"> כַּֽאֲשֶׁר־שֵׁ֖מַע לְמִצְרָ֑יִם יָחִ֖ילוּ כְּשֵׁ֥מַע צֹֽר׃<text:s/></text:span><text:span text:style-name="T1405">‬</text:span>‬‬<text:span text:style-name="T1406">6</text:span><text:span text:style-name="T1407"> עִבְר֖וּ תַּרְשִׁ֑ישָׁה הֵילִ֖ילוּ יֹ֥שְׁבֵי אִֽי׃<text:s/></text:span><text:span text:style-name="T1408">‬</text:span>‬‬<text:span text:style-name="T1409">7</text:span><text:span text:style-name="T1410"> הֲזֹ֥את לָכֶ֖ם עַלִּיזָ֑ה מִֽימֵי־קֶ֤דֶם קַדְמָתָהּ֙ יֹבִל֣וּהָ רַגְלֶ֔יהָ מֵֽרָח֖וֹק לָגֽוּר׃<text:s/></text:span><text:span text:style-name="T1411">‬</text:span>‬‬<text:span text:style-name="T1412">8</text:span><text:span text:style-name="T1413"> מִ֚י יָעַ֣ץ זֹ֔את עַל־צֹ֖ר הַמַּֽעֲטִירָ֑ה אֲשֶׁ֤ר סֹחֲרֶ֙יה֙ שָׂרִ֔ים כִּנְעָנֶ֖יהָ נִכְבַדֵּי־אָֽרֶץ׃<text:s/></text:span><text:span text:style-name="T1414">‬</text:span>‬‬<text:span text:style-name="T1415">9</text:span><text:span text:style-name="T1416"> יְהוָ֥ה צְבָא֖וֹת יְעָצָ֑הּ לְחַלֵּל֙ גְּא֣וֹן כָּל־צְבִ֔י לְהָקֵ֖ל כָּל־נִכְבַּדֵּי־אָֽרֶץ׃<text:s/></text:span><text:span text:style-name="T1417">‬</text:span>‬‬<text:span text:style-name="T1418">10</text:span><text:span text:style-name="T1419"> עִבְרִ֥י אַרְצֵ֖ךְ כַּיְאֹ֑ר בַּת־תַּרְשִׁ֕ישׁ אֵ֖ין מֵ֥זַח עֽוֹד׃<text:s/></text:span><text:span text:style-name="T1420">‬</text:span>‬‬<text:span text:style-name="T1421">11</text:span><text:span text:style-name="T1422"> יָדוֹ֙ נָטָ֣ה עַל־הַיָּ֔ם הִרְגִּ֖יז מַמְלָכ֑וֹת יְהוָה֙ צִוָּ֣ה אֶל־כְּנַ֔עַן לַשְׁמִ֖ד מָעֻזְנֶֽיהָ׃<text:s/></text:span><text:span text:style-name="T1423">‬</text:span>‬‬<text:span text:style-name="T1424">12</text:span><text:span text:style-name="T1425"> וַיֹּ֕אמֶר לֹֽא־תוֹסִ֥יפִי ע֖וֹד לַעְל֑וֹז הַֽמְעֻשָּׁקָ֞ה בְּתוּלַ֣ת בַּת־צִיד֗וֹן *כתיים **כִּתִּים֙ ק֣וּמִי עֲבֹ֔רִי גַּם־שָׁ֖ם לֹא־יָנ֥וּחַֽ לָֽךְ׃<text:s/></text:span><text:span text:style-name="T1426">‬</text:span>‬‬<text:span text:style-name="T1427">13</text:span><text:span text:style-name="T1428"> הֵ֣ן ׀ אֶ֣רֶץ כַּשְׂדִּ֗ים זֶ֤ה הָעָם֙ לֹ֣א הָיָ֔ה אַשּׁ֖וּר יְסָדָ֣הּ לְצִיִּ֑ים הֵקִ֣ימוּ *בחיניו **בַחוּנָ֗יו עֹרְרוּ֙ אַרְמְנוֹתֶ֔יהָ שָׂמָ֖הּ לְמַפֵּלָֽה׃<text:s/></text:span><text:span text:style-name="T1429">‬</text:span>‬‬<text:span text:style-name="T1430">14</text:span><text:span text:style-name="T1431"> הֵילִ֖ילוּ אֳנִיּ֣וֹת תַּרְשִׁ֑ישׁ כִּ֥י שֻׁדַּ֖ד מָעֻזְּכֶֽן׃</text:span><text:span text:style-name="T1432"><text:s/>ס<text:s/></text:span><text:span text:style-name="T1433">‬</text:span>‬‬<text:span text:style-name="T1434">15</text:span><text:span text:style-name="T1435"> וְהָיָה֙ בַּיּ֣וֹם הַה֔וּא וְנִשְׁכַּ֤חַת צֹר֙ שִׁבְעִ֣ים שָׁנָ֔ה כִּימֵ֖י מֶ֣לֶךְ אֶחָ֑ד מִקֵּ֞ץ שִׁבְעִ֤ים שָׁנָה֙ יִהְיֶ֣ה לְצֹ֔ר כְּשִׁירַ֖ת הַזּוֹנָֽה׃<text:s/></text:span><text:span text:style-name="T1436">‬</text:span>‬‬<text:span text:style-name="T1437">16</text:span><text:span text:style-name="T1438"> קְחִ֥י כִנּ֛וֹר סֹ֥בִּי עִ֖יר זוֹנָ֣ה נִשְׁכָּחָ֑ה הֵיטִ֤יבִי נַגֵּן֙ הַרְבִּי־שִׁ֔יר לְמַ֖עַן תִּזָּכֵֽרִי׃<text:s/></text:span><text:span text:style-name="T1439">‬</text:span>‬‬<text:span text:style-name="T1440">17</text:span><text:span text:style-name="T1441"> וְהָיָ֞ה מִקֵּ֣ץ ׀ שִׁבְעִ֣ים שָׁנָ֗ה יִפְקֹ֤ד יְהוָה֙ אֶת־צֹ֔ר וְשָׁבָ֖ה לְאֶתְנַנָּ֑ה וְזָֽנְתָ֛ה אֶת־כָּל־מַמְלְכ֥וֹת הָאָ֖רֶץ עַל־פְּנֵ֥י הָאֲדָמָֽה׃<text:s/></text:span><text:span text:style-name="T1442">‬</text:span>‬‬<text:span text:style-name="T1443">18</text:span><text:span text:style-name="T1444"> וְהָיָ֨ה סַחְרָ֜הּ וְאֶתְנַנָּ֗הּ קֹ֚דֶשׁ לַֽיהוָ֔ה לֹ֥א יֵֽאָצֵ֖ר וְלֹ֣א יֵֽחָסֵ֑ן כִּ֣י לַיֹּשְׁבִ֞ים לִפְנֵ֤י יְהוָה֙ יִֽהְיֶ֣ה סַחְרָ֔הּ לֶאֱכֹ֥ל לְשָׂבְעָ֖ה וְלִמְכַסֶּ֥ה עָתִֽיק׃<text:s/></text:span><text:span text:style-name="T1445">פ<text:s/></text:span><text:span text:style-name="T1446">‬</text:span>‬‬‬‬‬‬‬‬‬‬‬‬‬‬‬‬‬‬‬</text:p>
      </text:section>
      <text:section text:name="Sect23" text:style-name="S23">
        <text:soft-page-break/>
        <text:p text:style-name="P1447">Isaiah 24</text:p>
        <text:p text:style-name="P1448"><text:span text:style-name="T1449">1</text:span><text:span text:style-name="T1450"> הִנֵּ֧ה יְהוָ֛ה בּוֹקֵ֥ק הָאָ֖רֶץ וּבֽוֹלְקָ֑הּ וְעִוָּ֣ה פָנֶ֔יהָ וְהֵפִ֖יץ יֹשְׁבֶֽיהָ׃<text:s/></text:span><text:span text:style-name="T1451">2</text:span><text:span text:style-name="T1452"> וְהָיָ֤ה כָעָם֙ כַּכֹּהֵ֔ן כַּעֶ֙בֶד֙ כַּֽאדֹנָ֔יו כַּשִּׁפְחָ֖ה כַּגְּבִרְתָּ֑הּ כַּקּוֹנֶה֙ כַּמּוֹכֵ֔ר כַּמַּלְוֶה֙ כַּלֹּוֶ֔ה כַּנֹּשֶׁ֕ה כַּאֲשֶׁ֖ר נֹשֶׁ֥א בֽוֹ׃<text:s/></text:span><text:span text:style-name="T1453">‬</text:span>‬‬<text:span text:style-name="T1454">3</text:span><text:span text:style-name="T1455"> הִבּ֧וֹק ׀ תִּבּ֛וֹק הָאָ֖רֶץ וְהִבּ֣וֹז ׀ תִּבּ֑וֹז כִּ֣י יְהוָ֔ה דִּבֶּ֖ר אֶת־הַדָּבָ֥ר הַזֶּֽה׃<text:s/></text:span><text:span text:style-name="T1456">‬</text:span>‬‬<text:span text:style-name="T1457">4</text:span><text:span text:style-name="T1458"> אָבְלָ֤ה נָֽבְלָה֙ הָאָ֔רֶץ אֻמְלְלָ֥ה נָבְלָ֖ה תֵּבֵ֑ל אֻמְלָ֖לוּ מְר֥וֹם עַם־הָאָֽרֶץ׃<text:s/></text:span><text:span text:style-name="T1459">‬</text:span>‬‬<text:span text:style-name="T1460">5</text:span><text:span text:style-name="T1461"> וְהָאָ֥רֶץ חָנְפָ֖ה תַּ֣חַת יֹשְׁבֶ֑יהָ כִּֽי־עָבְר֤וּ תוֹרֹת֙ חָ֣לְפוּ חֹ֔ק הֵפֵ֖רוּ בְּרִ֥ית עוֹלָֽם׃<text:s/></text:span><text:span text:style-name="T1462">‬</text:span>‬‬<text:span text:style-name="T1463">6</text:span><text:span text:style-name="T1464"> עַל־כֵּ֗ן אָלָה֙ אָ֣כְלָה אֶ֔רֶץ וַֽיֶּאְשְׁמ֖וּ יֹ֣שְׁבֵי בָ֑הּ עַל־כֵּ֗ן חָרוּ֙ יֹ֣שְׁבֵי אֶ֔רֶץ וְנִשְׁאַ֥ר אֱנ֖וֹשׁ מִזְעָֽר׃<text:s/></text:span><text:span text:style-name="T1465">‬</text:span>‬‬<text:span text:style-name="T1466">7</text:span><text:span text:style-name="T1467"> אָבַ֥ל תִּיר֖וֹשׁ אֻמְלְלָה־גָ֑פֶן נֶאֶנְח֖וּ כָּל־שִׂמְחֵי־לֵֽב׃<text:s/></text:span><text:span text:style-name="T1468">‬</text:span>‬‬<text:span text:style-name="T1469">8</text:span><text:span text:style-name="T1470"> שָׁבַת֙ מְשׂ֣וֹשׂ תֻּפִּ֔ים חָדַ֖ל שְׁא֣וֹן עַלִּיזִ֑ים שָׁבַ֖ת מְשׂ֥וֹשׂ כִּנּֽוֹר׃<text:s/></text:span><text:span text:style-name="T1471">‬</text:span>‬‬<text:span text:style-name="T1472">9</text:span><text:span text:style-name="T1473"> בַּשִּׁ֖יר לֹ֣א יִשְׁתּוּ־יָ֑יִן יֵמַ֥ר שֵׁכָ֖ר לְשֹׁתָֽיו׃<text:s/></text:span><text:span text:style-name="T1474">‬</text:span>‬‬<text:span text:style-name="T1475">10</text:span><text:span text:style-name="T1476"> נִשְׁבְּרָ֖ה קִרְיַת־תֹּ֑הוּ סֻגַּ֥ר כָּל־בַּ֖יִת מִבּֽוֹא׃<text:s/></text:span><text:span text:style-name="T1477">‬</text:span>‬‬<text:span text:style-name="T1478">11</text:span><text:span text:style-name="T1479"> צְוָחָ֥ה עַל־הַיַּ֖יִן בַּֽחוּצ֑וֹת עָֽרְבָה֙ כָּל־שִׂמְחָ֔ה גָּלָ֖ה מְשׂ֥וֹשׂ הָאָֽרֶץ׃<text:s/></text:span><text:span text:style-name="T1480">‬</text:span>‬‬<text:span text:style-name="T1481">12</text:span><text:span text:style-name="T1482"> נִשְׁאַ֥ר בָּעִ֖יר שַׁמָּ֑ה וּשְׁאִיָּ֖ה יֻכַּת־שָֽׁעַר׃<text:s/></text:span><text:span text:style-name="T1483">‬</text:span>‬‬<text:span text:style-name="T1484">13</text:span><text:span text:style-name="T1485"> כִּ֣י כֹ֥ה יִהְיֶ֛ה בְּקֶ֥רֶב הָאָ֖רֶץ בְּת֣וֹךְ הָֽעַמִּ֑ים כְּנֹ֣קֶף זַ֔יִת כְּעוֹלֵלֹ֖ת אִם־כָּלָ֥ה בָצִֽיר׃<text:s/></text:span><text:span text:style-name="T1486">‬</text:span>‬‬<text:span text:style-name="T1487">14</text:span><text:span text:style-name="T1488"> הֵ֛מָּה יִשְׂא֥וּ קוֹלָ֖ם יָרֹ֑נּוּ בִּגְא֣וֹן יְהוָ֔ה צָהֲל֖וּ מִיָּֽם׃<text:s/></text:span><text:span text:style-name="T1489">‬</text:span>‬‬<text:span text:style-name="T1490">15</text:span><text:span text:style-name="T1491"> עַל־כֵּ֥ן בָּאֻרִ֖ים כַּבְּד֣וּ יְהוָ֑ה בְּאִיֵּ֣י הַיָּ֔ם שֵׁ֥ם יְהוָ֖ה אֱלֹהֵ֥י יִשְׂרָאֵֽל׃</text:span><text:span text:style-name="T1492"><text:s/>ס<text:s/></text:span><text:span text:style-name="T1493">‬</text:span>‬‬<text:span text:style-name="T1494">16</text:span><text:span text:style-name="T1495"> מִכְּנַ֨ף הָאָ֜רֶץ זְמִרֹ֤ת שָׁמַ֙עְנוּ֙ צְבִ֣י לַצַּדִּ֔יק וָאֹמַ֛ר רָזִי־לִ֥י רָֽזִי־לִ֖י א֣וֹי לִ֑י בֹּגְדִ֣ים בָּגָ֔דוּ וּבֶ֥גֶד בּוֹגְדִ֖ים בָּגָֽדוּ׃<text:s/></text:span><text:span text:style-name="T1496">‬</text:span>‬‬<text:span text:style-name="T1497">17</text:span><text:span text:style-name="T1498"> פַּ֥חַד וָפַ֖חַת וָפָ֑ח עָלֶ֖יךָ יוֹשֵׁ֥ב הָאָֽרֶץ׃<text:s/></text:span><text:span text:style-name="T1499">‬</text:span>‬‬<text:span text:style-name="T1500">18</text:span><text:span text:style-name="T1501"> וֽ͏ְ֠הָיָה הַנָּ֞ס מִקּ֤וֹל הַפַּ֙חַד֙ יִפֹּ֣ל אֶל־הַפַּ֔חַת וְהָֽעוֹלֶה֙ מִתּ֣וֹךְ הַפַּ֔חַת יִלָּכֵ֖ד בַּפָּ֑ח כִּֽי־אֲרֻבּ֤וֹת מִמָּרוֹם֙ נִפְתָּ֔חוּ וַֽיִּרְעֲשׁ֖וּ מ֥וֹסְדֵי אָֽרֶץ׃<text:s/></text:span><text:span text:style-name="T1502">‬</text:span>‬‬<text:span text:style-name="T1503">19</text:span><text:span text:style-name="T1504"> רֹ֥עָה הִֽתְרֹעֲעָ֖ה הָאָ֑רֶץ פּ֤וֹר הִֽתְפּוֹרְרָה֙ אֶ֔רֶץ מ֥וֹט הִֽתְמוֹטְטָ֖ה אָֽרֶץ׃<text:s/></text:span><text:span text:style-name="T1505">‬</text:span>‬‬<text:span text:style-name="T1506">20</text:span><text:span text:style-name="T1507"> נ֣וֹעַ תָּנ֤וּעַ אֶ֙רֶץ֙ כַּשִּׁכּ֔וֹר וְהִֽתְנוֹדְדָ֖ה כַּמְּלוּנָ֑ה וְכָבַ֤ד עָלֶ֙יהָ֙ פִּשְׁעָ֔הּ וְנָפְלָ֖ה וְלֹא־תֹסִ֥יף קֽוּם׃</text:span><text:span text:style-name="T1508"><text:s/>ס<text:s/></text:span><text:span text:style-name="T1509">‬</text:span>‬‬<text:span text:style-name="T1510">21</text:span><text:span text:style-name="T1511"> וְהָיָה֙ בַּיּ֣וֹם הַה֔וּא יִפְקֹ֧ד יְהוָ֛ה עַל־צְבָ֥א הַמָּר֖וֹם בַּמָּר֑וֹם וְעַל־מַלְכֵ֥י הָאֲדָמָ֖ה עַל־הָאֲדָמָֽה׃<text:s/></text:span><text:span text:style-name="T1512">‬</text:span>‬‬<text:span text:style-name="T1513">22</text:span><text:span text:style-name="T1514"> וְאֻסְּפ֨וּ אֲסֵפָ֤ה אַסִּיר֙ עַל־בּ֔וֹר וְסֻגְּר֖וּ עַל־מַסְגֵּ֑ר וּמֵרֹ֥ב יָמִ֖ים יִפָּקֵֽדוּ׃<text:s/></text:span><text:span text:style-name="T1515">‬</text:span>‬‬<text:span text:style-name="T1516">23</text:span><text:span text:style-name="T1517"> וְחָֽפְרָה֙ הַלְּבָנָ֔ה וּבוֹשָׁ֖ה הַֽחַמָּ֑ה כִּֽי־מָלַ֞ךְ יְהוָ֣ה צְבָא֗וֹת בְּהַ֤ר צִיּוֹן֙ וּבִיר֣וּשָׁלִַ֔ם וְנֶ֥גֶד זְקֵנָ֖יו כָּבֽוֹד׃<text:s/></text:span><text:span text:style-name="T1518">פ<text:s/></text:span><text:span text:style-name="T1519">‬</text:span>‬‬‬‬‬‬‬‬‬‬‬‬‬‬‬‬‬‬‬‬‬‬‬‬</text:p>
      </text:section>
      <text:section text:name="Sect24" text:style-name="S24">
        <text:p text:style-name="P1520">Isaiah 25</text:p>
        <text:p text:style-name="P1521"><text:span text:style-name="T1522">1</text:span><text:span text:style-name="T1523"> יְהוָ֤ה אֱלֹהַי֙ אַתָּ֔ה אֲרֽוֹמִמְךָ֙ אוֹדֶ֣ה שִׁמְךָ֔ כִּ֥י עָשִׂ֖יתָ פֶּ֑לֶא עֵצ֥וֹת מֵֽרָח֖וֹק אֱמ֥וּנָה אֹֽמֶן׃<text:s/></text:span><text:span text:style-name="T1524">2</text:span><text:span text:style-name="T1525"> כִּ֣י שַׂ֤מְתָּ מֵעִיר֙ לַגָּ֔ל קִרְיָ֥ה בְצוּרָ֖ה לְמַפֵּלָ֑ה אַרְמ֤וֹן זָרִים֙ מֵעִ֔יר לְעוֹלָ֖ם לֹ֥א יִבָּנֶֽה׃<text:s/></text:span><text:span text:style-name="T1526">‬</text:span>‬‬<text:span text:style-name="T1527">3</text:span><text:span text:style-name="T1528"> עַל־כֵּ֖ן יְכַבְּד֣וּךָ עַם־עָ֑ז קִרְיַ֛ת גּוֹיִ֥ם עָרִיצִ֖ים יִירָאֽוּךָ׃<text:s/></text:span><text:span text:style-name="T1529">‬</text:span>‬‬<text:span text:style-name="T1530">4</text:span><text:span text:style-name="T1531"> כִּֽי־הָיִ֨יתָ מָע֥וֹז לַדָּ֛ל מָע֥וֹז לָאֶבְי֖וֹן בַּצַּר־ל֑וֹ מַחְסֶ֤ה מִזֶּ֙רֶם֙ צֵ֣ל מֵחֹ֔רֶב כִּ֛י ר֥וּחַ עָרִיצִ֖ים כְּזֶ֥רֶם קִֽיר׃<text:s/></text:span><text:span text:style-name="T1532">‬</text:span>‬‬<text:span text:style-name="T1533">5</text:span><text:span text:style-name="T1534"> כְּחֹ֣רֶב בְּצָי֔וֹן שְׁא֥וֹן זָרִ֖ים תַּכְנִ֑יעַ חֹ֚רֶב בְּצֵ֣ל עָ֔ב זְמִ֥יר עָֽרִיצִ֖ים יַעֲנֶֽה׃<text:s/></text:span><text:span text:style-name="T1535">פ<text:s/></text:span><text:span text:style-name="T1536">‬</text:span>‬‬‬‬‬‬</text:p>
        <text:soft-page-break/>
        <text:p text:style-name="P1537"><text:span text:style-name="T1538">6</text:span><text:span text:style-name="T1539"> וְעָשָׂה֩ יְהוָ֨ה צְבָא֜וֹת לְכָל־הָֽעַמִּים֙ בָּהָ֣ר הַזֶּ֔ה מִשְׁתֵּ֥ה שְׁמָנִ֖ים מִשְׁתֵּ֣ה שְׁמָרִ֑ים שְׁמָנִים֙ מְמֻ֣חָיִ֔ם שְׁמָרִ֖ים מְזֻקָּקִֽים׃<text:s/></text:span><text:span text:style-name="T1540">‬</text:span>‬‬<text:span text:style-name="T1541">7</text:span><text:span text:style-name="T1542"> וּבִלַּע֙ בָּהָ֣ר הַזֶּ֔ה פְּנֵֽי־הַלּ֥וֹט ׀ הַלּ֖וֹט עַל־כָּל־הָֽעַמִּ֑ים וְהַמַּסֵּכָ֥ה הַנְּסוּכָ֖ה עַל־כָּל־הַגּוֹיִֽם׃<text:s/></text:span><text:span text:style-name="T1543">‬</text:span>‬‬<text:span text:style-name="T1544">8</text:span><text:span text:style-name="T1545"> בִּלַּ֤ע הַמָּ֙וֶת֙ לָנֶ֔צַח וּמָחָ֨ה אֲדֹנָ֧י יְהוִ֛ה דִּמְעָ֖ה מֵעַ֣ל כָּל־פָּנִ֑ים וְחֶרְפַּ֣ת עַמּ֗וֹ יָסִיר֙ מֵעַ֣ל כָּל־הָאָ֔רֶץ כִּ֥י יְהוָ֖ה דִּבֵּֽר׃<text:s/></text:span><text:span text:style-name="T1546">פ<text:s/></text:span><text:span text:style-name="T1547">‬</text:span>‬‬‬‬‬</text:p>
        <text:p text:style-name="P1548"><text:span text:style-name="T1549">9</text:span><text:span text:style-name="T1550"> וְאָמַר֙ בַּיּ֣וֹם הַה֔וּא הִנֵּ֨ה אֱלֹהֵ֥ינוּ זֶ֛ה קִוִּ֥ינוּ ל֖וֹ וְיֽוֹשִׁיעֵ֑נוּ זֶ֤ה יְהוָה֙ קִוִּ֣ינוּ ל֔וֹ נָגִ֥ילָה וְנִשְׂמְחָ֖ה בִּישׁוּעָתֽוֹ׃<text:s/></text:span><text:span text:style-name="T1551">‬</text:span>‬‬<text:span text:style-name="T1552">10</text:span><text:span text:style-name="T1553"> כִּֽי־תָנ֥וּחַ יַד־יְהוָ֖ה בָּהָ֣ר הַזֶּ֑ה וְנָדוֹ֤</text:span><text:span text:style-name="T1554">‬שׁ מוֹאָב֙ תַּחְתָּ֔יו כְּהִדּ֥וּשׁ מַתְבֵּ֖ן *במי **בְּמ֥וֹ מַדְמֵנָֽה׃<text:s/></text:span><text:span text:style-name="T1555">‬</text:span>‬‬‬<text:span text:style-name="T1556">11</text:span><text:span text:style-name="T1557"> וּפֵרַ֤שׂ יָדָיו֙ בְּקִרְבּ֔וֹ כַּאֲשֶׁ֛ר יְפָרֵ֥שׂ הַשֹּׂחֶ֖ה לִשְׂח֑וֹת וְהִשְׁפִּיל֙ גַּֽאֲוָת֔וֹ עִ֖ם אָרְבּ֥וֹת יָדָֽיו׃<text:s/></text:span><text:span text:style-name="T1558">‬</text:span>‬‬<text:span text:style-name="T1559">12</text:span><text:span text:style-name="T1560"> וּמִבְצַ֞ר מִשְׂגַּ֣ב חוֹמֹתֶ֗יךָ הֵשַׁ֥ח הִשְׁפִּ֛יל הִגִּ֥יעַ לָאָ֖רֶץ עַד־עָפָֽר׃</text:span><text:span text:style-name="T1561"><text:s/>ס<text:s/></text:span><text:span text:style-name="T1562">‬</text:span>‬‬‬‬‬‬</text:p>
      </text:section>
      <text:section text:name="Sect25" text:style-name="S25">
        <text:p text:style-name="P1563">Isaiah 26</text:p>
        <text:p text:style-name="P1564"><text:span text:style-name="T1565">1</text:span><text:span text:style-name="T1566"> בַּיּ֣וֹם הַה֔וּא יוּשַׁ֥ר הַשִּׁיר־הַזֶּ֖ה בְּאֶ֣רֶץ יְהוּדָ֑ה עִ֣יר עָז־לָ֔נוּ יְשׁוּעָ֥ה יָשִׁ֖ית חוֹמ֥וֹת וָחֵֽל׃<text:s/></text:span><text:span text:style-name="T1567">2</text:span><text:span text:style-name="T1568"> פִּתְח֖וּ שְׁעָרִ֑ים וְיָבֹ֥א גוֹי־צַדִּ֖יק שֹׁמֵ֥ר אֱמֻנִֽים׃<text:s/></text:span><text:span text:style-name="T1569">‬</text:span>‬‬<text:span text:style-name="T1570">3</text:span><text:span text:style-name="T1571"> יֵ֣צֶר סָמ֔וּךְ תִּצֹּ֖ר שָׁל֣וֹם ׀ שָׁל֑וֹם כִּ֥י בְךָ֖ בָּטֽוּחַ׃<text:s/></text:span><text:span text:style-name="T1572">‬</text:span>‬‬<text:span text:style-name="T1573">4</text:span><text:span text:style-name="T1574"> בִּטְח֥וּ בַֽיהוָ֖ה עֲדֵי־עַ֑ד כִּ֚י בְּיָ֣הּ יְהוָ֔ה צ֖וּר עוֹלָמִֽים׃<text:s/></text:span><text:span text:style-name="T1575">‬</text:span>‬‬<text:span text:style-name="T1576">5</text:span><text:span text:style-name="T1577"> כִּ֤י הֵשַׁח֙ יֹשְׁבֵ֣י מָר֔וֹם קִרְיָ֖ה נִשְׂגָּבָ֑ה יַשְׁפִּילֶ֤נָּה יַשְׁפִּילָהּ֙ עַד־אֶ֔רֶץ יַגִּיעֶ֖נָּה עַד־עָפָֽר׃<text:s/></text:span><text:span text:style-name="T1578">‬</text:span>‬‬<text:span text:style-name="T1579">6</text:span><text:span text:style-name="T1580"> תִּרְמְסֶ֖נָּה רָ֑גֶל רַגְלֵ֥י עָנִ֖י פַּעֲמֵ֥י דַלִּֽים׃<text:s/></text:span><text:span text:style-name="T1581">‬</text:span>‬‬<text:span text:style-name="T1582">7</text:span><text:span text:style-name="T1583"> אֹ֥רַח לַצַּדִּ֖יק מֵֽישָׁרִ֑ים יָשָׁ֕ר מַעְגַּ֥ל צַדִּ֖יק תְּפַלֵּֽס׃<text:s/></text:span><text:span text:style-name="T1584">‬</text:span>‬‬<text:span text:style-name="T1585">8</text:span><text:span text:style-name="T1586"> אַ֣ף אֹ֧רַח מִשְׁפָּטֶ֛יךָ יְהוָ֖ה קִוִּינ֑וּךָ לְשִׁמְךָ֥ וּֽלְזִכְרְךָ֖ תַּאֲוַת־נָֽפֶשׁ׃<text:s/></text:span><text:span text:style-name="T1587">‬</text:span>‬‬<text:span text:style-name="T1588">9</text:span><text:span text:style-name="T1589"> נַפְשִׁ֤י אִוִּיתִ֙יךָ֙ בַּלַּ֔יְלָה אַף־רוּחִ֥י בְקִרְבִּ֖י אֲשַֽׁחֲרֶ֑ךָּ כִּ֞י כַּאֲשֶׁ֤ר מִשְׁפָּטֶ֙יךָ֙ לָאָ֔רֶץ צֶ֥דֶק לָמְד֖וּ יֹשְׁבֵ֥י תֵבֵֽל׃<text:s/></text:span><text:span text:style-name="T1590">‬</text:span>‬‬<text:span text:style-name="T1591">10</text:span><text:span text:style-name="T1592"> יֻחַ֤ן רָשָׁע֙ בַּל־לָמַ֣ד צֶ֔דֶק בְּאֶ֥רֶץ נְכֹח֖וֹת יְעַוֵּ֑ל וּבַל־יִרְאֶ֖ה גֵּא֥וּת יְהוָֽה׃</text:span><text:span text:style-name="T1593"><text:s/>ס<text:s/></text:span><text:span text:style-name="T1594">‬</text:span>‬‬<text:span text:style-name="T1595">11</text:span><text:span text:style-name="T1596"> יְהוָ֛ה רָ֥מָה יָדְךָ֖ בַּל־יֶחֱזָי֑וּן יֶחֱז֤וּ וְיֵבֹ֙שׁוּ֙ קִנְאַת־עָ֔ם אַף־אֵ֖שׁ צָרֶ֥יךָ תֹאכְלֵֽם׃</text:span><text:span text:style-name="T1597"><text:s/>ס<text:s/></text:span><text:span text:style-name="T1598">‬</text:span>‬‬<text:span text:style-name="T1599">12</text:span><text:span text:style-name="T1600"> יְהוָ֕ה תִּשְׁפֹּ֥ת שָׁל֖וֹם לָ֑נוּ כִּ֛י גַּ֥ם כָּֽל־מַעֲשֵׂ֖ינוּ פָּעַ֥לְתָּ לָּֽנוּ׃<text:s/></text:span><text:span text:style-name="T1601">‬</text:span>‬‬<text:span text:style-name="T1602">13</text:span><text:span text:style-name="T1603"> יְהוָ֣ה אֱלֹהֵ֔ינוּ בְּעָל֥וּנוּ אֲדֹנִ֖ים זֽוּלָתֶ֑ךָ לְבַד־בְּךָ֖ נַזְכִּ֥יר שְׁמֶֽךָ׃<text:s/></text:span><text:span text:style-name="T1604">‬</text:span>‬‬<text:span text:style-name="T1605">14</text:span><text:span text:style-name="T1606"> מֵתִים֙ בַּל־יִחְי֔וּ רְפָאִ֖ים בַּל־יָקֻ֑מוּ לָכֵ֤ן פָּקַ֙דְתָּ֙ וַתַּשְׁמִידֵ֔ם וַתְּאַבֵּ֥ד כָּל־זֵ֖כֶר לָֽמוֹ׃<text:s/></text:span><text:span text:style-name="T1607">‬</text:span>‬‬<text:span text:style-name="T1608">15</text:span><text:span text:style-name="T1609"> יָסַ֤פְתָּ לַגּוֹי֙ יְהוָ֔ה יָסַ֥פְתָּ לַגּ֖וֹי נִכְבָּ֑דְתָּ רִחַ֖קְתָּ כָּל־קַצְוֵי־אָֽרֶץ׃<text:s/></text:span><text:span text:style-name="T1610">‬</text:span>‬‬<text:span text:style-name="T1611">16</text:span><text:span text:style-name="T1612"> יְהוָ֖ה בַּצַּ֣ר פְּקָד֑וּךָ צָק֣וּן לַ֔חַשׁ מוּסָרְךָ֖ לָֽמוֹ׃<text:s/></text:span><text:span text:style-name="T1613">‬</text:span>‬‬<text:span text:style-name="T1614">17</text:span><text:span text:style-name="T1615"> כְּמ֤וֹ הָרָה֙ תַּקְרִ֣יב לָלֶ֔דֶת תָּחִ֥יל תִּזְעַ֖ק בַּחֲבָלֶ֑יהָ כֵּ֛ן הָיִ֥ינוּ מִפָּנֶ֖יךָ יְהוָֽה׃<text:s/></text:span><text:span text:style-name="T1616">‬</text:span>‬‬<text:span text:style-name="T1617">18</text:span><text:span text:style-name="T1618"> הָרִ֣ינוּ חַ֔לְנוּ כְּמ֖וֹ יָלַ֣דְנוּ ר֑וּחַ יְשׁוּעֹת֙ בַּל־נַ֣עֲשֶׂה אֶ֔רֶץ וּבַֽל־יִפְּל֖וּ יֹשְׁבֵ֥י תֵבֵֽל׃<text:s/></text:span><text:span text:style-name="T1619">‬</text:span>‬‬<text:span text:style-name="T1620">19</text:span><text:span text:style-name="T1621"> יִֽחְי֣וּ מֵתֶ֔יךָ נְבֵלָתִ֖י יְקוּמ֑וּן הָקִ֨יצוּ וְרַנְּנ֜וּ שֹׁכְנֵ֣י עָפָ֗ר כִּ֣י טַ֤ל אוֹרֹת֙ טַלֶּ֔ךָ וָאָ֖רֶץ רְפָאִ֥ים תַּפִּֽיל׃</text:span><text:span text:style-name="T1622"><text:s/>ס<text:s/></text:span><text:span text:style-name="T1623">‬</text:span>‬‬<text:span text:style-name="T1624">20</text:span><text:span text:style-name="T1625"> לֵ֤ךְ עַמִּי֙ בֹּ֣א בַחֲדָרֶ֔יךָ וּֽסְגֹ֥ר *דלתיך **דְּלָתְךָ֖ בַּעֲדֶ֑ךָ חֲבִ֥י כִמְעַט־רֶ֖גַע עַד־*יעבור־**יַעֲבָר־זָֽעַם׃<text:s/></text:span><text:span text:style-name="T1626">‬</text:span>‬‬<text:span text:style-name="T1627">21</text:span><text:span text:style-name="T1628"> כִּֽי־הִנֵּ֤ה יְהוָה֙ יֹצֵ֣א מִמְּקוֹמ֔וֹ לִפְקֹ֛ד עֲוֺ֥ן יֹֽשֵׁב־הָאָ֖רֶץ עָלָ֑יו וְגִלְּתָ֤ה הָאָ֙רֶץ֙ אֶת־דָּמֶ֔יהָ וְלֹֽא־תְכַסֶּ֥ה ע֖וֹד עַל־הֲרוּגֶֽיהָ׃</text:span><text:span text:style-name="T1629"><text:s/>ס<text:s/></text:span><text:span text:style-name="T1630">‬</text:span>‬‬‬‬‬‬‬‬‬‬‬‬‬‬‬‬‬‬‬‬‬‬</text:p>
      </text:section>
      <text:section text:name="Sect26" text:style-name="S26">
        <text:soft-page-break/>
        <text:p text:style-name="P1631">Isaiah 27</text:p>
        <text:p text:style-name="P1632"><text:span text:style-name="T1633">1</text:span><text:span text:style-name="T1634"> בַּיּ֣וֹם הַה֡וּא יִפְקֹ֣ד יְהוָה֩ בְּחַרְב֨וֹ הַקָּשָׁ֜ה וְהַגְּדוֹלָ֣ה וְהֽ͏ַחֲזָקָ֗ה עַ֤ל לִוְיָתָן֙ נָחָ֣שׁ בָּרִ֔חַ וְעַל֙ לִוְיָתָ֔ן נָחָ֖שׁ עֲקַלָּת֑וֹן וְהָרַ֥ג אֶת־הַתַּנִּ֖ין אֲשֶׁ֥ר בַּיָּֽם׃</text:span><text:span text:style-name="T1635"><text:s/>ס<text:s/></text:span><text:span text:style-name="T1636">2</text:span><text:span text:style-name="T1637"> בַּיּ֖וֹם הַה֑וּא כֶּ֥רֶם חֶ֖מֶד עַנּוּ־לָֽהּ׃<text:s/></text:span><text:span text:style-name="T1638">‬</text:span>‬‬<text:span text:style-name="T1639">3</text:span><text:span text:style-name="T1640"> אֲנִ֤י יְהוָה֙ נֹֽצְרָ֔הּ לִרְגָעִ֖ים אַשְׁקֶ֑נָּה פֶּ֚ן יִפְקֹ֣ד עָלֶ֔יהָ לַ֥יְלָה וָי֖וֹם אֶצֳּרֶֽנָּה׃<text:s/></text:span><text:span text:style-name="T1641">‬</text:span>‬‬<text:span text:style-name="T1642">4</text:span><text:span text:style-name="T1643"> חֵמָ֖ה אֵ֣ין לִ֑י מִֽי־יִתְּנֵ֜נִי שָׁמִ֥יר שַׁ֙יִת֙ בַּמִּלְחָמָ֔ה אֶפְשְׂעָ֥ה בָ֖הּ אֲצִיתֶ֥נָּה יָּֽחַד׃<text:s/></text:span><text:span text:style-name="T1644">‬</text:span>‬‬<text:span text:style-name="T1645">5</text:span><text:span text:style-name="T1646"> א֚וֹ יַחֲזֵ֣ק בְּמָעוּזִּ֔י יַעֲשֶׂ֥ה שָׁל֖וֹם לִ֑י שָׁל֖וֹם יֽ͏ַעֲשֶׂה־לִּֽי׃<text:s/></text:span><text:span text:style-name="T1647">‬</text:span>‬‬<text:span text:style-name="T1648">6</text:span><text:span text:style-name="T1649"> הַבָּאִים֙ יַשְׁרֵ֣שׁ יַֽעֲקֹ֔ב יָצִ֥יץ וּפָרַ֖ח יִשְׂרָאֵ֑ל וּמָלְא֥וּ פְנֵי־תֵבֵ֖ל תְּנוּבָֽה׃</text:span><text:span text:style-name="T1650"><text:s/>ס<text:s/></text:span><text:span text:style-name="T1651">‬</text:span>‬‬<text:span text:style-name="T1652">7</text:span><text:span text:style-name="T1653"> הַכְּמַכַּ֥ת מַכֵּ֖הוּ הִכָּ֑הוּ אִם־כְּהֶ֥רֶג הֲרֻגָ֖יו הֹרָֽג׃<text:s/></text:span><text:span text:style-name="T1654">‬</text:span>‬‬<text:span text:style-name="T1655">8</text:span><text:span text:style-name="T1656"> בְּסַּאסְּאָ֖ה בְּשַׁלְחָ֣הּ תְּרִיבֶ֑נָּה הָגָ֛ה בְּרוּח֥וֹ הַקָּשָׁ֖ה בְּי֥וֹם קָדִֽים׃<text:s/></text:span><text:span text:style-name="T1657">‬</text:span>‬‬<text:span text:style-name="T1658">9</text:span><text:span text:style-name="T1659"> לָכֵ֗ן בְּזֹאת֙ יְכֻפַּ֣ר עֲוֺֽן־יַעֲקֹ֔ב וְזֶ֕ה כָּל־פְּרִ֖י הָסִ֣ר חַטָּאת֑וֹ בְּשׂוּמ֣וֹ ׀ כָּל־אַבְנֵ֣י מִזְבֵּ֗חַ כְּאַבְנֵי־גִר֙ מְנֻפָּצ֔וֹת לֹֽא־יָקֻ֥מוּ אֲשֵׁרִ֖ים וְחַמָּנִֽים׃<text:s/></text:span><text:span text:style-name="T1660">‬</text:span>‬‬<text:span text:style-name="T1661">10</text:span><text:span text:style-name="T1662"> כִּ֣י עִ֤יר בְּצוּרָה֙ בָּדָ֔ד נָוֶ֕ה מְשֻׁלָּ֥ח וְנֶעֱזָ֖ב כַּמִּדְבָּ֑ר שָׁ֣ם יִרְעֶ֥ה עֵ֛גֶל וְשָׁ֥ם יִרְבָּ֖ץ וְכִלָּ֥ה סְעִפֶֽיהָ׃<text:s/></text:span><text:span text:style-name="T1663">‬</text:span>‬‬<text:span text:style-name="T1664">11</text:span><text:span text:style-name="T1665"> בִּיבֹ֤שׁ קְצִירָהּ֙ תִּשָּׁבַ֔רְנָה נָשִׁ֕ים בָּא֖וֹת מְאִיר֣וֹת אוֹתָ֑הּ כִּ֣י לֹ֤א עַם־בִּינוֹת֙ ה֔וּא עַל־כֵּן֙ לֹֽא־יְרַחֲמֶ֣נּוּ עֹשֵׂ֔הוּ וְיֹצְר֖וֹ לֹ֥א יְחֻנֶּֽנּוּ׃</text:span><text:span text:style-name="T1666"><text:s/>ס<text:s/></text:span><text:span text:style-name="T1667">‬</text:span>‬‬<text:span text:style-name="T1668">12</text:span><text:span text:style-name="T1669"> וְהָיָה֙ בַּיּ֣וֹם הַה֔וּא יַחְבֹּ֧ט יְהוָ֛ה מִשִּׁבֹּ֥לֶת הַנָּהָ֖ר עַד־נַ֣חַל מִצְרָ֑יִם וְאַתֶּ֧ם תְּלֻקְּט֛וּ לְאַחַ֥ד אֶחָ֖ד בְּנֵ֥י יִשְׂרָאֵֽל׃</text:span><text:span text:style-name="T1670"><text:s/>ס<text:s/></text:span><text:span text:style-name="T1671">‬</text:span>‬‬<text:span text:style-name="T1672">13</text:span><text:span text:style-name="T1673"> וְהָיָ֣ה ׀ בַּיּ֣וֹם הַה֗וּא יִתָּקַע֮ בְּשׁוֹפָ֣ר גָּדוֹל֒ וּבָ֗אוּ הָאֹֽבְדִים֙ בְּאֶ֣רֶץ אַשּׁ֔וּר וְהַנִדָּחִ֖ים בְּאֶ֣רֶץ מִצְרָ֑יִם וְהִשְׁתַּחֲו֧וּ לַיהוָ֛ה בְּהַ֥ר הַקֹּ֖דֶשׁ בִּירוּשָׁלָֽ͏ִם׃<text:s/></text:span><text:span text:style-name="T1674">‬</text:span>‬‬‬‬‬‬‬‬‬‬‬‬‬‬</text:p>
      </text:section>
      <text:section text:name="Sect27" text:style-name="S27">
        <text:p text:style-name="P1675">Isaiah 28</text:p>
        <text:p text:style-name="P1676"><text:span text:style-name="T1677">1</text:span><text:span text:style-name="T1678"> ה֗וֹי עֲטֶ֤רֶת גֵּאוּת֙ שִׁכֹּרֵ֣י אֶפְרַ֔יִם וְצִ֥יץ נֹבֵ֖ל צְבִ֣י תִפְאַרְתּ֑וֹ אֲשֶׁ֛ר עַל־רֹ֥אשׁ גֵּֽיא־שְׁמָנִ֖ים הֲל֥וּמֵי יָֽיִן׃<text:s/></text:span><text:span text:style-name="T1679">2</text:span><text:span text:style-name="T1680"> הִנֵּ֨ה חָזָ֤ק וְאַמִּץ֙ לַֽאדֹנָ֔י כְּזֶ֥רֶם בָּרָ֖ד שַׂ֣עַר קָ֑טֶב כְּ֠זֶרֶם מַ֣יִם כַּבִּירִ֥ים שֹׁטְפִ֛ים הִנִּ֥יחַ לָאָ֖רֶץ בְּיָֽד׃<text:s/></text:span><text:span text:style-name="T1681">‬</text:span>‬‬<text:span text:style-name="T1682">3</text:span><text:span text:style-name="T1683"> בְּרַגְלַ֖יִם תֵּֽרָמַ֑סְנָה עֲטֶ֥רֶת גֵּא֖וּת שִׁכּוֹרֵ֥י אֶפְרָֽיִם׃<text:s/></text:span><text:span text:style-name="T1684">‬</text:span>‬‬<text:span text:style-name="T1685">4</text:span><text:span text:style-name="T1686"> וְֽהָ֨יְתָ֜ה צִיצַ֤ת נֹבֵל֙ צְבִ֣י תִפְאַרְתּ֔וֹ אֲשֶׁ֥ר עַל־רֹ֖אשׁ גֵּ֣יא שְׁמָנִ֑ים כְּבִכּוּרָהּ֙ בְּטֶ֣רֶם קַ֔יִץ אֲשֶׁ֨ר יִרְאֶ֤ה הָֽרֹאֶה֙ אוֹתָ֔הּ בְּעוֹדָ֥הּ בְּכַפּ֖וֹ יִבְלָעֶֽנָּה׃</text:span><text:span text:style-name="T1687"><text:s/>ס<text:s/></text:span><text:span text:style-name="T1688">‬</text:span>‬‬<text:span text:style-name="T1689">5</text:span><text:span text:style-name="T1690"> בַּיּ֣וֹם הַה֗וּא יִֽהְיֶה֙ יְהוָ֣ה צְבָא֔וֹת לַעֲטֶ֣רֶת צְבִ֔י וְלִצְפִירַ֖ת תִּפְאָרָ֑ה לִשְׁאָ֖ר עַמּֽוֹ׃<text:s/></text:span><text:span text:style-name="T1691">‬</text:span>‬‬<text:span text:style-name="T1692">6</text:span><text:span text:style-name="T1693"> וּלְר֖וּחַ מִשְׁפָּ֑ט לַיּוֹשֵׁב֙ עַל־הַמִּשְׁפָּ֔ט וְלִ֨גְבוּרָ֔ה מְשִׁיבֵ֥י מִלְחָמָ֖ה שָֽׁעְרָה׃</text:span><text:span text:style-name="T1694"><text:s/>ס<text:s/></text:span><text:span text:style-name="T1695">‬</text:span>‬‬<text:span text:style-name="T1696">7</text:span><text:span text:style-name="T1697"> וְגַם־אֵ֙לֶּה֙ בַּיַּ֣יִן שָׁג֔וּ וּבַשֵּׁכָ֖ר תָּע֑וּ כֹּהֵ֣ן וְנָבִיא֩ שָׁג֨וּ בַשֵּׁכָ֜ר נִבְלְע֣וּ מִן־הַיַּ֗יִן תָּעוּ֙ מִן־הַשֵּׁכָ֔ר שָׁגוּ֙ בָּֽרֹאֶ֔ה פָּק֖וּ פְּלִילִיָּֽה׃<text:s/></text:span><text:span text:style-name="T1698">‬</text:span>‬‬<text:span text:style-name="T1699">8</text:span><text:span text:style-name="T1700"> כִּ֚י כָּל־שֻׁלְחָנ֔וֹת מָלְא֖וּ קִ֣יא צֹאָ֑ה בְּלִ֖י מָקֽוֹם׃</text:span><text:span text:style-name="T1701"><text:s/>ס<text:s/></text:span><text:span text:style-name="T1702">‬</text:span>‬‬<text:span text:style-name="T1703">9</text:span><text:span text:style-name="T1704"> אֶת־מִי֙ יוֹרֶ֣ה דֵעָ֔ה וְאֶת־מִ֖י יָבִ֣ין שְׁמוּעָ֑ה גְּמוּלֵי֙ מֵֽחָלָ֔ב עַתִּיקֵ֖י מִשָּׁדָֽיִם׃<text:s/></text:span><text:span text:style-name="T1705">‬</text:span>‬‬<text:span text:style-name="T1706">10</text:span><text:span text:style-name="T1707"> כִּ֣י צַ֤ו לָצָו֙ צַ֣ו לָצָ֔ו קַ֥ו לָקָ֖ו קַ֣ו לָקָ֑ו זְעֵ֥יר שָׁ֖ם זְעֵ֥יר שָֽׁם׃<text:s/></text:span><text:span text:style-name="T1708">‬</text:span>‬‬<text:span text:style-name="T1709">11</text:span><text:span text:style-name="T1710"> כִּ֚י בְּלַעֲגֵ֣י שָׂפָ֔ה וּבְלָשׁ֖וֹן<text:s/></text:span><text:soft-page-break/><text:span text:style-name="T1711">אַחֶ֑רֶת יְדַבֵּ֖ר אֶל־הָעָ֥ם הַזֶּֽה׃<text:s/></text:span><text:span text:style-name="T1712">‬</text:span>‬‬<text:span text:style-name="T1713">12</text:span><text:span text:style-name="T1714"> אֲשֶׁ֣ר ׀ אָמַ֣ר אֲלֵיהֶ֗ם זֹ֤את הַמְּנוּחָה֙ הָנִ֣יחוּ לֶֽעָיֵ֔ף וְזֹ֖את הַמַּרְגֵּעָ֑ה וְלֹ֥א אָב֖וּא שְׁמֽוֹעַ׃<text:s/></text:span><text:span text:style-name="T1715">‬</text:span>‬‬<text:span text:style-name="T1716">13</text:span><text:span text:style-name="T1717"> וְהָיָ֨ה לָהֶ֜ם דְּבַר־יְהוָ֗ה צַ֣ו לָצָ֞ו צַ֤ו לָצָו֙ קַ֤ו לָקָו֙ קַ֣ו לָקָ֔ו זְעֵ֥יר שָׁ֖ם זְעֵ֣יר שָׁ֑ם לְמַ֨עַן יֵלְכ֜וּ וְכָשְׁל֤וּ אָחוֹר֙ וְנִשְׁבָּ֔רוּ וְנוֹקְשׁ֖וּ וְנִלְכָּֽדוּ׃<text:s/></text:span><text:span text:style-name="T1718">פ<text:s/></text:span><text:span text:style-name="T1719">‬</text:span>‬‬‬‬‬‬‬‬‬‬‬‬‬‬</text:p>
        <text:p text:style-name="P1720"><text:span text:style-name="T1721">14</text:span><text:span text:style-name="T1722"> לָכֵ֛ן שִׁמְע֥וּ דְבַר־יְהוָ֖ה אַנְשֵׁ֣י לָצ֑וֹן מֹֽשְׁלֵי֙ הָעָ֣ם הַזֶּ֔ה אֲשֶׁ֖ר בִּירוּשָׁלָֽ͏ִם׃<text:s/></text:span><text:span text:style-name="T1723">‬</text:span>‬‬<text:span text:style-name="T1724">15</text:span><text:span text:style-name="T1725"> כִּ֣י אֲמַרְתֶּ֗ם כָּרַ֤תְנֽוּ בְרִית֙ אֶת־מָ֔וֶת וְעִם־שְׁא֖וֹל עָשִׂ֣ינוּ חֹזֶ֑ה *שיט **שׁ֣וֹט שׁוֹטֵ֤ף כִּֽי־*עבר **יֽ͏ַעֲבֹר֙ לֹ֣א יְבוֹאֵ֔נוּ כִּ֣י שַׂ֧מְנוּ כָזָ֛ב מַחְסֵ֖נוּ וּבַשֶּׁ֥קֶר נִסְתָּֽרְנוּ׃</text:span><text:span text:style-name="T1726"><text:s/>ס<text:s/></text:span><text:span text:style-name="T1727">‬</text:span>‬‬<text:span text:style-name="T1728">16</text:span><text:span text:style-name="T1729"> לָכֵ֗ן כֹּ֤ה אָמַר֙ אֲדֹנָ֣י יְהוִ֔ה הִנְנִ֛י יִסַּ֥ד בְּצִיּ֖וֹן אָ֑בֶן אֶ֣בֶן בֹּ֜חַן פִּנַּ֤ת יִקְרַת֙ מוּסָ֣ד מוּסָּ֔ד הַֽמַּאֲמִ֖ין לֹ֥א יָחִֽישׁ׃<text:s/></text:span><text:span text:style-name="T1730">‬</text:span>‬‬<text:span text:style-name="T1731">17</text:span><text:span text:style-name="T1732"> וְשַׂמְתִּ֤י מִשְׁפָּט֙ לְקָ֔ו וּצְדָקָ֖ה לְמִשְׁקָ֑לֶת וְיָעָ֤ה בָרָד֙ מַחְסֵ֣ה כָזָ֔ב וְסֵ֥תֶר מַ֖יִם יִשְׁטֹֽפוּ׃<text:s/></text:span><text:span text:style-name="T1733">‬</text:span>‬‬<text:span text:style-name="T1734">18</text:span><text:span text:style-name="T1735"> וְכֻפַּ֤ר בְּרִֽיתְכֶם֙ אֶת־מָ֔וֶת וְחָזוּתְכֶ֥ם אֶת־שְׁא֖וֹל לֹ֣א תָק֑וּם שׁ֤וֹט שׁוֹטֵף֙ כִּ֣י יַֽעֲבֹ֔ר וִהְיִ֥יתֶם ל֖וֹ לְמִרְמָֽס׃<text:s/></text:span><text:span text:style-name="T1736">‬</text:span>‬‬<text:span text:style-name="T1737">19</text:span><text:span text:style-name="T1738"> מִדֵּ֤י עָבְרוֹ֙ יִקַּ֣ח אֶתְכֶ֔ם כִּֽי־בַבֹּ֧קֶר בַּבֹּ֛קֶר יַעֲבֹ֖ר בַּיּ֣וֹם וּבַלָּ֑יְלָה וְהָיָ֥ה רַק־זְוָעָ֖ה הָבִ֥ין שְׁמוּעָֽה׃<text:s/></text:span><text:span text:style-name="T1739">‬</text:span>‬‬<text:span text:style-name="T1740">20</text:span><text:span text:style-name="T1741"> כִּֽי־קָצַ֥ר הַמַּצָּ֖ע מֵֽהִשְׂתָּרֵ֑עַ וְהַמַסֵּכָ֥ה צָ֖רָה כְּהִתְכַּנֵּֽס׃<text:s/></text:span><text:span text:style-name="T1742">‬</text:span>‬‬<text:span text:style-name="T1743">21</text:span><text:span text:style-name="T1744"> כִּ֤י כְהַר־פְּרָצִים֙ יָק֣וּם יְהוָ֔ה כְּעֵ֖מֶק בְּגִבְע֣וֹן יִרְגָּ֑ז לַעֲשׂ֤וֹת מַעֲשֵׂ֙הוּ֙ זָ֣ר מַעֲשֵׂ֔הוּ וְלַֽעֲבֹד֙ עֲבֹ֣דָת֔וֹ נָכְרִיָּ֖ה עֲבֹדָתֽוֹ׃<text:s/></text:span><text:span text:style-name="T1745">‬</text:span>‬‬<text:span text:style-name="T1746">22</text:span><text:span text:style-name="T1747"> וְעַתָּה֙ אַל־תִּתְלוֹצָ֔צוּ פֶּֽן־יֶחְזְק֖וּ מֽוֹסְרֵיכֶ֑ם כִּֽי־כָלָ֨ה וְנֶחֱרָצָ֜ה שָׁמַ֗עְתִּי מֵאֵ֨ת אֲדֹנָ֧י יְהוִ֛ה צְבָא֖וֹת עַל־כָּל־הָאָֽרֶץ׃<text:s/></text:span><text:span text:style-name="T1748">‬</text:span>‬‬<text:span text:style-name="T1749">23</text:span><text:span text:style-name="T1750"> הַאֲזִ֥ינוּ וְשִׁמְע֖וּ קוֹלִ֑י הַקְשִׁ֥יבוּ וְשִׁמְע֖וּ אִמְרָתִֽי׃<text:s/></text:span><text:span text:style-name="T1751">‬</text:span>‬‬<text:span text:style-name="T1752">24</text:span><text:span text:style-name="T1753"> הֲכֹ֣ל הַיּ֔וֹם יַחֲרֹ֥שׁ הַחֹרֵ֖שׁ לִזְרֹ֑עַ יְפַתַּ֥ח וִֽיַשַׂדֵּ֖ד אַדְמָתֽוֹ׃<text:s/></text:span><text:span text:style-name="T1754">‬</text:span>‬‬<text:span text:style-name="T1755">25</text:span><text:span text:style-name="T1756"> הֲלוֹא֙ אִם־שִׁוָּ֣ה פָנֶ֔יהָ וְהֵפִ֥יץ קֶ֖צַח וְכַמֹּ֣ן יִזְרֹ֑ק וְשָׂ֨ם חִטָּ֤ה שׂוֹרָה֙ וּשְׂעֹרָ֣ה נִסְמָ֔ן וְכֻסֶּ֖מֶת גְּבֻלָתֽוֹ׃<text:s/></text:span><text:span text:style-name="T1757">‬</text:span>‬‬<text:span text:style-name="T1758">26</text:span><text:span text:style-name="T1759"> וְיִסְּר֥וֹ לַמִּשְׁפָּ֖ט אֱלֹהָ֥יו יוֹרֶֽנּוּ׃<text:s/></text:span><text:span text:style-name="T1760">‬</text:span>‬‬<text:span text:style-name="T1761">27</text:span><text:span text:style-name="T1762"> כִּ֣י לֹ֤א בֶֽחָרוּץ֙ י֣וּדַשׁ קֶ֔צַח וְאוֹפַ֣ן עֲגָלָ֔ה עַל־כַּמֹּ֖ן יוּסָּ֑ב כִּ֧י בַמַּטֶּ֛ה יֵחָ֥בֶט קֶ֖צַח וְכַמֹּ֥ן בַּשָּֽׁבֶט׃<text:s/></text:span><text:span text:style-name="T1763">‬</text:span>‬‬<text:span text:style-name="T1764">28</text:span><text:span text:style-name="T1765"> לֶ֣חֶם יוּדָ֔ק כִּ֛י לֹ֥א לָנֶ֖צַח אָד֣וֹשׁ יְדוּשֶׁ֑נּוּ וְ֠הָמַם גִּלְגַּ֧ל עֶגְלָת֛וֹ וּפָרָשָׁ֖יו לֹֽא־יְדֻקֶּֽנּוּ׃<text:s/></text:span><text:span text:style-name="T1766">‬</text:span>‬‬<text:span text:style-name="T1767">29</text:span><text:span text:style-name="T1768"> גַּם־זֹ֕את מֵעִ֛ם יְהוָ֥ה צְבָא֖וֹת יָצָ֑אָה הִפְלִ֣יא עֵצָ֔ה הִגְדִּ֖יל תּוּשִׁיָּֽה׃</text:span><text:span text:style-name="T1769"><text:s/>ס<text:s/></text:span><text:span text:style-name="T1770">‬</text:span>‬‬‬‬‬‬‬‬‬‬‬‬‬‬‬‬‬‬</text:p>
      </text:section>
      <text:section text:name="Sect28" text:style-name="S28">
        <text:p text:style-name="P1771">Isaiah 29</text:p>
        <text:p text:style-name="P1772"><text:span text:style-name="T1773">1</text:span><text:span text:style-name="T1774"> ה֚וֹי אֲרִיאֵ֣ל אֲרִיאֵ֔ל קִרְיַ֖ת חָנָ֣ה דָוִ֑ד סְפ֥וּ שָׁנָ֛ה עַל־שָׁנָ֖ה חַגִּ֥ים יִנְקֹֽפוּ׃<text:s/></text:span><text:span text:style-name="T1775">‬</text:span>‬‬‬‬<text:span text:style-name="T1776">2</text:span><text:span text:style-name="T1777"> וַהֲצִיק֖וֹתִי לַֽאֲרִיאֵ֑ל וְהָיְתָ֤ה תַֽאֲנִיָּה֙ וַֽאֲנִיָּ֔ה וְהָ֥יְתָה לִּ֖י כַּאֲרִיאֵֽל׃<text:s/></text:span><text:span text:style-name="T1778">‬</text:span>‬‬<text:span text:style-name="T1779">3</text:span><text:span text:style-name="T1780"> וְחָנִ֥יתִי כַדּ֖וּר עָלָ֑יִךְ וְצַרְתִּ֤י עָלַ֙יִךְ֙ מֻצָּ֔ב וַהֲקֽ͏ִימֹתִ֥י עָלַ֖יִךְ מְצֻרֹֽת׃<text:s/></text:span><text:span text:style-name="T1781">‬</text:span>‬‬<text:span text:style-name="T1782">4</text:span><text:span text:style-name="T1783"> וְשָׁפַלְתְּ֙ מֵאֶ֣רֶץ תְּדַבֵּ֔רִי וּמֵֽעָפָ֖ר תִּשַּׁ֣ח אִמְרָתֵ֑ךְ וְֽ֠הָיָה כְּא֤וֹב מֵאֶ֙רֶץ֙ קוֹלֵ֔ךְ וּמֵעָפָ֖ר אִמְרָתֵ֥ךְ תְּצַפְצֵֽף׃<text:s/></text:span><text:span text:style-name="T1784">‬</text:span>‬‬<text:span text:style-name="T1785">5</text:span><text:span text:style-name="T1786"> וְהָיָ֛ה כְּאָבָ֥ק דַּ֖ק הֲמ֣וֹן זָרָ֑יִךְ וּכְמֹ֤ץ עֹבֵר֙ הֲמ֣וֹן עָֽרִיצִ֔ים וְהָיָ֖ה לְפֶ֥תַע פִּתְאֹֽם׃<text:s/></text:span><text:span text:style-name="T1787">‬</text:span>‬‬<text:span text:style-name="T1788">6</text:span><text:span text:style-name="T1789"> מֵעִ֨ם יְהוָ֤ה צְבָאוֹת֙ תִּפָּקֵ֔ד בְּרַ֥עַם וּבְרַ֖עַשׁ וְק֣וֹל גָּד֑וֹל סוּפָה֙ וּסְעָרָ֔ה וְלַ֖הַב אֵ֥שׁ אוֹכֵלָֽה׃<text:s/></text:span><text:span text:style-name="T1790">‬</text:span>‬‬<text:span text:style-name="T1791">7</text:span><text:span text:style-name="T1792"> וְהָיָ֗ה כַּֽחֲלוֹם֙ חֲז֣וֹן לַ֔יְלָה הֲמוֹן֙ כָּל־הַגּוֹיִ֔ם הַצֹּבְאִ֖ים עַל־אֲרִיאֵ֑ל וְכָל־צֹבֶ֙יהָ֙ וּמְצֹ֣דָתָ֔הּ וְהַמְּצִיקִ֖ים לָֽהּ׃<text:s/></text:span><text:span text:style-name="T1793">‬</text:span>‬‬<text:span text:style-name="T1794">8</text:span><text:span text:style-name="T1795"> וְהָיָ֡ה כַּאֲשֶׁר֩ יַחֲלֹ֨ם הָרָעֵ֜ב וְהִנֵּ֣ה אוֹכֵ֗ל וְהֵקִיץ֮<text:s/></text:span><text:soft-page-break/><text:span text:style-name="T1796">וְרֵיקָ֣ה נַפְשׁוֹ֒ וְכַאֲשֶׁ֨ר יַחֲלֹ֤ם הַצָּמֵא֙ וְהִנֵּ֣ה שֹׁתֶ֔ה וְהֵקִיץ֙ וְהִנֵּ֣ה עָיֵ֔ף וְנַפְשׁ֖וֹ שׁוֹקֵקָ֑ה כֵּ֣ן יִֽהְיֶ֗ה הֲמוֹן֙ כָּל־הַגּוֹיִ֔ם הַצֹּבְאִ֖ים עַל־הַ֥ר צִיּֽוֹן׃</text:span><text:span text:style-name="T1797"><text:s/>ס<text:s/></text:span><text:span text:style-name="T1798">‬</text:span>‬‬<text:span text:style-name="T1799">9</text:span><text:span text:style-name="T1800"> הִתְמַהְמְה֣וּ וּתְמָ֔הוּ הִשְׁתּֽ͏ַעַשְׁע֖וּ וָשֹׁ֑עוּ שָֽׁכְר֣וּ וְלֹא־יַ֔יִן נָע֖וּ וְלֹ֥א שֵׁכָֽר׃<text:s/></text:span><text:span text:style-name="T1801">‬</text:span>‬‬<text:span text:style-name="T1802">10</text:span><text:span text:style-name="T1803"> כִּֽי־נָסַ֨ךְ עֲלֵיכֶ֤ם יְהוָה֙ ר֣וּחַ תַּרְדֵּמָ֔ה וַיְעַצֵּ֖ם אֶת־עֵֽינֵיכֶ֑ם אֶת־הַנְּבִיאִ֛ים וְאֶת־רָאשֵׁיכֶ֥ם הַחֹזִ֖ים כִּסָּֽה׃<text:s/></text:span><text:span text:style-name="T1804">‬</text:span>‬‬<text:span text:style-name="T1805">11</text:span><text:span text:style-name="T1806"> וַתְּהִ֨י לָכֶ֜ם חָז֣וּת הַכֹּ֗ל כְּדִבְרֵי֮ הַסֵּ֣פֶר הֶֽחָתוּם֒ אֲשֶֽׁר־יִתְּנ֣וּ אֹת֗וֹ אֶל־יוֹדֵ֥עַ *הספר **סֵ֛פֶר לֵאמֹ֖ר קְרָ֣א נָא־זֶ֑ה וְאָמַר֙ לֹ֣א אוּכַ֔ל כִּ֥י חָת֖וּם הֽוּא׃<text:s/></text:span><text:span text:style-name="T1807">‬</text:span>‬‬<text:span text:style-name="T1808">12</text:span><text:span text:style-name="T1809"> וְנִתַּ֣ן הַסֵּ֗פֶר עַל֩ אֲשֶׁ֨ר לֹֽא־יָדַ֥ע סֵ֛פֶר לֵאמֹ֖ר קְרָ֣א נָא־זֶ֑ה וְאָמַ֕ר לֹ֥א יָדַ֖עְתִּי סֵֽפֶר׃</text:span><text:span text:style-name="T1810"><text:s/>ס<text:s/></text:span><text:span text:style-name="T1811">‬</text:span>‬‬<text:span text:style-name="T1812">13</text:span><text:span text:style-name="T1813"> וַיֹּ֣אמֶר אֲדֹנָ֗י יַ֚עַן כִּ֤י נִגַּשׁ֙ הָעָ֣ם הַזֶּ֔ה בְּפִ֤יו וּבִשְׂפָתָיו֙ כִּבְּד֔וּנִי וְלִבּ֖וֹ רִחַ֣ק מִמֶּ֑נִּי וַתְּהִ֤י יִרְאָתָם֙ אֹתִ֔י מִצְוַ֥ת אֲנָשִׁ֖ים מְלֻמָּדָֽה׃<text:s/></text:span><text:span text:style-name="T1814">‬</text:span>‬‬<text:span text:style-name="T1815">14</text:span><text:span text:style-name="T1816"> לָכֵ֗ן הִנְנִ֥י יוֹסִ֛ף לְהַפְלִ֥יא אֶת־הָֽעָם־הַזֶּ֖ה הַפְלֵ֣א וָפֶ֑לֶא וְאָֽבְדָה֙ חָכְמַ֣ת חֲכָמָ֔יו וּבִינַ֥ת נְבֹנָ֖יו תִּסְתַּתָּֽר׃</text:span><text:span text:style-name="T1817"><text:s/>ס<text:s/></text:span><text:span text:style-name="T1818">‬</text:span>‬‬<text:span text:style-name="T1819">15</text:span><text:span text:style-name="T1820"> ה֛וֹי הַמַּעֲמִיקִ֥ים מֵֽיהוָ֖ה לַסְתִּ֣ר עֵצָ֑ה וְהָיָ֤ה בְמַחְשָׁךְ֙ מַֽעֲשֵׂיהֶ֔ם וַיֹּ֣אמְר֔וּ מִ֥י רֹאֵ֖נוּ וּמִ֥י יוֹדְעֵֽנוּ׃<text:s/></text:span><text:span text:style-name="T1821">‬</text:span>‬‬<text:span text:style-name="T1822">16</text:span><text:span text:style-name="T1823"> הַ֨פְכְּכֶ֔ם אִם־כְּחֹ֥מֶר הַיֹּצֵ֖ר יֵֽחָשֵׁ֑ב כִּֽי־יֹאמַ֨ר מַעֲשֶׂ֤ה לְעֹשֵׂ֙הוּ֙ לֹ֣א עָשָׂ֔נִי וְיֵ֛צֶר אָמַ֥ר לְיוֹצְר֖וֹ לֹ֥א הֵבִֽין׃<text:s/></text:span><text:span text:style-name="T1824">‬</text:span>‬‬<text:span text:style-name="T1825">17</text:span><text:span text:style-name="T1826"> הֲלוֹא־עוֹד֙ מְעַ֣ט מִזְעָ֔ר וְשָׁ֥ב לְבָנ֖וֹן לַכַּרְמֶ֑ל וְהַכַּרְמֶ֖ל לַיַּ֥עַר יֵחָשֵֽׁב׃<text:s/></text:span><text:span text:style-name="T1827">‬</text:span>‬‬<text:span text:style-name="T1828">18</text:span><text:span text:style-name="T1829"> וְשָׁמְע֧וּ בַיּוֹם־הַה֛וּא הַחֵרְשִׁ֖ים דִּבְרֵי־סֵ֑פֶר וּמֵאֹ֣פֶל וּמֵחֹ֔שֶׁךְ עֵינֵ֥י עִוְרִ֖ים תִּרְאֶֽינָה׃<text:s/></text:span><text:span text:style-name="T1830">‬</text:span>‬‬<text:span text:style-name="T1831">19</text:span><text:span text:style-name="T1832"> וְיָסְפ֧וּ עֲנָוִ֛ים בַּֽיהוָ֖ה שִׂמְחָ֑ה וְאֶבְיוֹנֵ֣י אָדָ֔ם בִּקְד֥וֹשׁ יִשְׂרָאֵ֖ל יָגִֽילוּ׃<text:s/></text:span><text:span text:style-name="T1833">‬</text:span>‬‬<text:span text:style-name="T1834">20</text:span><text:span text:style-name="T1835"> כִּֽי־אָפֵ֥ס עָרִ֖יץ וְכָ֣לָה לֵ֑ץ וְנִכְרְת֖וּ כָּל־שֹׁ֥קְדֵי אָֽוֶן׃<text:s/></text:span><text:span text:style-name="T1836">‬</text:span>‬‬<text:span text:style-name="T1837">21</text:span><text:span text:style-name="T1838"> מַחֲטִיאֵ֤י אָדָם֙ בְּדָבָ֔ר וְלַמּוֹכִ֥יחַ בַּשַּׁ֖עַר יְקֹשׁ֑וּן וַיַּטּ֥וּ בַתֹּ֖הוּ צַדִּֽיק׃</text:span><text:span text:style-name="T1839"><text:s/>ס<text:s/></text:span><text:span text:style-name="T1840">‬</text:span>‬‬<text:span text:style-name="T1841">22</text:span><text:span text:style-name="T1842"> לָכֵ֗ן כֹּֽה־אָמַ֤ר יְהוָה֙ אֶל־בֵּ֣ית יַֽעֲקֹ֔ב אֲשֶׁ֥ר פָּדָ֖ה אֶת־אַבְרָהָ֑ם לֹֽא־עַתָּ֤ה יֵבוֹשׁ֙ יַֽעֲקֹ֔ב וְלֹ֥א עַתָּ֖ה פָּנָ֥יו יֶחֱוָֽרוּ׃<text:s/></text:span><text:span text:style-name="T1843">‬</text:span>‬‬<text:span text:style-name="T1844">23</text:span><text:span text:style-name="T1845"> כִּ֣י בִ֠רְאֹתוֹ יְלָדָ֞יו מַעֲשֵׂ֥ה יָדַ֛י בְּקִרְבּ֖וֹ יַקְדִּ֣ישֽׁוּ שְׁמִ֑י וְהִקְדִּ֙ישׁוּ֙ אֶת־קְד֣וֹשׁ יַֽעֲקֹ֔ב וְאֶת־אֱלֹהֵ֥י יִשְׂרָאֵ֖ל יַעֲרִֽיצוּ׃<text:s/></text:span><text:span text:style-name="T1846">‬</text:span>‬‬<text:span text:style-name="T1847">24</text:span><text:span text:style-name="T1848"> וְיָדְע֥וּ תֹֽעֵי־ר֖וּחַ בִּינָ֑ה וְרוֹגְנִ֖ים יִלְמְדוּ־לֶֽקַח׃<text:s/></text:span><text:span text:style-name="T1849">‬</text:span>‬‬‬‬‬‬‬‬‬‬‬‬‬‬‬‬‬‬‬‬‬‬‬‬‬</text:p>
      </text:section>
      <text:section text:name="Sect29" text:style-name="S29">
        <text:p text:style-name="P1850">Isaiah 30</text:p>
        <text:p text:style-name="P1851"><text:span text:style-name="T1852">1</text:span><text:span text:style-name="T1853"> ה֣וֹי בָּנִ֤ים סֽוֹרְרִים֙ נְאֻם־יְהוָ֔ה לַעֲשׂ֤וֹת עֵצָה֙ וְלֹ֣א מִנִּ֔י וְלִנְסֹ֥ךְ מַסֵּכָ֖ה וְלֹ֣א רוּחִ֑י לְמַ֛עַן סְפ֥וֹת חַטָּ֖את עַל־חַטָּֽאת׃<text:s/></text:span><text:span text:style-name="T1854">2</text:span><text:span text:style-name="T1855"> הַהֹלְכִים֙ לָרֶ֣דֶת מִצְרַ֔יִם וּפִ֖י לֹ֣א שָׁאָ֑לוּ לָעוֹז֙ בְּמָע֣וֹז פַּרְעֹ֔ה וְלַחְס֖וֹת בְּצֵ֥ל מִצְרָֽיִם׃<text:s/></text:span><text:span text:style-name="T1856">‬</text:span>‬‬<text:span text:style-name="T1857">3</text:span><text:span text:style-name="T1858"> וְהָיָ֥ה לָכֶ֛ם מָע֥וֹז פַּרְעֹ֖ה לְבֹ֑שֶׁת וְהֶחָס֥וּת בְּצֵל־מִצְרַ֖יִם לִכְלִמָּֽה׃<text:s/></text:span><text:span text:style-name="T1859">‬</text:span>‬‬<text:span text:style-name="T1860">4</text:span><text:span text:style-name="T1861"> כִּֽי־הָי֥וּ בְצֹ֖עַן שָׂרָ֑יו וּמַלְאָכָ֖יו חָנֵ֥ס יַגִּֽיעוּ׃<text:s/></text:span><text:span text:style-name="T1862">‬</text:span>‬‬<text:span text:style-name="T1863">5</text:span><text:span text:style-name="T1864"> כֹּ֣ל *הבאיש **הֹבִ֔ישׁ עַל־עַ֖ם לֹא־יוֹעִ֣ילוּ לָ֑מוֹ לֹ֤א לְעֵ֙זֶר֙ וְלֹ֣א לְהוֹעִ֔יל כִּ֥י לְבֹ֖שֶׁת וְגַם־לְחֶרְפָּֽה׃</text:span><text:span text:style-name="T1865"><text:s/>ס<text:s/></text:span><text:span text:style-name="T1866">‬</text:span>‬‬<text:span text:style-name="T1867">6</text:span><text:span text:style-name="T1868"> מַשָּׂ֖א בַּהֲמ֣וֹת נֶ֑גֶב בְּאֶרֶץ֩ צָרָ֨ה וְצוּקָ֜ה לָבִ֧יא וָלַ֣יִשׁ מֵהֶ֗ם אֶפְעֶה֙ וְשָׂרָ֣ף מְעוֹפֵ֔ף יִשְׂאוּ֩ עַל־כֶּ֨תֶף עֲיָרִ֜ים חֵֽילֵהֶ֗ם וְעַל־דַּבֶּ֤שֶׁת גְּמַלִּים֙ אֽוֹצְרֹתָ֔ם עַל־עַ֖ם לֹ֥א יוֹעִֽילוּ׃<text:s/></text:span><text:span text:style-name="T1869">‬</text:span>‬‬<text:span text:style-name="T1870">7</text:span><text:span text:style-name="T1871"> וּמִצְרַ֕יִם הֶ֥בֶל וָרִ֖יק יַעְזֹ֑רוּ לָכֵן֙ קָרָ֣אתִי לָזֹ֔את רַ֥הַב הֵ֖ם שָֽׁבֶת׃<text:s/></text:span><text:span text:style-name="T1872">‬</text:span>‬‬<text:span text:style-name="T1873">8</text:span><text:span text:style-name="T1874"> עַתָּ֗ה בּ֣וֹא כָתְבָ֥הּ עַל־ל֛וּחַ אִתָּ֖ם וְעַל־סֵ֣פֶר חֻקָּ֑הּ וּתְהִי֙ לְי֣וֹם אַחֲר֔וֹן לָעַ֖ד עַד־עוֹלָֽם׃<text:s/></text:span><text:span text:style-name="T1875">‬</text:span>‬‬<text:span text:style-name="T1876">9</text:span><text:span text:style-name="T1877"> כִּ֣י עַ֤ם מְרִי֙ ה֔וּא בָּנִ֖ים כֶּחָשִׁ֑ים בָּנִ֕ים לֹֽא־אָב֥וּ שְׁמ֖וֹעַ תּוֹרַ֥ת יְהוָֽה׃<text:s/></text:span><text:span text:style-name="T1878">‬</text:span>‬‬<text:span text:style-name="T1879">10</text:span><text:span text:style-name="T1880"> אֲשֶׁ֨ר אָמְר֤וּ לָֽרֹאִים֙ לֹ֣א תִרְא֔וּ וְלַ֣חֹזִ֔ים לֹ֥א תֶחֱזוּ־לָ֖נוּ נְכֹח֑וֹת דַּבְּרוּ־לָ֣נוּ<text:s/></text:span><text:soft-page-break/><text:span text:style-name="T1881">חֲלָק֔וֹת חֲז֖וּ מַהֲתַלּֽוֹת׃<text:s/></text:span><text:span text:style-name="T1882">‬</text:span>‬‬<text:span text:style-name="T1883">11</text:span><text:span text:style-name="T1884"> ס֚וּרוּ מִנֵּי־דֶ֔רֶךְ הַטּ֖וּ מִנֵּי־אֹ֑רַח הַשְׁבִּ֥יתוּ מִפָּנֵ֖ינוּ אֶת־קְד֥וֹשׁ יִשְׂרָאֵֽל׃</text:span><text:span text:style-name="T1885"><text:s/>ס<text:s/></text:span><text:span text:style-name="T1886">‬</text:span>‬‬<text:span text:style-name="T1887">12</text:span><text:span text:style-name="T1888"> לָכֵ֗ן כֹּ֤ה אָמַר֙ קְד֣וֹשׁ יִשְׂרָאֵ֔ל יַ֥עַן מָֽאָסְכֶ֖ם בַּדָּבָ֣ר הַזֶּ֑ה וַֽתִּבְטְחוּ֙ בְּעֹ֣שֶׁק וְנָל֔וֹז וַתִּֽשָּׁעֲנ֖וּ עָלָֽיו׃<text:s/></text:span><text:span text:style-name="T1889">‬</text:span>‬‬<text:span text:style-name="T1890">13</text:span><text:span text:style-name="T1891"> לָכֵ֗ן יִֽהְיֶ֤ה לָכֶם֙ הֶעָוֺ֣ן הַזֶּ֔ה כְּפֶ֣רֶץ נֹפֵ֔ל נִבְעֶ֖ה בְּחוֹמָ֣ה נִשְׂגָּבָ֑ה אֲשֶׁר־פִּתְאֹ֥ם לְפֶ֖תַע יָב֥וֹא שִׁבְרָֽהּ׃<text:s/></text:span><text:span text:style-name="T1892">‬</text:span>‬‬<text:span text:style-name="T1893">14</text:span><text:span text:style-name="T1894"> וּ֠שְׁבָרָהּ כְּשֵׁ֨בֶר נֵ֧בֶל יוֹצְרִ֛ים כָּת֖וּת לֹ֣א יַחְמֹ֑ל וְלֹֽא־יִמָּצֵ֤א בִמְכִתָּתוֹ֙ חֶ֔רֶשׂ לַחְתּ֥וֹת אֵשׁ֙ מִיָּק֔וּד וְלַחְשֹׂ֥ף מַ֖יִם מִגֶּֽבֶא׃<text:s/></text:span><text:span text:style-name="T1895">פ<text:s/></text:span><text:span text:style-name="T1896">‬</text:span>‬‬‬‬‬‬‬‬‬‬‬‬‬‬‬</text:p>
        <text:p text:style-name="P1897"><text:span text:style-name="T1898">15</text:span><text:span text:style-name="T1899"> כִּ֣י כֹֽה־אָמַר֩ אֲדֹנָ֨י יְהוִ֜ה קְד֣וֹשׁ יִשְׂרָאֵ֗ל בְּשׁוּבָ֤ה וָנַ֙חַת֙ תִּוָּ֣שֵׁע֔וּן בְּהַשְׁקֵט֙ וּבְבִטְחָ֔ה תִּהְיֶ֖ה גְּבֽוּרַתְכֶ֑ם וְלֹ֖א אֲבִיתֶֽם׃<text:s/></text:span><text:span text:style-name="T1900">‬</text:span>‬‬<text:span text:style-name="T1901">16</text:span><text:span text:style-name="T1902"> וַתֹּ֨אמְר֥וּ לֹא־כִ֛י עַל־ס֥וּס נָנ֖וּס עַל־כֵּ֣ן תְּנוּס֑וּן וְעַל־קַ֣ל נִרְכָּ֔ב עַל־כֵּ֖ן יִקַּ֥לּוּ רֹדְפֵיכֶֽם׃<text:s/></text:span><text:span text:style-name="T1903">‬</text:span>‬‬<text:span text:style-name="T1904">17</text:span><text:span text:style-name="T1905"> אֶ֣לֶף אֶחָ֗ד מִפְּנֵי֙ גַּעֲרַ֣ת אֶחָ֔ד מִפְּנֵ֛י גַּעֲרַ֥ת חֲמִשָּׁ֖ה תָּנֻ֑סוּ עַ֣ד אִם־נוֹתַרְתֶּ֗ם כַּתֹּ֙רֶן֙ עַל־רֹ֣אשׁ הָהָ֔ר וְכַנֵּ֖ס עַל־הַגִּבְעָֽה׃<text:s/></text:span><text:span text:style-name="T1906">‬</text:span>‬‬<text:span text:style-name="T1907">18</text:span><text:span text:style-name="T1908"> וְלָכֵ֞ן יְחַכֶּ֤ה יְהוָה֙ לַֽחֲנַנְכֶ֔ם וְלָכֵ֥ן יָר֖וּם לְרַֽחֶמְכֶ֑ם כִּֽי־אֱלֹהֵ֤י מִשְׁפָּט֙ יְהוָ֔ה אַשְׁרֵ֖י כָּל־ח֥וֹכֵי לֽוֹ׃</text:span><text:span text:style-name="T1909"><text:s/>ס<text:s/></text:span><text:span text:style-name="T1910">‬</text:span>‬‬<text:span text:style-name="T1911">19</text:span><text:span text:style-name="T1912"> כִּי־עַ֛ם בְּצִיּ֥וֹן יֵשֵׁ֖ב בִּירֽוּשָׁלָ֑͏ִם בָּכ֣וֹ לֹֽא־תִבְכֶּ֗ה חָנ֤וֹן יָחְנְךָ֙ לְק֣וֹל זַעֲקֶ֔ךָ כְּשָׁמְעָת֖וֹ עָנָֽךְ׃<text:s/></text:span><text:span text:style-name="T1913">‬</text:span>‬‬<text:span text:style-name="T1914">20</text:span><text:span text:style-name="T1915"> וְנָתַ֨ן לָכֶ֧ם אֲדֹנָ֛י לֶ֥חֶם צָ֖ר וּמַ֣יִם לָ֑חַץ וְלֹֽא־יִכָּנֵ֥ף עוֹד֙ מוֹרֶ֔יךָ וְהָי֥וּ עֵינֶ֖יךָ רֹא֥וֹת אֶת־מוֹרֶֽיךָ׃<text:s/></text:span><text:span text:style-name="T1916">‬</text:span>‬‬<text:span text:style-name="T1917">21</text:span><text:span text:style-name="T1918"> וְאָזְנֶ֙יךָ֙ תִּשְׁמַ֣עְנָה דָבָ֔ר מֵֽאַחֲרֶ֖יךָ לֵאמֹ֑ר זֶ֤ה הַדֶּ֙רֶךְ֙ לְכ֣וּ ב֔וֹ כִּ֥י תַאֲמִ֖ינוּ וְכִ֥י תַשְׂמְאִֽילוּ׃<text:s/></text:span><text:span text:style-name="T1919">‬</text:span>‬‬<text:span text:style-name="T1920">22</text:span><text:span text:style-name="T1921"> וְטִמֵּאתֶ֗ם אֶת־צִפּוּי֙ פְּסִילֵ֣י כַסְפֶּ֔ךָ וְאֶת־אֲפֻדַּ֖ת מַסֵּכַ֣ת זְהָבֶ֑ךָ תִּזְרֵם֙ כְּמ֣וֹ דָוָ֔ה צֵ֖א תֹּ֥אמַר לֽוֹ׃<text:s/></text:span><text:span text:style-name="T1922">‬</text:span>‬‬<text:span text:style-name="T1923">23</text:span><text:span text:style-name="T1924"> וְנָתַן֩ מְטַ֨ר זַרְעֲךָ֜ אֲשֶׁר־תִּזְרַ֣ע אֶת־הָאֲדָמָ֗ה וְלֶ֙חֶם֙ תְּבוּאַ֣ת הָֽאֲדָמָ֔ה וְהָיָ֥ה דָשֵׁ֖ן וְשָׁמֵ֑ן יִרְעֶ֥ה מִקְנֶ֛יךָ בַּיּ֥וֹם הַה֖וּא כַּ֥ר נִרְחָֽב׃<text:s/></text:span><text:span text:style-name="T1925">‬</text:span>‬‬<text:span text:style-name="T1926">24</text:span><text:span text:style-name="T1927"> וְהָאֲלָפִ֣ים וְהָעֲיָרִ֗ים עֹֽבְדֵי֙ הָֽאֲדָמָ֔ה בְּלִ֥יל חָמִ֖יץ יֹאכֵ֑לוּ אֲשֶׁר־זֹרֶ֥ה בָרַ֖חַת וּבַמִּזְרֶֽה׃<text:s/></text:span><text:span text:style-name="T1928">‬</text:span>‬‬<text:span text:style-name="T1929">25</text:span><text:span text:style-name="T1930"> וְהָיָ֣ה ׀ עַל־כָּל־הַ֣ר גָּבֹ֗הַ וְעַל֙ כָּל־גִּבְעָ֣ה נִשָּׂאָ֔ה פְּלָגִ֖ים יִבְלֵי־מָ֑יִם בְּיוֹם֙ הֶ֣רֶג רָ֔ב בִּנְפֹ֖ל מִגְדָּלִֽים׃<text:s/></text:span><text:span text:style-name="T1931">‬</text:span>‬‬<text:span text:style-name="T1932">26</text:span><text:span text:style-name="T1933"> וְהָיָ֤ה אֽוֹר־הַלְּבָנָה֙ כְּא֣וֹר הַֽחַמָּ֔ה וְא֤וֹר הַֽחַמָּה֙ יִהְיֶ֣ה שִׁבְעָתַ֔יִם כְּא֖וֹר שִׁבְעַ֣ת הַיָּמִ֑ים בְּי֗וֹם חֲבֹ֤שׁ יְהוָה֙ אֶת־שֶׁ֣בֶר עַמּ֔וֹ וּמַ֥חַץ מַכָּת֖וֹ יִרְפָּֽא׃</text:span><text:span text:style-name="T1934"><text:s/>ס<text:s/></text:span><text:span text:style-name="T1935">‬</text:span>‬‬<text:span text:style-name="T1936">27</text:span><text:span text:style-name="T1937"> הִנֵּ֤ה שֵׁם־יְהוָה֙ בָּ֣א מִמֶּרְחָ֔ק בֹּעֵ֣ר אַפּ֔וֹ וְכֹ֖בֶד מַשָּׂאָ֑ה שְׂפָתָיו֙ מָ֣לְאוּ זַ֔עַם וּלְשׁוֹנ֖וֹ כְּאֵ֥שׁ אֹכָֽלֶת׃<text:s/></text:span><text:span text:style-name="T1938">‬</text:span>‬‬<text:span text:style-name="T1939">28</text:span><text:span text:style-name="T1940"> וְרוּח֞וֹ כְּנַ֤חַל שׁוֹטֵף֙ עַד־צַוָּ֣אר יֶֽחֱצֶ֔ה לַהֲנָפָ֥ה גוֹיִ֖ם בְּנָ֣פַת שָׁ֑וְא וְרֶ֣סֶן מַתְעֶ֔ה עַ֖ל לְחָיֵ֥י עַמִּֽים׃<text:s/></text:span><text:span text:style-name="T1941">‬</text:span>‬‬<text:span text:style-name="T1942">29</text:span><text:span text:style-name="T1943"> הַשִּׁיר֙ יִֽהְיֶ֣ה לָכֶ֔ם כְּלֵ֖יל הִתְקַדֶּשׁ־חָ֑ג וְשִׂמְחַ֣ת לֵבָ֗ב כַּֽהוֹלֵךְ֙ בֶּֽחָלִ֔יל לָב֥וֹא בְהַר־יְהוָ֖ה אֶל־צ֥וּר יִשְׂרָאֵֽל׃<text:s/></text:span><text:span text:style-name="T1944">‬</text:span>‬‬<text:span text:style-name="T1945">30</text:span><text:span text:style-name="T1946"> וְהִשְׁמִ֨יעַ יְהוָ֜ה אֶת־ה֣וֹד קוֹל֗וֹ וְנַ֤חַת זְרוֹעוֹ֙ יַרְאֶ֔ה בְּזַ֣עַף אַ֔ף וְלַ֖הַב אֵ֣שׁ אוֹכֵלָ֑ה נֶ֥פֶץ וָזֶ֖רֶם וְאֶ֥בֶן בָּרָֽד׃<text:s/></text:span><text:span text:style-name="T1947">‬</text:span>‬‬<text:span text:style-name="T1948">31</text:span><text:span text:style-name="T1949"> כִּֽי־מִקּ֥וֹל יְהוָ֖ה יֵחַ֣ת אַשּׁ֑וּר בַּשֵּׁ֖בֶט יַכֶּֽה׃<text:s/></text:span><text:span text:style-name="T1950">‬</text:span>‬‬<text:span text:style-name="T1951">32</text:span><text:span text:style-name="T1952"> וְהָיָ֗ה כֹּ֚ל מַֽעֲבַר֙ מַטֵּ֣ה מֽוּסָדָ֔ה אֲשֶׁ֨ר יָנִ֤יחַ יְהוָה֙ עָלָ֔יו בְּתֻפִּ֖ים וּבְכִנֹּר֑וֹת וּבְמִלְחֲמ֥וֹת תְּנוּפָ֖ה נִלְחַם־*בה **בָּֽם׃<text:s/></text:span><text:span text:style-name="T1953">‬</text:span>‬‬<text:span text:style-name="T1954">33</text:span><text:span text:style-name="T1955"> כִּֽי־עָר֤וּךְ מֵֽאֶתְמוּל֙ תָּפְתֶּ֔ה גַּם־*הוא **הִ֛יא לַמֶּ֥לֶךְ הוּכָ֖ן הֶעְמִ֣יק הִרְחִ֑ב מְדֻרָתָ֗הּ אֵ֤שׁ וְעֵצִים֙ הַרְבֵּ֔ה נִשְׁמַ֤ת יְהוָה֙ כְּנַ֣חַל גָּפְרִ֔ית בֹּעֲרָ֖ה בָּֽהּ׃</text:span><text:span text:style-name="T1956"><text:s/>ס<text:s/></text:span><text:span text:style-name="T1957">‬</text:span>‬‬‬‬‬‬‬‬‬‬‬‬‬‬‬‬‬‬‬‬‬</text:p>
      </text:section>
      <text:section text:name="Sect30" text:style-name="S30">
        <text:soft-page-break/>
        <text:p text:style-name="P1958">Isaiah 31</text:p>
        <text:p text:style-name="P1959"><text:span text:style-name="T1960">1</text:span><text:span text:style-name="T1961"> ה֣וֹי הַיֹּרְדִ֤ים מִצְרַ֙יִם֙ לְעֶזְרָ֔ה עַל־סוּסִ֖ים יִשָּׁעֵ֑נוּ וַיִּבְטְח֨וּ עַל־רֶ֜כֶב כִּ֣י רָ֗ב וְעַ֤ל פָּֽרָשִׁים֙ כִּֽי־עָצְמ֣וּ מְאֹ֔ד וְלֹ֤א שָׁעוּ֙ עַל־קְד֣וֹשׁ יִשְׂרָאֵ֔ל וְאֶת־יְהוָ֖ה לֹ֥א דָרָֽשׁוּ׃<text:s/></text:span><text:span text:style-name="T1962">2</text:span><text:span text:style-name="T1963"> וְגַם־ה֤וּא חָכָם֙ וַיָּ֣בֵא רָ֔ע וְאֶת־דְּבָרָ֖יו לֹ֣א הֵסִ֑יר וְקָם֙ עַל־בֵּ֣ית מְרֵעִ֔ים וְעַל־עֶזְרַ֖ת פֹּ֥עֲלֵי אָֽוֶן׃<text:s/></text:span><text:span text:style-name="T1964">‬</text:span>‬‬<text:span text:style-name="T1965">3</text:span><text:span text:style-name="T1966"> וּמִצְרַ֤יִם אָדָם֙ וְֽלֹא־אֵ֔ל וְסוּסֵיהֶ֥ם בָּשָׂ֖ר וְלֹא־ר֑וּחַ וַֽיהוָ֞ה יַטֶּ֣ה יָד֗וֹ וְכָשַׁ֤ל עוֹזֵר֙ וְנָפַ֣ל עָזֻ֔ר וְיַחְדָּ֖ו כֻּלָּ֥ם יִכְלָיֽוּן׃</text:span><text:span text:style-name="T1967"><text:s/>ס<text:s/></text:span><text:span text:style-name="T1968">‬</text:span>‬‬<text:span text:style-name="T1969">4</text:span><text:span text:style-name="T1970"> כִּ֣י כֹ֣ה אָֽמַר־יְהוָ֣ה ׀ אֵלַ֡י כַּאֲשֶׁ֣ר יֶהְגֶּה֩ הָאַרְיֵ֨ה וְהַכְּפִ֜יר עַל־טַרְפּ֗וֹ אֲשֶׁ֨ר יִקָּרֵ֤א עָלָיו֙ מְלֹ֣א רֹעִ֔ים מִקּוֹלָם֙ לֹ֣א יֵחָ֔ת וּמֵֽהֲמוֹנָ֖ם לֹ֣א יַֽעֲנֶ֑ה כֵּ֗ן יֵרֵד֙ יְהוָ֣ה צְבָא֔וֹת לִצְבֹּ֥א עַל־הַר־צִיּ֖וֹן וְעַל־גִּבְעָתָֽהּ׃<text:s/></text:span><text:span text:style-name="T1971">‬</text:span>‬‬<text:span text:style-name="T1972">5</text:span><text:span text:style-name="T1973"> כְּצִפֳּרִ֣ים עָפ֔וֹת כֵּ֗ן יָגֵ֛ן יְהוָ֥ה צְבָא֖וֹת עַל־יְרֽוּשָׁלָ֑͏ִם גָּנ֥וֹן וְהִצִּ֖יל פָּסֹ֥חַ וְהִמְלִֽיט׃<text:s/></text:span><text:span text:style-name="T1974">‬</text:span>‬‬<text:span text:style-name="T1975">6</text:span><text:span text:style-name="T1976"> שׁ֗וּבוּ לַאֲשֶׁ֛ר הֶעְמִ֥יקוּ סָרָ֖ה בְּנֵ֥י יִשְׂרָאֵֽל׃<text:s/></text:span><text:span text:style-name="T1977">‬</text:span>‬‬<text:span text:style-name="T1978">7</text:span><text:span text:style-name="T1979"> כִּ֚י בַּיּ֣וֹם הַה֔וּא יִמְאָס֗וּן אִ֚ישׁ אֱלִילֵ֣י כַסְפּ֔וֹ וֶאֱלִילֵ֖י זְהָב֑וֹ אֲשֶׁ֨ר עָשׂ֥וּ לָכֶ֛ם יְדֵיכֶ֖ם חֵֽטְא׃<text:s/></text:span><text:span text:style-name="T1980">‬</text:span>‬‬<text:span text:style-name="T1981">8</text:span><text:span text:style-name="T1982"> וְנָפַ֤ל אַשּׁוּר֙ בְּחֶ֣רֶב לֹא־אִ֔ישׁ וְחֶ֥רֶב לֹֽא־אָדָ֖ם תֹּֽאכֲלֶ֑נּוּ וְנָ֥ס לוֹ֙ מִפְּנֵי־חֶ֔רֶב וּבַחוּרָ֖יו לָמַ֥ס יִהְיֽוּ׃<text:s/></text:span><text:span text:style-name="T1983">‬</text:span>‬‬<text:span text:style-name="T1984">9</text:span><text:span text:style-name="T1985"> וְסַלְעוֹ֙ מִמָּג֣וֹר יַֽעֲב֔וֹר וְחַתּ֥וּ מִנֵּ֖ס שָׂרָ֑יו נְאֻם־יְהוָ֗ה אֲשֶׁר־א֥וּר לוֹ֙ בְּצִיּ֔וֹן וְתַנּ֥וּר ל֖וֹ בִּירוּשָׁלָֽ͏ִם׃</text:span><text:span text:style-name="T1986"><text:s/>ס<text:s/></text:span><text:span text:style-name="T1987">‬</text:span>‬‬‬‬‬‬‬‬‬‬</text:p>
      </text:section>
      <text:section text:name="Sect31" text:style-name="S31">
        <text:p text:style-name="P1988">Isaiah 32</text:p>
        <text:p text:style-name="P1989"><text:span text:style-name="T1990">1</text:span><text:span text:style-name="T1991"> הֵ֥ן לְצֶ֖דֶק יִמְלָךְ־מֶ֑לֶךְ וּלְשָׂרִ֖ים לְמִשְׁפָּ֥ט יָשֹֽׂרוּ׃<text:s/></text:span><text:span text:style-name="T1992">2</text:span><text:span text:style-name="T1993"> וְהָיָה־אִ֥ישׁ כְּמַֽחֲבֵא־ר֖וּחַ וְסֵ֣תֶר זָ֑רֶם כְּפַלְגֵי־מַ֣יִם בְּצָי֔וֹן כְּצֵ֥ל סֶֽלַע־כָּבֵ֖ד בְּאֶ֥רֶץ עֲיֵפָֽה׃<text:s/></text:span><text:span text:style-name="T1994">‬</text:span>‬‬<text:span text:style-name="T1995">3</text:span><text:span text:style-name="T1996"> וְלֹ֥א תִשְׁעֶ֖ינָה עֵינֵ֣י רֹאִ֑ים וְאָזְנֵ֥י שֹׁמְעִ֖ים תִּקְשַֽׁבְנָה׃<text:s/></text:span><text:span text:style-name="T1997">‬</text:span>‬‬<text:span text:style-name="T1998">4</text:span><text:span text:style-name="T1999"> וּלְבַ֥ב נִמְהָרִ֖ים יָבִ֣ין לָדָ֑עַת וּלְשׁ֣וֹן עִלְּגִ֔ים תְּמַהֵ֖ר לְדַבֵּ֥ר צָחֽוֹת׃<text:s/></text:span><text:span text:style-name="T2000">‬</text:span>‬‬<text:span text:style-name="T2001">5</text:span><text:span text:style-name="T2002"> לֹֽא־יִקָּרֵ֥א ע֛וֹד לְנָבָ֖ל נָדִ֑יב וּלְכִילַ֕י לֹ֥א יֵֽאָמֵ֖ר שֽׁוֹעַ׃<text:s/></text:span><text:span text:style-name="T2003">‬</text:span>‬‬<text:span text:style-name="T2004">6</text:span><text:span text:style-name="T2005"> כִּ֤י נָבָל֙ נְבָלָ֣ה יְדַבֵּ֔ר וְלִבּ֖וֹ יַעֲשֶׂה־אָ֑וֶן לַעֲשׂ֣וֹת חֹ֗נֶף וּלְדַבֵּ֤ר אֶל־יְהוָה֙ תּוֹעָ֔ה לְהָרִיק֙ נֶ֣פֶשׁ רָעֵ֔ב וּמַשְׁקֶ֥ה צָמֵ֖א יַחְסִֽיר׃<text:s/></text:span><text:span text:style-name="T2006">‬</text:span>‬‬<text:span text:style-name="T2007">7</text:span><text:span text:style-name="T2008"> וְכֵלַ֖י כֵּלָ֣יו רָעִ֑ים ה֚וּא זִמּ֣וֹת יָעָ֔ץ לְחַבֵּ֤ל *ענוים **עֲנִיִּים֙ בְּאִמְרֵי־שֶׁ֔קֶר וּבְדַבֵּ֥ר אֶבְי֖וֹן מִשְׁפָּֽט׃<text:s/></text:span><text:span text:style-name="T2009">‬</text:span>‬‬<text:span text:style-name="T2010">8</text:span><text:span text:style-name="T2011"> וְנָדִ֖יב נְדִיב֣וֹת יָעָ֑ץ וְה֖וּא עַל־נְדִיב֥וֹת יָקֽוּם׃<text:s/></text:span><text:span text:style-name="T2012">פ<text:s/></text:span><text:span text:style-name="T2013">‬</text:span>‬‬‬‬‬‬‬‬‬</text:p>
        <text:p text:style-name="P2014"><text:span text:style-name="T2015">9</text:span><text:span text:style-name="T2016"> נָשִׁים֙ שַֽׁאֲנַנּ֔וֹת קֹ֖מְנָה שְׁמַ֣עְנָה קוֹלִ֑י בָּנוֹת֙ בֹּֽטח֔וֹת הַאְזֵ֖נָּה אִמְרָתִֽי׃<text:s/></text:span><text:span text:style-name="T2017">‬</text:span>‬‬<text:span text:style-name="T2018">10</text:span><text:span text:style-name="T2019"> יָמִים֙ עַל־שָׁנָ֔ה תִּרְגַּ֖זְנָה בֹּֽטְח֑וֹת כִּ֚י כָּלָ֣ה בָצִ֔יר אֹ֖סֶף בְּלִ֥י יָבֽוֹא׃<text:s/></text:span><text:span text:style-name="T2020">‬</text:span>‬‬<text:span text:style-name="T2021">11</text:span><text:span text:style-name="T2022"> חִרְדוּ֙ שַֽׁאֲנַנּ֔וֹת רְגָ֖זָה בֹּֽטְח֑וֹת פְּשֹׁ֣טָֽה וְעֹ֔רָה וַחֲג֖וֹרָה עַל־חֲלָצָֽיִם׃<text:s/></text:span><text:span text:style-name="T2023">‬</text:span>‬‬<text:span text:style-name="T2024">12</text:span><text:span text:style-name="T2025"> עַל־שָׁדַ֖יִם סֹֽפְדִ֑ים עַל־שְׂדֵי־חֶ֕מֶד עַל־גֶּ֖פֶן פֹּרִיָּֽה׃<text:s/></text:span><text:span text:style-name="T2026">‬</text:span>‬‬<text:span text:style-name="T2027">13</text:span><text:span text:style-name="T2028"> עַ֚ל אַדְמַ֣ת עַמִּ֔י ק֥וֹץ שָׁמִ֖יר תַּֽעֲלֶ֑ה כִּ֚י עַל־כָּל־בָּתֵּ֣י מָשׂ֔וֹשׂ קִרְיָ֖ה עַלִּיזָֽה׃<text:s/></text:span><text:span text:style-name="T2029">‬</text:span>‬‬<text:span text:style-name="T2030">14</text:span><text:span text:style-name="T2031"> כִּֽי־אַרְמ֣וֹן נֻטָּ֔שׁ הֲמ֥וֹן עִ֖יר עֻזָּ֑ב עֹ֣פֶל וָבַ֜חַן הָיָ֨ה בְעַ֤ד מְעָרוֹת֙ עַד־עוֹלָ֔ם מְשׂ֥וֹשׂ פְּרָאִ֖ים מִרְעֵ֥ה עֲדָרִֽים׃<text:s/></text:span><text:span text:style-name="T2032">‬</text:span>‬‬<text:span text:style-name="T2033">15</text:span><text:span text:style-name="T2034"> עַד־יֵ֨עָרֶ֥ה עָלֵ֛ינוּ ר֖וּחַ מִמָּר֑וֹם וְהָיָ֤ה מִדְבָּר֙ לַכַּרְמֶ֔ל *וכרמל **וְהַכַּרְמֶ֖ל לַיַּ֥עַר יֵחָשֵֽׁב׃<text:s/></text:span><text:span text:style-name="T2035">‬</text:span>‬‬<text:span text:style-name="T2036">16</text:span><text:span text:style-name="T2037"> וְשָׁכַ֥ן בַּמִּדְבָּ֖ר מִשְׁפָּ֑ט וּצְדָקָ֖ה בַּכַּרְמֶ֥ל תֵּשֵֽׁב׃<text:s/></text:span><text:span text:style-name="T2038">‬</text:span>‬‬<text:span text:style-name="T2039">17</text:span><text:span text:style-name="T2040"> וְהָיָ֛ה מַעֲשֵׂ֥ה הַצְּדָקָ֖ה שָׁל֑וֹם וַֽעֲבֹדַת֙<text:s/></text:span><text:soft-page-break/><text:span text:style-name="T2041">הַצְּדָקָ֔ה הַשְׁקֵ֥ט וָבֶ֖טַח עַד־עוֹלָֽם׃<text:s/></text:span><text:span text:style-name="T2042">‬</text:span>‬‬<text:span text:style-name="T2043">18</text:span><text:span text:style-name="T2044"> וְיָשַׁ֥ב עַמִּ֖י בִּנְוֵ֣ה שָׁל֑וֹם וּֽבְמִשְׁכְּנוֹת֙ מִבְטַחִ֔ים וּבִמְנוּחֹ֖ת שַׁאֲנַנּֽוֹת׃<text:s/></text:span><text:span text:style-name="T2045">‬</text:span>‬‬<text:span text:style-name="T2046">19</text:span><text:span text:style-name="T2047"> וּבָרַ֖ד בְּרֶ֣דֶת הַיָּ֑עַר וּבַשִּׁפְלָ֖ה תִּשְׁפַּ֥ל הָעִֽיר׃<text:s/></text:span><text:span text:style-name="T2048">‬</text:span>‬‬<text:span text:style-name="T2049">20</text:span><text:span text:style-name="T2050"> אַשְׁרֵיכֶ֕ם זֹרְעֵ֖י עַל־כָּל־מָ֑יִם מְשַׁלְּחֵ֥י רֶֽגֶל־הַשּׁ֖וֹר וְהַחֲמֽוֹר׃</text:span><text:span text:style-name="T2051"><text:s/>ס<text:s/></text:span><text:span text:style-name="T2052">‬</text:span>‬‬‬‬‬‬‬‬‬‬‬‬‬‬</text:p>
      </text:section>
      <text:section text:name="Sect32" text:style-name="S32">
        <text:p text:style-name="P2053">Isaiah 33</text:p>
        <text:p text:style-name="P2054"><text:span text:style-name="T2055">1</text:span><text:span text:style-name="T2056"> ה֣וֹי שׁוֹדֵ֗ד וְאַתָּה֙ לֹ֣א שָׁד֔וּד וּבוֹגֵ֖ד וְלֹא־בָ֣גְדוּ ב֑וֹ כַּהֲתִֽמְךָ֤ שׁוֹדֵד֙ תּוּשַּׁ֔ד כַּנְּלֹתְךָ֥ לִבְגֹּ֖ד יִבְגְּדוּ־בָֽךְ׃</text:span><text:span text:style-name="T2057"><text:s/>ס<text:s/></text:span><text:span text:style-name="T2058">2</text:span><text:span text:style-name="T2059"> יְהוָ֥ה חָנֵּ֖נוּ לְךָ֣ קִוִּ֑ינוּ הֱיֵ֤ה זְרֹעָם֙ לַבְּקָרִ֔ים אַף־יְשׁוּעָתֵ֖נוּ בְּעֵ֥ת צָרָֽה׃<text:s/></text:span><text:span text:style-name="T2060">‬</text:span>‬‬<text:span text:style-name="T2061">3</text:span><text:span text:style-name="T2062"> מִקּ֣וֹל הָמ֔וֹן נָדְד֖וּ עַמִּ֑ים מֵר֣וֹמְמֻתֶ֔ךָ נָפְצ֖וּ גּוֹיִֽם׃<text:s/></text:span><text:span text:style-name="T2063">‬</text:span>‬‬<text:span text:style-name="T2064">4</text:span><text:span text:style-name="T2065"> וְאֻסַּ֣ף שְׁלַלְכֶ֔ם אֹ֖סֶף הֶֽחָסִ֑יל כְּמַשַּׁ֥ק גֵּבִ֖ים שׁוֹקֵ֥ק בּֽוֹ׃<text:s/></text:span><text:span text:style-name="T2066">‬</text:span>‬‬<text:span text:style-name="T2067">5</text:span><text:span text:style-name="T2068"> נִשְׂגָּ֣ב יְהוָ֔ה כִּ֥י שֹׁכֵ֖ן מָר֑וֹם מִלֵּ֣א צִיּ֔וֹן מִשְׁפָּ֖ט וּצְדָקָֽה׃<text:s/></text:span><text:span text:style-name="T2069">‬</text:span>‬‬<text:span text:style-name="T2070">6</text:span><text:span text:style-name="T2071"> וְהָיָה֙ אֱמוּנַ֣ת עִתֶּ֔יךָ חֹ֥סֶן יְשׁוּעֹ֖ת חָכְמַ֣ת וָדָ֑עַת יִרְאַ֥ת יְהוָ֖ה הִ֥יא אוֹצָרֽוֹ׃</text:span><text:span text:style-name="T2072"><text:s/>ס<text:s/></text:span><text:span text:style-name="T2073">‬</text:span>‬‬<text:span text:style-name="T2074">7</text:span><text:span text:style-name="T2075"> הֵ֚ן אֶרְאֶלָּ֔ם צָעֲק֖וּ חֻ֑צָה מַלְאֲכֵ֣י שָׁל֔וֹם מַ֖ר יִבְכָּיֽוּן׃<text:s/></text:span><text:span text:style-name="T2076">‬</text:span>‬‬<text:span text:style-name="T2077">8</text:span><text:span text:style-name="T2078"> נָשַׁ֣מּוּ מְסִלּ֔וֹת שָׁבַ֖ת עֹבֵ֣ר אֹ֑רַח הֵפֵ֤ר בְּרִית֙ מָאַ֣ס עָרִ֔ים לֹ֥א חָשַׁ֖ב אֱנֽוֹשׁ׃<text:s/></text:span><text:span text:style-name="T2079">‬</text:span>‬‬<text:span text:style-name="T2080">9</text:span><text:span text:style-name="T2081"> אָבַ֤ל אֻמְלְלָה֙ אָ֔רֶץ הֶחְפִּ֥יר לְבָנ֖וֹן קָמַ֑ל הָיָ֤ה הַשָּׁרוֹן֙ כָּֽעֲרָבָ֔ה וְנֹעֵ֥ר בָּשָׁ֖ן וְכַרְמֶֽל׃<text:s/></text:span><text:span text:style-name="T2082">‬</text:span>‬‬<text:span text:style-name="T2083">10</text:span><text:span text:style-name="T2084"> עַתָּ֥ה אָק֖וּם יֹאמַ֣ר יְהוָ֑ה עַתָּה֙ אֵֽרוֹמָ֔ם עַתָּ֖ה אֶנָּשֵֽׂא׃<text:s/></text:span><text:span text:style-name="T2085">‬</text:span>‬‬<text:span text:style-name="T2086">11</text:span><text:span text:style-name="T2087"> תַּהֲר֥וּ חֲשַׁ֖שׁ תֵּ֣לְדוּ קַ֑שׁ רוּחֲכֶ֕ם אֵ֖שׁ תֹּאכַלְכֶֽם׃<text:s/></text:span><text:span text:style-name="T2088">‬</text:span>‬‬<text:span text:style-name="T2089">12</text:span><text:span text:style-name="T2090"> וְהָי֥וּ עַמִּ֖ים מִשְׂרְפ֣וֹת שִׂ֑יד קוֹצִ֥ים כְּסוּחִ֖ים בָּאֵ֥שׁ יִצַּֽתּוּ׃</text:span><text:span text:style-name="T2091"><text:s/>ס<text:s/></text:span><text:span text:style-name="T2092">‬</text:span>‬‬<text:span text:style-name="T2093">13</text:span><text:span text:style-name="T2094"> שִׁמְע֥וּ רְחוֹקִ֖ים אֲשֶׁ֣ר עָשִׂ֑יתִי וּדְע֥וּ קְרוֹבִ֖ים גְּבֻרָתִֽי׃<text:s/></text:span><text:span text:style-name="T2095">‬</text:span>‬‬<text:span text:style-name="T2096">14</text:span><text:span text:style-name="T2097"> פָּחֲד֤וּ בְצִיּוֹן֙ חַטָּאִ֔ים אָחֲזָ֥ה רְעָדָ֖ה חֲנֵפִ֑ים מִ֣י ׀ יָג֣וּר לָ֗נוּ אֵ֚שׁ אוֹכֵלָ֔ה מִי־יָג֥וּר לָ֖נוּ מוֹקְדֵ֥י עוֹלָֽם׃<text:s/></text:span><text:span text:style-name="T2098">‬</text:span>‬‬<text:span text:style-name="T2099">15</text:span><text:span text:style-name="T2100"> הֹלֵ֣ךְ צְדָק֔וֹת וְדֹבֵ֖ר מֵֽישָׁרִ֑ים מֹאֵ֞ס בְּבֶ֣צַע מַעֲשַׁקּ֗וֹת נֹעֵ֤ר כַּפָּיו֙ מִתְּמֹ֣ךְ בַּשֹּׁ֔חַד אֹטֵ֤ם אָזְנוֹ֙ מִשְּׁמֹ֣עַ דָּמִ֔ים וְעֹצֵ֥ם עֵינָ֖יו מֵרְא֥וֹת בְּרֽ͏ָע׃<text:s/></text:span><text:span text:style-name="T2101">‬</text:span>‬‬<text:span text:style-name="T2102">16</text:span><text:span text:style-name="T2103"> ה֚וּא מְרוֹמִ֣ים יִשְׁכֹּ֔ן מְצָד֥וֹת סְלָעִ֖ים מִשְׂגַּבּ֑וֹ לַחְמ֣וֹ נִתָּ֔ן מֵימָ֖יו נֶאֱמָנִֽים׃<text:s/></text:span><text:span text:style-name="T2104">‬</text:span>‬‬<text:span text:style-name="T2105">17</text:span><text:span text:style-name="T2106"> מֶ֥לֶךְ בְּיָפְי֖וֹ תֶּחֱזֶ֣ינָה עֵינֶ֑יךָ תִּרְאֶ֖ינָה אֶ֥רֶץ מַרְחַקִּֽים׃<text:s/></text:span><text:span text:style-name="T2107">‬</text:span>‬‬<text:span text:style-name="T2108">18</text:span><text:span text:style-name="T2109"> לִבְּךָ֖ יֶהְגֶּ֣ה אֵימָ֑ה אַיֵּ֤ה סֹפֵר֙ אַיֵּ֣ה שֹׁקֵ֔ל אַיֵּ֖ה סֹפֵ֥ר אֶת־הַמִּגְדָּלִֽים׃<text:s/></text:span><text:span text:style-name="T2110">‬</text:span>‬‬<text:span text:style-name="T2111">19</text:span><text:span text:style-name="T2112"> אֶת־עַ֥ם נוֹעָ֖ז לֹ֣א תִרְאֶ֑ה עַ֣ם עִמְקֵ֤י שָׂפָה֙ מִשְּׁמ֔וֹעַ נִלְעַ֥ג לָשׁ֖וֹן אֵ֥ין בִּינָֽה׃<text:s/></text:span><text:span text:style-name="T2113">‬</text:span>‬‬<text:span text:style-name="T2114">20</text:span><text:span text:style-name="T2115"> חֲזֵ֣ה צִיּ֔וֹן קִרְיַ֖ת מֽוֹעֲדֵ֑נוּ עֵינֶיךָ֩ תִרְאֶ֨ינָה יְרוּשָׁלִַ֜ם נָוֶ֣ה שַׁאֲנָ֗ן אֹ֤הֶל בַּל־יִצְעָן֙ בַּל־יִסַּ֤ע יְתֵֽדֹתָיו֙ לָנֶ֔צַח וְכָל־חֲבָלָ֖יו בַּל־יִנָּתֵֽקוּ׃<text:s/></text:span><text:span text:style-name="T2116">‬</text:span>‬‬<text:span text:style-name="T2117">21</text:span><text:span text:style-name="T2118"> כִּ֣י אִם־שָׁ֞ם אַדִּ֤יר יְהוָה֙ לָ֔נוּ מְקוֹם־נְהָרִ֥ים יְאֹרִ֖ים רַחֲבֵ֣י יָדָ֑יִם בַּל־תֵּ֤לֶךְ בּוֹ֙ אֳנִי־שַׁ֔יִט וְצִ֥י אַדִּ֖יר לֹ֥א יַעַבְרֶֽנּוּ׃<text:s/></text:span><text:span text:style-name="T2119">‬</text:span>‬‬<text:span text:style-name="T2120">22</text:span><text:span text:style-name="T2121"> כִּ֤י יְהוָה֙ שֹׁפְטֵ֔נוּ יְהוָ֖ה מְחֹקְקֵ֑נוּ יְהוָ֥ה מַלְכֵּ֖נוּ ה֥וּא יוֹשִׁיעֵֽנוּ׃<text:s/></text:span><text:span text:style-name="T2122">‬</text:span>‬‬<text:span text:style-name="T2123">23</text:span><text:span text:style-name="T2124"> נִטְּשׁ֖וּ חֲבָלָ֑יִךְ בַּל־יְחַזְּק֤וּ כֵן־תָּרְנָם֙ בַּל־פָּ֣רְשׂוּ נֵ֔ס אָ֣ז חֻלַּ֤ק עַֽד־שָׁלָל֙ מַרְבֶּ֔ה פִּסְחִ֖ים בָּ֥זְזוּ בַֽז׃<text:s/></text:span><text:span text:style-name="T2125">‬</text:span>‬‬<text:span text:style-name="T2126">24</text:span><text:span text:style-name="T2127"> וּבַל־יֹאמַ֥ר שָׁכֵ֖ן חָלִ֑יתִי הָעָ֛ם הַיֹּשֵׁ֥ב בָּ֖הּ נְשֻׂ֥א עָוֺֽן׃<text:s/></text:span><text:span text:style-name="T2128">‬</text:span>‬‬‬‬‬‬‬‬‬‬‬‬‬‬‬‬‬‬‬‬‬‬‬‬‬</text:p>
      </text:section>
      <text:section text:name="Sect33" text:style-name="S33">
        <text:soft-page-break/>
        <text:p text:style-name="P2129">Isaiah 34</text:p>
        <text:p text:style-name="P2130"><text:span text:style-name="T2131">1</text:span><text:span text:style-name="T2132"> קִרְב֤וּ גוֹיִם֙ לִשְׁמֹ֔עַ וּלְאֻמִּ֖ים הַקְשִׁ֑יבוּ תִּשְׁמַ֤ע הָאָ֙רֶץ֙ וּמְלֹאָ֔הּ תֵּבֵ֖ל וְכָל־צֶאֱצָאֶֽיהָ׃<text:s/></text:span><text:span text:style-name="T2133">2</text:span><text:span text:style-name="T2134"> כִּ֣י קֶ֤צֶף לַֽיהוָה֙ עַל־כָּל־הַגּוֹיִ֔ם וְחֵמָ֖ה עַל־כָּל־צְבָאָ֑ם הֶחֱרִימָ֖ם נְתָנָ֥ם לַטָּֽבַח׃<text:s/></text:span><text:span text:style-name="T2135">‬</text:span>‬‬<text:span text:style-name="T2136">3</text:span><text:span text:style-name="T2137"> וְחַלְלֵיהֶ֣ם יֻשְׁלָ֔כוּ וּפִגְרֵיהֶ֖ם יַעֲלֶ֣ה בָאְשָׁ֑ם וְנָמַ֥סּוּ הָרִ֖ים מִדָּמָֽם׃<text:s/></text:span><text:span text:style-name="T2138">‬</text:span>‬‬<text:span text:style-name="T2139">4</text:span><text:span text:style-name="T2140"> וְנָמַ֙קּוּ֙ כָּל־צְבָ֣א הַשָּׁמַ֔יִם וְנָגֹ֥לּוּ כַסֵּ֖פֶר הַשָּׁמָ֑יִם וְכָל־צְבָאָ֣ם יִבּ֔וֹל כִּנְבֹ֤ל עָלֶה֙ מִגֶּ֔פֶן וּכְנֹבֶ֖לֶת מִתְּאֵנָֽה׃<text:s/></text:span><text:span text:style-name="T2141">‬</text:span>‬‬<text:span text:style-name="T2142">5</text:span><text:span text:style-name="T2143"> כִּֽי־רִוְּתָ֥ה בַשָּׁמַ֖יִם חַרְבִּ֑י הִנֵּה֙ עַל־אֱד֣וֹם תֵּרֵ֔ד וְעַל־עַ֥ם חֶרְמִ֖י לְמִשְׁפָּֽט׃<text:s/></text:span><text:span text:style-name="T2144">‬</text:span>‬‬<text:span text:style-name="T2145">6</text:span><text:span text:style-name="T2146"> חֶ֣רֶב לַיהוָ֞ה מָלְאָ֥ה דָם֙ הֻדַּ֣שְׁנָה מֵחֵ֔לֶב מִדַּ֤ם כָּרִים֙ וְעַתּוּדִ֔ים מֵחֵ֖לֶב כִּלְי֣וֹת אֵילִ֑ים כִּ֣י זֶ֤בַח לַֽיהוָה֙ בְּבָצְרָ֔ה וְטֶ֥בַח גָּד֖וֹל בְּאֶ֥רֶץ אֱדֽוֹם׃<text:s/></text:span><text:span text:style-name="T2147">‬</text:span>‬‬<text:span text:style-name="T2148">7</text:span><text:span text:style-name="T2149"> וְיָרְד֤וּ רְאֵמִים֙ עִמָּ֔ם וּפָרִ֖ים עִם־אַבִּירִ֑ים וְרִוְּתָ֤ה אַרְצָם֙ מִדָּ֔ם וַעֲפָרָ֖ם מֵחֵ֥לֶב יְדֻשָּֽׁן׃<text:s/></text:span><text:span text:style-name="T2150">‬</text:span>‬‬<text:span text:style-name="T2151">8</text:span><text:span text:style-name="T2152"> כִּ֛י י֥וֹם נָקָ֖ם לַֽיהוָ֑ה שְׁנַ֥ת שִׁלּוּמִ֖ים לְרִ֥יב צִיּֽוֹן׃<text:s/></text:span><text:span text:style-name="T2153">‬</text:span>‬‬<text:span text:style-name="T2154">9</text:span><text:span text:style-name="T2155"> וְנֶהֶפְכ֤וּ נְחָלֶ֙יהָ֙ לְזֶ֔פֶת וַעֲפָרָ֖הּ לְגָפְרִ֑ית וְהָיְתָ֣ה אַרְצָ֔הּ לְזֶ֖פֶת בֹּעֵרָֽה׃<text:s/></text:span><text:span text:style-name="T2156">‬</text:span>‬‬<text:span text:style-name="T2157">10</text:span><text:span text:style-name="T2158"> לַ֤יְלָה וְיוֹמָם֙ לֹ֣א תִכְבֶּ֔ה לְעוֹלָ֖ם יַעֲלֶ֣ה עֲשָׁנָ֑הּ מִדּ֤וֹר לָדוֹר֙ תֶּחֱרָ֔ב לְנֵ֣צַח נְצָחִ֔ים אֵ֥ין עֹבֵ֖ר בָּֽהּ׃<text:s/></text:span><text:span text:style-name="T2159">‬</text:span>‬‬<text:span text:style-name="T2160">11</text:span><text:span text:style-name="T2161"> וִירֵשׁ֙וּהָ֙ קָאַ֣ת וְקִפּ֔וֹד וְיַנְשׁ֥וֹף וְעֹרֵ֖ב יִשְׁכְּנוּ־בָ֑הּ וְנָטָ֥ה עָלֶ֛יהָ קַֽו־תֹ֖הוּ וְאַבְנֵי־בֹֽהוּ׃<text:s/></text:span><text:span text:style-name="T2162">‬</text:span>‬‬<text:span text:style-name="T2163">12</text:span><text:span text:style-name="T2164"> חֹרֶ֥יהָ וְאֵֽין־שָׁ֖ם מְלוּכָ֣ה יִקְרָ֑אוּ וְכָל־שָׂרֶ֖יהָ יִ֥הְיוּ אָֽפֶס׃<text:s/></text:span><text:span text:style-name="T2165">‬</text:span>‬‬<text:span text:style-name="T2166">13</text:span><text:span text:style-name="T2167"> וְעָלְתָ֤ה אַרְמְנֹתֶ֙יהָ֙ סִירִ֔ים קִמּ֥וֹשׂ וָח֖וֹחַ בְּמִבְצָרֶ֑יהָ וְהָיְתָה֙ נְוֵ֣ה תַנִּ֔ים חָצִ֖יר לִבְנ֥וֹת יַעֲנָֽה׃<text:s/></text:span><text:span text:style-name="T2168">‬</text:span>‬‬<text:span text:style-name="T2169">14</text:span><text:span text:style-name="T2170"> וּפָגְשׁ֤וּ צִיִּים֙ אֶת־אִיִּ֔ים וְשָׂעִ֖יר עַל־רֵעֵ֣הוּ יִקְרָ֑א אַךְ־שָׁם֙ הִרְגִּ֣יעָה לִּילִ֔ית וּמָצְאָ֥ה לָ֖הּ מָנֽוֹחַ׃<text:s/></text:span><text:span text:style-name="T2171">‬</text:span>‬‬<text:span text:style-name="T2172">15</text:span><text:span text:style-name="T2173"> שָׁ֣מָּה קִנְּנָ֤ה קִפּוֹז֙ וַתְּמַלֵּ֔ט וּבָקְעָ֖ה וְדָגְרָ֣ה בְצִלָּ֑הּ אַךְ־שָׁ֛ם נִקְבְּצ֥וּ דַיּ֖וֹת אִשָּׁ֥ה רְעוּתָֽהּ׃<text:s/></text:span><text:span text:style-name="T2174">‬</text:span>‬‬<text:span text:style-name="T2175">16</text:span><text:span text:style-name="T2176"> דִּרְשׁ֨וּ מֵֽעַל־סֵ֤פֶר יְהוָה֙ וּֽקְרָ֔אוּ אַחַ֤ת מֵהֵ֙נָּה֙ לֹ֣א נֶעְדָּ֔רָה אִשָּׁ֥ה רְעוּתָ֖הּ לֹ֣א פָקָ֑דוּ כִּֽי־פִי֙ ה֣וּא צִוָּ֔ה וְרוּח֖וֹ ה֥וּא קִבְּצָֽן׃<text:s/></text:span><text:span text:style-name="T2177">‬</text:span>‬‬<text:span text:style-name="T2178">17</text:span><text:span text:style-name="T2179"> וְהֽוּא־הִפִּ֤יל לָהֶן֙ גּוֹרָ֔ל וְיָד֛וֹ חִלְּקַ֥תָּה לָהֶ֖ם בַּקָּ֑ו עַד־עוֹלָם֙ יִֽירָשׁ֔וּהָ לְד֥וֹר וָד֖וֹר יִשְׁכְּנוּ־בָֽהּ׃</text:span><text:span text:style-name="T2180"><text:s/>ס<text:s/></text:span><text:span text:style-name="T2181">‬</text:span>‬‬‬‬‬‬‬‬‬‬‬‬‬‬‬‬‬‬</text:p>
      </text:section>
      <text:section text:name="Sect34" text:style-name="S34">
        <text:p text:style-name="P2182">Isaiah 35</text:p>
        <text:p text:style-name="P2183"><text:span text:style-name="T2184">1</text:span><text:span text:style-name="T2185"> יְשֻׂשׂ֥וּם מִדְבָּ֖ר וְצִיָּ֑ה וְתָגֵ֧ל עֲרָבָ֛ה וְתִפְרַ֖ח כַּחֲבַצָּֽלֶת׃<text:s/></text:span><text:span text:style-name="T2186">2</text:span><text:span text:style-name="T2187"> פָּרֹ֨חַ תִּפְרַ֜ח וְתָגֵ֗ל אַ֚ף גִּילַ֣ת וְרַנֵּ֔ן כְּב֤וֹד הַלְּבָנוֹן֙ נִתַּן־לָ֔הּ הֲדַ֥ר הַכַּרְמֶ֖ל וְהַשָּׁר֑וֹן הֵ֛מָּה יִרְא֥וּ כְבוֹד־יְהוָ֖ה הֲדַ֥ר אֱלֹהֵֽינוּ׃</text:span><text:span text:style-name="T2188"><text:s/>ס<text:s/></text:span><text:span text:style-name="T2189">‬</text:span>‬‬<text:span text:style-name="T2190">3</text:span><text:span text:style-name="T2191"> חַזְּק֖וּ יָדַ֣יִם רָפ֑וֹת וּבִרְכַּ֥יִם כֹּשְׁל֖וֹת אַמֵּֽצוּ׃<text:s/></text:span><text:span text:style-name="T2192">‬</text:span>‬‬<text:span text:style-name="T2193">4</text:span><text:span text:style-name="T2194"> אִמְרוּ֙ לְנִמְהֲרֵי־לֵ֔ב חִזְק֖וּ אַל־תִּירָ֑אוּ הִנֵּ֤ה אֱלֹֽהֵיכֶם֙ נָקָ֣ם יָב֔וֹא גְּמ֣וּל אֱלֹהִ֔ים ה֥וּא יָב֖וֹא וְיֹשַׁעֲכֶֽם׃<text:s/></text:span><text:span text:style-name="T2195">‬</text:span>‬‬<text:span text:style-name="T2196">5</text:span><text:span text:style-name="T2197"> אָ֥ז תִּפָּקַ֖חְנָה עֵינֵ֣י עִוְרִ֑ים וְאָזְנֵ֥י חֵרְשִׁ֖ים תִּפָּתַֽחְנָה׃<text:s/></text:span><text:span text:style-name="T2198">‬</text:span>‬‬<text:span text:style-name="T2199">6</text:span><text:span text:style-name="T2200"> אָ֣ז יְדַלֵּ֤ג כָּֽאַיָּל֙ פִּסֵּ֔חַ וְתָרֹ֖ן לְשׁ֣וֹן אִלֵּ֑ם כִּֽי־נִבְקְע֤וּ בַמִּדְבָּר֙ מַ֔יִם וּנְחָלִ֖ים בָּעֲרָבָֽה׃<text:s/></text:span><text:span text:style-name="T2201">‬</text:span>‬‬<text:span text:style-name="T2202">7</text:span><text:span text:style-name="T2203"> וְהָיָ֤ה הַשָּׁרָב֙ לַאֲגַ֔ם וְצִמָּא֖וֹן לְמַבּ֣וּעֵי מָ֑יִם בִּנְוֵ֤ה תַנִּים֙ רִבְצָ֔הּ חָצִ֖יר לְקָנֶ֥ה וָגֹֽמֶא׃<text:s/></text:span><text:span text:style-name="T2204">‬</text:span>‬‬<text:span text:style-name="T2205">8</text:span><text:span text:style-name="T2206"> וְהָיָה־שָׁ֞ם מַסְל֣וּל וָדֶ֗רֶךְ וְדֶ֤רֶךְ הַקֹּ֙דֶשׁ֙ יִקָּ֣רֵא לָ֔הּ לֹֽא־יַעַבְרֶ֥נּוּ טָמֵ֖א<text:s/></text:span><text:soft-page-break/><text:span text:style-name="T2207">וְהוּא־לָ֑מוֹ הֹלֵ֥ךְ דֶּ֛רֶךְ וֶאֱוִילִ֖ים לֹ֥א יִתְעֽוּ׃<text:s/></text:span><text:span text:style-name="T2208">‬</text:span>‬‬<text:span text:style-name="T2209">9</text:span><text:span text:style-name="T2210"> לֹא־יִהְיֶ֨ה שָׁ֜ם אַרְיֵ֗ה וּפְרִ֤יץ חַיּוֹת֙ בַּֽל־יַעֲלֶ֔נָּה לֹ֥א תִמָּצֵ֖א שָׁ֑ם וְהָלְכ֖וּ גְּאוּלִֽים׃<text:s/></text:span><text:span text:style-name="T2211">‬</text:span>‬‬<text:span text:style-name="T2212">10</text:span><text:span text:style-name="T2213"> וּפְדוּיֵ֨י יְהוָ֜ה יְשֻׁב֗וּן וּבָ֤אוּ צִיּוֹן֙ בְּרִנָּ֔ה וְשִׂמְחַ֥ת עוֹלָ֖ם עַל־רֹאשָׁ֑ם שָׂשׂ֤וֹן וְשִׂמְחָה֙ יַשִּׂ֔יגוּ וְנָ֖סוּ יָג֥וֹן וַאֲנָחָֽה׃<text:s/></text:span><text:span text:style-name="T2214">פ<text:s/></text:span><text:span text:style-name="T2215">‬</text:span>‬‬‬‬‬‬‬‬‬‬‬</text:p>
      </text:section>
      <text:section text:name="Sect35" text:style-name="S35">
        <text:p text:style-name="P2216">Isaiah 36</text:p>
        <text:p text:style-name="P2217"><text:span text:style-name="T2218">1</text:span><text:span text:style-name="T2219"> וַיְהִ֡י בְּאַרְבַּע֩ עֶשְׂרֵ֨ה שָׁנָ֜ה לַמֶּ֣לֶךְ חִזְקִיָּ֗הוּ עָלָ֞ה סַנְחֵרִ֤יב מֶֽלֶךְ־אַשּׁוּר֙ עַ֣ל כָּל־עָרֵ֧י יְהוּדָ֛ה הַבְּצֻר֖וֹת וַֽיִּתְפְּשֵֽׂם׃<text:s/></text:span><text:span text:style-name="T2220">2</text:span><text:span text:style-name="T2221"> וַיִּשְׁלַ֣ח מֶֽלֶךְ־אַשּׁ֣וּר ׀ אֶת־רַב־שָׁקֵ֨ה מִלָּכִ֧ישׁ יְרוּשָׁלַ֛͏ְמָה אֶל־הַמֶּ֥לֶךְ חִזְקִיָּ֖הוּ בְּחֵ֣יל כָּבֵ֑ד וַֽיַּעֲמֹ֗ד בִּתְעָלַת֙ הַבְּרֵכָ֣ה הָעֶלְיוֹנָ֔ה בִּמְסִלַּ֖ת שְׂדֵ֥ה כוֹבֵֽס׃<text:s/></text:span><text:span text:style-name="T2222">‬</text:span>‬‬<text:span text:style-name="T2223">3</text:span><text:span text:style-name="T2224"> וַיֵּצֵ֥א אֵלָ֛יו אֶלְיָקִ֥ים בֶּן־חִלְקִיָּ֖הוּ אֲשֶׁ֣ר עַל־הַבָּ֑יִת וְשֶׁבְנָא֙ הַסֹּפֵ֔ר וְיוֹאָ֥ח בֶּן־אָסָ֖ף הַמַּזְכִּֽיר׃<text:s/></text:span><text:span text:style-name="T2225">‬</text:span>‬‬<text:span text:style-name="T2226">4</text:span><text:span text:style-name="T2227"> וַיֹּ֤אמֶר אֲלֵיהֶם֙ רַב שָׁקֵ֔ה אִמְרוּ־נָ֖א אֶל־חִזְקִיָּ֑הוּ כֹּֽה־אָמַ֞ר הַמֶּ֤לֶךְ הַגָּדוֹל֙ מֶ֣לֶךְ אַשּׁ֔וּר מָ֧ה הַבִּטָח֛וֹן הַזֶּ֖ה אֲשֶׁ֥ר בָּטָֽחְתָּ׃<text:s/></text:span><text:span text:style-name="T2228">‬</text:span>‬‬<text:span text:style-name="T2229">5</text:span><text:span text:style-name="T2230"> אָמַ֙רְתִּי֙ אַךְ־דְּבַר־שְׂפָתַ֔יִם עֵצָ֥ה וּגְבוּרָ֖ה לַמִּלְחָמָ֑ה עַתָּה֙ עַל־מִ֣י בָטַ֔חְתָּ כִּ֥י מָרַ֖דְתָּ בִּֽי׃<text:s/></text:span><text:span text:style-name="T2231">‬</text:span>‬‬<text:span text:style-name="T2232">6</text:span><text:span text:style-name="T2233"> הִנֵּ֣ה בָטַ֡חְתָּ עַל־מִשְׁעֶנֶת֩ הַקָּנֶ֨ה הָרָצ֤וּץ הַזֶּה֙ עַל־מִצְרַ֔יִם אֲשֶׁ֨ר יִסָּמֵ֥ךְ אִישׁ֙ עָלָ֔יו וּבָ֥א בְכַפּ֖וֹ וּנְקָבָ֑הּ כֵּ֚ן פַּרְעֹ֣ה מֶֽלֶךְ־מִצְרַ֔יִם לְכָֽל־הַבֹּטְחִ֖ים עָלָֽיו׃<text:s/></text:span><text:span text:style-name="T2234">‬</text:span>‬‬<text:span text:style-name="T2235">7</text:span><text:span text:style-name="T2236"> וְכִי־תֹאמַ֣ר אֵלַ֔י אֶל־יְהוָ֥ה אֱלֹהֵ֖ינוּ בָּטָ֑חְנוּ הֲלוֹא־ה֗וּא אֲשֶׁ֨ר הֵסִ֤יר חִזְקִיָּ֙הוּ֙ אֶת־בָּמֹתָ֣יו וְאֶת־מִזְבְּחֹתָ֔יו וַיֹּ֤אמֶר לִֽיהוּדָה֙ וְלִיר֣וּשָׁלִַ֔ם לִפְנֵ֛י הַמִּזְבֵּ֥חַ הַזֶּ֖ה תִּֽשְׁתַּחֲוֽוּ׃<text:s/></text:span><text:span text:style-name="T2237">‬</text:span>‬‬<text:span text:style-name="T2238">8</text:span><text:span text:style-name="T2239"> וְעַתָּה֙ הִתְעָ֣רֶב נָ֔א אֶת־אֲדֹנִ֖י הַמֶּ֣לֶךְ אַשּׁ֑וּר וְאֶתְּנָ֤ה לְךָ֙ אַלְפַּ֣יִם סוּסִ֔ים אִם־תּוּכַ֕ל לָ֥תֶת לְךָ֖ רֹכְבִ֥ים עֲלֵיהֶֽם׃<text:s/></text:span><text:span text:style-name="T2240">‬</text:span>‬‬<text:span text:style-name="T2241">9</text:span><text:span text:style-name="T2242"> וְאֵ֣יךְ תָּשִׁ֗יב אֵ֠ת פְּנֵ֨י פַחַ֥ת אַחַ֛ד עַבְדֵ֥י אֲדֹנִ֖י הַקְטַנִּ֑ים וַתִּבְטַ֤ח לְךָ֙ עַל־מִצְרַ֔יִם לְרֶ֖כֶב וּלְפָרָשִֽׁים׃<text:s/></text:span><text:span text:style-name="T2243">‬</text:span>‬‬<text:span text:style-name="T2244">10</text:span><text:span text:style-name="T2245"> וְעַתָּה֙ הֲמִבַּלְעֲדֵ֣י יְהוָ֔ה עָלִ֛יתִי עַל־הָאָ֥רֶץ הַזֹּ֖את לְהַשְׁחִיתָ֑הּ יְהוָה֙ אָמַ֣ר אֵלַ֔י עֲלֵ֛ה אֶל־הָאָ֥רֶץ הַזֹּ֖את וְהַשְׁחִיתָֽהּ׃<text:s/></text:span><text:span text:style-name="T2246">‬</text:span>‬‬<text:span text:style-name="T2247">11</text:span><text:span text:style-name="T2248"> וַיֹּ֣אמֶר אֶלְיָקִים֩ וְשֶׁבְנָ֨א וְיוֹאָ֜ח אֶל־רַב שָׁקֵ֗ה דַּבֶּר־נָ֤א אֶל־עֲבָדֶ֙יךָ֙ אֲרָמִ֔ית כִּ֥י שֹׁמְעִ֖ים אֲנָ֑חְנוּ וְאַל־תְּדַבֵּ֤ר אֵלֵ֙ינוּ֙ יְהוּדִ֔ית בְּאָזְנֵ֣י הָעָ֔ם אֲשֶׁ֖ר עַל־הַחוֹמָֽה׃<text:s/></text:span><text:span text:style-name="T2249">‬</text:span>‬‬<text:span text:style-name="T2250">12</text:span><text:span text:style-name="T2251"> וַיֹּ֣אמֶר רַב־שָׁקֵ֗ה הַאֶ֨ל אֲדֹנֶ֤יךָ וְאֵלֶ֙יךָ֙ שְׁלָחַ֣נִי אֲדֹנִ֔י לְדַבֵּ֖ר אֶת־הַדְּבָרִ֣ים הָאֵ֑לֶּה הֲלֹ֣א עַל־הָאֲנָשִׁ֗ים הַיֹּֽשְׁבִים֙ עַל־הַ֣חוֹמָ֔ה לֶאֱכֹ֣ל אֶת־*חראיהם **צוֹאָתָ֗ם וְלִשְׁתּ֛וֹת אֶת־*שיניהם **מֵימֵ֥י **רַגְלֵיהֶ֖ם עִמָּכֶֽם׃<text:s/></text:span><text:span text:style-name="T2252">‬</text:span>‬‬<text:span text:style-name="T2253">13</text:span><text:span text:style-name="T2254"> וַֽיַּעֲמֹד֙ רַב־שָׁקֵ֔ה וַיִּקְרָ֥א בְקוֹל־גָּד֖וֹל יְהוּדִ֑ית וַיֹּ֕אמֶר שִׁמְע֗וּ אֶת־דִּבְרֵ֛י הַמֶּ֥לֶךְ הַגָּד֖וֹל מֶ֥לֶךְ אַשּֽׁוּר׃<text:s/></text:span><text:span text:style-name="T2255">‬</text:span>‬‬<text:span text:style-name="T2256">14</text:span><text:span text:style-name="T2257"> כֹּ֚ה אָמַ֣ר הַמֶּ֔לֶךְ אַל־יַשִּׁ֥א לָכֶ֖ם חִזְקִיָּ֑הוּ כִּ֥י לֹֽא־יוּכַ֖ל לְהַצִּ֥יל אֶתְכֶֽם׃<text:s/></text:span><text:span text:style-name="T2258">‬</text:span>‬‬<text:span text:style-name="T2259">15</text:span><text:span text:style-name="T2260"> וְאַל־יַבְטַ֨ח אֶתְכֶ֤ם חִזְקִיָּ֙הוּ֙ אֶל־יְהוָ֣ה לֵאמֹ֔ר הַצֵּ֥ל יַצִּילֵ֖נוּ יְהוָ֑ה לֹ֤א תִנָּתֵן֙ הָעִ֣יר הַזֹּ֔את בְּיַ֖ד מֶ֥לֶךְ אַשּֽׁוּר׃<text:s/></text:span><text:span text:style-name="T2261">‬</text:span>‬‬<text:span text:style-name="T2262">16</text:span><text:span text:style-name="T2263"> אַֽל־תִּשְׁמְע֖וּ אֶל־חִזְקִיָּ֑הוּ</text:span><text:span text:style-name="T2264"><text:s/>ס<text:s/></text:span><text:span text:style-name="T2265">כִּי֩ כֹ֨ה אָמַ֜ר הַמֶּ֣לֶךְ אַשּׁ֗וּר עֲשֽׂוּ־אִתִּ֤י בְרָכָה֙ וּצְא֣וּ אֵלַ֔י וְאִכְל֤וּ אִישׁ־גַּפְנוֹ֙ וְאִ֣ישׁ תְּאֵנָת֔וֹ וּשְׁת֖וּ אִ֥ישׁ מֵי־בוֹרֽוֹ׃<text:s/></text:span><text:span text:style-name="T2266">‬</text:span>‬‬<text:span text:style-name="T2267">17</text:span><text:span text:style-name="T2268"> עַד־בֹּאִ֕י וְלָקַחְתִּ֥י אֶתְכֶ֖ם אֶל־אֶ֣רֶץ כְּאַרְצְכֶ֑ם אֶ֤רֶץ דָּגָן֙ וְתִיר֔וֹשׁ אֶ֥רֶץ לֶ֖חֶם וּכְרָמִֽים׃<text:s/></text:span><text:span text:style-name="T2269">‬</text:span>‬‬<text:span text:style-name="T2270">18</text:span><text:span text:style-name="T2271"> פֶּן־יַסִּ֨ית אֶתְכֶ֤ם חִזְקִיָּ֙הוּ֙ לֵאמֹ֔ר יְהוָ֖ה יַצִּילֵ֑נוּ הַהִצִּ֜ילוּ אֱלֹהֵ֤י הַגּוֹיִם֙ אִ֣ישׁ אֶת־אַרְצ֔וֹ מִיַּ֖ד מֶ֥לֶךְ אַשּֽׁוּר׃<text:s/></text:span><text:span text:style-name="T2272">‬</text:span>‬‬<text:span text:style-name="T2273">19</text:span><text:span text:style-name="T2274"> אַיֵּ֞ה אֱלֹהֵ֤י חֲמָת֙ וְאַרְפָּ֔ד אַיֵּ֖ה אֱלֹהֵ֣י סְפַרְוָ֑יִם וְכִֽי־הִצִּ֥ילוּ אֶת־שֹׁמְר֖וֹן מִיָּדִֽי׃<text:s/></text:span><text:soft-page-break/><text:span text:style-name="T2275">‬</text:span>‬‬<text:span text:style-name="T2276">20</text:span><text:span text:style-name="T2277"> מִ֗י בְּכָל־אֱלֹהֵ֤י הָֽאֲרָצוֹת֙ הָאֵ֔לֶּה אֲשֶׁר־הִצִּ֥ילוּ אֶת־אַרְצָ֖ם מִיָּדִ֑י כִּֽי־יַצִּ֧יל יְהוָ֛ה אֶת־יְרוּשָׁלַ֖͏ִם מִיָּדִֽי׃<text:s/></text:span><text:span text:style-name="T2278">‬</text:span>‬‬<text:span text:style-name="T2279">21</text:span><text:span text:style-name="T2280"> וַֽיַּחֲרִ֔ישׁוּ וְלֹֽא־עָנ֥וּ אֹת֖וֹ דָּבָ֑ר כִּֽי־מִצְוַ֨ת הַמֶּ֥לֶךְ הִ֛יא לֵאמֹ֖ר לֹ֥א תַעֲנֻֽהוּ׃<text:s/></text:span><text:span text:style-name="T2281">‬</text:span>‬‬<text:span text:style-name="T2282">22</text:span><text:span text:style-name="T2283"> וַיָּבֹ֣א אֶלְיָקִ֣ים בֶּן־חִלְקִיָּ֣הוּ אֲשֶׁר־עַל־הַ֠בַּיִת וְשֶׁבְנָ֨א הַסּוֹפֵ֜ר וְיוֹאָ֨ח בֶּן־אָסָ֧ף הַמַּזְכִּ֛יר אֶל־חִזְקִיָּ֖הוּ קְרוּעֵ֣י בְגָדִ֑ים וַיַּגִּ֣ידוּ ל֔וֹ אֵ֖ת דִּבְרֵ֥י רַב שָׁקֵֽה׃</text:span><text:span text:style-name="T2284"><text:s/>ס<text:s/></text:span><text:span text:style-name="T2285">‬</text:span>‬‬‬‬‬‬‬‬‬‬‬‬‬‬‬‬‬‬‬‬‬‬‬</text:p>
      </text:section>
      <text:section text:name="Sect36" text:style-name="S36">
        <text:p text:style-name="P2286">Isaiah 37</text:p>
        <text:p text:style-name="P2287"><text:span text:style-name="T2288">1</text:span><text:span text:style-name="T2289"> וַיְהִ֗י כִּשְׁמֹ֙עַ֙ הַמֶּ֣לֶךְ חִזְקִיָּ֔הוּ וַיִּקְרַ֖ע אֶת־בְּגָדָ֑יו וַיִּתְכַּ֣ס בַּשָּׂ֔ק וַיָּבֹ֖א בֵּ֥ית יְהוָֽה׃<text:s/></text:span><text:span text:style-name="T2290">2</text:span><text:span text:style-name="T2291"> וַ֠יִּשְׁלַח אֶת־אֶלְיָקִ֨ים אֲשֶׁר־עַל־הַבַּ֜יִת וְאֵ֣ת ׀ שֶׁבְנָ֣א הַסּוֹפֵ֗ר וְאֵת֙ זִקְנֵ֣י הַכֹּהֲנִ֔ים מִתְכַּסִּ֖ים בַּשַּׂקִּ֑ים אֶל־יְשַֽׁעְיָ֥הוּ בֶן־אָמ֖וֹץ הַנָּבִֽיא׃<text:s/></text:span><text:span text:style-name="T2292">‬</text:span>‬‬<text:span text:style-name="T2293">3</text:span><text:span text:style-name="T2294"> וַיֹּאמְר֣וּ אֵלָ֗יו כֹּ֚ה אָמַ֣ר חִזְקִיָּ֔הוּ יוֹם־צָרָ֧ה וְתוֹכֵחָ֛ה וּנְאָצָ֖ה הַיּ֣וֹם הַזֶּ֑ה כִּ֣י בָ֤אוּ בָנִים֙ עַד־מַשְׁבֵּ֔ר וְכֹ֥חַ אַ֖יִן לְלֵדָֽה׃<text:s/></text:span><text:span text:style-name="T2295">‬</text:span>‬‬<text:span text:style-name="T2296">4</text:span><text:span text:style-name="T2297"> אוּלַ֡י יִשְׁמַע֩ יְהוָ֨ה אֱלֹהֶ֜יךָ אֵ֣ת ׀ דִּבְרֵ֣י רַב־שָׁקֵ֗ה אֲשֶׁר֩ שְׁלָח֨וֹ מֶֽלֶךְ־אַשּׁ֤וּר ׀ אֲדֹנָיו֙ לְחָרֵף֙ אֱלֹהִ֣ים חַ֔י וְהוֹכִ֙יחַ֙ בַּדְּבָרִ֔ים אֲשֶׁ֥ר שָׁמַ֖ע יְהוָ֣ה אֱלֹהֶ֑יךָ וְנָשָׂ֣אתָ תְפִלָּ֔ה בְּעַ֥ד הַשְּׁאֵרִ֖ית הַנִּמְצָאָֽה ׃<text:s/></text:span><text:span text:style-name="T2298">‬</text:span>‬‬‬<text:span text:style-name="T2299">5</text:span><text:span text:style-name="T2300"> וַיָּבֹ֗אוּ עַבְדֵ֛י הַמֶּ֥לֶךְ חִזְקִיָּ֖הוּ אֶל־יְשַׁעְיָֽהוּ׃<text:s/></text:span><text:span text:style-name="T2301">‬</text:span>‬‬<text:span text:style-name="T2302">6</text:span><text:span text:style-name="T2303"> וַיֹּ֤אמֶר אֲלֵיהֶם֙ יְשַֽׁעְיָ֔הוּ כֹּ֥ה תֹאמְר֖וּן אֶל־אֲדֹנֵיכֶ֑ם כֹּ֣ה ׀ אָמַ֣ר יְהוָ֗ה אַל־תִּירָא֙ מִפְּנֵ֤י הַדְּבָרִים֙ אֲשֶׁ֣ר שָׁמַ֔עְתָּ אֲשֶׁ֧ר גִּדְּפ֛וּ נַעֲרֵ֥י מֶלֶךְ־אַשּׁ֖וּר אוֹתִֽי׃<text:s/></text:span><text:span text:style-name="T2304">‬</text:span>‬‬<text:span text:style-name="T2305">7</text:span><text:span text:style-name="T2306"> הִנְנִ֨י נוֹתֵ֥ן בּוֹ֙ ר֔וּחַ וְשָׁמַ֥ע שְׁמוּעָ֖ה וְשָׁ֣ב אֶל־אַרְצ֑וֹ וְהִפַּלְתִּ֥יו בַּחֶ֖רֶב בְּאַרְצֽוֹ׃<text:s/></text:span><text:span text:style-name="T2307">‬</text:span>‬‬<text:span text:style-name="T2308">8</text:span><text:span text:style-name="T2309"> וַיָּ֙שָׁב֙ רַב־שָׁקֵ֔ה וַיִּמְצָא֙ אֶת־מֶ֣לֶךְ אַשּׁ֔וּר נִלְחָ֖ם עַל־לִבְנָ֑ה כִּ֣י שָׁמַ֔ע כִּ֥י נָסַ֖ע מִלָּכִֽישׁ׃<text:s/></text:span><text:span text:style-name="T2310">‬</text:span>‬‬<text:span text:style-name="T2311">9</text:span><text:span text:style-name="T2312"> וַיִּשְׁמַ֗ע עַל־תִּרְהָ֤קָה מֶֽלֶךְ־כּוּשׁ֙ לֵאמֹ֔ר יָצָ֖א לְהִלָּחֵ֣ם אִתָּ֑ךְ וַיִּשְׁמַע֙ וַיִּשְׁלַ֣ח מַלְאָכִ֔ים אֶל־חִזְקִיָּ֖הוּ לֵאמֹֽר׃<text:s/></text:span><text:span text:style-name="T2313">‬</text:span>‬‬<text:span text:style-name="T2314">10</text:span><text:span text:style-name="T2315"> כֹּ֣ה תֹאמְר֗וּן אֶל־חִזְקִיָּ֤הוּ מֶֽלֶךְ־יְהוּדָה֙ לֵאמֹ֔ר אַל־יַשִּֽׁאֲךָ֣ אֱלֹהֶ֔יךָ אֲשֶׁ֥ר אַתָּ֛ה בּוֹטֵ֥חַ בּ֖וֹ לֵאמֹ֑ר לֹ֤א תִנָּתֵן֙ יְר֣וּשָׁלִַ֔ם בְּיַ֖ד מֶ֥לֶךְ אַשּֽׁוּר׃<text:s/></text:span><text:span text:style-name="T2316">‬</text:span>‬‬<text:span text:style-name="T2317">11</text:span><text:span text:style-name="T2318"> הִנֵּ֣ה ׀ אַתָּ֣ה שָׁמַ֗עְתָּ אֲשֶׁ֨ר עָשׂ֜וּ מַלְכֵ֥י אַשּׁ֛וּר לְכָל־הָאֲרָצ֖וֹת לְהַחֲרִימָ֑ם וְאַתָּ֖ה תִּנָּצֵֽל׃<text:s/></text:span><text:span text:style-name="T2319">‬</text:span>‬‬<text:span text:style-name="T2320">12</text:span><text:span text:style-name="T2321"> הַהִצִּ֨ילוּ אוֹתָ֜ם אֱלֹהֵ֤י הַגּוֹיִם֙ אֲשֶׁ֣ר הִשְׁחִ֣יתוּ אֲבוֹתַ֔י אֶת־גּוֹזָ֖ן וְאֶת־חָרָ֑ן וְרֶ֥צֶף וּבְנֵי־עֶ֖דֶן אֲשֶׁ֥ר בִּתְלַשָּֽׂר׃<text:s/></text:span><text:span text:style-name="T2322">‬</text:span>‬‬<text:span text:style-name="T2323">13</text:span><text:span text:style-name="T2324"> אַיֵּ֤ה מֶֽלֶךְ־חֲמָת֙ וּמֶ֣לֶךְ אַרְפָּ֔ד וּמֶ֖לֶךְ לָעִ֣יר סְפַרְוָ֑יִם הֵנַ֖ע וְעִוָּֽה׃<text:s/></text:span><text:span text:style-name="T2325">‬</text:span>‬‬<text:span text:style-name="T2326">14</text:span><text:span text:style-name="T2327"> וַיִּקַּ֨ח חִזְקִיָּ֧הוּ אֶת־הַסְּפָרִ֛ים מִיַּ֥ד הַמַּלְאָכִ֖ים וַיִּקְרָאֵ֑הוּ וַיַּ֙עַל֙ בֵּ֣ית יְהוָ֔ה וַיִּפְרְשֵׂ֥הוּ חִזְקִיָּ֖הוּ לִפְנֵ֥י יְהוָֽה׃<text:s/></text:span><text:span text:style-name="T2328">‬</text:span>‬‬<text:span text:style-name="T2329">15</text:span><text:span text:style-name="T2330"> וַיִּתְפַּלֵּל֙ חִזְקִיָּ֔הוּ אֶל־יְהוָ֖ה לֵאמֹֽר׃<text:s/></text:span><text:span text:style-name="T2331">‬</text:span>‬‬<text:span text:style-name="T2332">16</text:span><text:span text:style-name="T2333"> יְהוָ֨ה צְבָא֜וֹת אֱלֹהֵ֤י יִשְׂרָאֵל֙ יֹשֵׁ֣ב הַכְּרֻבִ֔ים אַתָּה־ה֤וּא הָֽאֱלֹהִים֙ לְבַדְּךָ֔ לְכֹ֖ל מַמְלְכ֣וֹת הָאָ֑רֶץ אַתָּ֣ה עָשִׂ֔יתָ אֶת־הַשָּׁמַ֖יִם וְאֶת־הָאָֽרֶץ׃<text:s/></text:span><text:span text:style-name="T2334">‬</text:span>‬‬<text:span text:style-name="T2335">17</text:span><text:span text:style-name="T2336"> הַטֵּ֨ה יְהוָ֤ה ׀ אָזְנְךָ֙ וּֽשְׁמָ֔ע פְּקַ֧ח יְהוָ֛ה עֵינֶ֖ךָ וּרְאֵ֑ה וּשְׁמַ֗ע אֵ֚ת כָּל־דִּבְרֵ֣י סַנְחֵרִ֔יב אֲשֶׁ֣ר שָׁלַ֔ח לְחָרֵ֖ף אֱלֹהִ֥ים חָֽי׃<text:s/></text:span><text:span text:style-name="T2337">‬</text:span>‬‬<text:span text:style-name="T2338">18</text:span><text:span text:style-name="T2339"> אָמְנָ֖ם יְהוָ֑ה הֶחֱרִ֜יבוּ מַלְכֵ֥י אַשּׁ֛וּר אֶת־כָּל־הָאֲרָצ֖וֹת וְאֶת־אַרְצָֽם׃<text:s/></text:span><text:span text:style-name="T2340">‬</text:span>‬‬<text:span text:style-name="T2341">19</text:span><text:span text:style-name="T2342"> וְנָתֹ֥ן אֶת־אֱלֹהֵיהֶ֖ם בָּאֵ֑שׁ כִּי֩ לֹ֨א אֱלֹהִ֜ים הֵ֗מָּה כִּ֣י אִם־מַעֲשֵׂ֧ה יְדֵֽי־אָדָ֛ם עֵ֥ץ וָאֶ֖בֶן וַֽיְאַבְּדֽוּם׃<text:s/></text:span><text:span text:style-name="T2343">‬</text:span>‬‬<text:span text:style-name="T2344">20</text:span><text:span text:style-name="T2345"> וְעַתָּה֙ יְהוָ֣ה אֱלֹהֵ֔ינוּ הוֹשִׁיעֵ֖נוּ מִיָד֑וֹ וְיֵֽדְעוּ֙ כָּל־מַמְלְכ֣וֹת הָאָ֔רֶץ כִּֽי־אַתָּ֥ה יְהוָ֖ה לְבַדֶּֽךָ׃<text:s/></text:span><text:span text:style-name="T2346">‬</text:span>‬‬<text:span text:style-name="T2347">21</text:span><text:span text:style-name="T2348"> וַיִּשְׁלַח֙ יְשַֽׁעְיָ֣הוּ בֶן־אָמ֔וֹץ אֶל־חִזְקִיָּ֖הוּ לֵאמֹ֑ר כֹּֽה־אָמַ֤ר יְהוָה֙ אֱלֹהֵ֣י יִשְׂרָאֵ֔ל אֲשֶׁר֙ הִתְפַּלַּ֣לְתָּ אֵלַ֔י אֶל־</text:span><text:soft-page-break/><text:span text:style-name="T2349">סַנְחֵרִ֖יב מֶ֥לֶךְ אַשּֽׁוּר׃<text:s/></text:span><text:span text:style-name="T2350">‬</text:span>‬‬<text:span text:style-name="T2351">22</text:span><text:span text:style-name="T2352"> זֶ֣ה הַדָּבָ֔ר אֲשֶׁר־דִּבֶּ֥ר יְהוָ֖ה עָלָ֑יו בָּזָ֨ה לְךָ֜ לָעֲגָ֣ה לְךָ֗ בְּתוּלַת֙ בַּת־צִיּ֔וֹן אַחֲרֶ֙יךָ֙ רֹ֣אשׁ הֵנִ֔יעָה בַּ֖ת יְרוּשָׁלָֽ͏ִם׃<text:s/></text:span><text:span text:style-name="T2353">‬</text:span>‬‬<text:span text:style-name="T2354">23</text:span><text:span text:style-name="T2355"> אֶת־מִ֤י חֵרַ֙פְתָּ֙ וְגִדַּ֔פְתָּ וְעַל־מִ֖י הֲרִימ֣וֹתָה קּ֑וֹל וַתִּשָּׂ֥א מָר֛וֹם עֵינֶ֖יךָ אֶל־קְד֥וֹשׁ יִשְׂרָאֵֽל׃<text:s/></text:span><text:span text:style-name="T2356">‬</text:span>‬‬<text:span text:style-name="T2357">24</text:span><text:span text:style-name="T2358"> בְּיַ֣ד עֲבָדֶיךָ֮ חֵרַ֣פְתָּ ׀ אֲדֹנָי֒ וַתֹּ֗אמֶר בְּרֹ֥ב רִכְבִּ֛י אֲנִ֥י עָלִ֛יתִי מְר֥וֹם הָרִ֖ים יַרְכְּתֵ֣י לְבָנ֑וֹן וְאֶכְרֹ֞ת קוֹמַ֤ת אֲרָזָיו֙ מִבְחַ֣ר בְּרֹשָׁ֔יו וְאָבוֹא֙ מְר֣וֹם קִצּ֔וֹ יַ֖עַר כַּרְמִלּֽוֹ׃<text:s/></text:span><text:span text:style-name="T2359">‬</text:span>‬‬<text:span text:style-name="T2360">25</text:span><text:span text:style-name="T2361"> אֲנִ֥י קַ֖רְתִּי וְשָׁתִ֣יתִי מָ֑יִם וְאַחְרִב֙ בְּכַף־פְּעָמַ֔י כֹּ֖ל יְאֹרֵ֥י מָצֽוֹר׃<text:s/></text:span><text:span text:style-name="T2362">‬</text:span>‬‬<text:span text:style-name="T2363">26</text:span><text:span text:style-name="T2364"> הֲלֽוֹא־שָׁמַ֤עְתָּ לְמֵֽרָחוֹק֙ אוֹתָ֣הּ עָשִׂ֔יתִי מִ֥ימֵי קֶ֖דֶם וִיצַרְתִּ֑יהָ עַתָּ֣ה הֲבֵאתִ֔יהָ וּתְהִ֗י לְהַשְׁא֛וֹת גַּלִּ֥ים נִצִּ֖ים עָרִ֥ים בְּצֻרֽוֹת׃<text:s/></text:span><text:span text:style-name="T2365">‬</text:span>‬‬<text:span text:style-name="T2366">27</text:span><text:span text:style-name="T2367"> וְיֹֽשְׁבֵיהֶן֙ קִצְרֵי־יָ֔ד חַ֖תּוּ וָבֹ֑שׁוּ הָי֞וּ עֵ֤שֶׂב שָׂדֶה֙ וִ֣ירַק דֶּ֔שֶׁא חֲצִ֣יר גַּגּ֔וֹת וּשְׁדֵמָ֖ה לִפְנֵ֥י קָמָֽה׃<text:s/></text:span><text:span text:style-name="T2368">‬</text:span>‬‬<text:span text:style-name="T2369">28</text:span><text:span text:style-name="T2370"> וְשִׁבְתְּךָ֛ וְצֵאתְךָ֥ וּבוֹאֲךָ֖ יָדָ֑עְתִּי וְאֵ֖ת הִֽתְרַגֶּזְךָ֥ אֵלָֽי׃<text:s/></text:span><text:span text:style-name="T2371">‬</text:span>‬‬<text:span text:style-name="T2372">29</text:span><text:span text:style-name="T2373"> יַ֚עַן הִתְרַגֶּזְךָ֣ אֵלַ֔י וְשַׁאֲנַנְךָ֖ עָלָ֣ה בְאָזְנָ֑י וְשַׂמְתִּ֨י חַחִ֜י בְּאַפֶּ֗ךָ וּמִתְגִּי֙ בִּשְׂפָתֶ֔יךָ וַהֲשִׁ֣יבֹתִ֔יךָ בַּדֶּ֖רֶךְ אֲשֶׁר־בָּ֥אתָ בָּֽהּ׃<text:s/></text:span><text:span text:style-name="T2374">‬</text:span>‬‬<text:span text:style-name="T2375">30</text:span><text:span text:style-name="T2376"> וְזֶה־לְּךָ֣ הָא֔וֹת אָכ֤וֹל הַשָּׁנָה֙ סָפִ֔יחַ וּבַשָּׁנָ֥ה הַשֵּׁנִ֖ית שָׁחִ֑יס וּבַשָּׁנָ֣ה הַשְּׁלִישִׁ֗ית זִרְע֧וּ וְקִצְר֛וּ וְנִטְע֥וּ כְרָמִ֖ים *ואכול **וְאִכְל֥וּ פִרְיָֽם׃<text:s/></text:span><text:span text:style-name="T2377">‬</text:span>‬‬<text:span text:style-name="T2378">31</text:span><text:span text:style-name="T2379"> וְיָ֨סְפָ֜ה פְּלֵיטַ֧ת בֵּית־יְהוּדָ֛ה הַנִּשְׁאָרָ֖ה שֹׁ֣רֶשׁ לְמָ֑טָּה וְעָשָׂ֥ה פְרִ֖י לְמָֽעְלָה׃<text:s/></text:span><text:span text:style-name="T2380">‬</text:span>‬‬<text:span text:style-name="T2381">32</text:span><text:span text:style-name="T2382"> כִּ֤י מִירֽוּשָׁלִַ֙ם֙ תֵּצֵ֣א שְׁאֵרִ֔ית וּפְלֵיטָ֖ה מֵהַ֣ר צִיּ֑וֹן קִנְאַ֛ת יְהוָ֥ה צְבָא֖וֹת תַּֽעֲשֶׂה־זֹּֽאת׃</text:span><text:span text:style-name="T2383"><text:s/>ס<text:s/></text:span><text:span text:style-name="T2384">‬</text:span>‬‬<text:span text:style-name="T2385">33</text:span><text:span text:style-name="T2386"> לָכֵ֗ן כֹּֽה־אָמַ֤ר יְהוָה֙ אֶל־מֶ֣לֶךְ אַשּׁ֔וּר לֹ֤א יָבוֹא֙ אֶל־הָעִ֣יר הַזֹּ֔את וְלֹֽא־יוֹרֶ֥ה שָׁ֖ם חֵ֑ץ וְלֹֽא־יְקַדְּמֶ֣נָּה מָגֵ֔ן וְלֹֽא־יִשְׁפֹּ֥ךְ עֳלֶ֖יהָ סֹלְלָֽה׃<text:s/></text:span><text:span text:style-name="T2387">‬</text:span>‬‬<text:span text:style-name="T2388">34</text:span><text:span text:style-name="T2389"> בַּדֶּ֥רֶךְ אֲשֶׁר־בָּ֖א בָּ֣הּ יָשׁ֑וּב וְאֶל־הָעִ֥יר הַזֹּ֛את לֹ֥א יָב֖וֹא נְאֻם־יְהוָֽה׃<text:s/></text:span><text:span text:style-name="T2390">‬</text:span>‬‬<text:span text:style-name="T2391">35</text:span><text:span text:style-name="T2392"> וְגַנּוֹתִ֛י עַל־הָעִ֥יר הַזֹּ֖את לְהֽוֹשִׁיעָ֑הּ לְמַֽעֲנִ֔י וּלְמַ֖עַן דָּוִ֥ד עַבְדִּֽי׃</text:span><text:span text:style-name="T2393"><text:s/>ס<text:s/></text:span><text:span text:style-name="T2394">‬</text:span>‬‬<text:span text:style-name="T2395">36</text:span><text:span text:style-name="T2396"> וַיֵּצֵ֣א ׀ מַלְאַ֣ךְ יְהוָ֗ה וַיַּכֶּה֙ בְּמַחֲנֵ֣ה אַשּׁ֔וּר מֵאָ֛ה וּשְׁמֹנִ֥ים וַחֲמִשָּׁ֖ה אָ֑לֶף וַיַּשְׁכִּ֣ימוּ בַבֹּ֔קֶר וְהִנֵּ֥ה כֻלָּ֖ם פְּגָרִ֥ים מֵתִֽים׃<text:s/></text:span><text:span text:style-name="T2397">‬</text:span>‬‬<text:span text:style-name="T2398">37</text:span><text:span text:style-name="T2399"> וַיִּסַּ֣ע וַיֵּ֔לֶךְ וַיָּ֖שָׁב סַנְחֵרִ֣יב מֶֽלֶךְ־אַשּׁ֑וּר וַיֵּ֖שֶׁב בְּנִֽינְוֵֽה׃<text:s/></text:span><text:span text:style-name="T2400">‬</text:span>‬‬<text:span text:style-name="T2401">38</text:span><text:span text:style-name="T2402"> וַיְהִי֩ ה֨וּא מִֽשְׁתַּחֲוֶ֜ה בֵּ֣ית ׀ נִסְרֹ֣ךְ אֱלֹהָ֗יו וְֽאַדְרַמֶּ֨לֶךְ וְשַׂרְאֶ֤צֶר בָּנָיו֙ הִכֻּ֣הוּ בַחֶ֔רֶב וְהֵ֥מָּה נִמְלְט֖וּ אֶ֣רֶץ אֲרָרָ֑ט וַיִּמְלֹ֛ךְ אֵֽסַר־חַדֹּ֥ן בְּנ֖וֹ תַּחְתָּֽיו׃</text:span><text:span text:style-name="T2403"><text:s/>ס<text:s/></text:span><text:span text:style-name="T2404">‬</text:span>‬‬‬‬‬‬‬‬‬‬‬‬‬‬‬‬‬‬‬‬‬‬‬‬‬‬‬‬‬‬‬‬‬‬‬‬‬‬‬</text:p>
      </text:section>
      <text:section text:name="Sect37" text:style-name="S37">
        <text:p text:style-name="P2405">Isaiah 38</text:p>
        <text:p text:style-name="P2406"><text:span text:style-name="T2407">1</text:span><text:span text:style-name="T2408"> בַּיָּמִ֣ים הָהֵ֔ם חָלָ֥ה חִזְקִיָּ֖הוּ לָמ֑וּת וַיָּב֣וֹא אֵ֠לָיו יְשַׁעְיָ֨הוּ בֶן־אָמ֜וֹץ הַנָּבִ֗יא וַיֹּ֨אמֶר אֵלָ֜יו כֹּֽה־אָמַ֤ר יְהוָה֙ צַ֣ו לְבֵיתֶ֔ךָ כִּ֛י מֵ֥ת אַתָּ֖ה וְלֹ֥א תִֽחְיֶֽה׃<text:s/></text:span><text:span text:style-name="T2409">‬</text:span>‬‬‬‬<text:span text:style-name="T2410">2</text:span><text:span text:style-name="T2411"> וַיַּסֵּ֧ב חִזְקִיָּ֛הוּ פָּנָ֖יו אֶל־הַקִּ֑יר וַיִּתְפַּלֵּ֖ל אֶל־יְהוָֽה׃<text:s/></text:span><text:span text:style-name="T2412">‬</text:span>‬‬<text:span text:style-name="T2413">3</text:span><text:span text:style-name="T2414"> וַיֹּאמַ֗ר אָנָּ֤ה יְהוָה֙ זְכָר־נָ֞א אֵ֣ת אֲשֶׁ֧ר הִתְהַלַּ֣כְתִּי לְפָנֶ֗יךָ בֶּֽאֱמֶת֙ וּבְלֵ֣ב שָׁלֵ֔ם וְהַטּ֥וֹב בְּעֵינֶ֖יךָ עָשִׂ֑יתִי וַיֵּ֥בְךְּ חִזְקִיָּ֖הוּ בְּכִ֥י גָדֽוֹל׃</text:span><text:span text:style-name="T2415"><text:s/>ס<text:s/></text:span><text:span text:style-name="T2416">‬</text:span>‬‬<text:span text:style-name="T2417">4</text:span><text:span text:style-name="T2418"> וַֽיְהִי֙ דְּבַר־יְהוָ֔ה אֶֽל־יְשַׁעְיָ֖הוּ לֵאמֹֽר׃<text:s/></text:span><text:span text:style-name="T2419">‬</text:span>‬‬<text:span text:style-name="T2420">5</text:span><text:span text:style-name="T2421"> הָל֞וֹךְ וְאָמַרְתָּ֣ אֶל־חִזְקִיָּ֗הוּ כֹּֽה־אָמַ֤ר יְהוָה֙ אֱלֹהֵי֙ דָּוִ֣ד אָבִ֔יךָ שָׁמַ֙עְתִּי֙ אֶת־תְּפִלָּתֶ֔ךָ רָאִ֖יתִי אֶת־דִּמְעָתֶ֑ךָ הִנְנִי֙ יוֹסִ֣ף עַל־יָמֶ֔יךָ חֲמֵ֥שׁ עֶשְׂרֵ֖ה שָׁנָֽה׃<text:s/></text:span><text:span text:style-name="T2422">‬</text:span>‬‬<text:span text:style-name="T2423">6</text:span><text:span text:style-name="T2424"> וּמִכַּ֤ף מֶֽלֶךְ־אַשּׁוּר֙ אַצִּ֣ילְךָ֔ וְאֵ֖ת הָעִ֣יר הַזֹּ֑את וְגַנּוֹתִ֖י עַל־הָעִ֥יר הַזֹּֽאת׃<text:s/></text:span><text:span text:style-name="T2425">‬</text:span>‬‬<text:span text:style-name="T2426">7</text:span><text:span text:style-name="T2427"> וְזֶה־לְּךָ֥ הָא֖וֹת מֵאֵ֣ת יְהוָ֑ה אֲשֶׁר֙ יַעֲשֶׂ֣ה יְהוָ֔ה אֶת־הַדָּבָ֥ר הַזֶּ֖ה אֲשֶׁ֥ר דִּבֵּֽר׃<text:s/></text:span><text:span text:style-name="T2428">‬</text:span>‬‬<text:span text:style-name="T2429">8</text:span><text:span text:style-name="T2430"> הִנְנִ֣י מֵשִׁ֣יב אֶת־צֵ֣ל הַֽמַּעֲל֡וֹת אֲשֶׁ֣ר יָרְדָה֩ בְמַעֲל֨וֹת אָחָ֥ז בַּשֶּׁ֛מֶשׁ אֲחֹרַנִּ֖ית עֶ֣שֶׂר מַעֲל֑וֹת וַתָּ֤שָׁב<text:s/></text:span><text:soft-page-break/><text:span text:style-name="T2431">הַשֶּׁ֙מֶשׁ֙ עֶ֣שֶׂר מַעֲל֔וֹת בַּֽמַּעֲל֖וֹת אֲשֶׁ֥ר יָרָֽדָה׃</text:span><text:span text:style-name="T2432"><text:s/>ס<text:s/></text:span><text:span text:style-name="T2433">‬</text:span>‬‬<text:span text:style-name="T2434">9</text:span><text:span text:style-name="T2435"> מִכְתָּ֖ב לְחִזְקִיָּ֣הוּ מֶֽלֶךְ־יְהוּדָ֑ה בַּחֲלֹת֕וֹ וַיְחִ֖י מֵחָלְיֽוֹ׃<text:s/></text:span><text:span text:style-name="T2436">‬</text:span>‬‬<text:span text:style-name="T2437">10</text:span><text:span text:style-name="T2438"> אֲנִ֣י אָמַ֗רְתִּי בִּדְמִ֥י יָמַ֛י אֵלֵ֖כָה בְּשַׁעֲרֵ֣י שְׁא֑וֹל פֻּקַּ֖דְתִּי יֶ֥תֶר שְׁנוֹתָֽי׃<text:s/></text:span><text:span text:style-name="T2439">‬</text:span>‬‬<text:span text:style-name="T2440">11</text:span><text:span text:style-name="T2441"> אָמַ֙רְתִּי֙ לֹא־אֶרְאֶ֣ה יָ֔הּ יָ֖הּ בְּאֶ֣רֶץ הַחַיִּ֑ים לֹא־אַבִּ֥יט אָדָ֛ם ע֖וֹד עִם־י֥וֹשְׁבֵי חָֽדֶל׃<text:s/></text:span><text:span text:style-name="T2442">‬</text:span>‬‬<text:span text:style-name="T2443">12</text:span><text:span text:style-name="T2444"> דּוֹרִ֗י נִסַּ֧ע וְנִגְלָ֛ה מִנִּ֖י כְּאֹ֣הֶל רֹעִ֑י קִפַּ֨דְתִּי כָאֹרֵ֤ג חַיַּי֙ מִדַּלָּ֣ה יְבַצְּעֵ֔נִי מִיּ֥וֹם עַד־לַ֖יְלָה תַּשְׁלִימֵֽנִי׃<text:s/></text:span><text:span text:style-name="T2445">‬</text:span>‬‬<text:span text:style-name="T2446">13</text:span><text:span text:style-name="T2447"> שִׁוִּ֤יתִי עַד־בֹּ֙קֶר֙ כּֽ͏ָאֲרִ֔י כֵּ֥ן יְשַׁבֵּ֖ר כָּל־עַצְמוֹתָ֑י מִיּ֥וֹם עַד־לַ֖יְלָה תַּשְׁלִימֵֽנִי׃<text:s/></text:span><text:span text:style-name="T2448">‬</text:span>‬‬<text:span text:style-name="T2449">14</text:span><text:span text:style-name="T2450"> כְּס֤וּס עָגוּר֙ כֵּ֣ן אֲצַפְצֵ֔ף אֶהְגֶּ֖ה כַּיּוֹנָ֑ה דַּלּ֤וּ עֵינַי֙ לַמָּר֔וֹם אֲדֹנָ֖י עָֽשְׁקָה־לִּ֥י עָרְבֵֽנִי׃<text:s/></text:span><text:span text:style-name="T2451">‬</text:span>‬‬<text:span text:style-name="T2452">15</text:span><text:span text:style-name="T2453"> מָֽה־אֲדַבֵּ֥ר וְאָֽמַר־לִ֖י וְה֣וּא עָשָׂ֑ה אֶדַּדֶּ֥ה כָל־שְׁנוֹתַ֖י עַל־מַ֥ר נַפְשִֽׁי׃<text:s/></text:span><text:span text:style-name="T2454">‬</text:span>‬‬<text:span text:style-name="T2455">16</text:span><text:span text:style-name="T2456"> אֲדֹנָ֖י עֲלֵיהֶ֣ם יִֽחְי֑וּ וּלְכָל־בָּהֶן֙ חַיֵּ֣י רוּחִ֔י וְתַחֲלִימֵ֖נִי וְהַחֲיֵֽנִי׃<text:s/></text:span><text:span text:style-name="T2457">‬</text:span>‬‬<text:span text:style-name="T2458">17</text:span><text:span text:style-name="T2459"> הִנֵּ֥ה לְשָׁל֖וֹם מַר־לִ֣י מָ֑ר וְאַתָּ֞ה חָשַׁ֤קְתָּ נַפְשִׁי֙ מִשַּׁ֣חַת בְּלִ֔י כִּ֥י הִשְׁלַ֛כְתָּ אַחֲרֵ֥י גֵוְךָ֖ כָּל־חֲטָאָֽי׃<text:s/></text:span><text:span text:style-name="T2460">‬</text:span>‬‬<text:span text:style-name="T2461">18</text:span><text:span text:style-name="T2462"> כִּ֣י לֹ֥א שְׁא֛וֹל תּוֹדֶ֖ךָּ מָ֣וֶת יְהַלְלֶ֑ךָּ לֹֽא־יְשַׂבְּר֥וּ יֽוֹרְדֵי־ב֖וֹר אֶל־אֲמִתֶּֽךָ׃<text:s/></text:span><text:span text:style-name="T2463">‬</text:span>‬‬<text:span text:style-name="T2464">19</text:span><text:span text:style-name="T2465"> חַ֥י חַ֛י ה֥וּא יוֹדֶ֖ךָ כָּמ֣וֹנִי הַיּ֑וֹם אָ֣ב לְבָנִ֔ים יוֹדִ֖יעַ אֶל־אֲמִתֶּֽךָ׃<text:s/></text:span><text:span text:style-name="T2466">‬</text:span>‬‬<text:span text:style-name="T2467">20</text:span><text:span text:style-name="T2468"> יְהוָ֖ה לְהוֹשִׁיעֵ֑נִי וּנְגִנוֹתַ֧י נְנַגֵּ֛ן כָּל־יְמֵ֥י חַיֵּ֖ינוּ עַל־בֵּ֥ית יְהוָֽה׃<text:s/></text:span><text:span text:style-name="T2469">‬</text:span>‬‬<text:span text:style-name="T2470">21</text:span><text:span text:style-name="T2471"> וַיֹּ֣אמֶר יְשַׁעְיָ֔הוּ יִשְׂא֖וּ דְּבֶ֣לֶת תְּאֵנִ֑ים וְיִמְרְח֥וּ עַֽל־הַשְּׁחִ֖ין וְיֶֽחִי׃<text:s/></text:span><text:span text:style-name="T2472">‬</text:span>‬‬<text:span text:style-name="T2473">22</text:span><text:span text:style-name="T2474"> וַיֹּ֥אמֶר חִזְקִיָּ֖הוּ מָ֣ה א֑וֹת כִּ֥י אֶעֱלֶ֖ה בֵּ֥ית יְהוָֽה׃</text:span><text:span text:style-name="T2475"><text:s/>ס<text:s/></text:span><text:span text:style-name="T2476">‬</text:span>‬‬‬‬‬‬‬‬‬‬‬‬‬‬‬‬‬‬‬‬‬‬‬</text:p>
      </text:section>
      <text:section text:name="Sect38" text:style-name="S38">
        <text:p text:style-name="P2477">Isaiah 39</text:p>
        <text:p text:style-name="P2478"><text:span text:style-name="T2479">1</text:span><text:span text:style-name="T2480"> בָּעֵ֣ת הַהִ֡וא שָׁלַ֡ח מְרֹדַ֣ךְ בַּ֠לְאֲדָן בֶּֽן־בַּלְאֲדָ֧ן מֶֽלֶךְ־בָּבֶ֛ל סְפָרִ֥ים וּמִנְחָ֖ה אֶל־חִזְקִיָּ֑הוּ וַיִּשְׁמַ֕ע כִּ֥י חָלָ֖ה וֽ͏ַיֶּחֱזָֽק׃<text:s/></text:span><text:span text:style-name="T2481">2</text:span><text:span text:style-name="T2482"> וַיִּשְׂמַ֣ח עֲלֵיהֶם֮ חִזְקִיָּהוּ֒ וַיַּרְאֵ֣ם אֶת־בֵּ֣ית *נכתה **נְכֹת֡וֹ אֶת־הַכֶּסֶף֩ וְאֶת־הַזָּהָ֨ב וְאֶת־הַבְּשָׂמִ֜ים וְאֵ֣ת ׀ הַשֶּׁ֣מֶן הַטּ֗וֹב וְאֵת֙ כָּל־בֵּ֣ית כֵּלָ֔יו וְאֵ֛ת כָּל־אֲשֶׁ֥ר נִמְצָ֖א בְּאֹֽצְרֹתָ֑יו לֹֽא־הָיָ֣ה דָבָ֗ר אֲ֠שֶׁר לֹֽא־הֶרְאָ֧ם חִזְקִיָּ֛הוּ בְּבֵית֖וֹ וּבְכָל־מֶמְשַׁלְתּֽוֹ׃<text:s/></text:span><text:span text:style-name="T2483">‬</text:span>‬‬<text:span text:style-name="T2484">3</text:span><text:span text:style-name="T2485"> וַיָּבֹא֙ יְשַׁעְיָ֣הוּ הַנָּבִ֔יא אֶל־הַמֶּ֖לֶךְ חִזְקִיָּ֑הוּ וַיֹּ֨אמֶר אֵלָ֜יו מָ֥ה אָמְר֣וּ ׀ הָאֲנָשִׁ֣ים הָאֵ֗לֶּה וּמֵאַ֙יִן֙ יָבֹ֣אוּ אֵלֶ֔יךָ וַיֹּ֙אמֶר֙ חִזְקִיָּ֔הוּ מֵאֶ֧רֶץ רְחוֹקָ֛ה בָּ֥אוּ אֵלַ֖י מִבָּבֶֽל׃<text:s/></text:span><text:span text:style-name="T2486">‬</text:span>‬‬<text:span text:style-name="T2487">4</text:span><text:span text:style-name="T2488"> וַיֹּ֕אמֶר מָ֥ה רָא֖וּ בְּבֵיתֶ֑ךָ וַיֹּ֣אמֶר חִזְקִיָּ֗הוּ אֵ֣ת כָּל־אֲשֶׁ֤ר בְּבֵיתִי֙ רָא֔וּ לֹֽא־הָיָ֥ה דָבָ֛ר אֲשֶׁ֥ר לֹֽא־הִרְאִיתִ֖ים בְּאוֹצְרֹתָֽי׃<text:s/></text:span><text:span text:style-name="T2489">‬</text:span>‬‬<text:span text:style-name="T2490">5</text:span><text:span text:style-name="T2491"> וַיֹּ֥אמֶר יְשַׁעְיָ֖הוּ אֶל־חִזְקִיָּ֑הוּ שְׁמַ֖ע דְּבַר־יְהוָ֥ה צְבָאֽוֹת׃<text:s/></text:span><text:span text:style-name="T2492">‬</text:span>‬‬<text:span text:style-name="T2493">6</text:span><text:span text:style-name="T2494"> הִנֵּה֮ יָמִ֣ים בָּאִים֒ וְנִשָּׂ֣א ׀ כָּל־אֲשֶׁ֣ר בְּבֵיתֶ֗ךָ וַאֲשֶׁ֨ר אָצְר֧וּ אֲבֹתֶ֛יךָ עַד־הַיּ֥וֹם הַזֶּ֖ה בָּבֶ֑ל לֹֽא־יִוָּתֵ֥ר דָּבָ֖ר אָמַ֥ר יְהוָֽה׃<text:s/></text:span><text:span text:style-name="T2495">‬</text:span>‬‬<text:span text:style-name="T2496">7</text:span><text:span text:style-name="T2497"> וּמִבָּנֶ֜יךָ אֲשֶׁ֨ר יֵצְא֧וּ מִמְּךָ֛ אֲשֶׁ֥ר תּוֹלִ֖יד יִקָּ֑חוּ וְהָיוּ֙ סָרִיסִ֔ים בְּהֵיכַ֖ל מֶ֥לֶךְ בָּבֶֽל׃<text:s/></text:span><text:span text:style-name="T2498">‬</text:span>‬‬<text:span text:style-name="T2499">8</text:span><text:span text:style-name="T2500"> וַיֹּ֤אמֶר חִזְקִיָּ֙הוּ֙ אֶֽל־יְשַׁעְיָ֔הוּ ט֥וֹב דְּבַר־יְהוָ֖ה אֲשֶׁ֣ר דִּבַּ֑רְתָּ וַיֹּ֕אמֶר כִּ֥י יִהְיֶ֛ה שָׁל֥וֹם וֶאֱמֶ֖ת בְּיָמָֽי׃<text:s/></text:span><text:span text:style-name="T2501">פ<text:s/></text:span><text:span text:style-name="T2502">‬</text:span>‬‬‬‬‬‬‬‬‬</text:p>
      </text:section>
      <text:section text:name="Sect39" text:style-name="S39">
        <text:soft-page-break/>
        <text:p text:style-name="P2503">Isaiah 40</text:p>
        <text:p text:style-name="P2504"><text:span text:style-name="T2505">1</text:span><text:span text:style-name="T2506"> נַחֲמ֥וּ נַחֲמ֖וּ עַמִּ֑י יֹאמַ֖ר אֱלֹהֵיכֶֽם׃<text:s/></text:span><text:span text:style-name="T2507">2</text:span><text:span text:style-name="T2508"> דַּבְּר֞וּ עַל־לֵ֤ב יְרֽוּשָׁלִַ֙ם֙ וְקִרְא֣וּ אֵלֶ֔יהָ כִּ֤י מָֽלְאָה֙ צְבָאָ֔הּ כִּ֥י נִרְצָ֖ה עֲוֺנָ֑הּ כִּ֤י לָקְחָה֙ מִיַּ֣ד יְהוָ֔ה כִּפְלַ֖יִם בְּכָל־חַטֹּאתֶֽיהָ׃</text:span><text:span text:style-name="T2509"><text:s/>ס<text:s/></text:span><text:span text:style-name="T2510">‬</text:span>‬‬<text:span text:style-name="T2511">3</text:span><text:span text:style-name="T2512"> ק֣וֹל קוֹרֵ֔א בַּמִּדְבָּ֕ר פַּנּ֖וּ דֶּ֣רֶךְ יְהוָ֑ה יַשְּׁרוּ֙ בָּעֲרָבָ֔ה מְסִלָּ֖ה לֵאלֹהֵֽינוּ׃<text:s/></text:span><text:span text:style-name="T2513">‬</text:span>‬‬<text:span text:style-name="T2514">4</text:span><text:span text:style-name="T2515"> כָּל־גֶּיא֙ יִנָּשֵׂ֔א וְכָל־הַ֥ר וְגִבְעָ֖ה יִשְׁפָּ֑לוּ וְהָיָ֤ה הֶֽעָקֹב֙ לְמִישׁ֔וֹר וְהָרְכָסִ֖ים לְבִקְעָֽה׃<text:s/></text:span><text:span text:style-name="T2516">‬</text:span>‬‬<text:span text:style-name="T2517">5</text:span><text:span text:style-name="T2518"> וְנִגְלָ֖ה כְּב֣וֹד יְהוָ֑ה וְרָא֤וּ כָל־בָּשָׂר֙ יַחְדָּ֔ו כִּ֛י פִּ֥י יְהוָ֖ה דִּבֵּֽר׃</text:span><text:span text:style-name="T2519"><text:s/>ס<text:s/></text:span><text:span text:style-name="T2520">‬</text:span>‬‬<text:span text:style-name="T2521">6</text:span><text:span text:style-name="T2522"> ק֚וֹל אֹמֵ֣ר קְרָ֔א וְאָמַ֖ר מָ֣ה אֶקְרָ֑א כָּל־הַבָּשָׂ֣ר חָצִ֔יר וְכָל־חַסְדּ֖וֹ כְּצִ֥יץ הַשָּׂדֶֽה׃<text:s/></text:span><text:span text:style-name="T2523">‬</text:span>‬‬<text:span text:style-name="T2524">7</text:span><text:span text:style-name="T2525"> יָבֵ֤שׁ חָצִיר֙ נָ֣בֵֽל צִ֔יץ כִּ֛י ר֥וּחַ יְהוָ֖ה נָ֣שְׁבָה בּ֑וֹ אָכֵ֥ן חָצִ֖יר הָעָֽם׃<text:s/></text:span><text:span text:style-name="T2526">‬</text:span>‬‬<text:span text:style-name="T2527">8</text:span><text:span text:style-name="T2528"> יָבֵ֥שׁ חָצִ֖יר נָ֣בֵֽל צִ֑יץ וּדְבַר־אֱלֹהֵ֖ינוּ יָק֥וּם לְעוֹלָֽם׃</text:span><text:span text:style-name="T2529"><text:s/>ס<text:s/></text:span><text:span text:style-name="T2530">‬</text:span>‬‬<text:span text:style-name="T2531">9</text:span><text:span text:style-name="T2532"> עַ֣ל הַר־גָּבֹ֤הַ עֲלִי־לָךְ֙ מְבַשֶּׂ֣רֶת צִיּ֔וֹן הָרִ֤ימִי בַכֹּ֙חַ֙ קוֹלֵ֔ךְ מְבַשֶּׂ֖רֶת יְרוּשָׁלָ֑͏ִם הָרִ֙ימִי֙ אַל־תִּירָ֔אִי אִמְרִי֙ לְעָרֵ֣י יְהוּדָ֔ה הִנֵּ֖ה אֱלֹהֵיכֶֽם׃<text:s/></text:span><text:span text:style-name="T2533">‬</text:span>‬‬<text:span text:style-name="T2534">10</text:span><text:span text:style-name="T2535"> הִנֵּ֨ה אֲדֹנָ֤י יְהוִה֙ בְּחָזָ֣ק יָב֔וֹא וּזְרֹע֖וֹ מֹ֣שְׁלָה ל֑וֹ הִנֵּ֤ה שְׂכָרוֹ֙ אִתּ֔וֹ וּפְעֻלָּת֖וֹ לְפָנָֽיו׃<text:s/></text:span><text:span text:style-name="T2536">‬</text:span>‬‬<text:span text:style-name="T2537">11</text:span><text:span text:style-name="T2538"> כְּרֹעֶה֙ עֶדְר֣וֹ יִרְעֶ֔ה בִּזְרֹעוֹ֙ יְקַבֵּ֣ץ טְלָאִ֔ים וּבְחֵיק֖וֹ יִשָּׂ֑א עָל֖וֹת יְנַהֵֽל׃</text:span><text:span text:style-name="T2539"><text:s/>ס<text:s/></text:span><text:span text:style-name="T2540">‬</text:span>‬‬<text:span text:style-name="T2541">12</text:span><text:span text:style-name="T2542"> מִֽי־מָדַ֨ד בְּשָׁעֳל֜וֹ מַ֗יִם וְשָׁמַ֙יִם֙ בַּזֶּ֣רֶת תִּכֵּ֔ן וְכָ֥ל בַּשָּׁלִ֖שׁ עֲפַ֣ר הָאָ֑רֶץ וְשָׁקַ֤ל בַּפֶּ֙לֶס֙ הָרִ֔ים וּגְבָע֖וֹת בְּמֹאזְנָֽיִם׃<text:s/></text:span><text:span text:style-name="T2543">‬</text:span>‬‬<text:span text:style-name="T2544">13</text:span><text:span text:style-name="T2545"> מִֽי־תִכֵּ֥ן אֶת־ר֖וּחַ יְהוָ֑ה וְאִ֥ישׁ עֲצָת֖וֹ יוֹדִיעֶֽנּוּ׃<text:s/></text:span><text:span text:style-name="T2546">‬</text:span>‬‬<text:span text:style-name="T2547">14</text:span><text:span text:style-name="T2548"> אֶת־מִ֤י נוֹעָץ֙ וַיְבִינֵ֔הוּ וַֽיְלַמְּדֵ֖הוּ בְּאֹ֣רַח מִשְׁפָּ֑ט וַיְלַמְּדֵ֣הוּ דַ֔עַת וְדֶ֥רֶךְ תְּבוּנ֖וֹת יוֹדִיעֶֽנּוּ׃<text:s/></text:span><text:span text:style-name="T2549">‬</text:span>‬‬<text:span text:style-name="T2550">15</text:span><text:span text:style-name="T2551"> הֵ֤ן גּוֹיִם֙ כְּמַ֣ר מִדְּלִ֔י וּכְשַׁ֥חַק מֹאזְנַ֖יִם נֶחְשָׁ֑בוּ הֵ֥ן אִיִּ֖ים כַּדַּ֥ק יִטּֽוֹל׃<text:s/></text:span><text:span text:style-name="T2552">‬</text:span>‬‬<text:span text:style-name="T2553">16</text:span><text:span text:style-name="T2554"> וּלְבָנ֕וֹן אֵ֥ין דֵּ֖י בָּעֵ֑ר וְחַיָת֔וֹ אֵ֥ין דֵּ֖י עוֹלָֽה׃</text:span><text:span text:style-name="T2555"><text:s/>ס<text:s/></text:span><text:span text:style-name="T2556">‬</text:span>‬‬<text:span text:style-name="T2557">17</text:span><text:span text:style-name="T2558"> כָּל־הַגּוֹיִ֖ם כְּאַ֣יִן נֶגְדּ֑וֹ מֵאֶ֥פֶס וָתֹ֖הוּ נֶחְשְׁבוּ־לֽוֹ׃<text:s/></text:span><text:span text:style-name="T2559">‬</text:span>‬‬<text:span text:style-name="T2560">18</text:span><text:span text:style-name="T2561"> וְאֶל־מִ֖י תְּדַמְּי֣וּן אֵ֑ל וּמַה־דְּמ֖וּת תַּ֥עַרְכוּ לֽוֹ׃<text:s/></text:span><text:span text:style-name="T2562">‬</text:span>‬‬<text:span text:style-name="T2563">19</text:span><text:span text:style-name="T2564"> הַפֶּ֙סֶל֙ נָסַ֣ךְ חָרָ֔שׁ וְצֹרֵ֖ף בַּזָּהָ֣ב יְרַקְּעֶ֑נּוּ וּרְתֻק֥וֹת כֶּ֖סֶף צוֹרֵֽף׃<text:s/></text:span><text:span text:style-name="T2565">‬</text:span>‬‬<text:span text:style-name="T2566">20</text:span><text:span text:style-name="T2567"> הַֽמְסֻכָּ֣ן תְּרוּמָ֔ה עֵ֥ץ לֹֽא־יִרְקַ֖ב יִבְחָ֑ר חָרָ֤שׁ חָכָם֙ יְבַקֶּשׁ־ל֔וֹ לְהָכִ֥ין פֶּ֖סֶל לֹ֥א יִמּֽוֹט׃<text:s/></text:span><text:span text:style-name="T2568">‬</text:span>‬‬<text:span text:style-name="T2569">21</text:span><text:span text:style-name="T2570"> הֲל֤וֹא תֵֽדְעוּ֙ הֲל֣וֹא תִשְׁמָ֔עוּ הֲל֛וֹא הֻגַּ֥ד מֵרֹ֖אשׁ לָכֶ֑ם הֲלוֹא֙ הֲבִ֣ינֹתֶ֔ם מוֹסְד֖וֹת הָאָֽרֶץ׃<text:s/></text:span><text:span text:style-name="T2571">‬</text:span>‬‬<text:span text:style-name="T2572">22</text:span><text:span text:style-name="T2573"> הַיֹּשֵׁב֙ עַל־ח֣וּג הָאָ֔רֶץ וְיֹשְׁבֶ֖יהָ כַּחֲגָבִ֑ים הַנּוֹטֶ֤ה כַדֹּק֙ שָׁמַ֔יִם וַיִּמְתָּחֵ֥ם כָּאֹ֖הֶל לָשָֽׁבֶת׃<text:s/></text:span><text:span text:style-name="T2574">‬</text:span>‬‬<text:span text:style-name="T2575">23</text:span><text:span text:style-name="T2576"> הַנּוֹתֵ֥ן רוֹזְנִ֖ים לְאָ֑יִן שֹׁ֥פְטֵי אֶ֖רֶץ כַּתֹּ֥הוּ עָשָֽׂה׃<text:s/></text:span><text:span text:style-name="T2577">‬</text:span>‬‬<text:span text:style-name="T2578">24</text:span><text:span text:style-name="T2579"> אַ֣ף בַּל־נִטָּ֗עוּ אַ֚ף בַּל־זֹרָ֔עוּ אַ֛ף בַּל־שֹׁרֵ֥שׁ בָּאָ֖רֶץ גִּזְעָ֑ם וְגַם־נָשַׁ֤ף בָּהֶם֙ וַיִּבָ֔שׁוּ וּסְעָרָ֖ה כַּקַּ֥שׁ תִּשָּׂאֵֽם׃</text:span><text:span text:style-name="T2580"><text:s/>ס<text:s/></text:span><text:span text:style-name="T2581">‬</text:span>‬‬<text:span text:style-name="T2582">25</text:span><text:span text:style-name="T2583"> וְאֶל־מִ֥י תְדַמְּי֖וּנִי וְאֶשְׁוֶ֑ה יֹאמַ֖ר קָדֽוֹשׁ׃<text:s/></text:span><text:span text:style-name="T2584">‬</text:span>‬‬<text:span text:style-name="T2585">26</text:span><text:span text:style-name="T2586"> שְׂאוּ־מָר֨וֹם עֵינֵיכֶ֤ם וּרְאוּ֙ מִי־בָרָ֣א אֵ֔לֶּה הַמּוֹצִ֥יא בְמִסְפָּ֖ר צְבָאָ֑ם לְכֻלָּם֙ בְּשֵׁ֣ם יִקְרָ֔א מֵרֹ֤ב אוֹנִים֙ וְאַמִּ֣יץ כֹּ֔חַ אִ֖ישׁ לֹ֥א נֶעְדָּֽר׃</text:span><text:span text:style-name="T2587"><text:s/>ס<text:s/></text:span><text:span text:style-name="T2588">‬</text:span>‬‬<text:span text:style-name="T2589">27</text:span><text:span text:style-name="T2590"> לָ֤מָּה תֹאמַר֙ יַֽעֲקֹ֔ב וּתְדַבֵּ֖ר יִשְׂרָאֵ֑ל נִסְתְּרָ֤ה דַרְכִּי֙ מֵֽיְהוָ֔ה וּמֵאֱלֹהַ֖י מִשְׁפָּטִ֥י יַעֲבֽוֹר׃<text:s/></text:span><text:span text:style-name="T2591">‬</text:span>‬‬<text:span text:style-name="T2592">28</text:span><text:span text:style-name="T2593"> הֲל֨וֹא יָדַ֜עְתָּ אִם־לֹ֣א שָׁמַ֗עְתָּ אֱלֹהֵ֨י עוֹלָ֤ם ׀ יְהוָה֙ בּוֹרֵא֙ קְצ֣וֹת הָאָ֔רֶץ לֹ֥א יִיעַ֖ף וְלֹ֣א יִיגָ֑ע אֵ֥ין חֵ֖קֶר לִתְבוּנָתֽוֹ׃<text:s/></text:span><text:span text:style-name="T2594">‬</text:span>‬‬<text:span text:style-name="T2595">29</text:span><text:span text:style-name="T2596"> נֹתֵ֥ן לַיָּעֵ֖ף כֹּ֑חַ וּלְאֵ֥ין אוֹנִ֖ים עָצְמָ֥ה יַרְבֶּֽה׃<text:s/></text:span><text:span text:style-name="T2597">‬</text:span>‬‬<text:span text:style-name="T2598">30</text:span><text:span text:style-name="T2599"> וְיִֽעֲפ֥וּ נְעָרִ֖ים וְיִגָ֑עוּ וּבַחוּרִ֖ים כָּשׁ֥וֹל יִכָּשֵֽׁלוּ׃<text:s/></text:span><text:span text:style-name="T2600">‬</text:span>‬‬<text:span text:style-name="T2601">31</text:span><text:span text:style-name="T2602"> וְקוֹיֵ֤ יְהוָה֙ יַחֲלִ֣יפוּ כֹ֔חַ יַעֲל֥וּ אֵ֖בֶר כַּנְּשָׁרִ֑ים יָר֙וּצוּ֙ וְלֹ֣א יִיגָ֔עוּ יֵלְכ֖וּ וְלֹ֥א יִיעָֽפוּ׃<text:s/></text:span><text:span text:style-name="T2603">פ<text:s/></text:span><text:span text:style-name="T2604">‬</text:span>‬‬‬‬‬‬‬‬‬‬‬‬‬‬‬‬‬‬‬‬‬‬‬‬‬‬‬‬‬‬‬‬</text:p>
      </text:section>
      <text:section text:name="Sect40" text:style-name="S40">
        <text:soft-page-break/>
        <text:p text:style-name="P2605">Isaiah 41</text:p>
        <text:p text:style-name="P2606"><text:span text:style-name="T2607">1</text:span><text:span text:style-name="T2608"> הַחֲרִ֤ישׁוּ אֵלַי֙ אִיִּ֔ים וּלְאֻמִּ֖ים יַחֲלִ֣יפוּ כֹ֑חַ יִגְּשׁוּ֙ אָ֣ז יְדַבֵּ֔רוּ יַחְדָּ֖ו לַמִּשְׁפָּ֥ט נִקְרָֽבָה׃<text:s/></text:span><text:span text:style-name="T2609">2</text:span><text:span text:style-name="T2610"> מִ֤י הֵעִיר֙ מִמִּזְרָ֔ח צֶ֖דֶק יִקְרָאֵ֣הוּ לְרַגְל֑וֹ יִתֵּ֨ן לְפָנָ֤יו גּוֹיִם֙ וּמְלָכִ֣ים יַ֔רְדְּ יִתֵּ֤ן כֶּֽעָפָר֙ חַרְבּ֔וֹ כְּקַ֥שׁ נִדָּ֖ף קַשְׁתּֽוֹ׃<text:s/></text:span><text:span text:style-name="T2611">‬</text:span>‬‬<text:span text:style-name="T2612">3</text:span><text:span text:style-name="T2613"> יִרְדְּפֵ֖ם יַעֲב֣וֹר שָׁל֑וֹם אֹ֥רַח בְּרַגְלָ֖יו לֹ֥א יָבֽוֹא׃<text:s/></text:span><text:span text:style-name="T2614">‬</text:span>‬‬<text:span text:style-name="T2615">4</text:span><text:span text:style-name="T2616"> מִֽי־פָעַ֣ל וְעָשָׂ֔ה קֹרֵ֥א הַדֹּר֖וֹת מֵרֹ֑אשׁ אֲנִ֤י יְהוָה֙ רִאשׁ֔וֹן וְאֶת־אַחֲרֹנִ֖ים אֲנִי־הֽוּא׃<text:s/></text:span><text:span text:style-name="T2617">‬</text:span>‬‬<text:span text:style-name="T2618">5</text:span><text:span text:style-name="T2619"> רָא֤וּ אִיִּים֙ וְיִירָ֔אוּ קְצ֥וֹת הָאָ֖רֶץ יֶחֱרָ֑דוּ קָרְב֖וּ וַיֶּאֱתָיֽוּן׃<text:s/></text:span><text:span text:style-name="T2620">‬</text:span>‬‬<text:span text:style-name="T2621">6</text:span><text:span text:style-name="T2622"> אִ֥ישׁ אֶת־רֵעֵ֖הוּ יַעְזֹ֑רוּ וּלְאָחִ֖יו יֹאמַ֥ר חֲזָֽק׃<text:s/></text:span><text:span text:style-name="T2623">‬</text:span>‬‬<text:span text:style-name="T2624">7</text:span><text:span text:style-name="T2625"> וַיְחַזֵּ֤ק חָרָשׁ֙ אֶת־צֹרֵ֔ף מַחֲלִ֥יק פַּטִּ֖ישׁ אֶת־ה֣וֹלֶם פָּ֑עַם אֹמֵ֤ר לַדֶּ֙בֶק֙ ט֣וֹב ה֔וּא וַיְחַזְּקֵ֥הוּ בְמַסְמְרִ֖ים לֹ֥א יִמּֽוֹט׃</text:span><text:span text:style-name="T2626"><text:s/>ס<text:s/></text:span><text:span text:style-name="T2627">‬</text:span>‬‬<text:span text:style-name="T2628">8</text:span><text:span text:style-name="T2629"> וְאַתָּה֙ יִשְׂרָאֵ֣ל עַבְדִּ֔י יַעֲקֹ֖ב אֲשֶׁ֣ר בְּחַרְתִּ֑יךָ זֶ֖רַע אַבְרָהָ֥ם אֹהֲבִֽי׃<text:s/></text:span><text:span text:style-name="T2630">‬</text:span>‬‬<text:span text:style-name="T2631">9</text:span><text:span text:style-name="T2632"> אֲשֶׁ֤ר הֶחֱזַקְתִּ֙יךָ֙ מִקְצ֣וֹת הָאָ֔רֶץ וּמֵאֲצִילֶ֖יהָ קְרָאתִ֑יךָ וָאֹ֤מַר לְךָ֙ עַבְדִּי־אַ֔תָּה בְּחַרְתִּ֖יךָ וְלֹ֥א מְאַסְתִּֽיךָ׃<text:s/></text:span><text:span text:style-name="T2633">‬</text:span>‬‬<text:span text:style-name="T2634">10</text:span><text:span text:style-name="T2635"> אַל־תִּירָא֙ כִּ֣י עִמְּךָ־אָ֔נִי אַל־תִּשְׁתָּ֖ע כִּֽי־אֲנִ֣י אֱלֹהֶ֑יךָ אִמַּצְתִּ֙יךָ֙ אַף־עֲזַרְתִּ֔יךָ אַף־תְּמַכְתִּ֖יךָ בִּימִ֥ין צִדְקִֽי׃<text:s/></text:span><text:span text:style-name="T2636">‬</text:span>‬‬<text:span text:style-name="T2637">11</text:span><text:span text:style-name="T2638"> הֵ֤ן יֵבֹ֙שׁוּ֙ וְיִכָּ֣לְמ֔וּ כֹּ֖ל הַנֶּחֱרִ֣ים בָּ֑ךְ יִֽהְי֥וּ כְאַ֛יִן וְיֹאבְד֖וּ אַנְשֵׁ֥י רִיבֶֽךָ׃<text:s/></text:span><text:span text:style-name="T2639">‬</text:span>‬‬<text:span text:style-name="T2640">12</text:span><text:span text:style-name="T2641"> תְּבַקְשֵׁם֙ וְלֹ֣א תִמְצָאֵ֔ם אַנְשֵׁ֖י מַצֻּתֶ֑ךָ יִהְי֥וּ כְאַ֛יִן וּכְאֶ֖פֶס אַנְשֵׁ֥י מִלְחַמְתֶּֽךָ׃<text:s/></text:span><text:span text:style-name="T2642">‬</text:span>‬‬<text:span text:style-name="T2643">13</text:span><text:span text:style-name="T2644"> כִּ֗י אֲנִ֛י יְהוָ֥ה אֱלֹהֶ֖יךָ מַחֲזִ֣יק יְמִינֶ֑ךָ הָאֹמֵ֥ר לְךָ֛ אַל־תִּירָ֖א אֲנִ֥י עֲזַרְתִּֽיךָ׃</text:span><text:span text:style-name="T2645"><text:s/>ס<text:s/></text:span><text:span text:style-name="T2646">‬</text:span>‬‬<text:span text:style-name="T2647">14</text:span><text:span text:style-name="T2648"> אַל־תִּֽירְאִי֙ תּוֹלַ֣עַת יַֽעֲקֹ֔ב מְתֵ֖י יִשְׂרָאֵ֑ל אֲנִ֤י עֲזַרְתִּיךְ֙ נְאֻם־יְהוָ֔ה וְגֹאֲלֵ֖ךְ קְד֥וֹשׁ יִשְׂרָאֵֽל׃<text:s/></text:span><text:span text:style-name="T2649">‬</text:span>‬‬<text:span text:style-name="T2650">15</text:span><text:span text:style-name="T2651"> הִנֵּ֣ה שַׂמְתִּ֗יךְ לְמוֹרַג֙ חָר֣וּץ חָדָ֔שׁ בַּ֖עַל פִּֽיפִיּ֑וֹת תָּד֤וּשׁ הָרִים֙ וְתָדֹ֔ק וּגְבָע֖וֹת כַּמֹּ֥ץ תָּשִֽׂים׃<text:s/></text:span><text:span text:style-name="T2652">‬</text:span>‬‬<text:span text:style-name="T2653">16</text:span><text:span text:style-name="T2654"> תִּזְרֵם֙ וְר֣וּחַ תִּשָּׂאֵ֔ם וּסְעָרָ֖ה תָּפִ֣יץ אוֹתָ֑ם וְאַתָּה֙ תָּגִ֣יל בַּֽיהוָ֔ה בִּקְד֥וֹשׁ יִשְׂרָאֵ֖ל תִּתְהַלָּֽל׃<text:s/></text:span><text:span text:style-name="T2655">פ<text:s/></text:span><text:span text:style-name="T2656">‬</text:span>‬‬‬‬‬‬‬‬‬‬‬‬‬‬‬‬‬</text:p>
        <text:p text:style-name="P2657"><text:span text:style-name="T2658">17</text:span><text:span text:style-name="T2659"> הָעֲנִיִּ֨ים וְהָאֶבְיוֹנִ֜ים מְבַקְשִׁ֥ים מַ֙יִם֙ וָאַ֔יִן לְשׁוֹנָ֖ם בַּצָּמָ֣א נָשָׁ֑תָּה אֲנִ֤י יְהוָה֙ אֶעֱנֵ֔ם אֱלֹהֵ֥י יִשְׂרָאֵ֖ל לֹ֥א אֶעֶזְבֵֽם׃<text:s/></text:span><text:span text:style-name="T2660">‬</text:span>‬‬<text:span text:style-name="T2661">18</text:span><text:span text:style-name="T2662"> אֶפְתַּ֤ח עַל־שְׁפָיִים֙ נְהָר֔וֹת וּבְת֥וֹךְ בְּקָע֖וֹת מַעְיָנ֑וֹת אָשִׂ֤ים מִדְבָּר֙ לַאֲגַם־מַ֔יִם וְאֶ֥רֶץ צִיָּ֖ה לְמוֹצָ֥אֵי מָֽיִם׃<text:s/></text:span><text:span text:style-name="T2663">‬</text:span>‬‬<text:span text:style-name="T2664">19</text:span><text:span text:style-name="T2665"> אֶתֵּ֤ן בַּמִּדְבָּר֙ אֶ֣רֶז שִׁטָּ֔ה וַהֲדַ֖ס וְעֵ֣ץ שָׁ֑מֶן אָשִׂ֣ים בָּעֲרָבָ֗ה בְּר֛וֹשׁ תִּדְהָ֥ר וּתְאַשּׁ֖וּר יַחְדָּֽו׃<text:s/></text:span><text:span text:style-name="T2666">‬</text:span>‬‬<text:span text:style-name="T2667">20</text:span><text:span text:style-name="T2668"> לְמַ֧עַן יִרְא֣וּ וְיֵדְע֗וּ וְיָשִׂ֤ימוּ וְיַשְׂכִּ֙ילוּ֙ יַחְדָּ֔ו כִּ֥י יַד־יְהוָ֖ה עָ֣שְׂתָה זֹּ֑את וּקְד֥וֹשׁ יִשְׂרָאֵ֖ל בְּרָאָֽהּ׃<text:s/></text:span><text:span text:style-name="T2669">פ<text:s/></text:span><text:span text:style-name="T2670">‬</text:span>‬‬‬‬‬‬</text:p>
        <text:p text:style-name="P2671"><text:span text:style-name="T2672">21</text:span><text:span text:style-name="T2673"> קָרְב֥וּ רִֽיבְכֶ֖ם יֹאמַ֣ר יְהוָ֑ה הַגִּ֙ישׁוּ֙ עֲצֻמ֣וֹתֵיכֶ֔ם יֹאמַ֖ר מֶ֥לֶךְ יַעֲקֹֽב׃<text:s/></text:span><text:span text:style-name="T2674">‬</text:span>‬‬<text:span text:style-name="T2675">22</text:span><text:span text:style-name="T2676"> יַגִּ֙ישׁוּ֙ וְיַגִּ֣ידוּ לָ֔נוּ אֵ֖ת אֲשֶׁ֣ר תִּקְרֶ֑ינָה הָרִאשֹׁנ֣וֹת ׀ מָ֣ה הֵ֗נָּה הַגִּ֜ידוּ וְנָשִׂ֤ימָה לִבֵּ֙נוּ֙ וְנֵדְעָ֣ה אַחֲרִיתָ֔ן א֥וֹ הַבָּא֖וֹת הַשְׁמִיעֻֽנוּ׃<text:s/></text:span><text:span text:style-name="T2677">‬</text:span>‬‬<text:span text:style-name="T2678">23</text:span><text:span text:style-name="T2679"> הַגִּ֙ידוּ֙ הָאֹתִיּ֣וֹת לְאָח֔וֹר וְנֵ֣דְעָ֔ה כִּ֥י אֱלֹהִ֖ים אַתֶּ֑ם אַף־תֵּיטִ֣יבוּ וְתָרֵ֔עוּ וְנִשְׁתָּ֖עָה *ונרא **וְנִרְאֶ֥ה יַחְדָּֽו׃<text:s/></text:span><text:span text:style-name="T2680">‬</text:span>‬‬<text:span text:style-name="T2681">24</text:span><text:span text:style-name="T2682"> הֵן־אַתֶּ֣ם מֵאַ֔יִן וּפָעָלְכֶ֖ם מֵאָ֑פַע תּוֹעֵבָ֖ה יִבְחַ֥ר בָּכֶֽם׃<text:s/></text:span><text:span text:style-name="T2683">‬</text:span>‬‬<text:span text:style-name="T2684">25</text:span><text:span text:style-name="T2685"> הַעִיר֤וֹתִי מִצָּפוֹן֙ וַיַּ֔את מִמִּזְרַח־שֶׁ֖מֶשׁ יִקְרָ֣א בִשְׁמִ֑י וְיָבֹ֤א סְגָנִים֙ כְּמוֹ־חֹ֔מֶר וּכְמ֥וֹ יוֹצֵ֖ר יִרְמָס־טִֽיט׃<text:s/></text:span><text:span text:style-name="T2686">‬</text:span>‬‬<text:span text:style-name="T2687">26</text:span><text:span text:style-name="T2688"> מִֽי־הִגִּ֤יד מֵרֹאשׁ֙ וְנֵדָ֔עָה וּמִלְּפָנִ֖ים וְנֹאמַ֣ר<text:s/></text:span><text:soft-page-break/><text:span text:style-name="T2689">צַדִּ֑יק אַ֣ף אֵין־מַגִּ֗יד אַ֚ף אֵ֣ין מַשְׁמִ֔יעַ אַ֥ף אֵין־שֹׁמֵ֖עַ אִמְרֵיכֶֽם׃<text:s/></text:span><text:span text:style-name="T2690">‬</text:span>‬‬<text:span text:style-name="T2691">27</text:span><text:span text:style-name="T2692"> רִאשׁ֥וֹן לְצִיּ֖וֹן הִנֵּ֣ה הִנָּ֑ם וְלִירוּשָׁלַ֖͏ִם מְבַשֵּׂ֥ר אֶתֵּֽן׃<text:s/></text:span><text:span text:style-name="T2693">‬</text:span>‬‬<text:span text:style-name="T2694">28</text:span><text:span text:style-name="T2695"> וְאֵ֙רֶא֙ וְאֵ֣ין אִ֔ישׁ וּמֵאֵ֖לֶּה וְאֵ֣ין יוֹעֵ֑ץ וְאֶשְׁאָלֵ֖ם וְיָשִׁ֥יבוּ דָבָֽר׃<text:s/></text:span><text:span text:style-name="T2696">‬</text:span>‬‬<text:span text:style-name="T2697">29</text:span><text:span text:style-name="T2698"> הֵ֣ן כֻּלָּ֔ם אָ֥וֶן אֶ֖פֶס מַעֲשֵׂיהֶ֑ם ר֥וּחַ וָתֹ֖הוּ נִסְכֵּיהֶֽם׃<text:s/></text:span><text:span text:style-name="T2699">פ<text:s/></text:span><text:span text:style-name="T2700">‬</text:span>‬‬‬‬‬‬‬‬‬‬‬</text:p>
      </text:section>
      <text:section text:name="Sect41" text:style-name="S41">
        <text:p text:style-name="P2701">Isaiah 42</text:p>
        <text:p text:style-name="P2702"><text:span text:style-name="T2703">1</text:span><text:span text:style-name="T2704"> הֵ֤ן עַבְדִּי֙ אֶתְמָךְ־בּ֔וֹ בְּחִירִ֖י רָצְתָ֣ה נַפְשִׁ֑י נָתַ֤תִּי רוּחִי֙ עָלָ֔יו מִשְׁפָּ֖ט לַגּוֹיִ֥ם יוֹצִֽיא׃<text:s/></text:span><text:span text:style-name="T2705">2</text:span><text:span text:style-name="T2706"> לֹ֥א יִצְעַ֖ק וְלֹ֣א יִשָּׂ֑א וְלֹֽא־יַשְׁמִ֥יעַ בַּח֖וּץ קוֹלֽוֹ׃<text:s/></text:span><text:span text:style-name="T2707">‬</text:span>‬‬<text:span text:style-name="T2708">3</text:span><text:span text:style-name="T2709"> קָנֶ֤ה רָצוּץ֙ לֹ֣א יִשְׁבּ֔וֹר וּפִשְׁתָּ֥ה כֵהָ֖ה לֹ֣א יְכַבֶּ֑נָּה לֶאֱמֶ֖ת יוֹצִ֥יא מִשְׁפָּֽט׃<text:s/></text:span><text:span text:style-name="T2710">‬</text:span>‬‬<text:span text:style-name="T2711">4</text:span><text:span text:style-name="T2712"> לֹ֤א יִכְהֶה֙ וְלֹ֣א יָר֔וּץ עַד־יָשִׂ֥ים בָּאָ֖רֶץ מִשְׁפָּ֑ט וּלְתוֹרָת֖וֹ אִיִּ֥ים יְיַחֵֽילוּ׃<text:s/></text:span><text:span text:style-name="T2713">פ<text:s/></text:span><text:span text:style-name="T2714">‬</text:span>‬‬‬‬‬</text:p>
        <text:p text:style-name="P2715"><text:span text:style-name="T2716">5</text:span><text:span text:style-name="T2717"> כֹּֽה־אָמַ֞ר הָאֵ֣ל ׀ יְהוָ֗ה בּוֹרֵ֤א הַשָּׁמַ֙יִם֙ וְנ֣וֹטֵיהֶ֔ם רֹקַ֥ע הָאָ֖רֶץ וְצֶאֱצָאֶ֑יהָ נֹתֵ֤ן נְשָׁמָה֙ לָעָ֣ם עָלֶ֔יהָ וְר֖וּחַ לַהֹלְכִ֥ים בָּֽהּ׃<text:s/></text:span><text:span text:style-name="T2718">‬</text:span>‬‬<text:span text:style-name="T2719">6</text:span><text:span text:style-name="T2720"> אֲנִ֧י יְהוָ֛ה קְרָאתִ֥יךָֽ בְצֶ֖דֶק וְאַחְזֵ֣ק בְּיָדֶ֑ךָ וְאֶצָּרְךָ֗ וְאֶתֶּנְךָ֛ לִבְרִ֥ית עָ֖ם לְא֥וֹר גּוֹיִֽם׃<text:s/></text:span><text:span text:style-name="T2721">‬</text:span>‬‬<text:span text:style-name="T2722">7</text:span><text:span text:style-name="T2723"> לִפְקֹ֖חַ עֵינַ֣יִם עִוְר֑וֹת לְהוֹצִ֤יא מִמַּסְגֵּר֙ אַסִּ֔יר מִבֵּ֥ית כֶּ֖לֶא יֹ֥שְׁבֵי חֹֽשֶׁךְ׃<text:s/></text:span><text:span text:style-name="T2724">‬</text:span>‬‬<text:span text:style-name="T2725">8</text:span><text:span text:style-name="T2726"> אֲנִ֥י יְהוָ֖ה ה֣וּא שְׁמִ֑י וּכְבוֹדִי֙ לְאַחֵ֣ר לֹֽא־אֶתֵּ֔ן וּתְהִלָּתִ֖י לַפְּסִילִֽים׃<text:s/></text:span><text:span text:style-name="T2727">‬</text:span>‬‬<text:span text:style-name="T2728">9</text:span><text:span text:style-name="T2729"> הָרִֽאשֹׁנ֖וֹת הִנֵּה־בָ֑אוּ וַֽחֲדָשׁוֹת֙ אֲנִ֣י מַגִּ֔יד בְּטֶ֥רֶם תִּצְמַ֖חְנָה אַשְׁמִ֥יע אֶתְכֶֽם׃<text:s/></text:span><text:span text:style-name="T2730">פ<text:s/></text:span><text:span text:style-name="T2731">‬</text:span>‬‬‬‬‬‬‬</text:p>
        <text:p text:style-name="P2732"><text:span text:style-name="T2733">10</text:span><text:span text:style-name="T2734"> שִׁ֤ירוּ לַֽיהוָה֙ שִׁ֣יר חָדָ֔שׁ תְּהִלָּת֖וֹ מִקְצֵ֣ה הָאָ֑רֶץ יוֹרְדֵ֤י הַיָּם֙ וּמְלֹא֔וֹ אִיִּ֖ים וְיֹשְׁבֵיהֶֽם׃<text:s/></text:span><text:span text:style-name="T2735">‬</text:span>‬‬<text:span text:style-name="T2736">11</text:span><text:span text:style-name="T2737"> יִשְׂא֤וּ מִדְבָּר֙ וְעָרָ֔יו חֲצֵרִ֖ים תֵּשֵׁ֣ב קֵדָ֑ר יָרֹ֙נּוּ֙ יֹ֣שְׁבֵי סֶ֔לַע מֵרֹ֥אשׁ הָרִ֖ים יִצְוָֽחוּ׃<text:s/></text:span><text:span text:style-name="T2738">‬</text:span>‬‬<text:span text:style-name="T2739">12</text:span><text:span text:style-name="T2740"> יָשִׂ֥ימוּ לַֽיהוָ֖ה כָּב֑וֹד וּתְהִלָּת֖וֹ בָּאִיִּ֥ים יַגִּֽידוּ׃<text:s/></text:span><text:span text:style-name="T2741">‬</text:span>‬‬<text:span text:style-name="T2742">13</text:span><text:span text:style-name="T2743"> יְהוָה֙ כַּגִּבּ֣וֹר יֵצֵ֔א כְּאִ֥ישׁ מִלְחָמ֖וֹת יָעִ֣יר קִנְאָ֑ה יָרִ֙יעַ֙ אַף־יַצְרִ֔יחַ עַל־אֹיְבָ֖יו יִתְגַּבָּֽר׃</text:span><text:span text:style-name="T2744"><text:s/>ס<text:s/></text:span><text:span text:style-name="T2745">‬</text:span>‬‬<text:span text:style-name="T2746">14</text:span><text:span text:style-name="T2747"> הֶחֱשֵׁ֙יתִי֙ מֵֽעוֹלָ֔ם אַחֲרִ֖ישׁ אֶתְאַפָּ֑ק כַּיּוֹלֵדָ֣ה אֶפְעֶ֔ה אֶשֹּׁ֥ם וְאֶשְׁאַ֖ף יָֽחַד׃<text:s/></text:span><text:span text:style-name="T2748">‬</text:span>‬‬<text:span text:style-name="T2749">15</text:span><text:span text:style-name="T2750"> אַחֲרִ֤יב הָרִים֙ וּגְבָע֔וֹת וְכָל־עֶשְׂבָּ֖ם אוֹבִ֑ישׁ וְשַׂמְתִּ֤י נְהָרוֹת֙ לֽ͏ָאִיִּ֔ים וַאֲגַמִּ֖ים אוֹבִֽישׁ׃<text:s/></text:span><text:span text:style-name="T2751">‬</text:span>‬‬<text:span text:style-name="T2752">16</text:span><text:span text:style-name="T2753"> וְהוֹלַכְתִּ֣י עִוְרִ֗ים בְּדֶ֙רֶךְ֙ לֹ֣א יָדָ֔עוּ בִּנְתִיב֥וֹת לֹֽא־יָדְע֖וּ אַדְרִיכֵ֑ם אָשִׂים֩ מַחְשָׁ֨ךְ לִפְנֵיהֶ֜ם לָא֗וֹר וּמַֽעֲקַשִּׁים֙ לְמִישׁ֔וֹר אֵ֚לֶּההַדְּבָרִ֔ים עֲשִׂיתִ֖ם וְלֹ֥א עֲזַבְתִּֽים׃<text:s/></text:span><text:span text:style-name="T2754">‬</text:span>‬‬<text:span text:style-name="T2755">17</text:span><text:span text:style-name="T2756"> נָסֹ֤גוּ אָחוֹר֙ יֵבֹ֣שׁוּ בֹ֔שֶׁת הַבֹּטְחִ֖ים בַּפָּ֑סֶל הָאֹמְרִ֥ים לְמַסֵּכָ֖ה אַתֶּ֥ם אֱלֹהֵֽינוּ׃</text:span><text:span text:style-name="T2757"><text:s/>ס<text:s/></text:span><text:span text:style-name="T2758">‬</text:span>‬‬<text:span text:style-name="T2759">18</text:span><text:span text:style-name="T2760"> הַחֵרְשִׁ֖ים שְׁמָ֑עוּ וְהַעִוְרִ֖ים הַבִּ֥יטוּ לִרְאֽוֹת׃<text:s/></text:span><text:span text:style-name="T2761">‬</text:span>‬‬<text:span text:style-name="T2762">19</text:span><text:span text:style-name="T2763"> מִ֤י עִוֵּר֙ כִּ֣י אִם־עַבְדִּ֔י וְחֵרֵ֖שׁ כְּמַלְאָכִ֣י אֶשְׁלָ֑ח מִ֤י עִוֵּר֙ כִּמְשֻׁלָּ֔ם וְעִוֵּ֖ר כְּעֶ֥בֶד יְהוָֽה׃<text:s/></text:span><text:span text:style-name="T2764">‬</text:span>‬‬<text:span text:style-name="T2765">20</text:span><text:span text:style-name="T2766"> *ראית **רָא֥וֹת רַבּ֖וֹת וְלֹ֣א תִשְׁמֹ֑ר פָּק֥וֹחַ אָזְנַ֖יִם וְלֹ֥א יִשְׁמָֽע׃<text:s/></text:span><text:span text:style-name="T2767">‬</text:span>‬‬<text:span text:style-name="T2768">21</text:span><text:span text:style-name="T2769"> יְהוָ֥ה חָפֵ֖ץ לְמַ֣עַן צִדְק֑וֹ יַגְדִּ֥יל תּוֹרָ֖ה וְיַאְדִּֽיר׃<text:s/></text:span><text:span text:style-name="T2770">‬</text:span>‬‬<text:span text:style-name="T2771">22</text:span><text:span text:style-name="T2772"> וְהוּא֮ עַם־בָּז֣וּז וְשָׁסוּי֒ הָפֵ֤חַ בַּֽחוּרִים֙ כֻּלָּ֔ם וּבְבָתֵּ֥י כְלָאִ֖ים הָחְבָּ֑אוּ הָי֤וּ לָבַז֙ וְאֵ֣ין מַצִּ֔יל מְשִׁסָּ֖ה וְאֵין־אֹמֵ֥ר הָשַֽׁב׃<text:s/></text:span><text:span text:style-name="T2773">‬</text:span>‬‬<text:span text:style-name="T2774">23</text:span><text:span text:style-name="T2775"> מִ֥י בָכֶ֖ם יַאֲזִ֣ין זֹ֑את יַקְשִׁ֥ב וְיִשְׁמַ֖ע לְאָחֽוֹר׃<text:s/></text:span><text:span text:style-name="T2776">‬</text:span>‬‬<text:span text:style-name="T2777">24</text:span><text:span text:style-name="T2778"> מִֽי־נָתַ֨ן<text:s/></text:span><text:soft-page-break/><text:span text:style-name="T2779">*למשוסה **לִמְשִׁסָּ֧ה יַעֲקֹ֛ב וְיִשְׂרָאֵ֥ל לְבֹזְזִ֖ים הֲל֣וֹא יְהוָ֑ה ז֚וּ חָטָ֣אנוּ ל֔וֹ וְלֹֽא־אָב֤וּ בִדְרָכָיו֙ הָל֔וֹךְ וְלֹ֥א שָׁמְע֖וּ בְּתוֹרָתֽוֹ׃<text:s/></text:span><text:span text:style-name="T2780">‬</text:span>‬‬<text:span text:style-name="T2781">25</text:span><text:span text:style-name="T2782"> וַיִּשְׁפֹּ֤ךְ עָלָיו֙ חֵמָ֣ה אַפּ֔וֹ וֶעֱז֖וּז מִלְחָמָ֑ה וַתְּלַהֲטֵ֤הוּ מִסָּבִיב֙ וְלֹ֣א יָדָ֔ע וַתִּבְעַר־בּ֖וֹ וְלֹא־יָשִׂ֥ים עַל־לֵֽב׃<text:s/></text:span><text:span text:style-name="T2783">פ<text:s/></text:span><text:span text:style-name="T2784">‬</text:span>‬‬‬‬‬‬‬‬‬‬‬‬‬‬‬‬‬‬</text:p>
      </text:section>
      <text:section text:name="Sect42" text:style-name="S42">
        <text:p text:style-name="P2785">Isaiah 43</text:p>
        <text:p text:style-name="P2786"><text:span text:style-name="T2787">1</text:span><text:span text:style-name="T2788"> וְעַתָּ֞ה כֹּֽה־אָמַ֤ר יְהוָה֙ בֹּרַאֲךָ֣ יַעֲקֹ֔ב וְיֹצֶרְךָ֖ יִשְׂרָאֵ֑ל אַל־תִּירָא֙ כִּ֣י גְאַלְתִּ֔יךָ קָרָ֥אתִי בְשִׁמְךָ֖ לִי־אָֽתָּה׃<text:s/></text:span><text:span text:style-name="T2789">2</text:span><text:span text:style-name="T2790"> כִּֽי־תַעֲבֹ֤ר בַּמַּ֙יִם֙ אִתְּךָ־אָ֔נִי וּבַנְּהָר֖וֹת לֹ֣א יִשְׁטְפ֑וּךָ כִּֽי־תֵלֵ֤ךְ בְּמוֹ־אֵשׁ֙ לֹ֣א תִכָּוֶ֔ה וְלֶהָבָ֖ה לֹ֥א תִבְעַר־בָּֽךְ׃<text:s/></text:span><text:span text:style-name="T2791">‬</text:span>‬‬<text:span text:style-name="T2792">3</text:span><text:span text:style-name="T2793"> כִּ֗י אֲנִי֙ יְהוָ֣ה אֱלֹהֶ֔יךָ קְד֥וֹשׁ יִשְׂרָאֵ֖ל מוֹשִׁיעֶ֑ךָ נָתַ֤תִּי כָפְרְךָ֙ מִצְרַ֔יִם כּ֥וּשׁ וּסְבָ֖א תַּחְתֶּֽיךָ׃<text:s/></text:span><text:span text:style-name="T2794">‬</text:span>‬‬<text:span text:style-name="T2795">4</text:span><text:span text:style-name="T2796"> מֵאֲשֶׁ֨ר יָקַ֧רְתָּ בְעֵינַ֛י נִכְבַּ֖דְתָּ וַאֲנִ֣י אֲהַבְתִּ֑יךָ וְאֶתֵּ֤ן אָדָם֙ תַּחְתֶּ֔יךָ וּלְאֻמִּ֖ים תַּ֥חַת נַפְשֶֽׁךָ׃<text:s/></text:span><text:span text:style-name="T2797">‬</text:span>‬‬<text:span text:style-name="T2798">5</text:span><text:span text:style-name="T2799"> אַל־תִּירָ֖א כִּ֣י אִתְּךָ־אָ֑נִי מִמִּזְרָח֙ אָבִ֣יא זַרְעֶ֔ךָ וּמִֽמַּעֲרָ֖ב אֲקַבְּצֶֽךָּ׃<text:s/></text:span><text:span text:style-name="T2800">‬</text:span>‬‬<text:span text:style-name="T2801">6</text:span><text:span text:style-name="T2802"> אֹמַ֤ר לַצָּפוֹן֙ תֵּ֔נִי וּלְתֵימָ֖ן אַל־תִּכְלָ֑אִי הָבִ֤יאִי בָנַי֙ מֵרָח֔וֹק וּבְנוֹתַ֖י מִקְצֵ֥ה הָאָֽרֶץ׃<text:s/></text:span><text:span text:style-name="T2803">‬</text:span>‬‬<text:span text:style-name="T2804">7</text:span><text:span text:style-name="T2805"> כֹּ֚ל הַנִּקְרָ֣א בִשְׁמִ֔י וְלִכְבוֹדִ֖י בְּרָאתִ֑יו יְצַרְתִּ֖יו אַף־עֲשִׂיתִֽיו׃<text:s/></text:span><text:span text:style-name="T2806">‬</text:span>‬‬<text:span text:style-name="T2807">8</text:span><text:span text:style-name="T2808"> הוֹצִ֥יא עַם־עִוֵּ֖ר וְעֵינַ֣יִם יֵ֑שׁ וְחֵרְשִׁ֖ים וְאָזְנַ֥יִם לָֽמוֹ׃<text:s/></text:span><text:span text:style-name="T2809">‬</text:span>‬‬<text:span text:style-name="T2810">9</text:span><text:span text:style-name="T2811"> כָּֽל־הַגּוֹיִ֞ם נִקְבְּצ֣וּ יַחְדָּ֗ו וְיֵאָֽסְפוּ֙ לְאֻמִּ֔ים מִ֤י בָהֶם֙ יַגִּ֣יד זֹ֔את וְרִֽאשֹׁנ֖וֹת יַשְׁמִיעֻ֑נוּ יִתְּנ֤וּ עֵֽדֵיהֶם֙ וְיִצְדָּ֔קוּ וְיִשְׁמְע֖וּ וְיֹאמְר֥וּ אֱמֶֽת׃<text:s/></text:span><text:span text:style-name="T2812">‬</text:span>‬‬<text:span text:style-name="T2813">10</text:span><text:span text:style-name="T2814"> אַתֶּ֤ם עֵדַי֙ נְאֻם־יְהוָ֔ה וְעַבְדִּ֖י אֲשֶׁ֣ר בָּחָ֑רְתִּי לְמַ֣עַן תֵּ֠דְעוּ וְתַאֲמִ֨ינוּ לִ֤י וְתָבִ֙ינוּ֙ כִּֽי־אֲנִ֣י ה֔וּא לְפָנַי֙ לֹא־נ֣וֹצַר אֵ֔ל וְאַחֲרַ֖י לֹ֥א יִהְיֶֽה׃</text:span><text:span text:style-name="T2815"><text:s/>ס<text:s/></text:span><text:span text:style-name="T2816">‬</text:span>‬‬<text:span text:style-name="T2817">11</text:span><text:span text:style-name="T2818"> אָנֹכִ֥י אָנֹכִ֖י יְהוָ֑ה וְאֵ֥ין מִבַּלְעָדַ֖י מוֹשִֽׁיעַ׃<text:s/></text:span><text:span text:style-name="T2819">‬</text:span>‬‬<text:span text:style-name="T2820">12</text:span><text:span text:style-name="T2821"> אָנֹכִ֞י הִגַּ֤דְתִּי וְהוֹשַׁ֙עְתִּי֙ וְהִשְׁמַ֔עְתִּי וְאֵ֥ין בָּכֶ֖ם זָ֑ר וְאַתֶּ֥ם עֵדַ֛י נְאֻם־יְהוָ֖ה וַֽאֲנִי־אֵֽל׃<text:s/></text:span><text:span text:style-name="T2822">‬</text:span>‬‬<text:span text:style-name="T2823">13</text:span><text:span text:style-name="T2824"> גַּם־מִיּוֹם֙ אֲנִ֣י ה֔וּא וְאֵ֥ין מִיָּדִ֖י מַצִּ֑יל אֶפְעַ֖ל וּמִ֥י יְשִׁיבֶֽנָּה׃</text:span><text:span text:style-name="T2825"><text:s/>ס<text:s/></text:span><text:span text:style-name="T2826">‬</text:span>‬‬<text:span text:style-name="T2827">14</text:span><text:span text:style-name="T2828"> כֹּֽה־אָמַ֧ר יְהוָ֛ה גֹּאַלְכֶ֖ם קְד֣וֹשׁ יִשְׂרָאֵ֑ל לְמַעַנְכֶ֞ם שִׁלַּ֣חְתִּי בָבֶ֗לָה וְהוֹרַדְתִּ֤י בָֽרִיחִים֙ כֻּלָּ֔ם וְכַשְׂדִּ֖ים בָּאֳנִיּ֥וֹת רִנָּתָֽם׃<text:s/></text:span><text:span text:style-name="T2829">‬</text:span>‬‬<text:span text:style-name="T2830">15</text:span><text:span text:style-name="T2831"> אֲנִ֥י יְהוָ֖ה קְדֽוֹשְׁכֶ֑ם בּוֹרֵ֥א יִשְׂרָאֵ֖ל מַלְכְּכֶֽם׃</text:span><text:span text:style-name="T2832"><text:s/>ס<text:s/></text:span><text:span text:style-name="T2833">‬</text:span>‬‬<text:span text:style-name="T2834">16</text:span><text:span text:style-name="T2835"> כֹּ֚ה אָמַ֣ר יְהוָ֔ה הַנּוֹתֵ֥ן בַּיָּ֖ם דָּ֑רֶךְ וּבְמַ֥יִם עַזִּ֖ים נְתִיבָֽה׃<text:s/></text:span><text:span text:style-name="T2836">‬</text:span>‬‬<text:span text:style-name="T2837">17</text:span><text:span text:style-name="T2838"> הַמּוֹצִ֥יא רֶֽכֶב־וָס֖וּס חַ֣יִל וְעִזּ֑וּז יַחְדָּ֤ו יִשְׁכְּבוּ֙ בַּל־יָק֔וּמוּ דָּעֲכ֖וּ כַּפִּשְׁתָּ֥ה כָבֽוּ׃<text:s/></text:span><text:span text:style-name="T2839">‬</text:span>‬‬<text:span text:style-name="T2840">18</text:span><text:span text:style-name="T2841"> אַֽל־תִּזְכְּר֖וּ רִֽאשֹׁנ֑וֹת וְקַדְמֹנִיּ֖וֹת אַל־תִּתְבֹּנָֽנוּ׃<text:s/></text:span><text:span text:style-name="T2842">‬</text:span>‬‬<text:span text:style-name="T2843">19</text:span><text:span text:style-name="T2844"> הִנְנִ֨י עֹשֶׂ֤ה חֲדָשָׁה֙ עַתָּ֣ה תִצְמָ֔ח הֲל֖וֹא תֵּֽדָע֑וּהָ אַ֣ף אָשִׂ֤ים בַּמִּדְבָּר֙ דֶּ֔רֶךְ בִּֽישִׁמ֖וֹן נְהָרֽוֹת׃<text:s/></text:span><text:span text:style-name="T2845">‬</text:span>‬‬<text:span text:style-name="T2846">20</text:span><text:span text:style-name="T2847"> תְּכַבְּדֵ֙נִי֙ חַיַּ֣ת הַשָּׂדֶ֔ה תַּנִּ֖ים וּבְנ֣וֹת יַֽעֲנָ֑ה כִּֽי־נָתַ֨תִּי בַמִּדְבָּ֜ר מַ֗יִם נְהָרוֹת֙ בִּֽישִׁימֹ֔ן לְהַשְׁק֖וֹת עַמִּ֥י בְחִירִֽי׃<text:s/></text:span><text:span text:style-name="T2848">‬</text:span>‬‬<text:span text:style-name="T2849">21</text:span><text:span text:style-name="T2850"> עַם־זוּ֙ יָצַ֣רְתִּי לִ֔י תְּהִלָּתִ֖י יְסַפֵּֽרוּ׃</text:span><text:span text:style-name="T2851"><text:s/>ס<text:s/></text:span><text:span text:style-name="T2852">‬</text:span>‬‬<text:span text:style-name="T2853">22</text:span><text:span text:style-name="T2854"> וְלֹא־אֹתִ֥י קָרָ֖אתָ יַֽעֲקֹ֑ב כִּֽי־יָגַ֥עְתָּ בִּ֖י יִשְׂרָאֵֽל׃<text:s/></text:span><text:span text:style-name="T2855">‬</text:span>‬‬<text:span text:style-name="T2856">23</text:span><text:span text:style-name="T2857"> לֹֽא־הֵבֵ֤יאתָ לִּי֙ שֵׂ֣ה עֹלֹתֶ֔יךָ וּזְבָחֶ֖יךָ לֹ֣א כִבַּדְתָּ֑נִי לֹ֤א הֶעֱבַדְתִּ֙יךָ֙ בְּמִנְחָ֔ה וְלֹ֥א הוֹגַעְתִּ֖יךָ בִּלְבוֹנָֽה׃<text:s/></text:span><text:span text:style-name="T2858">‬</text:span>‬‬<text:span text:style-name="T2859">24</text:span><text:span text:style-name="T2860"> לֹא־קָנִ֨יתָ לִּ֤י בַכֶּ֙סֶף֙ קָנֶ֔ה וְחֵ֥לֶב זְבָחֶ֖יךָ לֹ֣א הִרְוִיתָ֑נִי אַ֗ךְ הֶעֱבַדְתַּ֙נִי֙ בְּחַטֹּאותֶ֔יךָ הוֹגַעְתַּ֖נִי בַּעֲוֺנֹתֶֽיךָ׃</text:span><text:span text:style-name="T2861"><text:s/>ס<text:s/></text:span><text:span text:style-name="T2862">‬</text:span>‬‬<text:span text:style-name="T2863">25</text:span><text:span text:style-name="T2864"> אָנֹכִ֨י אָנֹכִ֥י ה֛וּא מֹחֶ֥ה פְשָׁעֶ֖יךָ לְמַעֲנִ֑י וְחַטֹּאתֶ֖יךָ לֹ֥א אֶזְכֹּֽר׃<text:s/></text:span><text:span text:style-name="T2865">‬</text:span>‬‬<text:span text:style-name="T2866">26</text:span><text:span text:style-name="T2867"> הַזְכִּירֵ֕נִי נִשָּׁפְטָ֖ה יָ֑חַד סַפֵּ֥ר אַתָּ֖ה לְמַ֥עַן תִּצְדָּֽק׃<text:s/></text:span><text:span text:style-name="T2868">‬</text:span>‬‬<text:span text:style-name="T2869">27</text:span><text:span text:style-name="T2870"> אָבִ֥יךָ הָרִאשׁ֖וֹן חָטָ֑א וּמְלִיצֶ֖יךָ פָּ֥שְׁעוּ בִֽי׃<text:s/></text:span><text:span text:style-name="T2871">‬</text:span>‬‬<text:span text:style-name="T2872">28</text:span><text:span text:style-name="T2873"> וַאֲחַלֵּ֖ל שָׂ֣רֵי קֹ֑דֶשׁ וְאֶתְּנָ֤ה לַחֵ֙רֶם֙ יַעֲקֹ֔ב וְיִשְׂרָאֵ֖ל לְגִדּוּפִֽים׃</text:span><text:span text:style-name="T2874"><text:s/>ס<text:s/></text:span><text:span text:style-name="T2875">‬</text:span>‬‬‬‬‬‬‬‬‬‬‬‬‬‬‬‬‬‬‬‬‬‬‬‬‬‬‬‬‬</text:p>
      </text:section>
      <text:section text:name="Sect43" text:style-name="S43">
        <text:soft-page-break/>
        <text:p text:style-name="P2876">Isaiah 44</text:p>
        <text:p text:style-name="P2877"><text:span text:style-name="T2878">1</text:span><text:span text:style-name="T2879"> וְעַתָּ֥ה שְׁמַ֖ע יַעֲקֹ֣ב עַבְדִּ֑י וְיִשְׂרָאֵ֖ל בָּחַ֥רְתִּי בֽוֹ׃<text:s/></text:span><text:span text:style-name="T2880">2</text:span><text:span text:style-name="T2881"> כֹּה־אָמַ֨ר יְהוָ֥ה עֹשֶׂ֛ךָ וְיֹצֶרְךָ֥ מִבֶּ֖טֶן יַעְזְרֶ֑ךָּ אַל־תִּירָא֙ עַבְדִּ֣י יַֽעֲקֹ֔ב וִישֻׁר֖וּן בָּחַ֥רְתִּי בֽוֹ׃<text:s/></text:span><text:span text:style-name="T2882">‬</text:span>‬‬<text:span text:style-name="T2883">3</text:span><text:span text:style-name="T2884"> כִּ֤י אֶצָּק־מַ֙יִם֙ עַל־צָמֵ֔א וְנֹזְלִ֖ים עַל־יַבָּשָׁ֑ה אֶצֹּ֤ק רוּחִי֙ עַל־זַרְעֶ֔ךָ וּבִרְכָתִ֖י עַל־צֶאֱצָאֶֽיךָ׃<text:s/></text:span><text:span text:style-name="T2885">‬</text:span>‬‬<text:span text:style-name="T2886">4</text:span><text:span text:style-name="T2887"> וְצָמְח֖וּ בְּבֵ֣ין חָצִ֑יר כַּעֲרָבִ֖ים עַל־יִבְלֵי־מָֽיִם׃<text:s/></text:span><text:span text:style-name="T2888">‬</text:span>‬‬<text:span text:style-name="T2889">5</text:span><text:span text:style-name="T2890"> זֶ֤ה יֹאמַר֙ לַֽיהוָ֣ה אָ֔נִי וְזֶ֖ה יִקְרָ֣א בְשֵֽׁם־יַעֲקֹ֑ב וְזֶ֗ה יִכְתֹּ֤ב יָדוֹ֙ לַֽיהוָ֔ה וּבְשֵׁ֥ם יִשְׂרָאֵ֖ל יְכַנֶּֽה׃<text:s/></text:span><text:span text:style-name="T2891">פ<text:s/></text:span><text:span text:style-name="T2892">‬</text:span>‬‬‬‬‬‬</text:p>
        <text:p text:style-name="P2893"><text:span text:style-name="T2894">6</text:span><text:span text:style-name="T2895"> כֹּֽה־אָמַ֨ר יְהוָ֧ה מֶֽלֶךְ־יִשְׂרָאֵ֛ל וְגֹאֲל֖וֹ יְהוָ֣ה צְבָא֑וֹת אֲנִ֤י רִאשׁוֹן֙ וַאֲנִ֣י אַחֲר֔וֹן וּמִבַּלְעָדַ֖י אֵ֥ין אֱלֹהִֽים׃<text:s/></text:span><text:span text:style-name="T2896">‬</text:span>‬‬<text:span text:style-name="T2897">7</text:span><text:span text:style-name="T2898"> וּמִֽי־כָמ֣וֹנִי יִקְרָ֗א וְיַגִּידֶ֤הָ וְיַעְרְכֶ֙הָ֙ לִ֔י מִשּׂוּמִ֖י עַם־עוֹלָ֑ם וְאֹתִיּ֛וֹת וַאֲשֶׁ֥ר תָּבֹ֖אנָה יַגִּ֥ידוּ לָֽמוֹ׃<text:s/></text:span><text:span text:style-name="T2899">‬</text:span>‬‬<text:span text:style-name="T2900">8</text:span><text:span text:style-name="T2901"> אַֽל־תִּפְחֲדוּ֙ וְאַל־תִּרְה֔וּ הֲלֹ֥א מֵאָ֛ז הִשְׁמַעְתִּ֥יךָ וְהִגַּ֖דְתִּי וְאַתֶּ֣ם עֵדָ֑י הֲיֵ֤שׁ אֱל֙וֹהַּ֙ מִבַּלְעָדַ֔י וְאֵ֥ין צ֖וּר בַּל־יָדָֽעְתִּי׃<text:s/></text:span><text:span text:style-name="T2902">‬</text:span>‬‬<text:span text:style-name="T2903">9</text:span><text:span text:style-name="T2904"> יֹֽצְרֵי־פֶ֤סֶל כֻּלָּם֙ תֹּ֔הוּ וַחֲמוּדֵיהֶ֖ם בַּל־יוֹעִ֑ילוּ וְעֵדֵיהֶ֣ם הֵׄ֗מָּׄהׄ בַּל־יִרְא֛וּ וּבַל־יֵדְע֖וּ לְמַ֥עַן יֵבֹֽשׁוּ׃<text:s/></text:span><text:span text:style-name="T2905">‬</text:span>‬‬‬<text:span text:style-name="T2906">10</text:span><text:span text:style-name="T2907"> מִֽי־יָצַ֥ר אֵ֖ל וּפֶ֣סֶל נָסָ֑ךְ לְבִלְתִּ֖י הוֹעִֽיל׃<text:s/></text:span><text:span text:style-name="T2908">‬</text:span>‬‬<text:span text:style-name="T2909">11</text:span><text:span text:style-name="T2910"> הֵ֤ן כָּל־חֲבֵרָיו֙ יֵבֹ֔שׁוּ וְחָרָשִׁ֥ים הֵ֖מָּה מֵֽאָדָ֑ם יִֽתְקַבְּצ֤וּ כֻלָּם֙ יַֽעֲמֹ֔דוּ יִפְחֲד֖וּ יֵבֹ֥שׁוּ יָֽחַד׃<text:s/></text:span><text:span text:style-name="T2911">‬</text:span>‬‬<text:span text:style-name="T2912">12</text:span><text:span text:style-name="T2913"> חָרַ֤שׁ בַּרְזֶל֙ מַֽעֲצָ֔ד וּפָעַל֙ בַּפֶּחָ֔ם וּבַמַּקָּב֖וֹת יִצְּרֵ֑הוּ וַיִּפְעָלֵ֙הוּ֙ בִּזְר֣וֹעַ כֹּח֔וֹ גַּם־רָעֵב֙ וְאֵ֣ין כֹּ֔חַ לֹא־שָׁ֥תָה מַ֖יִם וַיִּיעָֽף׃<text:s/></text:span><text:span text:style-name="T2914">‬</text:span>‬‬<text:span text:style-name="T2915">13</text:span><text:span text:style-name="T2916"> חָרַ֣שׁ עֵצִים֮ נָ֣טָה קָו֒ יְתָאֲרֵ֣הוּ בַשֶּׂ֔רֶד יַעֲשֵׂ֙הוּ֙ בַּמַּקְצֻע֔וֹת וּבַמְּחוּגָ֖ה יְתָאֳרֵ֑הוּ וַֽיַּעֲשֵׂ֙הוּ֙ כְּתַבְנִ֣ית אִ֔ישׁ כְּתִפְאֶ֥רֶת אָדָ֖ם לָשֶׁ֥בֶת בָּֽיִת׃<text:s/></text:span><text:span text:style-name="T2917">‬</text:span>‬‬<text:span text:style-name="T2918">14</text:span><text:span text:style-name="T2919"> לִכְרָת־ל֣וֹ אֲרָזִ֔ים וַיִּקַּ֤ח תִּרְזָה֙ וְאַלּ֔וֹן וַיְאַמֶּץ־ל֖וֹ בַּעֲצֵי־יָ֑עַר נָטַ֥ע אֹ֖רֶן וְגֶ֥שֶׁם יְגַדֵּֽל׃<text:s/></text:span><text:span text:style-name="T2920">‬</text:span>‬‬‬<text:span text:style-name="T2921">15</text:span><text:span text:style-name="T2922"> וְהָיָ֤ה לְאָדָם֙ לְבָעֵ֔ר וַיִּקַּ֤ח מֵהֶם֙ וַיָּ֔חָם אַף־יַשִּׂ֖יק וְאָ֣פָה לָ֑חֶם אַף־יִפְעַל־אֵל֙ וַיִּשְׁתָּ֔חוּ עָשָׂ֥הוּ פֶ֖סֶל וַיִּסְגָּד־לָֽמוֹ׃<text:s/></text:span><text:span text:style-name="T2923">‬</text:span>‬‬<text:span text:style-name="T2924">16</text:span><text:span text:style-name="T2925"> חֶצְיוֹ֙ שָׂרַ֣ף בְּמוֹ־אֵ֔שׁ עַל־חֶצְיוֹ֙ בָּשָׂ֣ר יֹאכֵ֔ל יִצְלֶ֥ה צָלִ֖י וְיִשְׂבָּ֑ע אַף־יָחֹם֙ וְיֹאמַ֣ר הֶאָ֔ח חַמּוֹתִ֖י רָאִ֥יתִי אֽוּר׃<text:s/></text:span><text:span text:style-name="T2926">‬</text:span>‬‬<text:span text:style-name="T2927">17</text:span><text:span text:style-name="T2928"> וּשְׁאֵ֣רִית֔וֹ לְאֵ֥ל עָשָׂ֖ה לְפִסְל֑וֹ *יסגוד־**יִסְגָּד־ל֤וֹ וְיִשְׁתַּ֙חוּ֙ וְיִתְפַּלֵּ֣ל אֵלָ֔יו וְיֹאמַר֙ הַצִּילֵ֔נִי כִּ֥י אֵלִ֖י אָֽתָּה׃<text:s/></text:span><text:span text:style-name="T2929">‬</text:span>‬‬<text:span text:style-name="T2930">18</text:span><text:span text:style-name="T2931"> לֹ֥א יָדְע֖וּ וְלֹ֣א יָבִ֑ינוּ כִּ֣י טַ֤ח מֵֽרְאוֹת֙ עֵֽינֵיהֶ֔ם מֵהַשְׂכִּ֖יל לִבֹּתָֽם׃<text:s/></text:span><text:span text:style-name="T2932">‬</text:span>‬‬<text:span text:style-name="T2933">19</text:span><text:span text:style-name="T2934"> וְלֹא־יָשִׁ֣יב אֶל־לִבּ֗וֹ וְלֹ֨א דַ֥עַת וְלֹֽא־תְבוּנָה֮ לֵאמֹר֒ חֶצְי֞וֹ שָׂרַ֣פְתִּי בְמוֹ־אֵ֗שׁ וְ֠אַף אָפִ֤יתִי עַל־גֶּחָלָיו֙ לֶ֔חֶם אֶצְלֶ֥ה בָשָׂ֖ר וְאֹכֵ֑ל וְיִתְרוֹ֙ לְתוֹעֵבָ֣ה אֶעֱשֶׂ֔ה לְב֥וּל עֵ֖ץ אֶסְגּֽוֹד׃<text:s/></text:span><text:span text:style-name="T2935">‬</text:span>‬‬<text:span text:style-name="T2936">20</text:span><text:span text:style-name="T2937"> רֹעֶ֣ה אֵ֔פֶר לֵ֥ב הוּתַ֖ל הִטָּ֑הוּ וְלֹֽא־יַצִּ֤יל אֶת־נַפְשׁוֹ֙ וְלֹ֣א יֹאמַ֔ר הֲל֥וֹא שֶׁ֖קֶר בִּימִינִֽי׃</text:span><text:span text:style-name="T2938"><text:s/>ס<text:s/></text:span><text:span text:style-name="T2939">‬</text:span>‬‬<text:span text:style-name="T2940">21</text:span><text:span text:style-name="T2941"> זְכָר־אֵ֣לֶּה יַעֲקֹ֔ב וְיִשְׂרָאֵ֖ל כִּ֣י עַבְדִּי־אָ֑תָּה יְצַרְתִּ֤יךָ עֶֽבֶד־לִי֙ אַ֔תָּה יִשְׂרָאֵ֖ל לֹ֥א תִנָּשֵֽׁנִי׃<text:s/></text:span><text:span text:style-name="T2942">‬</text:span>‬‬<text:span text:style-name="T2943">22</text:span><text:span text:style-name="T2944"> מָחִ֤יתִי כָעָב֙ פְּשָׁעֶ֔יךָ וְכֶעָנָ֖ן חַטֹּאותֶ֑יךָ שׁוּבָ֥ה אֵלַ֖י כִּ֥י גְאַלְתִּֽיךָ׃<text:s/></text:span><text:span text:style-name="T2945">‬</text:span>‬‬<text:span text:style-name="T2946">23</text:span><text:span text:style-name="T2947"> רָנּ֨וּ שָׁמַ֜יִם כִּֽי־עָשָׂ֣ה יְהוָ֗ה הָרִ֙יעוּ֙ תַּחְתִּיּ֣וֹת אָ֔רֶץ פִּצְח֤וּ הָרִים֙ רִנָּ֔ה יַ֖עַר וְכָל־עֵ֣ץ בּ֑וֹ כִּֽי־גָאַ֤ל יְהוָה֙ יַֽעֲקֹ֔ב וּבְיִשְׂרָאֵ֖ל יִתְפָּאָֽר׃<text:s/></text:span><text:span text:style-name="T2948">פ<text:s/></text:span><text:span text:style-name="T2949">‬</text:span>‬‬‬‬‬‬‬‬‬‬‬‬‬‬‬‬‬‬‬‬</text:p>
        <text:soft-page-break/>
        <text:p text:style-name="P2950"><text:span text:style-name="T2951">24</text:span><text:span text:style-name="T2952"> כֹּֽה־אָמַ֤ר יְהוָה֙ גֹּאֲלֶ֔ךָ וְיֹצֶרְךָ֖ מִבָּ֑טֶן אָנֹכִ֤י יְהוָה֙ עֹ֣שֶׂה כֹּ֔ל נֹטֶ֤ה שָׁמַ֙יִם֙ לְבַדִּ֔י רֹקַ֥ע הָאָ֖רֶץ *מי *אתי **מֵאִתִּֽי׃<text:s/></text:span><text:span text:style-name="T2953">‬</text:span>‬‬<text:span text:style-name="T2954">25</text:span><text:span text:style-name="T2955"> מֵפֵר֙ אֹת֣וֹת בַּדִּ֔ים וְקֹסְמִ֖ים יְהוֹלֵ֑ל מֵשִׁ֧יב חֲכָמִ֛ים אָח֖וֹר וְדַעְתָּ֥ם יְשַׂכֵּֽל׃<text:s/></text:span><text:span text:style-name="T2956">‬</text:span>‬‬<text:span text:style-name="T2957">26</text:span><text:span text:style-name="T2958"> מֵקִים֙ דְּבַ֣ר עַבְדּ֔וֹ וַעֲצַ֥ת מַלְאָכָ֖יו יַשְׁלִ֑ים הָאֹמֵ֨ר לִירוּשָׁלִַ֜ם תּוּשָׁ֗ב וּלְעָרֵ֤י יְהוּדָה֙ תִּבָּנֶ֔ינָה וְחָרְבוֹתֶ֖יהָ אֲקוֹמֵֽם׃<text:s/></text:span><text:span text:style-name="T2959">‬</text:span>‬‬<text:span text:style-name="T2960">27</text:span><text:span text:style-name="T2961"> הָאֹמֵ֥ר לַצּוּלָ֖ה חֳרָ֑בִי וְנַהֲרֹתַ֖יִךְ אוֹבִֽישׁ׃<text:s/></text:span><text:span text:style-name="T2962">‬</text:span>‬‬<text:span text:style-name="T2963">28</text:span><text:span text:style-name="T2964"> הָאֹמֵ֤ר לְכ֙וֹרֶשׁ֙ רֹעִ֔י וְכָל־חֶפְצִ֖י יַשְׁלִ֑ם וְלֵאמֹ֤ר לִירוּשָׁלִַ֙ם֙ תִּבָּנֶ֔ה וְהֵיכָ֖ל תִּוָּסֵֽד׃</text:span><text:span text:style-name="T2965"><text:s/>ס<text:s/></text:span><text:span text:style-name="T2966">‬</text:span>‬‬‬‬‬‬‬</text:p>
      </text:section>
      <text:section text:name="Sect44" text:style-name="S44">
        <text:p text:style-name="P2967">Isaiah 45</text:p>
        <text:p text:style-name="P2968"><text:span text:style-name="T2969">1</text:span><text:span text:style-name="T2970"> כֹּה־אָמַ֣ר יְהוָה֮ לִמְשִׁיחוֹ֮ לְכ֣וֹרֶשׁ אֲשֶׁר־הֶחֱזַ֣קְתִּי בִֽימִינ֗וֹ לְרַד־לְפָנָיו֙ גּוֹיִ֔ם וּמָתְנֵ֥י מְלָכִ֖ים אֲפַתֵּ֑חַ לִפְתֹּ֤חַ לְפָנָיו֙ דְּלָתַ֔יִם וּשְׁעָרִ֖ים לֹ֥א יִסָּגֵֽרוּ׃<text:s/></text:span><text:span text:style-name="T2971">2</text:span><text:span text:style-name="T2972"> אֲנִי֙ לְפָנֶ֣יךָ אֵלֵ֔ךְ וַהֲדוּרִ֖ים *אושר **אֲיַשֵּׁ֑ר דַּלְת֤וֹת נְחוּשָׁה֙ אֲשַׁבֵּ֔ר וּבְרִיחֵ֥י בַרְזֶ֖ל אֲגַדֵּֽעַ׃<text:s/></text:span><text:span text:style-name="T2973">‬</text:span>‬‬<text:span text:style-name="T2974">3</text:span><text:span text:style-name="T2975"> וְנָתַתִּ֤י לְךָ֙ אוֹצְר֣וֹת חֹ֔שֶׁךְ וּמַטְמֻנֵ֖י מִסְתָּרִ֑ים לְמַ֣עַן תֵּדַ֗ע כִּֽי־אֲנִ֧י יְהוָ֛ה הַקּוֹרֵ֥א בְשִׁמְךָ֖ אֱלֹהֵ֥י יִשְׂרָאֵֽל׃<text:s/></text:span><text:span text:style-name="T2976">‬</text:span>‬‬<text:span text:style-name="T2977">4</text:span><text:span text:style-name="T2978"> לְמַ֙עַן֙ עַבְדִּ֣י יַעֲקֹ֔ב וְיִשְׂרָאֵ֖ל בְּחִירִ֑י וָאֶקְרָ֤א לְךָ֙ בִּשְׁמֶ֔ךָ אֲכַנְּךָ֖ וְלֹ֥א יְדַעְתָּֽנִי׃<text:s/></text:span><text:span text:style-name="T2979">‬</text:span>‬‬<text:span text:style-name="T2980">5</text:span><text:span text:style-name="T2981"> אֲנִ֤י יְהוָה֙ וְאֵ֣ין ע֔וֹד זוּלָתִ֖י אֵ֣ין אֱלֹהִ֑ים אֲאַזֶּרְךָ֖ וְלֹ֥א יְדַעְתָּֽנִי׃<text:s/></text:span><text:span text:style-name="T2982">‬</text:span>‬‬<text:span text:style-name="T2983">6</text:span><text:span text:style-name="T2984"> לְמַ֣עַן יֵדְע֗וּ מִמִּזְרַח־שֶׁ֙מֶשׁ֙ וּמִמַּ֣עֲרָבָ֔ה כִּי־אֶ֖פֶס בִּלְעָדָ֑י אֲנִ֥י יְהוָ֖ה וְאֵ֥ין עֽוֹד׃<text:s/></text:span><text:span text:style-name="T2985">‬</text:span>‬‬<text:span text:style-name="T2986">7</text:span><text:span text:style-name="T2987"> יוֹצֵ֥ר אוֹר֙ וּבוֹרֵ֣א חֹ֔שֶׁךְ עֹשֶׂ֥ה שָׁל֖וֹם וּב֣וֹרֵא רָ֑ע אֲנִ֥י יְהוָ֖ה עֹשֶׂ֥ה כָל־אֵֽלֶּה׃</text:span><text:span text:style-name="T2988"><text:s/>ס<text:s/></text:span><text:span text:style-name="T2989">‬</text:span>‬‬<text:span text:style-name="T2990">8</text:span><text:span text:style-name="T2991"> הַרְעִ֤יפוּ שָׁמַ֙יִם֙ מִמַּ֔עַל וּשְׁחָקִ֖ים יִזְּלוּ־צֶ֑דֶק תִּפְתַּח־אֶ֣רֶץ וְיִפְרוּ־יֶ֗שַׁע וּצְדָקָ֤ה תַצְמִ֙יחַ֙ יַ֔חַד אֲנִ֥י יְהוָ֖ה בְּרָאתִֽיו׃</text:span><text:span text:style-name="T2992"><text:s/>ס<text:s/></text:span><text:span text:style-name="T2993">‬</text:span>‬‬<text:span text:style-name="T2994">9</text:span><text:span text:style-name="T2995"> ה֗וֹי רָ֚ב אֶת־יֹ֣צְר֔וֹ חֶ֖רֶשׂ אֶת־חַרְשֵׂ֣י אֲדָמָ֑ה הֲיֹאמַ֨ר חֹ֤מֶר לְיֹֽצְרוֹ֙ מַֽה־תַּעֲשֶׂ֔ה וּפָעָלְךָ֖ אֵין־יָדַ֥יִם לֽוֹ׃</text:span><text:span text:style-name="T2996"><text:s/>ס<text:s/></text:span><text:span text:style-name="T2997">‬</text:span>‬‬<text:span text:style-name="T2998">10</text:span><text:span text:style-name="T2999"> ה֛וֹי אֹמֵ֥ר לְאָ֖ב מַה־תּוֹלִ֑יד וּלְאִשָּׁ֖ה מַה־תְּחִילִֽין׃</text:span><text:span text:style-name="T3000"><text:s/>ס<text:s/></text:span><text:span text:style-name="T3001">‬</text:span>‬‬<text:span text:style-name="T3002">11</text:span><text:span text:style-name="T3003"> כֹּֽה־אָמַ֧ר יְהוָ֛ה קְד֥וֹשׁ יִשְׂרָאֵ֖ל וְיֹצְר֑וֹ הָאֹתִיּ֣וֹת שְׁאָל֔וּנִי עַל־בָּנַ֛י וְעַל־פֹּ֥עַל יָדַ֖י תְּצַוֻּֽנִי׃<text:s/></text:span><text:span text:style-name="T3004">‬</text:span>‬‬<text:span text:style-name="T3005">12</text:span><text:span text:style-name="T3006"> אָֽנֹכִי֙ עָשִׂ֣יתִי אֶ֔רֶץ וְאָדָ֖ם עָלֶ֣יהָ בָרָ֑אתִי אֲנִ֗י יָדַי֙ נָט֣וּ שָׁמַ֔יִם וְכָל־צְבָאָ֖ם צִוֵּֽיתִי׃<text:s/></text:span><text:span text:style-name="T3007">‬</text:span>‬‬<text:span text:style-name="T3008">13</text:span><text:span text:style-name="T3009"> אָנֹכִי֙ הַעִירֹתִ֣הֽוּ בְצֶ֔דֶק וְכָל־דְּרָכָ֖יו אֲיַשֵּׁ֑ר הֽוּא־יִבְנֶ֤ה עִירִי֙ וְגָלוּתִ֣י יְשַׁלֵּ֔חַ לֹ֤א בִמְחִיר֙ וְלֹ֣א בְשֹׁ֔חַד אָמַ֖ר יְהוָ֥ה צְבָאֽוֹת׃<text:s/></text:span><text:span text:style-name="T3010">פ<text:s/></text:span><text:span text:style-name="T3011">‬</text:span>‬‬<text:span text:style-name="T3012">14</text:span>‬‬‬‬‬‬‬‬‬‬‬‬‬</text:p>
        <text:p text:style-name="P3013"><text:span text:style-name="T3014"> כֹּ֣ה ׀ אָמַ֣ר יְהוָ֗ה יְגִ֨יעַ מִצְרַ֥יִם וּֽסְחַר־כּוּשׁ֮ וּסְבָאִים֮ אַנְשֵׁ֣י מִדָּה֒ עָלַ֤יִךְ יַעֲבֹ֙רוּ֙ וְלָ֣ךְ יִֽהְי֔וּ אַחֲרַ֣יִךְ יֵלֵ֔כוּ בַּזִּקִּ֖ים יַעֲבֹ֑רוּ וְאֵלַ֤יִךְ יִֽשְׁתַּחֲוּוּ֙ אֵלַ֣יִךְ יִתְפַּלָּ֔לוּ אַ֣ךְ בָּ֥ךְ אֵ֛ל וְאֵ֥ין ע֖וֹד אֶ֥פֶס אֱלֹהִֽים׃<text:s/></text:span><text:span text:style-name="T3015">‬</text:span>‬‬<text:span text:style-name="T3016">15</text:span><text:span text:style-name="T3017"> אָכֵ֕ן אַתָּ֖ה אֵ֣ל מִסְתַּתֵּ֑ר אֱלֹהֵ֥י יִשְׂרָאֵ֖ל מוֹשִֽׁיעַ׃<text:s/></text:span><text:span text:style-name="T3018">‬</text:span>‬‬<text:span text:style-name="T3019">16</text:span><text:span text:style-name="T3020"> בּ֥וֹשׁוּ וְגַֽם־נִכְלְמ֖וּ כֻּלָּ֑ם יַחְדָּו֙ הָלְכ֣וּ בַכְּלִמָּ֔ה חָרָשֵׁ֖י צִירִֽים׃<text:s/></text:span><text:span text:style-name="T3021">‬</text:span>‬‬<text:span text:style-name="T3022">17</text:span><text:span text:style-name="T3023"> יִשְׂרָאֵל֙ נוֹשַׁ֣ע בַּיהוָ֔ה תְּשׁוּעַ֖ת עוֹלָמִ֑ים לֹא־תֵבֹ֥שׁוּ וְלֹא־תִכָּלְמ֖וּ עַד־ע֥וֹלְמֵי עַֽד׃<text:s/></text:span><text:span text:style-name="T3024">פ<text:s/></text:span>‬‬‬</text:p>
        <text:soft-page-break/>
        <text:p text:style-name="P3025"><text:span text:style-name="T3026">‬</text:span>‬‬<text:span text:style-name="T3027">18</text:span><text:span text:style-name="T3028"> כִּ֣י כֹ֣ה אָֽמַר־יְ֠הוָה בּוֹרֵ֨א הַשָּׁמַ֜יִם ה֣וּא הָאֱלֹהִ֗ים יֹצֵ֨ר הָאָ֤רֶץ וְעֹשָׂהּ֙ ה֣וּא כֽוֹנְנָ֔הּ לֹא־תֹ֥הוּ בְרָאָ֖הּ לָשֶׁ֣בֶת יְצָרָ֑הּ אֲנִ֥י יְהוָ֖ה וְאֵ֥ין עֽוֹד׃<text:s/></text:span><text:span text:style-name="T3029">‬</text:span>‬‬<text:span text:style-name="T3030">19</text:span><text:span text:style-name="T3031"> לֹ֧א בַסֵּ֣תֶר דִּבַּ֗רְתִּי בִּמְקוֹם֙ אֶ֣רֶץ חֹ֔שֶׁךְ לֹ֥א אָמַ֛רְתִּי לְזֶ֥רַע יַעֲקֹ֖ב תֹּ֣הוּ בַקְּשׁ֑וּנִי אֲנִ֤י יְהוָה֙ דֹּבֵ֣ר צֶ֔דֶק מַגִּ֖יד מֵישָׁרִֽים׃<text:s/></text:span><text:span text:style-name="T3032">‬</text:span>‬‬<text:span text:style-name="T3033">20</text:span><text:span text:style-name="T3034"> הִקָּבְצ֥וּ וָבֹ֛אוּ הִֽתְנַגְּשׁ֥וּ יַחְדָּ֖ו פְּלִיטֵ֣י הַגּוֹיִ֑ם לֹ֣א יָדְע֗וּ הַנֹּֽשְׂאִים֙ אֶת־עֵ֣ץ פִּסְלָ֔ם וּמִתְפַּלְלִ֔ים אֶל־אֵ֖ל לֹ֥א יוֹשִֽׁיעַ׃<text:s/></text:span><text:span text:style-name="T3035">‬</text:span>‬‬<text:span text:style-name="T3036">21</text:span><text:span text:style-name="T3037"> הַגִּ֣ידוּ וְהַגִּ֔ישׁוּ אַ֥ף יִֽוָּעֲצ֖וּ יַחְדָּ֑ו מִ֣י הִשְׁמִיעַ֩ זֹ֨את מִקֶּ֜דֶם מֵאָ֣ז הִגִּידָ֗הּ הֲל֨וֹא אֲנִ֤י יְהוָה֙ וְאֵֽין־ע֤וֹד אֱלֹהִים֙ מִבַּלְעָדַ֔י אֵֽל־צַדִּ֣יק וּמוֹשִׁ֔יעַ אַ֖יִן זוּלָתִֽי׃<text:s/></text:span><text:span text:style-name="T3038">‬</text:span>‬‬<text:span text:style-name="T3039">22</text:span><text:span text:style-name="T3040"> פְּנוּ־אֵלַ֥י וְהִוָּשְׁע֖וּ כָּל־אַפְסֵי־אָ֑רֶץ כִּ֥י אֲנִי־אֵ֖ל וְאֵ֥ין עֽוֹד׃<text:s/></text:span><text:span text:style-name="T3041">‬</text:span>‬‬<text:span text:style-name="T3042">23</text:span><text:span text:style-name="T3043"> בִּ֣י נִשְׁבַּ֔עְתִּי יָצָ֨א מִפִּ֧י צְדָקָ֛ה דָּבָ֖ר וְלֹ֣א יָשׁ֑וּב כִּי־לִי֙ תִּכְרַ֣ע כָּל־בֶּ֔רֶךְ תִּשָּׁבַ֖ע כָּל־לָשֽׁוֹן׃<text:s/></text:span><text:span text:style-name="T3044">‬</text:span>‬‬<text:span text:style-name="T3045">24</text:span><text:span text:style-name="T3046"> אַ֧ךְ בַּיהוָ֛ה לִ֥י אָמַ֖ר צְדָק֣וֹת וָעֹ֑ז עָדָיו֙ יָב֣וֹא וְיֵבֹ֔שׁוּ כֹּ֖ל הַנֶּחֱרִ֥ים בּֽוֹ׃<text:s/></text:span><text:span text:style-name="T3047">‬</text:span>‬‬<text:span text:style-name="T3048">25</text:span><text:span text:style-name="T3049"> בַּיהוָ֛ה יִצְדְּק֥וּ וְיִֽתְהַלְל֖וּ כָּל־זֶ֥רַע יִשְׂרָאֵֽל׃<text:s/></text:span><text:span text:style-name="T3050">‬</text:span>‬‬‬‬‬‬‬‬‬‬</text:p>
      </text:section>
      <text:section text:name="Sect45" text:style-name="S45">
        <text:p text:style-name="P3051">Isaiah 46</text:p>
        <text:p text:style-name="P3052"><text:span text:style-name="T3053">1</text:span><text:span text:style-name="T3054"> כָּרַ֥ע בֵּל֙ קֹרֵ֣ס נְב֔וֹ הָיוּ֙ עֲצַבֵּיהֶ֔ם לַחַיָּ֖ה וְלַבְּהֵמָ֑ה נְשֻׂאֹתֵיכֶ֣ם עֲמוּס֔וֹת מַשָּׂ֖א לַעֲיֵפָֽה׃<text:s/></text:span><text:span text:style-name="T3055">‬</text:span>‬‬‬‬<text:span text:style-name="T3056">2</text:span><text:span text:style-name="T3057"> קָרְס֤וּ כָֽרְעוּ֙ יַחְדָּ֔ו לֹ֥א יָכְל֖וּ מַלֵּ֣ט מַשָּׂ֑א וְנַפְשָׁ֖ם בַּשְּׁבִ֥י הָלָֽכָה׃</text:span><text:span text:style-name="T3058"><text:s/>ס<text:s/></text:span><text:span text:style-name="T3059">‬</text:span>‬‬<text:span text:style-name="T3060">3</text:span><text:span text:style-name="T3061"> שִׁמְע֤וּ אֵלַי֙ בֵּ֣ית יַעֲקֹ֔ב וְכָל־שְׁאֵרִ֖ית בֵּ֣ית יִשְׂרָאֵ֑ל הַֽעֲמֻסִים֙ מִנִּי־בֶ֔טֶן הַנְּשֻׂאִ֖ים מִנִּי־רָֽחַם׃<text:s/></text:span><text:span text:style-name="T3062">‬</text:span>‬‬<text:span text:style-name="T3063">4</text:span><text:span text:style-name="T3064"> וְעַד־זִקְנָה֙ אֲנִ֣י ה֔וּא וְעַד־שֵיבָ֖ה אֲנִ֣י אֶסְבֹּ֑ל אֲנִ֤י עָשִׂ֙יתִי֙ וַאֲנִ֣י אֶשָּׂ֔א וַאֲנִ֥י אֶסְבֹּ֖ל וַאֲמַלֵּֽט׃</text:span><text:span text:style-name="T3065"><text:s/>ס<text:s/></text:span><text:span text:style-name="T3066">‬</text:span>‬‬‬<text:span text:style-name="T3067">5</text:span><text:span text:style-name="T3068"> לְמִ֥י תְדַמְי֖וּנִי וְתַשְׁו֑וּ וְתַמְשִׁל֖וּנִי וְנִדְמֶֽה׃<text:s/></text:span><text:span text:style-name="T3069">‬</text:span>‬‬<text:span text:style-name="T3070">6</text:span><text:span text:style-name="T3071"> הַזָּלִ֤ים זָהָב֙ מִכִּ֔יס וְכֶ֖סֶף בַּקָּנֶ֣ה יִשְׁקֹ֑לוּ יִשְׂכְּר֤וּ צוֹרֵף֙ וְיַעֲשֵׂ֣הוּ אֵ֔ל יִסְגְּד֖וּ אַף־יִֽשְׁתַּחֲוּֽוּ׃<text:s/></text:span><text:span text:style-name="T3072">‬</text:span>‬‬<text:span text:style-name="T3073">7</text:span><text:span text:style-name="T3074"> יִ֠שָּׂאֻהוּ עַל־כָּתֵ֨ף יִסְבְּלֻ֜הוּ וְיַנִּיחֻ֤הוּ תַחְתָּיו֙ וְיַֽעֲמֹ֔ד מִמְּקוֹמ֖וֹ לֹ֣א יָמִ֑ישׁ אַף־יִצְעַ֤ק אֵלָיו֙ וְלֹ֣א יַעֲנֶ֔ה מִצָּרָת֖וֹ לֹ֥א יוֹשִׁיעֶֽנּוּ׃</text:span><text:span text:style-name="T3075"><text:s/>ס<text:s/></text:span><text:span text:style-name="T3076">‬</text:span>‬‬<text:span text:style-name="T3077">8</text:span><text:span text:style-name="T3078"> זִכְרוּ־זֹ֖את וְהִתְאֹשָׁ֑שׁוּ הָשִׁ֥יבוּ פוֹשְׁעִ֖ים עַל־לֵֽב׃<text:s/></text:span><text:span text:style-name="T3079">‬</text:span>‬‬<text:span text:style-name="T3080">9</text:span><text:span text:style-name="T3081"> זִכְר֥וּ רִאשֹׁנ֖וֹת מֵעוֹלָ֑ם כִּ֣י אָנֹכִ֥י אֵל֙ וְאֵ֣ין ע֔וֹד אֱלֹהִ֖ים וְאֶ֥פֶס כָּמֽוֹנִי׃<text:s/></text:span><text:span text:style-name="T3082">‬</text:span>‬‬<text:span text:style-name="T3083">10</text:span><text:span text:style-name="T3084"> מַגִּ֤יד מֵֽרֵאשִׁית֙ אַחֲרִ֔ית וּמִקֶּ֖דֶם אֲשֶׁ֣ר לֹא־נַעֲשׂ֑וּ אֹמֵר֙ עֲצָתִ֣י תָק֔וּם וְכָל־חֶפְצִ֖י אֶעֱשֶֽׂה׃<text:s/></text:span><text:span text:style-name="T3085">‬</text:span>‬‬<text:span text:style-name="T3086">11</text:span><text:span text:style-name="T3087"> קֹרֵ֤א מִמִּזְרָח֙ עַ֔יִט מֵאֶ֥רֶץ מֶרְחָ֖ק אִ֣ישׁ *עצתו **עֲצָתִ֑י אַף־דִּבַּ֙רְתִּי֙ אַף־אֲבִיאֶ֔נָּה יָצַ֖רְתִּי אַף־אֶעֱשֶֽׂנָּה׃</text:span><text:span text:style-name="T3088"><text:s/>ס<text:s/></text:span><text:span text:style-name="T3089">‬</text:span>‬‬<text:span text:style-name="T3090">12</text:span><text:span text:style-name="T3091"> שִׁמְע֥וּ אֵלַ֖י אַבִּ֣ירֵי לֵ֑ב הָרְחוֹקִ֖ים מִצְּדָקָֽה׃<text:s/></text:span><text:span text:style-name="T3092">‬</text:span>‬‬<text:span text:style-name="T3093">13</text:span><text:span text:style-name="T3094"> קֵרַ֤בְתִּי צִדְקָתִי֙ לֹ֣א תִרְחָ֔ק וּתְשׁוּעָתִ֖י לֹ֣א תְאַחֵ֑ר וְנָתַתִּ֤י בְצִיּוֹן֙ תְּשׁוּעָ֔ה לְיִשְׂרָאֵ֖ל תִּפְאַרְתִּֽי׃</text:span><text:span text:style-name="T3095"><text:s/>ס<text:s/></text:span><text:span text:style-name="T3096">‬</text:span>‬‬‬‬‬‬‬‬‬‬‬‬‬‬</text:p>
      </text:section>
      <text:section text:name="Sect46" text:style-name="S46">
        <text:p text:style-name="P3097">Isaiah 47</text:p>
        <text:p text:style-name="P3098"><text:span text:style-name="T3099">1</text:span><text:span text:style-name="T3100"> רְדִ֣י ׀ וּשְׁבִ֣י עַל־עָפָ֗ר בְּתוּלַת֙ בַּת־בָּבֶ֔ל שְׁבִי־לָאָ֥רֶץ אֵין־כִּסֵּ֖א בַּת־כַּשְׂדִּ֑ים כִּ֣י לֹ֤א תוֹסִ֙יפִי֙ יִקְרְאוּ־לָ֔ךְ רַכָּ֖ה וַעֲנֻגָּֽה׃<text:s/></text:span><text:span text:style-name="T3101">2</text:span><text:span text:style-name="T3102"> קְחִ֥י רֵחַ֖יִם וְטַ֣חֲנִי קָ֑מַח גַּלִּ֨י צַמָּתֵ֧ךְ חֶשְׂפִּי־שֹׁ֛בֶל גַּלִּי־שׁ֖וֹק עִבְרִ֥י נְהָרֽוֹת׃<text:s/></text:span><text:span text:style-name="T3103">‬</text:span>‬‬<text:span text:style-name="T3104">3</text:span><text:span text:style-name="T3105"> תִּגָּל֙ עֶרְוָתֵ֔ךְ גַּ֥ם תֵּרָאֶ֖ה חֶרְפָּתֵ֑ךְ נָקָ֣ם אֶקָּ֔ח וְלֹ֥א אֶפְגַּ֖ע<text:s/></text:span><text:soft-page-break/><text:span text:style-name="T3106">אָדָֽם׃</text:span><text:span text:style-name="T3107"><text:s/>ס<text:s/></text:span><text:span text:style-name="T3108">‬</text:span>‬‬<text:span text:style-name="T3109">4</text:span><text:span text:style-name="T3110"> גֹּאֲלֵ֕נוּ יְהוָ֥ה צְבָא֖וֹת שְׁמ֑וֹ קְד֖וֹשׁ יִשְׂרָאֵֽל׃<text:s/></text:span><text:span text:style-name="T3111">‬</text:span>‬‬<text:span text:style-name="T3112">5</text:span><text:span text:style-name="T3113"> שְׁבִ֥י דוּמָ֛ם וּבֹ֥אִי בַחֹ֖שֶׁךְ בַּת־כַּשְׂדִּ֑ים כִּ֣י לֹ֤א תוֹסִ֙יפִי֙ יִקְרְאוּ־לָ֔ךְ גְּבֶ֖רֶת מַמְלָכֽוֹת׃<text:s/></text:span><text:span text:style-name="T3114">‬</text:span>‬‬<text:span text:style-name="T3115">6</text:span><text:span text:style-name="T3116"> קָצַ֣פְתִּי עַל־עַמִּ֗י חִלַּ֙לְתִּי֙ נַחֲלָתִ֔י וָאֶתְּנֵ֖ם בְּיָדֵ֑ךְ לֹא־שַׂ֤מְתְּ לָהֶם֙ רַחֲמִ֔ים עַל־זָקֵ֕ן הִכְבַּ֥דְתְּ עֻלֵּ֖ךְ מְאֹֽד׃<text:s/></text:span><text:span text:style-name="T3117">‬</text:span>‬‬<text:span text:style-name="T3118">7</text:span><text:span text:style-name="T3119"> וַתֹּ֣אמְרִ֔י לְעוֹלָ֖ם אֶהְיֶ֣ה גְבָ֑רֶת עַ֣ד לֹא־שַׂ֥מְתְּ אֵ֙לֶּה֙ עַל־לִבֵּ֔ךְ לֹ֥א זָכַ֖רְתְּ אַחֲרִיתָֽהּ׃</text:span><text:span text:style-name="T3120"><text:s/>ס<text:s/></text:span><text:span text:style-name="T3121">‬</text:span>‬‬<text:span text:style-name="T3122">8</text:span><text:span text:style-name="T3123"> וְעַתָּ֞ה שִׁמְעִי־זֹ֤את עֲדִינָה֙ הַיּוֹשֶׁ֣בֶת לָבֶ֔טַח הָאֹֽמְרָה֙ בִּלְבָ֔בָהּ אֲנִ֖י וְאַפְסִ֣י ע֑וֹד לֹ֤א אֵשֵׁב֙ אַלְמָנָ֔ה וְלֹ֥א אֵדַ֖ע שְׁכֽוֹל׃<text:s/></text:span><text:span text:style-name="T3124">‬</text:span>‬‬<text:span text:style-name="T3125">9</text:span><text:span text:style-name="T3126"> וְתָבֹאנָה֩ לָּ֨ךְ שְׁתֵּי־אֵ֥לֶּה רֶ֛גַע בְּי֥וֹם אֶחָ֖ד שְׁכ֣וֹל וְאַלְמֹ֑ן כְּתֻמָּם֙ בָּ֣אוּ עָלַ֔יִךְ בְּרֹ֣ב כְּשָׁפַ֔יִךְ בְּעָצְמַ֥ת חֲבָרַ֖יִךְ מְאֹֽד׃<text:s/></text:span><text:span text:style-name="T3127">‬</text:span>‬‬<text:span text:style-name="T3128">10</text:span><text:span text:style-name="T3129"> וַתִּבְטְחִ֣י בְרָעָתֵ֗ךְ אָמַרְתְּ֙ אֵ֣ין רֹאָ֔נִי חָכְמָתֵ֥ךְ וְדַעְתֵּ֖ךְ הִ֣יא שׁוֹבְבָ֑תֶךְ וַתֹּאמְרִ֣י בְלִבֵּ֔ךְ אֲנִ֖י וְאַפְסִ֥י עֽוֹד׃<text:s/></text:span><text:span text:style-name="T3130">‬</text:span>‬‬<text:span text:style-name="T3131">11</text:span><text:span text:style-name="T3132"> וּבָ֧א עָלַ֣יִךְ רָעָ֗ה לֹ֤א תֵדְעִי֙ שַׁחְרָ֔הּ וְתִפֹּ֤ל עָלַ֙יִךְ֙ הֹוָ֔ה לֹ֥א תוּכְלִ֖י כַּפְּרָ֑הּ וְתָבֹ֨א עָלַ֧יִךְ פִּתְאֹ֛ם שׁוֹאָ֖ה לֹ֥א תֵדָֽעִי׃<text:s/></text:span><text:span text:style-name="T3133">‬</text:span>‬‬<text:span text:style-name="T3134">12</text:span><text:span text:style-name="T3135"> עִמְדִי־נָ֤א בַחֲבָרַ֙יִךְ֙ וּבְרֹ֣ב כְּשָׁפַ֔יִךְ בַּאֲשֶׁ֥ר יָגַ֖עַתְּ מִנְּעוּרָ֑יִךְ אוּלַ֛י תּוּכְלִ֥י הוֹעִ֖יל אוּלַ֥י תַּעֲרֽוֹצִי׃<text:s/></text:span><text:span text:style-name="T3136">‬</text:span>‬‬<text:span text:style-name="T3137">13</text:span><text:span text:style-name="T3138"> נִלְאֵ֖ית בְּרֹ֣ב עֲצָתָ֑יִךְ יַעַמְדוּ־נָ֨א וְיוֹשִׁיעֻ֜ךְ *הברו **הֹבְרֵ֣י שָׁמַ֗יִם הַֽחֹזִים֙ בַּכּ֣וֹכָבִ֔ים מֽוֹדִיעִם֙ לֶחֳדָשִׁ֔ים מֵאֲשֶׁ֥ר יָבֹ֖אוּ עָלָֽיִךְ׃<text:s/></text:span><text:span text:style-name="T3139">‬</text:span>‬‬<text:span text:style-name="T3140">14</text:span><text:span text:style-name="T3141"> הִנֵּ֨ה הָי֤וּ כְקַשׁ֙ אֵ֣שׁ שְׂרָפָ֔תַם לֹֽא־יַצִּ֥ילוּ אֶת־נַפְשָׁ֖ם מִיַּ֣ד לֶֽהָבָ֑ה אֵין־גַּחֶ֣לֶת לַחְמָ֔ם א֖וּר לָשֶׁ֥בֶת נֶגְדּֽוֹ׃<text:s/></text:span><text:span text:style-name="T3142">‬</text:span>‬‬<text:span text:style-name="T3143">15</text:span><text:span text:style-name="T3144"> כֵּ֥ן הָיוּ־לָ֖ךְ אֲשֶׁ֣ר יָגָ֑עַתְּ סֹחֲרַ֣יִךְ מִנְּעוּרַ֗יִךְ אִ֤ישׁ לְעֶבְרוֹ֙ תָּע֔וּ אֵ֖ין מוֹשִׁיעֵֽךְ׃</text:span><text:span text:style-name="T3145"><text:s/>ס<text:s/></text:span><text:span text:style-name="T3146">‬</text:span>‬‬‬‬‬‬‬‬‬‬‬‬‬‬‬‬</text:p>
      </text:section>
      <text:section text:name="Sect47" text:style-name="S47">
        <text:p text:style-name="P3147">Isaiah 48</text:p>
        <text:p text:style-name="P3148"><text:span text:style-name="T3149">1</text:span><text:span text:style-name="T3150"> שִׁמְעוּ־זֹ֣את בֵּֽית־יַעֲקֹ֗ב הַנִּקְרָאִים֙ בְּשֵׁ֣ם יִשְׂרָאֵ֔ל וּמִמֵּ֥י יְהוּדָ֖ה יָצָ֑אוּ הַֽנִּשְׁבָּעִ֣ים ׀ בְּשֵׁ֣ם יְהוָ֗ה וּבֵאלֹהֵ֤י יִשְׂרָאֵל֙ יַזְכִּ֔ירוּ לֹ֥א בֶאֱמֶ֖ת וְלֹ֥א בִצְדָקָֽה׃<text:s/></text:span><text:span text:style-name="T3151">2</text:span><text:span text:style-name="T3152"> כִּֽי־מֵעִ֤יר הַקֹּ֙דֶשׁ֙ נִקְרָ֔אוּ וְעַל־אֱלֹהֵ֥י יִשְׂרָאֵ֖ל נִסְמָ֑כוּ יְהוָ֥ה צְבָא֖וֹת שְׁמֽוֹ׃</text:span><text:span text:style-name="T3153"><text:s/>ס<text:s/></text:span><text:span text:style-name="T3154">‬</text:span>‬‬<text:span text:style-name="T3155">3</text:span><text:span text:style-name="T3156"> הָרִֽאשֹׁנוֹת֙ מֵאָ֣ז הִגַּ֔דְתִּי וּמִפִּ֥י יָצְא֖וּ וְאַשְׁמִיעֵ֑ם פִּתְאֹ֥ם עָשִׂ֖יתִי וַתָּבֹֽאנָה׃<text:s/></text:span><text:span text:style-name="T3157">‬</text:span>‬‬<text:span text:style-name="T3158">4</text:span><text:span text:style-name="T3159"> מִדַּעְתִּ֕י כִּ֥י קָשֶׁ֖ה אָ֑תָּה וְגִ֤יד בַּרְזֶל֙ עָרְפֶּ֔ךָ וּמִצְחֲךָ֖ נְחוּשָֽׁה׃<text:s/></text:span><text:span text:style-name="T3160">‬</text:span>‬‬<text:span text:style-name="T3161">5</text:span><text:span text:style-name="T3162"> וָאַגִּ֤יד לְךָ֙ מֵאָ֔ז בְּטֶ֥רֶם תָּב֖וֹא הִשְׁמַעְתִּ֑יךָ פֶּן־תֹּאמַר֙ עָצְבִּ֣י עָשָׂ֔ם וּפִסְלִ֥י וְנִסְכִּ֖י צִוָּֽם׃<text:s/></text:span><text:span text:style-name="T3163">‬</text:span>‬‬<text:span text:style-name="T3164">6</text:span><text:span text:style-name="T3165"> שָׁמַ֤עְתָּֽ חֲזֵה֙ כֻּלָּ֔הּ וְאַתֶּ֖ם הֲל֣וֹא תַגִּ֑ידוּ הִשְׁמַעְתִּ֤יךָ חֲדָשׁוֹת֙ מֵעַ֔תָּה וּנְצֻר֖וֹת וְלֹ֥א יְדַעְתָּֽם׃<text:s/></text:span><text:span text:style-name="T3166">‬</text:span>‬‬<text:span text:style-name="T3167">7</text:span><text:span text:style-name="T3168"> עַתָּ֤ה נִבְרְאוּ֙ וְלֹ֣א מֵאָ֔ז וְלִפְנֵי־י֖וֹם וְלֹ֣א שְׁמַעְתָּ֑ם פֶּן־תֹּאמַ֖ר הִנֵּ֥ה יְדַעְתִּֽין׃<text:s/></text:span><text:span text:style-name="T3169">‬</text:span>‬‬<text:span text:style-name="T3170">8</text:span><text:span text:style-name="T3171"> גַּ֣ם לֹֽא־שָׁמַ֗עְתָּ גַּ֚ם לֹ֣א יָדַ֔עְתָּ גַּ֕ם מֵאָ֖ז לֹא־פִתְּחָ֣ה אָזְנֶ֑ךָ כִּ֤י יָדַ֙עְתִּי֙ בָּג֣וֹד תִּבְגּ֔וֹד וּפֹשֵׁ֥עַ מִבֶּ֖טֶן קֹ֥רָא לָֽךְ׃<text:s/></text:span><text:span text:style-name="T3172">‬</text:span>‬‬<text:span text:style-name="T3173">9</text:span><text:span text:style-name="T3174"> לְמַ֤עַן שְׁמִי֙ אַאֲרִ֣יךְ אַפִּ֔י וּתְהִלָּתִ֖י אֶחֱטָם־לָ֑ךְ לְבִלְתִּ֖י הַכְרִיתֶֽךָ׃<text:s/></text:span><text:span text:style-name="T3175">‬</text:span>‬‬<text:span text:style-name="T3176">10</text:span><text:span text:style-name="T3177"> הִנֵּ֥ה צְרַפְתִּ֖יךָ וְלֹ֣א בְכָ֑סֶף בְּחַרְתִּ֖יךָ בְּכ֥וּר עֹֽנִי׃<text:s/></text:span><text:span text:style-name="T3178">‬</text:span>‬‬<text:span text:style-name="T3179">11</text:span><text:span text:style-name="T3180"> לְמַעֲנִ֧י לְמַעֲנִ֛י אֶעֱשֶׂ֖ה כִּ֣י אֵ֣יךְ יֵחָ֑ל וּכְבוֹדִ֖י לְאַחֵ֥ר לֹֽא־אֶתֵּֽן׃</text:span><text:span text:style-name="T3181"><text:s/>ס<text:s/></text:span><text:span text:style-name="T3182">‬</text:span>‬‬<text:span text:style-name="T3183">12</text:span><text:span text:style-name="T3184"> שְׁמַ֤ע אֵלַי֙ יַֽעֲקֹ֔ב וְיִשְׂרָאֵ֖ל מְקֹרָאִ֑י אֲנִי־הוּא֙ אֲנִ֣י רִאשׁ֔וֹן אַ֖ף אֲנִ֥י אַחֲרֽוֹן׃<text:s/></text:span><text:span text:style-name="T3185">‬</text:span>‬‬<text:span text:style-name="T3186">13</text:span><text:span text:style-name="T3187"> אַף־יָדִי֙ יָ֣סְדָה אֶ֔רֶץ וִֽימִינִ֖י טִפְּחָ֣ה שָׁמָ֑יִם קֹרֵ֥א אֲנִ֛י אֲלֵיהֶ֖ם יַעַמְד֥וּ יַחְדָּֽו׃<text:s/></text:span><text:span text:style-name="T3188">‬</text:span>‬‬<text:span text:style-name="T3189">14</text:span><text:span text:style-name="T3190"> הִקָּבְצ֤וּ כֻלְּכֶם֙ וּֽשֲׁמָ֔עוּ מִ֥י בָהֶ֖ם הִגִּ֣יד אֶת־אֵ֑לֶּה יְהוָ֣ה אֲהֵב֔וֹ יַעֲשֶׂ֤ה חֶפְצוֹ֙ בְּבָבֶ֔ל<text:s/></text:span><text:soft-page-break/><text:span text:style-name="T3191">וּזְרֹע֖וֹ כַּשְׂדִּֽים׃<text:s/></text:span><text:span text:style-name="T3192">‬</text:span>‬‬<text:span text:style-name="T3193">15</text:span><text:span text:style-name="T3194"> אֲנִ֥י אֲנִ֛י דִּבַּ֖רְתִּי אַף־קְרָאתִ֑יו הֲבִיאֹתִ֖יו וְהִצְלִ֥יחַ דַּרְכּֽוֹ׃<text:s/></text:span><text:span text:style-name="T3195">‬</text:span>‬‬<text:span text:style-name="T3196">16</text:span><text:span text:style-name="T3197"> קִרְב֧וּ אֵלַ֣י שִׁמְעוּ־זֹ֗את לֹ֤א מֵרֹאשׁ֙ בַּסֵּ֣תֶר דִּבַּ֔רְתִּי מֵעֵ֥ת הֱיוֹתָ֖הּ שָׁ֣ם אָ֑נִי וְעַתָּ֗ה אֲדֹנָ֧י יְהוִ֛ה שְׁלָחַ֖נִי וְרוּחֽוֹ׃<text:s/></text:span><text:span text:style-name="T3198">פ<text:s/></text:span><text:span text:style-name="T3199">‬</text:span>‬‬‬‬‬‬‬‬‬‬‬‬‬‬‬‬‬</text:p>
        <text:p text:style-name="P3200"><text:span text:style-name="T3201">17</text:span><text:span text:style-name="T3202"> כֹּֽה־אָמַ֧ר יְהוָ֛ה גֹּאַלְךָ֖ קְד֣וֹשׁ יִשְׂרָאֵ֑ל אֲנִ֨י יְהוָ֤ה אֱלֹהֶ֙יךָ֙ מְלַמֶּדְךָ֣ לְהוֹעִ֔יל מַדְרִֽיכֲךָ֖ בְּדֶ֥רֶךְ תֵּלֵֽךְ׃<text:s/></text:span><text:span text:style-name="T3203">‬</text:span>‬‬<text:span text:style-name="T3204">18</text:span><text:span text:style-name="T3205"> ל֥וּא הִקְשַׁ֖בְתָּ לְמִצְוֺתָ֑י וַיְהִ֤י כַנָּהָר֙ שְׁלוֹמֶ֔ךָ וְצִדְקָתְךָ֖ כְּגַלֵּ֥י הַיָּֽם׃<text:s/></text:span><text:span text:style-name="T3206">‬</text:span>‬‬<text:span text:style-name="T3207">19</text:span><text:span text:style-name="T3208"> וַיְהִ֤י כַחוֹל֙ זַרְעֶ֔ךָ וְצֶאֱצָאֵ֥י מֵעֶ֖יךָ כִּמְעֹתָ֑יו לֹֽא־יִכָּרֵ֧ת וְֽלֹא־יִשָּׁמֵ֛ד שְׁמ֖וֹ מִלְּפָנָֽי׃<text:s/></text:span><text:span text:style-name="T3209">‬</text:span>‬‬<text:span text:style-name="T3210">20</text:span><text:span text:style-name="T3211"> צְא֣וּ מִבָּבֶל֮ בִּרְח֣וּ מִכַּשְׂדִּים֒ בְּק֣וֹל רִנָּ֗ה הַגִּ֤ידוּ הַשְׁמִ֙יעוּ֙ זֹ֔את הוֹצִיא֖וּהָ עַד־קְצֵ֣ה הָאָ֑רֶץ אִמְר֕וּ גָּאַ֥ל יְהוָ֖ה עַבְדּ֥וֹ יַעֲקֹֽב׃<text:s/></text:span><text:span text:style-name="T3212">‬</text:span>‬‬<text:span text:style-name="T3213">21</text:span><text:span text:style-name="T3214"> וְלֹ֣א צָמְא֗וּ בָּחֳרָבוֹת֙ הֽוֹלִיכָ֔ם מַ֥יִם מִצּ֖וּר הִזִּ֣יל לָ֑מוֹ וַיִּ֨בְקַע־צ֔וּר וַיָּזֻ֖בוּ מָֽיִם׃<text:s/></text:span><text:span text:style-name="T3215">‬</text:span>‬‬<text:span text:style-name="T3216">22</text:span><text:span text:style-name="T3217"> אֵ֣ין שָׁל֔וֹם אָמַ֥ר יְהוָ֖ה לָרְשָׁעִֽים׃</text:span><text:span text:style-name="T3218"><text:s/>ס<text:s/></text:span><text:span text:style-name="T3219">‬</text:span>‬‬‬‬‬‬‬‬</text:p>
      </text:section>
      <text:section text:name="Sect48" text:style-name="S48">
        <text:p text:style-name="P3220">Isaiah 49</text:p>
        <text:p text:style-name="P3221"><text:span text:style-name="T3222">1</text:span><text:span text:style-name="T3223"> שִׁמְע֤וּ אִיִּים֙ אֵלַ֔י וְהַקְשִׁ֥יבוּ לְאֻמִּ֖ים מֵרָח֑וֹק יְהוָה֙ מִבֶּ֣טֶן קְרָאָ֔נִי מִמְּעֵ֥י אִמִּ֖י הִזְכִּ֥יר שְׁמִֽי׃<text:s/></text:span><text:span text:style-name="T3224">2</text:span><text:span text:style-name="T3225"> וַיָּ֤שֶׂם פִּי֙ כְּחֶ֣רֶב חַדָּ֔ה בְּצֵ֥ל יָד֖וֹ הֶחְבִּיאָ֑נִי וַיְשִׂימֵ֙נִי֙ לְחֵ֣ץ בָּר֔וּר בְּאַשְׁפָּת֖וֹ הִסְתִּירָֽנִי׃<text:s/></text:span><text:span text:style-name="T3226">‬</text:span>‬‬<text:span text:style-name="T3227">3</text:span><text:span text:style-name="T3228"> וַיֹּ֥אמֶר לִ֖י עַבְדִּי־אָ֑תָּה יִשְׂרָאֵ֕ל אֲשֶׁר־בְּךָ֖ אֶתְפָּאָֽר׃<text:s/></text:span><text:span text:style-name="T3229">‬</text:span>‬‬<text:span text:style-name="T3230">4</text:span><text:span text:style-name="T3231"> וַאֲנִ֤י אָמַ֙רְתִּי֙ לְרִ֣יק יָגַ֔עְתִּי לְתֹ֥הוּ וְהֶ֖בֶל כֹּחִ֣י כִלֵּ֑יתִי אָכֵן֙ מִשְׁפָּטִ֣י אֶת־יְהוָ֔ה וּפְעֻלָּתִ֖י אֶת־אֱלֹהָֽי׃<text:s/></text:span><text:span text:style-name="T3232">‬</text:span>‬‬<text:span text:style-name="T3233">5</text:span><text:span text:style-name="T3234"> וְעַתָּ֣ה ׀ אָמַ֣ר יְהוָ֗ה יֹצְרִ֤י מִבֶּ֙טֶן֙ לְעֶ֣בֶד ל֔וֹ לְשׁוֹבֵ֤ב יַֽעֲקֹב֙ אֵלָ֔יו וְיִשְׂרָאֵ֖ל *לא **ל֣וֹ יֵאָסֵ֑ף וְאֶכָּבֵד֙ בְּעֵינֵ֣י יְהוָ֔ה וֵאלֹהַ֖י הָיָ֥ה עֻזִּֽי׃<text:s/></text:span><text:span text:style-name="T3235">‬</text:span>‬‬<text:span text:style-name="T3236">6</text:span><text:span text:style-name="T3237"> וַיֹּ֗אמֶר נָקֵ֨ל מִֽהְיוֹתְךָ֥ לִי֙ עֶ֔בֶד לְהָקִים֙ אֶת־שִׁבְטֵ֣י יַעֲקֹ֔ב *ונצירי **וּנְצוּרֵ֥י יִשְׂרָאֵ֖ל לְהָשִׁ֑יב וּנְתַתִּ֙יךָ֙ לְא֣וֹר גּוֹיִ֔ם לִֽהְי֥וֹת יְשׁוּעָתִ֖י עַד־קְצֵ֥ה הָאָֽרֶץ׃</text:span><text:span text:style-name="T3238"><text:s/>ס<text:s/></text:span><text:span text:style-name="T3239">‬</text:span>‬‬<text:span text:style-name="T3240">7</text:span><text:span text:style-name="T3241"> כֹּ֣ה אָֽמַר־יְהוָה֩ גֹּאֵ֨ל יִשְׂרָאֵ֜ל קְדוֹשׁ֗וֹ לִבְזֹה־נֶ֜פֶשׁ לִמְתָ֤עֵֽב גּוֹי֙ לְעֶ֣בֶד מֹשְׁלִ֔ים מְלָכִים֙ יִרְא֣וּ וָקָ֔מוּ שָׂרִ֖ים וְיִֽשְׁתַּחֲוּ֑וּ לְמַ֤עַן יְהוָה֙ אֲשֶׁ֣ר נֶאֱמָ֔ן קְדֹ֥שׁ יִשְׂרָאֵ֖ל וַיִּבְחָרֶֽךָּ׃<text:s/></text:span><text:span text:style-name="T3242">‬</text:span>‬‬<text:span text:style-name="T3243">8</text:span><text:span text:style-name="T3244"> כֹּ֣ה ׀ אָמַ֣ר יְהוָ֗ה בְּעֵ֤ת רָצוֹן֙ עֲנִיתִ֔יךָ וּבְי֥וֹם יְשׁוּעָ֖ה עֲזַרְתִּ֑יךָ וְאֶצָּרְךָ֗ וְאֶתֶּנְךָ֙ לִבְרִ֣ית עָ֔ם לְהָקִ֣ים אֶ֔רֶץ לְהַנְחִ֖יל נְחָל֥וֹת שֹׁמֵמֽוֹת׃<text:s/></text:span><text:span text:style-name="T3245">‬</text:span>‬‬<text:span text:style-name="T3246">9</text:span><text:span text:style-name="T3247"> לֵאמֹ֤ר לַֽאֲסוּרִים֙ צֵ֔אוּ לַאֲשֶׁ֥ר בַּחֹ֖שֶׁךְ הִגָּל֑וּ עַל־דְּרָכִ֣ים יִרְע֔וּ וּבְכָל־שְׁפָיִ֖ים מַרְעִיתָֽם׃<text:s/></text:span><text:span text:style-name="T3248">‬</text:span>‬‬<text:span text:style-name="T3249">10</text:span><text:span text:style-name="T3250"> לֹ֤א יִרְעָ֙בוּ֙ וְלֹ֣א יִצְמָ֔אוּ וְלֹא־יַכֵּ֥ם שָׁרָ֖ב וָשָׁ֑מֶשׁ כִּי־מְרַחֲמָ֣ם יְנַהֲגֵ֔ם וְעַל־מַבּ֥וּעֵי מַ֖יִם יְנַהֲלֵֽם׃<text:s/></text:span><text:span text:style-name="T3251">‬</text:span>‬‬<text:span text:style-name="T3252">11</text:span><text:span text:style-name="T3253"> וְשַׂמְתִּ֥י כָל־הָרַ֖י לַדָּ֑רֶךְ וּמְסִלֹּתַ֖י יְרֻמֽוּן׃<text:s/></text:span><text:span text:style-name="T3254">‬</text:span>‬‬<text:span text:style-name="T3255">12</text:span><text:span text:style-name="T3256"> הִנֵּה־אֵ֕לֶּה מֵרָח֖וֹק יָבֹ֑אוּ וְהִֽנֵּה־אֵ֙לֶּה֙ מִצָּפ֣וֹן וּמִיָּ֔ם וְאֵ֖לֶּה מֵאֶ֥רֶץ סִינִֽים׃<text:s/></text:span><text:span text:style-name="T3257">‬</text:span>‬‬<text:span text:style-name="T3258">13</text:span><text:span text:style-name="T3259"> רָנּ֤וּ שָׁמַ֙יִם֙ וְגִ֣ילִי אָ֔רֶץ *יפצחו **וּפִצְח֥וּ הָרִ֖ים רִנָּ֑ה כִּֽי־נִחַ֤ם יְהוָה֙ עַמּ֔וֹ וַעֲנִיָּ֖ו יְרַחֵֽם׃</text:span><text:span text:style-name="T3260"><text:s/>ס<text:s/></text:span><text:span text:style-name="T3261">‬</text:span>‬‬<text:span text:style-name="T3262">14</text:span><text:span text:style-name="T3263"> וַתֹּ֥אמֶר צִיּ֖וֹן עֲזָבַ֣נִי יְהוָ֑ה וַאדֹנָ֖י שְׁכֵחָֽנִי׃<text:s/></text:span><text:span text:style-name="T3264">‬</text:span>‬‬<text:span text:style-name="T3265">15</text:span><text:span text:style-name="T3266"> הֲתִשְׁכַּ֤ח אִשָּׁה֙ עוּלָ֔הּ מֵרַחֵ֖ם בֶּן־בִּטְנָ֑הּ גַּם־אֵ֣לֶּה תִשְׁכַּ֔חְנָה וְאָנֹכִ֖י לֹ֥א אֶשְׁכָּחֵֽךְ׃<text:s/></text:span><text:span text:style-name="T3267">‬</text:span>‬‬<text:span text:style-name="T3268">16</text:span><text:span text:style-name="T3269"> הֵ֥ן עַל־כַּפַּ֖יִם חַקֹּתִ֑יךְ חוֹמֹתַ֥יִךְ נֶגְדִּ֖י תָּמִֽיד׃<text:s/></text:span><text:span text:style-name="T3270">‬</text:span>‬‬<text:span text:style-name="T3271">17</text:span><text:span text:style-name="T3272"> מִֽהֲר֖וּ בָּנָ֑יִךְ מְהָֽרְסַ֥יִךְ וּמַחֲרִבַ֖יִךְ מִמֵּ֥ךְ יֵצֵֽאוּ׃<text:s/></text:span><text:span text:style-name="T3273">‬</text:span>‬‬<text:span text:style-name="T3274">18</text:span><text:span text:style-name="T3275"> שְׂאִֽי־סָבִ֤יב עֵינַ֙יִךְ֙ וּרְאִ֔י כֻּלָּ֖ם נִקְבְּצ֣וּ בָֽאוּ־לָ֑ךְ חַי־אָ֣נִי נְאֻם־יְהוָ֗ה כִּ֤י כֻלָּם֙ כָּעֲדִ֣י תִלְבָּ֔שִׁי וּֽתְקַשְּׁרִ֖ים<text:s/></text:span><text:soft-page-break/><text:span text:style-name="T3276">כַּכַּלָּֽה׃<text:s/></text:span><text:span text:style-name="T3277">‬</text:span>‬‬<text:span text:style-name="T3278">19</text:span><text:span text:style-name="T3279"> כִּ֤י חָרְבֹתַ֙יִךְ֙ וְשֹׁ֣מְמֹתַ֔יִךְ וְאֶ֖רֶץ הֲרִֽסֻתֵ֑יךְ כִּ֤י עַתָּה֙ תֵּצְרִ֣י מִיּוֹשֵׁ֔ב וְרָחֲק֖וּ מְבַלְּעָֽיִךְ׃<text:s/></text:span><text:span text:style-name="T3280">‬</text:span>‬‬<text:span text:style-name="T3281">20</text:span><text:span text:style-name="T3282"> ע֚וֹד יֹאמְר֣וּ בְאָזְנַ֔יִךְ בְּנֵ֖י שִׁכֻּלָ֑יִךְ צַר־לִ֥י הַמָּק֖וֹם גְּשָׁה־לִּ֥י וְאֵשֵֽׁבָה׃<text:s/></text:span><text:span text:style-name="T3283">‬</text:span>‬‬<text:span text:style-name="T3284">21</text:span><text:span text:style-name="T3285"> וְאָמַ֣רְתְּ בִּלְבָבֵ֗ךְ מִ֤י יָֽלַד־לִי֙ אֶת־אֵ֔לֶּה וַאֲנִ֥י שְׁכוּלָ֖ה וְגַלְמוּדָ֑ה גֹּלָ֣ה ׀ וְסוּרָ֗ה וְאֵ֙לֶּה֙ מִ֣י גִדֵּ֔ל הֵ֤ן אֲנִי֙ נִשְׁאַ֣רְתִּי לְבַדִּ֔י אֵ֖לֶּה אֵיפֹ֥ה הֵֽם׃<text:s/></text:span><text:span text:style-name="T3286">פ<text:s/></text:span><text:span text:style-name="T3287">‬</text:span>‬‬‬‬‬‬‬‬‬‬‬‬‬‬‬‬‬‬‬‬‬‬</text:p>
        <text:p text:style-name="P3288"><text:span text:style-name="T3289">22</text:span><text:span text:style-name="T3290"> כֹּֽה־אָמַ֞ר אֲדֹנָ֣י יְהוִ֗ה הִנֵּ֨ה אֶשָּׂ֤א אֶל־גּוֹיִם֙ יָדִ֔י וְאֶל־עַמִּ֖ים אָרִ֣ים נִסִּ֑י וְהֵבִ֤יאוּ בָנַ֙יִךְ֙ בְּחֹ֔צֶן וּבְנֹתַ֖יִךְ עַל־כָּתֵ֥ף תִּנָּשֶֽׂאנָה׃<text:s/></text:span><text:span text:style-name="T3291">‬</text:span>‬‬<text:span text:style-name="T3292">23</text:span><text:span text:style-name="T3293"> וְהָי֨וּ מְלָכִ֜ים אֹֽמְנַ֗יִךְ וְשָׂרֽוֹתֵיהֶם֙ מֵינִ֣יקֹתַ֔יִךְ אַפַּ֗יִם אֶ֚רֶץ יִשְׁתַּ֣חֲווּ לָ֔ךְ וַעֲפַ֥ר רַגְלַ֖יִךְ יְלַחֵ֑כוּ וְיָדַ֙עַתְּ֙ כִּֽי־אֲנִ֣י יְהוָ֔ה אֲשֶׁ֥ר לֹֽא־יֵבֹ֖שׁוּ קֹוָֽי׃</text:span><text:span text:style-name="T3294"><text:s/>ס<text:s/></text:span><text:span text:style-name="T3295">‬</text:span>‬‬<text:span text:style-name="T3296">24</text:span><text:span text:style-name="T3297"> הֲיֻקַּ֥ח מִגִּבּ֖וֹר מַלְק֑וֹחַ וְאִם־שְׁבִ֥י צַדִּ֖יק יִמָּלֵֽט׃<text:s/></text:span><text:span text:style-name="T3298">‬</text:span>‬‬<text:span text:style-name="T3299">25</text:span><text:span text:style-name="T3300"> כִּי־כֹ֣ה ׀ אָמַ֣ר יְהוָ֗ה גַּם־שְׁבִ֤י גִבּוֹר֙ יֻקָּ֔ח וּמַלְק֥וֹחַ עָרִ֖יץ יִמָּלֵ֑ט וְאֶת־יְרִיבֵךְ֙ אָנֹכִ֣י אָרִ֔יב וְאֶת־בָּנַ֖יִךְ אָנֹכִ֥י אוֹשִֽׁיעַ׃<text:s/></text:span><text:span text:style-name="T3301">‬</text:span>‬‬<text:span text:style-name="T3302">26</text:span><text:span text:style-name="T3303"> וְהַאֲכַלְתִּ֤י אֶת־מוֹנַ֙יִךְ֙ אֶת־בְּשָׂרָ֔ם וְכֶעָסִ֖יס דָּמָ֣ם יִשְׁכָּר֑וּן וְיָדְע֣וּ כָל־בָּשָׂ֗ר כִּ֣י אֲנִ֤י יְהוָה֙ מֽוֹשִׁיעֵ֔ךְ וְגֹאֲלֵ֖ךְ אֲבִ֥יר יַעֲקֹֽב׃</text:span><text:span text:style-name="T3304"><text:s/>ס<text:s/></text:span><text:span text:style-name="T3305">‬</text:span>‬‬‬‬‬‬‬</text:p>
      </text:section>
      <text:section text:name="Sect49" text:style-name="S49">
        <text:p text:style-name="P3306">Isaiah 50</text:p>
        <text:p text:style-name="P3307"><text:span text:style-name="T3308">1</text:span><text:span text:style-name="T3309"> כֹּ֣ה ׀ אָמַ֣ר יְהוָ֗ה אֵ֣י זֶ֠ה סֵ֣פֶר כְּרִית֤וּת אִמְּכֶם֙ אֲשֶׁ֣ר שִׁלַּחְתִּ֔יהָ א֚וֹ מִ֣י מִנּוֹשַׁ֔י אֲשֶׁר־מָכַ֥רְתִּי אֶתְכֶ֖ם ל֑וֹ הֵ֤ן בַּעֲוֺנֹֽתֵיכֶם֙ נִמְכַּרְתֶּ֔ם וּבְפִשְׁעֵיכֶ֖ם שֻׁלְּחָ֥ה אִמְּכֶֽם׃<text:s/></text:span><text:span text:style-name="T3310">2</text:span><text:span text:style-name="T3311"> מַדּ֨וּעַ בָּ֜אתִי וְאֵ֣ין אִ֗ישׁ קָרָֽאתִי֮ וְאֵ֣ין עוֹנֶה֒ הֲקָצ֨וֹר קָצְרָ֤ה יָדִי֙ מִפְּד֔וּת וְאִם־אֵֽין־בִּ֥י כֹ֖חַ לְהַצִּ֑יל הֵ֣ן בְּגַעֲרָתִ֞י אַחֲרִ֣יב יָ֗ם אָשִׂ֤ים נְהָרוֹת֙ מִדְבָּ֔ר תִּבְאַ֤שׁ דְּגָתָם֙ מֵאֵ֣ין מַ֔יִם וְתָמֹ֖ת בַּצָּמָֽא׃<text:s/></text:span><text:span text:style-name="T3312">‬</text:span>‬‬<text:span text:style-name="T3313">3</text:span><text:span text:style-name="T3314"> אַלְבִּ֥ישׁ שָׁמַ֖יִם קַדְר֑וּת וְשַׂ֖ק אָשִׂ֥ים כְּסוּתָֽם׃</text:span><text:span text:style-name="T3315"><text:s/>ס<text:s/></text:span><text:span text:style-name="T3316">‬</text:span>‬‬<text:span text:style-name="T3317">4</text:span><text:span text:style-name="T3318"> אֲדֹנָ֣י יְהֹוִ֗ה נָ֤תַן לִי֙ לְשׁ֣וֹן לִמּוּדִ֔ים לָדַ֛עַת לָע֥וּת אֶת־יָעֵ֖ף דָּבָ֑ר יָעִ֣יר ׀ בַּבֹּ֣קֶר בַּבֹּ֗קֶר יָעִ֥יר לִי֙ אֹ֔זֶן לִשְׁמֹ֖עַ כַּלִּמּוּדִֽים׃<text:s/></text:span><text:span text:style-name="T3319">‬</text:span>‬‬<text:span text:style-name="T3320">5</text:span><text:span text:style-name="T3321"> אֲדֹנָ֤י יְהוִה֙ פָּתַֽח־לִ֣י אֹ֔זֶן וְאָנֹכִ֖י לֹ֣א מָרִ֑יתִי אָח֖וֹר לֹ֥א נְסוּגֹֽתִי׃<text:s/></text:span><text:span text:style-name="T3322">‬</text:span>‬‬<text:span text:style-name="T3323">6</text:span><text:span text:style-name="T3324"> גֵּוִי֙ נָתַ֣תִּי לְמַכִּ֔ים וּלְחָיַ֖י לְמֹֽרְטִ֑ים פָּנַי֙ לֹ֣א הִסְתַּ֔רְתִּי מִכְּלִמּ֖וֹת וָרֹֽק׃<text:s/></text:span><text:span text:style-name="T3325">‬</text:span>‬‬<text:span text:style-name="T3326">7</text:span><text:span text:style-name="T3327"> וַאדֹנָ֤י יְהוִה֙ יַֽעֲזָר־לִ֔י עַל־כֵּ֖ן לֹ֣א נִכְלָ֑מְתִּי עַל־כֵּ֞ן שַׂ֤מְתִּי פָנַי֙ כַּֽחַלָּמִ֔ישׁ וָאֵדַ֖ע כִּי־לֹ֥א אֵבֽוֹשׁ׃<text:s/></text:span><text:span text:style-name="T3328">‬</text:span>‬‬<text:span text:style-name="T3329">8</text:span><text:span text:style-name="T3330"> קָרוֹב֙ מַצְדִּיקִ֔י מִֽי־יָרִ֥יב אִתִּ֖י נַ֣עַמְדָה יָּ֑חַד מִֽי־בַ֥עַל מִשְׁפָּטִ֖י יִגַּ֥שׁ אֵלָֽי׃<text:s/></text:span><text:span text:style-name="T3331">‬</text:span>‬‬<text:span text:style-name="T3332">9</text:span><text:span text:style-name="T3333"> הֵ֣ן אֲדֹנָ֤י יְהוִה֙ יַֽעֲזָר־לִ֔י מִי־ה֖וּא יַרְשִׁיעֵ֑נִי הֵ֤ן כֻּלָּם֙ כַּבֶּ֣גֶד יִבְל֔וּ עָ֖שׁ יֹאכְלֵֽם׃<text:s/></text:span><text:span text:style-name="T3334">‬</text:span>‬‬<text:span text:style-name="T3335">10</text:span><text:span text:style-name="T3336"> מִ֤י בָכֶם֙ יְרֵ֣א יְהוָ֔ה שֹׁמֵ֖עַ בְּק֣וֹל עַבְדּ֑וֹ אֲשֶׁ֣ר ׀ הָלַ֣ךְ חֲשֵׁכִ֗ים וְאֵ֥ין נֹ֙גַהּ֙ ל֔וֹ יִבְטַח֙ בְּשֵׁ֣ם יְהוָ֔ה וְיִשָּׁעֵ֖ן בֵּאלֹהָֽיו׃<text:s/></text:span><text:span text:style-name="T3337">‬</text:span>‬‬<text:span text:style-name="T3338">11</text:span><text:span text:style-name="T3339"> הֵ֧ן כֻּלְּכֶ֛ם קֹ֥דְחֵי אֵ֖שׁ מְאַזְּרֵ֣י זִיק֑וֹת לְכ֣וּ ׀ בְּא֣וּר אֶשְׁכֶ֗ם וּבְזִיקוֹת֙ בִּֽעַרְתֶּ֔ם מִיָּדִי֙ הָיְתָה־זֹּ֣את לָכֶ֔ם לְמַעֲצֵבָ֖ה תִּשְׁכָּבֽוּן׃<text:s/></text:span><text:span text:style-name="T3340">פ<text:s/></text:span><text:span text:style-name="T3341">‬</text:span>‬‬‬‬‬‬‬‬‬‬‬‬</text:p>
      </text:section>
      <text:section text:name="Sect50" text:style-name="S50">
        <text:soft-page-break/>
        <text:p text:style-name="P3342">Isaiah 51</text:p>
        <text:p text:style-name="P3343"><text:span text:style-name="T3344">1</text:span><text:span text:style-name="T3345"> שִׁמְע֥וּ אֵלַ֛י רֹ֥דְפֵי צֶ֖דֶק מְבַקְשֵׁ֣י יְהוָ֑ה הַבִּ֙יטוּ֙ אֶל־צ֣וּר חֻצַּבְתֶּ֔ם וְאֶל־מַקֶּ֥בֶת בּ֖וֹר נֻקַּרְתֶּֽם׃<text:s/></text:span><text:span text:style-name="T3346">2</text:span><text:span text:style-name="T3347"> הַבִּ֙יטוּ֙ אֶל־אַבְרָהָ֣ם אֲבִיכֶ֔ם וְאֶל־שָׂרָ֖ה תְּחוֹלֶלְכֶ֑ם כִּי־אֶחָ֣ד קְרָאתִ֔יו וַאֲבָרְכֵ֖הוּ וְאַרְבֵּֽהוּ׃</text:span><text:span text:style-name="T3348"><text:s/>ס<text:s/></text:span><text:span text:style-name="T3349">‬</text:span>‬‬<text:span text:style-name="T3350">3</text:span><text:span text:style-name="T3351"> כִּֽי־נִחַ֨ם יְהוָ֜ה צִיּ֗וֹן נִחַם֙ כָּל־חָרְבֹתֶ֔יהָ וַיָּ֤שֶׂם מִדְבָּרָהּ֙ כְּעֵ֔דֶן וְעַרְבָתָ֖הּ כְּגַן־יְהוָ֑ה שָׂשׂ֤וֹן וְשִׂמְחָה֙ יִמָּ֣צֵא בָ֔הּ תּוֹדָ֖ה וְק֥וֹל זִמְרָֽה׃</text:span><text:span text:style-name="T3352"><text:s/>ס<text:s/></text:span><text:span text:style-name="T3353">‬</text:span>‬‬<text:span text:style-name="T3354">4</text:span><text:span text:style-name="T3355"> הַקְשִׁ֤יבוּ אֵלַי֙ עַמִּ֔י וּלְאוּמִּ֖י אֵלַ֣י הַאֲזִ֑ינוּ כִּ֤י תוֹרָה֙ מֵאִתִּ֣י תֵצֵ֔א וּמִשְׁפָּטִ֔י לְא֥וֹר עַמִּ֖ים אַרְגִּֽיעַ׃<text:s/></text:span><text:span text:style-name="T3356">‬</text:span>‬‬<text:span text:style-name="T3357">5</text:span><text:span text:style-name="T3358"> קָר֤וֹב צִדְקִי֙ יָצָ֣א יִשְׁעִ֔י וּזְרֹעַ֖י עַמִּ֣ים יִשְׁפֹּ֑טוּ אֵלַי֙ אִיִּ֣ים יְקַוּ֔וּ וְאֶל־זְרֹעִ֖י יְיַחֵלֽוּן׃<text:s/></text:span><text:span text:style-name="T3359">‬</text:span>‬‬<text:span text:style-name="T3360">6</text:span><text:span text:style-name="T3361"> שְׂאוּ֩ לַשָּׁמַ֨יִם עֵֽינֵיכֶ֜ם וְֽהַבִּ֧יטוּ אֶל־הָאָ֣רֶץ מִתַּ֗חַת כִּֽי־שָׁמַ֜יִם כֶּעָשָׁ֤ן נִמְלָ֙חוּ֙ וְהָאָ֙רֶץ֙ כַּבֶּ֣גֶד תִּבְלֶ֔ה וְיֹשְׁבֶ֖יהָ כְּמוֹ־כֵ֣ן יְמוּת֑וּן וִישֽׁוּעָתִי֙ לְעוֹלָ֣ם תִּֽהְיֶ֔ה וְצִדְקָתִ֖י לֹ֥א תֵחָֽת׃</text:span><text:span text:style-name="T3362"><text:s/>ס<text:s/></text:span><text:span text:style-name="T3363">‬</text:span>‬‬<text:span text:style-name="T3364">7</text:span><text:span text:style-name="T3365"> שִׁמְע֤וּ אֵלַי֙ יֹ֣דְעֵי צֶ֔דֶק עַ֖ם תּוֹרָתִ֣י בְלִבָּ֑ם אַל־תִּֽירְאוּ֙ חֶרְפַּ֣ת אֱנ֔וֹשׁ וּמִגִּדֻּפֹתָ֖ם אַל־תֵּחָֽתּוּ׃<text:s/></text:span><text:span text:style-name="T3366">‬</text:span>‬‬<text:span text:style-name="T3367">8</text:span><text:span text:style-name="T3368"> כִּ֤י כַבֶּ֙גֶד֙ יֹאכְלֵ֣ם עָ֔שׁ וְכַצֶּ֖מֶר יֹאכְלֵ֣ם סָ֑ס וְצִדְקָתִי֙ לְעוֹלָ֣ם תִּֽהְיֶ֔ה וִישׁוּעָתִ֖י לְד֥וֹר דּוֹרִֽים׃</text:span><text:span text:style-name="T3369"><text:s/>ס<text:s/></text:span><text:span text:style-name="T3370">‬</text:span>‬‬<text:span text:style-name="T3371">9</text:span><text:span text:style-name="T3372"> עוּרִ֨י עוּרִ֤י לִבְשִׁי־עֹז֙ זְר֣וֹעַ יְהוָ֔ה ע֚וּרִי כִּ֣ימֵי קֶ֔דֶם דֹּר֖וֹת עוֹלָמִ֑ים הֲל֥וֹא אַתְּ־הִ֛יא הַמַּחְצֶ֥בֶת רַ֖הַב מְחוֹלֶ֥לֶת תַּנִּֽין׃<text:s/></text:span><text:span text:style-name="T3373">‬</text:span>‬‬<text:span text:style-name="T3374">10</text:span><text:span text:style-name="T3375"> הֲל֤וֹא אַתְּ־הִיא֙ הַמַּחֲרֶ֣בֶת יָ֔ם מֵ֖י תְּה֣וֹם רַבָּ֑ה הַשָּׂ֙מָה֙ מַֽעֲמַקֵּי־יָ֔ם דֶּ֖רֶךְ לַעֲבֹ֥ר גְּאוּלִֽים׃<text:s/></text:span><text:span text:style-name="T3376">‬</text:span>‬‬<text:span text:style-name="T3377">11</text:span><text:span text:style-name="T3378"> וּפְדוּיֵ֨י יְהוָ֜ה יְשׁוּב֗וּן וּבָ֤אוּ צִיּוֹן֙ בְּרִנָּ֔ה וְשִׂמְחַ֥ת עוֹלָ֖ם עַל־רֹאשָׁ֑ם שָׂשׂ֤וֹן וְשִׂמְחָה֙ יַשִּׂיג֔וּן נָ֖סוּ יָג֥וֹן וַאֲנָחָֽה׃</text:span><text:span text:style-name="T3379"><text:s/>ס<text:s/></text:span><text:span text:style-name="T3380">‬</text:span>‬‬<text:span text:style-name="T3381">12</text:span><text:span text:style-name="T3382"> אָנֹכִ֧י אָנֹכִ֛י ה֖וּא מְנַחֶמְכֶ֑ם מִֽי־אַ֤תְּ וַתִּֽירְאִי֙ מֵאֱנ֣וֹשׁ יָמ֔וּת וּמִבֶּן־אָדָ֖ם חָצִ֥יר יִנָּתֵֽן׃<text:s/></text:span><text:span text:style-name="T3383">‬</text:span>‬‬<text:span text:style-name="T3384">13</text:span><text:span text:style-name="T3385"> וַתִּשְׁכַּ֞ח יְהוָ֣ה עֹשֶׂ֗ךָ נוֹטֶ֣ה שָׁמַיִם֮ וְיֹסֵ֣ד אָרֶץ֒ וַתְּפַחֵ֨ד תָּמִ֜יד כָּל־הַיּ֗וֹם מִפְּנֵי֙ חֲמַ֣ת הַמֵּצִ֔יק כַּאֲשֶׁ֥ר כּוֹנֵ֖ן לְהַשְׁחִ֑ית וְאַיֵּ֖ה חֲמַ֥ת הַמֵּצִֽיק׃<text:s/></text:span><text:span text:style-name="T3386">‬</text:span>‬‬<text:span text:style-name="T3387">14</text:span><text:span text:style-name="T3388"> מִהַ֥ר צֹעֶ֖ה לְהִפָּתֵ֑חַ וְלֹא־יָמ֣וּת לַשַּׁ֔חַת וְלֹ֥א יֶחְסַ֖ר לַחְמֽוֹ׃<text:s/></text:span><text:span text:style-name="T3389">‬</text:span>‬‬<text:span text:style-name="T3390">15</text:span><text:span text:style-name="T3391"> וְאָֽנֹכִי֙ יְהוָ֣ה אֱלֹהֶ֔יךָ רֹגַ֣ע הַיָּ֔ם וַיֶּהֱמ֖וּ גַּלָּ֑יו יְהוָ֥ה צְבָא֖וֹת שְׁמֽוֹ׃<text:s/></text:span><text:span text:style-name="T3392">‬</text:span>‬‬<text:span text:style-name="T3393">16</text:span><text:span text:style-name="T3394"> וָאָשִׂ֤ים דְּבָרַי֙ בְּפִ֔יךָ וּבְצֵ֥ל יָדִ֖י כִּסִּיתִ֑יךָ לִנְטֹ֤עַ שָׁמַ֙יִם֙ וְלִיסֹ֣ד אָ֔רֶץ וְלֵאמֹ֥ר לְצִיּ֖וֹן עַמִּי־אָֽתָּה׃</text:span><text:span text:style-name="T3395"><text:s/>ס<text:s/></text:span><text:span text:style-name="T3396">‬</text:span>‬‬<text:span text:style-name="T3397">17</text:span><text:span text:style-name="T3398"> הִתְעוֹרְרִ֣י הִֽתְעוֹרְרִ֗י ק֚וּמִי יְר֣וּשָׁלִַ֔ם אֲשֶׁ֥ר שָׁתִ֛ית מִיַּ֥ד יְהוָ֖ה אֶת־כּ֣וֹס חֲמָת֑וֹ אֶת־קֻבַּ֜עַת כּ֧וֹס הַתַּרְעֵלָ֛ה שָׁתִ֖ית מָצִֽית׃<text:s/></text:span><text:span text:style-name="T3399">‬</text:span>‬‬<text:span text:style-name="T3400">18</text:span><text:span text:style-name="T3401"> אֵין־מְנַהֵ֣ל לָ֔הּ מִכָּל־בָּנִ֖ים יָלָ֑דָה וְאֵ֤ין מַחֲזִיק֙ בְּיָדָ֔הּ מִכָּל־בָּנִ֖ים גִּדֵּֽלָה׃<text:s/></text:span><text:span text:style-name="T3402">‬</text:span>‬‬<text:span text:style-name="T3403">19</text:span><text:span text:style-name="T3404"> שְׁתַּ֤יִם הֵ֙נָּה֙ קֹֽרְאֹתַ֔יִךְ מִ֖י יָנ֣וּד לָ֑ךְ הַשֹּׁ֧ד וְהַשֶּׁ֛בֶר וְהָרָעָ֥ב וְהַחֶ֖רֶב מִ֥י אֲנַחֲמֵֽךְ׃<text:s/></text:span><text:span text:style-name="T3405">‬</text:span>‬‬<text:span text:style-name="T3406">20</text:span><text:span text:style-name="T3407"> בָּנַ֜יִךְ עֻלְּפ֥וּ שָׁכְב֛וּ בְּרֹ֥אשׁ כָּל־חוּצ֖וֹת כְּת֣וֹא מִכְמָ֑ר הַֽמְלֵאִ֥ים חֲמַת־יְהוָ֖ה גַּעֲרַ֥ת אֱלֹהָֽיִךְ׃<text:s/></text:span><text:span text:style-name="T3408">‬</text:span>‬‬<text:span text:style-name="T3409">21</text:span><text:span text:style-name="T3410"> לָכֵ֛ן שִׁמְעִי־נָ֥א זֹ֖את עֲנִיָּ֑ה וּשְׁכֻרַ֖ת וְלֹ֥א מִיָּֽיִן׃</text:span><text:span text:style-name="T3411"><text:s/>ס<text:s/></text:span><text:span text:style-name="T3412">‬</text:span>‬‬<text:span text:style-name="T3413">22</text:span><text:span text:style-name="T3414"> כֹּֽה־אָמַ֞ר אֲדֹנַ֣יִךְ יְהוָ֗ה וֵאלֹהַ֙יִךְ֙ יָרִ֣יב עַמּ֔וֹ הִנֵּ֥ה לָקַ֛חְתִּי מִיָּדֵ֖ךְ אֶת־כּ֣וֹס הַתַּרְעֵלָ֑ה אֶת־קֻבַּ֙עַת֙ כּ֣וֹס חֲמָתִ֔י לֹא־תוֹסִ֥יפִי לִשְׁתּוֹתָ֖הּ עֽוֹד׃<text:s/></text:span><text:span text:style-name="T3415">‬</text:span>‬‬<text:span text:style-name="T3416">23</text:span><text:span text:style-name="T3417"> וְשַׂמְתִּ֙יהָ֙ בְּיַד־מוֹגַ֔יִךְ אֲשֶׁר־אָמְר֥וּ לְנַפְשֵׁ֖ךְ שְׁחִ֣י וְנַעֲבֹ֑רָה וַתָּשִׂ֤ימִי כָאָ֙רֶץ֙ גֵּוֵ֔ךְ וְכַח֖וּץ לַעֹבְרִֽים׃</text:span><text:span text:style-name="T3418"><text:s/>ס<text:s/></text:span><text:span text:style-name="T3419">‬</text:span>‬‬‬‬‬‬‬‬‬‬‬‬‬‬‬‬‬‬‬‬‬‬‬‬</text:p>
      </text:section>
      <text:section text:name="Sect51" text:style-name="S51">
        <text:soft-page-break/>
        <text:p text:style-name="P3420">Isaiah 52</text:p>
        <text:p text:style-name="P3421"><text:span text:style-name="T3422">1</text:span><text:span text:style-name="T3423"> עוּרִ֥י עוּרִ֛י לִבְשִׁ֥י עֻזֵּ֖ךְ צִיּ֑וֹן לִבְשִׁ֣י ׀ בִּגְדֵ֣י תִפְאַרְתֵּ֗ךְ יְרוּשָׁלִַ֙ם֙ עִ֣יר הַקֹּ֔דֶשׁ כִּ֣י לֹ֥א יוֹסִ֛יף יָבֹא־בָ֥ךְ ע֖וֹד עָרֵ֥ל וְטָמֵֽא׃<text:s/></text:span><text:span text:style-name="T3424">2</text:span><text:span text:style-name="T3425"> הִתְנַעֲרִ֧י מֵעָפָ֛ר ק֥וּמִי שְּׁבִ֖י יְרֽוּשָׁלָ֑͏ִם *התפתחו **הִֽתְפַּתְּחִי֙ מוֹסרֵ֣י צַוָּארֵ֔ךְ שְׁבִיָּ֖ה בַּת־צִיּֽוֹן׃</text:span><text:span text:style-name="T3426"><text:s/>ס<text:s/></text:span><text:span text:style-name="T3427">‬</text:span>‬‬<text:span text:style-name="T3428">3</text:span><text:span text:style-name="T3429"> כִּֽי־כֹה֙ אָמַ֣ר יְהוָ֔ה חִנָּ֖ם נִמְכַּרְתֶּ֑ם וְלֹ֥א בְכֶ֖סֶף תִּגָּאֵֽלוּ׃<text:s/></text:span><text:span text:style-name="T3430">‬</text:span>‬‬<text:span text:style-name="T3431">4</text:span><text:span text:style-name="T3432"> כִּ֣י כֹ֤ה אָמַר֙ אֲדֹנָ֣י יְהוִ֔ה מִצְרַ֛יִם יָֽרַד־עַמִּ֥י בָרִֽאשֹׁנָ֖ה לָג֣וּר שָׁ֑ם וְאַשּׁ֖וּר בְּאֶ֥פֶס עֲשָׁקֽוֹ׃<text:s/></text:span><text:span text:style-name="T3433">‬</text:span>‬‬<text:span text:style-name="T3434">5</text:span><text:span text:style-name="T3435"> וְעַתָּ֤ה *מי־*לי־**מַה־**לִּי־פֹה֙ נְאֻם־יְהוָ֔ה כִּֽי־לֻקַּ֥ח עַמִּ֖י חִנָּ֑ם *משלו **מֹשְׁלָ֤יו יְהֵילִ֙ילוּ֙ נְאֻם־יְהוָ֔ה וְתָמִ֥יד כָּל־הַיּ֖וֹם שְׁמִ֥י מִנֹּאָּֽץ׃<text:s/></text:span><text:span text:style-name="T3436">‬</text:span>‬‬<text:span text:style-name="T3437">6</text:span><text:span text:style-name="T3438"> לָכֵ֛ן יֵדַ֥ע עַמִּ֖י שְׁמִ֑י לָכֵן֙ בַּיּ֣וֹם הַה֔וּא כִּֽי־אֲנִי־ה֥וּא הַֽמְדַבֵּ֖ר הִנֵּֽנִי׃<text:s/></text:span><text:span text:style-name="T3439">‬</text:span>‬‬<text:span text:style-name="T3440">7</text:span><text:span text:style-name="T3441"> מַה־נָּאו֨וּ עַל־הֶהָרִ֜ים רַגְלֵ֣י מְבַשֵּׂ֗ר מַשְׁמִ֧יעַ שָׁל֛וֹם מְבַשֵּׂ֥ר ט֖וֹב מַשְׁמִ֣יעַ יְשׁוּעָ֑ה אֹמֵ֥ר לְצִיּ֖וֹן מָלַ֥ךְ אֱלֹהָֽיִךְ׃<text:s/></text:span><text:span text:style-name="T3442">‬</text:span>‬‬<text:span text:style-name="T3443">8</text:span><text:span text:style-name="T3444"> ק֥וֹל צֹפַ֛יִךְ נָ֥שְׂאוּ ק֖וֹל יַחְדָּ֣ו יְרַנֵּ֑נוּ כִּ֣י עַ֤יִן בְּעַ֙יִן֙ יִרְא֔וּ בְּשׁ֥וּב יְהוָ֖ה צִיּֽוֹן׃<text:s/></text:span><text:span text:style-name="T3445">‬</text:span>‬‬<text:span text:style-name="T3446">9</text:span><text:span text:style-name="T3447"> פִּצְח֤וּ רַנְּנוּ֙ יַחְדָּ֔ו חָרְב֖וֹת יְרוּשָׁלָ֑͏ִם כִּֽי־נִחַ֤ם יְהוָה֙ עַמּ֔וֹ גָּאַ֖ל יְרוּשָׁלָֽ͏ִם׃<text:s/></text:span><text:span text:style-name="T3448">‬</text:span>‬‬<text:span text:style-name="T3449">10</text:span><text:span text:style-name="T3450"> חָשַׂ֤ף יְהוָה֙ אֶת־זְר֣וֹעַ קָדְשׁ֔וֹ לְעֵינֵ֖י כָּל־הַגּוֹיִ֑ם וְרָאוּ֙ כָּל־אַפְסֵי־אָ֔רֶץ אֵ֖ת יְשׁוּעַ֥ת אֱלֹהֵֽינוּ׃</text:span><text:span text:style-name="T3451"><text:s/>ס<text:s/></text:span><text:span text:style-name="T3452">‬</text:span>‬‬<text:span text:style-name="T3453">11</text:span><text:span text:style-name="T3454"> ס֤וּרוּ ס֙וּרוּ֙ צְא֣וּ מִשָּׁ֔ם טָמֵ֖א אַל־תִּגָּ֑עוּ צְא֣וּ מִתּוֹכָ֔הּ הִבָּ֕רוּ נֹשְׂאֵ֖י כְּלֵ֥י יְהוָֽה׃<text:s/></text:span><text:span text:style-name="T3455">‬</text:span>‬‬<text:span text:style-name="T3456">12</text:span><text:span text:style-name="T3457"> כִּ֣י לֹ֤א בְחִפָּזוֹן֙ תֵּצֵ֔אוּ וּבִמְנוּסָ֖ה לֹ֣א תֵלֵכ֑וּן כִּֽי־הֹלֵ֤ךְ לִפְנֵיכֶם֙ יְהוָ֔ה וּמְאַסִּפְכֶ֖ם אֱלֹהֵ֥י יִשְׂרָאֵֽל׃</text:span><text:span text:style-name="T3458"><text:s/>ס<text:s/></text:span><text:span text:style-name="T3459">‬</text:span>‬‬<text:span text:style-name="T3460">13</text:span><text:span text:style-name="T3461"> הִנֵּ֥ה יַשְׂכִּ֖יל עַבְדִּ֑י יָר֧וּם וְנִשָּׂ֛א וְגָבַ֖הּ מְאֹֽד׃<text:s/></text:span><text:span text:style-name="T3462">‬</text:span>‬‬<text:span text:style-name="T3463">14</text:span><text:span text:style-name="T3464"> כַּאֲשֶׁ֨ר שָׁמְמ֤וּ עָלֶ֙יךָ֙ רַבִּ֔ים כֵּן־מִשְׁחַ֥ת מֵאִ֖ישׁ מַרְאֵ֑הוּ וְתֹאֲר֖וֹ מִבְּנֵ֥י אָדָֽם׃<text:s/></text:span><text:span text:style-name="T3465">‬</text:span>‬‬<text:span text:style-name="T3466">15</text:span><text:span text:style-name="T3467"> כֵּ֤ן יַזֶּה֙ גּוֹיִ֣ם רַבִּ֔ים עָלָ֛יו יִקְפְּצ֥וּ מְלָכִ֖ים פִּיהֶ֑ם כִּ֠י אֲשֶׁ֨ר לֹֽא־סֻפַּ֤ר לָהֶם֙ רָא֔וּ וַאֲשֶׁ֥ר לֹֽא־שָׁמְע֖וּ הִתְבּוֹנָֽנוּ׃<text:s/></text:span><text:span text:style-name="T3468">‬</text:span>‬‬‬‬‬‬‬‬‬‬‬‬‬‬‬‬</text:p>
      </text:section>
      <text:section text:name="Sect52" text:style-name="S52">
        <text:p text:style-name="P3469">Isaiah 53</text:p>
        <text:p text:style-name="P3470"><text:span text:style-name="T3471">1</text:span><text:span text:style-name="T3472"> מִ֥י הֶאֱמִ֖ין לִשְׁמֻעָתֵ֑נוּ וּזְר֥וֹעַ יְהוָ֖ה עַל־מִ֥י נִגְלָֽתָה׃<text:s/></text:span><text:span text:style-name="T3473">2</text:span><text:span text:style-name="T3474"> וַיַּ֨עַל כַּיּוֹנֵ֜ק לְפָנָ֗יו וְכַשֹּׁ֙רֶשׁ֙ מֵאֶ֣רֶץ צִיָּ֔ה לֹא־תֹ֥אַר ל֖וֹ וְלֹ֣א הָדָ֑ר וְנִרְאֵ֥הוּ וְלֹֽא־מַרְאֶ֖ה וְנֶחְמְדֵֽהוּ׃<text:s/></text:span><text:span text:style-name="T3475">‬</text:span>‬‬<text:span text:style-name="T3476">3</text:span><text:span text:style-name="T3477"> נִבְזֶה֙ וַחֲדַ֣ל אִישִׁ֔ים אִ֥ישׁ מַכְאֹב֖וֹת וִיד֣וּעַ חֹ֑לִי וּכְמַסְתֵּ֤ר פָּנִים֙ מִמֶּ֔נּוּ נִבְזֶ֖ה וְלֹ֥א חֲשַׁבְנֻֽהוּ׃<text:s/></text:span><text:span text:style-name="T3478">‬</text:span>‬‬<text:span text:style-name="T3479">4</text:span><text:span text:style-name="T3480"> אָכֵ֤ן חֳלָיֵ֙נוּ֙ ה֣וּא נָשָׂ֔א וּמַכְאֹבֵ֖ינוּ סְבָלָ֑ם וַאֲנַ֣חְנוּ חֲשַׁבְנֻ֔הוּ נָג֛וּעַ מֻכֵּ֥ה אֱלֹהִ֖ים וּמְעֻנֶּֽה׃<text:s/></text:span><text:span text:style-name="T3481">‬</text:span>‬‬<text:span text:style-name="T3482">5</text:span><text:span text:style-name="T3483"> וְהוּא֙ מְחֹלָ֣ל מִפְּשָׁעֵ֔נוּ מְדֻכָּ֖א מֵעֲוֺנֹתֵ֑ינוּ מוּסַ֤ר שְׁלוֹמֵ֙נוּ֙ עָלָ֔יו וּבַחֲבֻרָת֖וֹ נִרְפָּא־לָֽנוּ׃<text:s/></text:span><text:span text:style-name="T3484">‬</text:span>‬‬<text:span text:style-name="T3485">6</text:span><text:span text:style-name="T3486"> כֻּלָּ֙נוּ֙ כַּצֹּ֣אן תָּעִ֔ינוּ אִ֥ישׁ לְדַרְכּ֖וֹ פָּנִ֑ינוּ וַֽיהוָה֙ הִפְגִּ֣יעַ בּ֔וֹ אֵ֖ת עֲוֺ֥ן כֻּלָּֽנוּ׃<text:s/></text:span><text:span text:style-name="T3487">‬</text:span>‬‬<text:span text:style-name="T3488">7</text:span><text:span text:style-name="T3489"> נִגַּ֨שׂ וְה֣וּא נַעֲנֶה֮ וְלֹ֣א יִפְתַּח־פִּיו֒ כַּשֶּׂה֙ לַטֶּ֣בַח יוּבָ֔ל וּכְרָחֵ֕ל לִפְנֵ֥י גֹזְזֶ֖יהָ נֶאֱלָ֑מָה וְלֹ֥א יִפְתַּ֖ח פִּֽיו׃<text:s/></text:span><text:span text:style-name="T3490">‬</text:span>‬‬<text:span text:style-name="T3491">8</text:span><text:span text:style-name="T3492"> מֵעֹ֤צֶר וּמִמִּשְׁפָּט֙ לֻקָּ֔ח וְאֶת־דּוֹר֖וֹ מִ֣י יְשׂוֹחֵ֑חַ כִּ֤י נִגְזַר֙ מֵאֶ֣רֶץ חַיִּ֔ים מִפֶּ֥שַׁע עַמִּ֖י נֶ֥גַע לָֽמוֹ׃<text:s/></text:span><text:span text:style-name="T3493">‬</text:span>‬‬<text:span text:style-name="T3494">9</text:span><text:span text:style-name="T3495"> וַיִּתֵּ֤ן אֶת־רְשָׁעִים֙ קִבְר֔וֹ וְאֶת־עָשִׁ֖יר בְּמֹתָ֑יו עַ֚ל לֹא־חָמָ֣ס עָשָׂ֔ה וְלֹ֥א מִרְמָ֖ה בְּפִֽיו׃<text:s/></text:span><text:span text:style-name="T3496">‬</text:span>‬‬<text:span text:style-name="T3497">10</text:span><text:span text:style-name="T3498"> וַיהוָ֞ה חָפֵ֤ץ דַּכְּאוֹ֙ הֶֽחֱלִ֔י אִם־תָּשִׂ֤ים אָשָׁם֙ נַפְשׁ֔וֹ יִרְאֶ֥ה זֶ֖רַע יַאֲרִ֣יךְ יָמִ֑ים וְחֵ֥פֶץ יְהוָ֖ה בְּיָד֥וֹ יִצְלָֽח׃<text:s/></text:span><text:span text:style-name="T3499">‬</text:span>‬‬<text:span text:style-name="T3500">11</text:span><text:span text:style-name="T3501"> מֵעֲמַ֤ל נַפְשׁוֹ֙ יִרְאֶ֣ה<text:s/></text:span><text:soft-page-break/><text:span text:style-name="T3502">יִשְׂבָּ֔ע בְּדַעְתּ֗וֹ יַצְדִּ֥יק צַדִּ֛יק עַבְדִּ֖י לָֽרַבִּ֑ים וַעֲוֺנֹתָ֖ם ה֥וּא יִסְבֹּֽל׃<text:s/></text:span><text:span text:style-name="T3503">‬</text:span>‬‬<text:span text:style-name="T3504">12</text:span><text:span text:style-name="T3505"> לָכֵ֞ן אֲחַלֶּק־ל֣וֹ בָרַבִּ֗ים וְאֶת־עֲצוּמִים֮ יְחַלֵּ֣ק שָׁלָל֒ תַּ֗חַת אֲשֶׁ֨ר הֶעֱרָ֤ה לַמָּ֙וֶת֙ נַפְשׁ֔וֹ וְאֶת־פֹּשְׁעִ֖ים נִמְנָ֑ה וְהוּא֙ חֵטְא־רַבִּ֣ים נָשָׂ֔א וְלַפֹּשְׁעִ֖ים יַפְגִּֽיעַ׃</text:span><text:span text:style-name="T3506"><text:s/>ס<text:s/></text:span><text:span text:style-name="T3507">‬</text:span>‬‬‬‬‬‬‬‬‬‬‬‬‬</text:p>
      </text:section>
      <text:section text:name="Sect53" text:style-name="S53">
        <text:p text:style-name="P3508">Isaiah 54</text:p>
        <text:p text:style-name="P3509"><text:span text:style-name="T3510">1</text:span><text:span text:style-name="T3511"> רָנִּ֥י עֲקָרָ֖ה לֹ֣א יָלָ֑דָה פִּצְחִ֨י רִנָּ֤ה וְצַהֲלִי֙ לֹא־חָ֔לָה כִּֽי־רַבִּ֧ים בְּֽנֵי־שׁוֹמֵמָ֛ה מִבְּנֵ֥י בְעוּלָ֖ה אָמַ֥ר יְהוָֽה׃<text:s/></text:span><text:span text:style-name="T3512">2</text:span><text:span text:style-name="T3513"> הַרְחִ֣יבִי ׀ מְק֣וֹם אָהֳלֵ֗ךְ וִירִיע֧וֹת מִשְׁכְּנוֹתַ֛יִךְ יַטּ֖וּ אַל־תַּחְשֹׂ֑כִי הַאֲרִ֙יכִי֙ מֵֽיתָרַ֔יִךְ וִיתֵדֹתַ֖יִךְ חַזֵּֽקִי׃<text:s/></text:span><text:span text:style-name="T3514">‬</text:span>‬‬<text:span text:style-name="T3515">3</text:span><text:span text:style-name="T3516"> כִּי־יָמִ֥ין וּשְׂמֹ֖אול תִּפְרֹ֑צִי וְזַרְעֵךְ֙ גּוֹיִ֣ם יִירָ֔שׁ וְעָרִ֥ים נְשַׁמּ֖וֹת יוֹשִֽׁיבוּ׃<text:s/></text:span><text:span text:style-name="T3517">‬</text:span>‬‬<text:span text:style-name="T3518">4</text:span><text:span text:style-name="T3519"> אַל־תִּֽירְאִי֙ כִּי־לֹ֣א תֵב֔וֹשִׁי וְאַל־תִּכָּלְמִ֖י כִּ֣י לֹ֣א תַחְפִּ֑ירִי כִּ֣י בֹ֤שֶׁת עֲלוּמַ֙יִךְ֙ תִּשְׁכָּ֔חִי וְחֶרְפַּ֥ת אַלְמְנוּתַ֖יִךְ לֹ֥א תִזְכְּרִי־עֽוֹד׃<text:s/></text:span><text:span text:style-name="T3520">‬</text:span>‬‬<text:span text:style-name="T3521">5</text:span><text:span text:style-name="T3522"> כִּ֤י בֹעֲלַ֙יִךְ֙ עֹשַׂ֔יִךְ יְהוָ֥ה צְבָא֖וֹת שְׁמ֑וֹ וְגֹֽאֲלֵךְ֙ קְד֣וֹשׁ יִשְׂרָאֵ֔ל אֱלֹהֵ֥י כָל־הָאָ֖רֶץ יִקָּרֵֽא׃<text:s/></text:span><text:span text:style-name="T3523">‬</text:span>‬‬<text:span text:style-name="T3524">6</text:span><text:span text:style-name="T3525"> כִּֽי־כְאִשָּׁ֧ה עֲזוּבָ֛ה וַעֲצ֥וּבַת ר֖וּחַ קְרָאָ֣ךְ יְהוָ֑ה וְאֵ֧שֶׁת נְעוּרִ֛ים כִּ֥י תִמָּאֵ֖ס אָמַ֥ר אֱלֹהָֽיִךְ׃<text:s/></text:span><text:span text:style-name="T3526">‬</text:span>‬‬<text:span text:style-name="T3527">7</text:span><text:span text:style-name="T3528"> בְּרֶ֥גַע קָטֹ֖ן עֲזַבְתִּ֑יךְ וּבְרַחֲמִ֥ים גְּדֹלִ֖ים אֲקַבְּצֵֽךְ׃<text:s/></text:span><text:span text:style-name="T3529">‬</text:span>‬‬<text:span text:style-name="T3530">8</text:span><text:span text:style-name="T3531"> בְּשֶׁ֣צֶף קֶ֗צֶף הִסְתַּ֨רְתִּי פָנַ֥י רֶ֙גַע֙ מִמֵּ֔ךְ וּבְחֶ֥סֶד עוֹלָ֖ם רִֽחַמְתִּ֑יךְ אָמַ֥ר גֹּאֲלֵ֖ךְ יְהוָֽה׃</text:span><text:span text:style-name="T3532"><text:s/>ס<text:s/></text:span><text:span text:style-name="T3533">‬</text:span>‬‬<text:span text:style-name="T3534">9</text:span><text:span text:style-name="T3535"> כִּי־מֵ֥י נֹ֙חַ֙ זֹ֣את לִ֔י אֲשֶׁ֣ר נִשְׁבַּ֗עְתִּי מֵעֲבֹ֥ר מֵי־נֹ֛חַ ע֖וֹד עַל־הָאָ֑רֶץ כֵּ֥ן נִשְׁבַּ֛עְתִּי מִקְּצֹ֥ף עָלַ֖יִךְ וּמִגְּעָר־בָּֽךְ׃<text:s/></text:span><text:span text:style-name="T3536">‬</text:span>‬‬<text:span text:style-name="T3537">10</text:span><text:span text:style-name="T3538"> כִּ֤י הֶֽהָרִים֙ יָמ֔וּשׁוּ וְהַגְּבָע֖וֹת תְּמוּטֶ֑נָה וְחַסְדִּ֞י מֵאִתֵּ֣ךְ לֹֽא־יָמ֗וּשׁ וּבְרִ֤ית שְׁלוֹמִי֙ לֹ֣א תָמ֔וּט אָמַ֥ר מְרַחֲמֵ֖ךְ יְהוָֽה׃</text:span><text:span text:style-name="T3539"><text:s/>ס<text:s/></text:span><text:span text:style-name="T3540">‬</text:span>‬‬<text:span text:style-name="T3541">11</text:span><text:span text:style-name="T3542"> עֲנִיָּ֥ה סֹעֲרָ֖ה לֹ֣א נֻחָ֑מָה הִנֵּ֨ה אָנֹכִ֜י מַרְבִּ֤יץ בַּפּוּךְ֙ אֲבָנַ֔יִךְ וִיסַדְתִּ֖יךְ בַּסַּפִּירִֽים׃<text:s/></text:span><text:span text:style-name="T3543">‬</text:span>‬‬<text:span text:style-name="T3544">12</text:span><text:span text:style-name="T3545"> וְשַׂמְתִּ֤י כַּֽדְכֹד֙ שִׁמְשֹׁתַ֔יִךְ וּשְׁעָרַ֖יִךְ לְאַבְנֵ֣י אֶקְדָּ֑ח וְכָל־גְּבוּלֵ֖ךְ לְאַבְנֵי־חֵֽפֶץ׃<text:s/></text:span><text:span text:style-name="T3546">‬</text:span>‬‬<text:span text:style-name="T3547">13</text:span><text:span text:style-name="T3548"> וְכָל־בָּנַ֖יִךְ לִמּוּדֵ֣י יְהוָ֑ה וְרַ֖ב שְׁל֥וֹם בָּנָֽיִךְ׃<text:s/></text:span><text:span text:style-name="T3549">‬</text:span>‬‬<text:span text:style-name="T3550">14</text:span><text:span text:style-name="T3551"> בִּצְדָקָ֖ה תִּכּוֹנָ֑נִי רַחֲקִ֤י מֵעֹ֙שֶׁק֙ כִּֽי־לֹ֣א תִירָ֔אִי וּמִ֨מְּחִתָּ֔ה כִּ֥י לֹֽא־תִקְרַ֖ב אֵלָֽיִךְ׃<text:s/></text:span><text:span text:style-name="T3552">‬</text:span>‬‬<text:span text:style-name="T3553">15</text:span><text:span text:style-name="T3554"> הֵ֣ן גּ֥וֹר יָג֛וּר אֶ֖פֶס מֵֽאוֹתִ֑י מִי־גָ֥ר אִתָּ֖ךְ עָלַ֥יִךְ יִפּֽוֹל׃<text:s/></text:span><text:span text:style-name="T3555">‬</text:span>‬‬<text:span text:style-name="T3556">16</text:span><text:span text:style-name="T3557"> *הן **הִנֵּ֤ה אָֽנֹכִי֙ בָּרָ֣אתִי חָרָ֔שׁ נֹפֵ֙חַ֙ בְּאֵ֣שׁ פֶּחָ֔ם וּמוֹצִ֥יא כְלִ֖י לְמַעֲשֵׂ֑הוּ וְאָנֹכִ֛י בָּרָ֥אתִי מַשְׁחִ֖ית לְחַבֵּֽל׃<text:s/></text:span><text:span text:style-name="T3558">‬</text:span>‬‬<text:span text:style-name="T3559">17</text:span><text:span text:style-name="T3560"> כָּל־כְּלִ֞י יוּצַ֤ר עָלַ֙יִךְ֙ לֹ֣א יִצְלָ֔ח וְכָל־לָשׁ֛וֹן תָּֽקוּם־אִתָּ֥ךְ לַמִּשְׁפָּ֖ט תַּרְשִׁ֑יעִי זֹ֡את נַחֲלַת֩ עַבְדֵ֨י יְהוָ֧ה וְצִדְקָתָ֛ם מֵאִתִּ֖י נְאֻם־יְהוָֽה׃</text:span><text:span text:style-name="T3561"><text:s/>ס<text:s/></text:span><text:span text:style-name="T3562">‬</text:span>‬‬‬‬‬‬‬‬‬‬‬‬‬‬‬‬‬‬</text:p>
      </text:section>
      <text:section text:name="Sect54" text:style-name="S54">
        <text:p text:style-name="P3563">Isaiah 55</text:p>
        <text:p text:style-name="P3564"><text:span text:style-name="T3565">1</text:span><text:span text:style-name="T3566"> ה֤וֹי כָּל־צָמֵא֙ לְכ֣וּ לַמַּ֔יִם וַאֲשֶׁ֥ר אֵֽין־ל֖וֹ כָּ֑סֶף לְכ֤וּ שִׁבְרוּ֙ וֶֽאֱכֹ֔לוּ וּלְכ֣וּ שִׁבְר֗וּ בְּלוֹא־כֶ֛סֶף וּבְל֥וֹא מְחִ֖יר יַ֥יִן וְחָלָֽב׃<text:s/></text:span><text:span text:style-name="T3567">2</text:span><text:span text:style-name="T3568"> לָ֤מָּה תִשְׁקְלוּ־כֶ֙סֶף֙ בְּֽלוֹא־לֶ֔חֶם וִיגִיעֲכֶ֖ם בְּל֣וֹא לְשָׂבְעָ֑ה שִׁמְע֨וּ שָׁמ֤וֹעַ אֵלַי֙ וְאִכְלוּ־ט֔וֹב וְתִתְעַנַּ֥ג בַּדֶּ֖שֶׁן נַפְשְׁכֶֽם׃<text:s/></text:span><text:span text:style-name="T3569">‬</text:span>‬‬<text:span text:style-name="T3570">3</text:span><text:span text:style-name="T3571"> הַטּ֤וּ אָזְנְכֶם֙ וּלְכ֣וּ אֵלַ֔י שִׁמְע֖וּ וּתְחִ֣י נַפְשְׁכֶ֑ם וְאֶכְרְתָ֤ה לָכֶם֙ בְּרִ֣ית עוֹלָ֔ם חַֽסְדֵ֥י דָוִ֖ד הַנֶּאֱמָנִֽים׃<text:s/></text:span><text:span text:style-name="T3572">‬</text:span>‬‬<text:span text:style-name="T3573">4</text:span><text:span text:style-name="T3574"> הֵ֛ן עֵ֥ד לְאוּמִּ֖ים נְתַתִּ֑יו נָגִ֥יד וּמְצַוֵּ֖ה לְאֻמִּֽים׃<text:s/></text:span><text:span text:style-name="T3575">‬</text:span>‬‬<text:span text:style-name="T3576">5</text:span><text:span text:style-name="T3577"> הֵ֣ן גּ֤וֹי לֹֽא־תֵדַע֙ תִּקְרָ֔א וְג֥וֹי לֹֽא־יְדָע֖וּךָ אֵלֶ֣יךָ יָר֑וּצוּ לְמַ֙עַן֙ יְהוָ֣ה אֱלֹהֶ֔יךָ וְלִקְד֥וֹשׁ יִשְׂרָאֵ֖ל כִּ֥י פֵאֲרָֽךְ׃</text:span><text:span text:style-name="T3578"><text:s/>ס<text:s/></text:span><text:span text:style-name="T3579">‬</text:span>‬‬<text:span text:style-name="T3580">6</text:span><text:span text:style-name="T3581"> דִּרְשׁ֥וּ יְהוָ֖ה<text:s/></text:span><text:soft-page-break/><text:span text:style-name="T3582">בְּהִמָּצְא֑וֹ קְרָאֻ֖הוּ בִּֽהְיוֹת֥וֹ קָרֽוֹב׃<text:s/></text:span><text:span text:style-name="T3583">‬</text:span>‬‬<text:span text:style-name="T3584">7</text:span><text:span text:style-name="T3585"> יַעֲזֹ֤ב רָשָׁע֙ דַּרְכּ֔וֹ וְאִ֥ישׁ אָ֖וֶן מַחְשְׁבֹתָ֑יו וְיָשֹׁ֤ב אֶל־יְהוָה֙ וִֽירַחֲמֵ֔הוּ וְאֶל־אֱלֹהֵ֖ינוּ כִּֽי־יַרְבֶּ֥ה לִסְלֽוֹחַ׃<text:s/></text:span><text:span text:style-name="T3586">‬</text:span>‬‬<text:span text:style-name="T3587">8</text:span><text:span text:style-name="T3588"> כִּ֣י לֹ֤א מַחְשְׁבוֹתַי֙ מַחְשְׁב֣וֹתֵיכֶ֔ם וְלֹ֥א דַרְכֵיכֶ֖ם דְּרָכָ֑י נְאֻ֖ם יְהוָֽה׃<text:s/></text:span><text:span text:style-name="T3589">‬</text:span>‬‬<text:span text:style-name="T3590">9</text:span><text:span text:style-name="T3591"> כִּֽי־גָבְה֥וּ שָׁמַ֖יִם מֵאָ֑רֶץ כֵּ֣ן גָּבְה֤וּ דְרָכַי֙ מִדַּרְכֵיכֶ֔ם וּמַחְשְׁבֹתַ֖י מִמַּחְשְׁבֹתֵיכֶֽם׃<text:s/></text:span><text:span text:style-name="T3592">‬</text:span>‬‬<text:span text:style-name="T3593">10</text:span><text:span text:style-name="T3594"> כִּ֡י כַּאֲשֶׁ֣ר יֵרֵד֩ הַגֶּ֨שֶׁם וְהַשֶּׁ֜לֶג מִן־הַשָּׁמַ֗יִם וְשָׁ֙מָּה֙ לֹ֣א יָשׁ֔וּב כִּ֚י אִם־הִרְוָ֣ה אֶת־הָאָ֔רֶץ וְהוֹלִידָ֖הּ וְהִצְמִיחָ֑הּ וְנָ֤תַן זֶ֙רַע֙ לַזֹּרֵ֔עַ וְלֶ֖חֶם לָאֹכֵֽל׃<text:s/></text:span><text:span text:style-name="T3595">‬</text:span>‬‬<text:span text:style-name="T3596">11</text:span><text:span text:style-name="T3597"> כֵּ֣ן יִֽהְיֶ֤ה דְבָרִי֙ אֲשֶׁ֣ר יֵצֵ֣א מִפִּ֔י לֹֽא־יָשׁ֥וּב אֵלַ֖י רֵיקָ֑ם כִּ֤י אִם־עָשָׂה֙ אֶת־אֲשֶׁ֣ר חָפַ֔צְתִּי וְהִצְלִ֖יחַ אֲשֶׁ֥ר שְׁלַחְתִּֽיו׃<text:s/></text:span><text:span text:style-name="T3598">‬</text:span>‬‬<text:span text:style-name="T3599">12</text:span><text:span text:style-name="T3600"> כִּֽי־בְשִׂמְחָ֣ה תֵצֵ֔אוּ וּבְשָׁל֖וֹם תּֽוּבָל֑וּן הֶהָרִ֣ים וְהַגְּבָע֗וֹת יִפְצְח֤וּ לִפְנֵיכֶם֙ רִנָּ֔ה וְכָל־עֲצֵ֥י הַשָּׂדֶ֖ה יִמְחֲאוּ־כָֽף׃<text:s/></text:span><text:span text:style-name="T3601">‬</text:span>‬‬<text:span text:style-name="T3602">13</text:span><text:span text:style-name="T3603"> תַּ֤חַת הַֽנַּעֲצוּץ֙ יַעֲלֶ֣ה בְר֔וֹשׁ *תחת **וְתַ֥חַת הַסִּרְפַּ֖ד יַעֲלֶ֣ה הֲדַ֑ס וְהָיָ֤ה לַֽיהוָה֙ לְשֵׁ֔ם לְא֥וֹת עוֹלָ֖ם לֹ֥א יִכָּרֵֽת׃</text:span><text:span text:style-name="T3604"><text:s/>ס<text:s/></text:span><text:span text:style-name="T3605">‬</text:span>‬‬‬‬‬‬‬‬‬‬‬‬‬‬</text:p>
      </text:section>
      <text:section text:name="Sect55" text:style-name="S55">
        <text:p text:style-name="P3606">Isaiah 56</text:p>
        <text:p text:style-name="P3607"><text:span text:style-name="T3608">1</text:span><text:span text:style-name="T3609"> כֹּ֚ה אָמַ֣ר יְהוָ֔ה שִׁמְר֥וּ מִשְׁפָּ֖ט וַעֲשׂ֣וּ צְדָקָ֑ה כִּֽי־קְרוֹבָ֤ה יְשֽׁוּעָתִי֙ לָב֔וֹא וְצִדְקָתִ֖י לְהִגָּלֽוֹת׃<text:s/></text:span><text:span text:style-name="T3610">2</text:span><text:span text:style-name="T3611"> אַשְׁרֵ֤י אֱנוֹשׁ֙ יַעֲשֶׂה־זֹּ֔את וּבֶן־אָדָ֖ם יַחֲזִ֣יק בָּ֑הּ שֹׁמֵ֤ר שַׁבָּת֙ מֵֽחַלְּל֔וֹ וְשֹׁמֵ֥ר יָד֖וֹ מֵעֲשׂ֥וֹת כָּל־רָֽע׃</text:span><text:span text:style-name="T3612"><text:s/>ס<text:s/></text:span><text:span text:style-name="T3613">‬</text:span>‬‬<text:span text:style-name="T3614">3</text:span><text:span text:style-name="T3615"> וְאַל־יֹאמַ֣ר בֶּן־הַנֵּכָ֗ר הַנִּלְוָ֤ה אֶל־יְהוָה֙ לֵאמֹ֔ר הַבְדֵּ֧ל יַבְדִּילַ֛נִי יְהוָ֖ה מֵעַ֣ל עַמּ֑וֹ וְאַל־יֹאמַר֙ הַסָּרִ֔יס הֵ֥ן אֲנִ֖י עֵ֥ץ יָבֵֽשׁ׃</text:span><text:span text:style-name="T3616"><text:s/>ס<text:s/></text:span><text:span text:style-name="T3617">‬</text:span>‬‬<text:span text:style-name="T3618">4</text:span><text:span text:style-name="T3619"> כִּי־כֹ֣ה ׀ אָמַ֣ר יְהוָ֗ה לַסָּֽרִיסִים֙ אֲשֶׁ֤ר יִשְׁמְרוּ֙ אֶת־שַׁבְּתוֹתַ֔י וּבָֽחֲר֖וּ בַּאֲשֶׁ֣ר חָפָ֑צְתִּי וּמַחֲזִיקִ֖ים בִּבְרִיתִֽי׃<text:s/></text:span><text:span text:style-name="T3620">‬</text:span>‬‬<text:span text:style-name="T3621">5</text:span><text:span text:style-name="T3622"> וְנָתַתִּ֨י לָהֶ֜ם בְּבֵיתִ֤י וּבְחֽוֹמֹתַי֙ יָ֣ד וָשֵׁ֔ם ט֖וֹב מִבָּנִ֣ים וּמִבָּנ֑וֹת שֵׁ֤ם עוֹלָם֙ אֶתֶּן־ל֔וֹ אֲשֶׁ֖ר לֹ֥א יִכָּרֵֽת׃</text:span><text:span text:style-name="T3623"><text:s/>ס<text:s/></text:span><text:span text:style-name="T3624">‬</text:span>‬‬<text:span text:style-name="T3625">6</text:span><text:span text:style-name="T3626"> וּבְנֵ֣י הַנֵּכָ֗ר הַנִּלְוִ֤ים עַל־יְהוָה֙ לְשָׁ֣רְת֔וֹ וּֽלְאַהֲבָה֙ אֶת־שֵׁ֣ם יְהוָ֔ה לִהְי֥וֹת ל֖וֹ לַעֲבָדִ֑ים כָּל־שֹׁמֵ֤ר שַׁבָּת֙ מֵֽחַלְּל֔וֹ וּמַחֲזִיקִ֖ים בִּבְרִיתִֽי׃<text:s/></text:span><text:span text:style-name="T3627">‬</text:span>‬‬<text:span text:style-name="T3628">7</text:span><text:span text:style-name="T3629"> וַהֲבִיאוֹתִ֞ים אֶל־הַ֣ר קָדְשִׁ֗י וְשִׂמַּחְתִּים֙ בְּבֵ֣ית תְּפִלָּתִ֔י עוֹלֹתֵיהֶ֧ם וְזִבְחֵיהֶ֛ם לְרָצ֖וֹן עַֽל־מִזְבְּחִ֑י כִּ֣י בֵיתִ֔י בֵּית־תְּפִלָּ֥ה יִקָּרֵ֖א לְכָל־הָעַמִּֽים׃<text:s/></text:span><text:span text:style-name="T3630">‬</text:span>‬‬<text:span text:style-name="T3631">8</text:span><text:span text:style-name="T3632"> נְאֻם֙ אֲדֹנָ֣י יְהוִ֔ה מְקַבֵּ֖ץ נִדְחֵ֣י יִשְׂרָאֵ֑ל ע֛וֹד אֲקַבֵּ֥ץ עָלָ֖יו לְנִקְבָּצָֽיו׃<text:s/></text:span><text:span text:style-name="T3633">‬</text:span>‬‬<text:span text:style-name="T3634">9</text:span><text:span text:style-name="T3635"> כֹּ֖ל חַיְת֣וֹ שָׂדָ֑י אֵתָ֕יוּ לֶאֱכֹ֥ל כָּל־חַיְת֖וֹ בַּיָּֽעַר׃</text:span><text:span text:style-name="T3636"><text:s/>ס<text:s/></text:span><text:span text:style-name="T3637">‬</text:span>‬‬<text:span text:style-name="T3638">10</text:span><text:span text:style-name="T3639"> *צפו **צֹפָ֞יו עִוְרִ֤ים כֻּלָּם֙ לֹ֣א יָדָ֔עוּ כֻּלָּם֙ כְּלָבִ֣ים אִלְּמִ֔ים לֹ֥א יוּכְל֖וּ לִנְבֹּ֑חַ הֹזִים֙ שֹֽׁכְבִ֔ים אֹהֲבֵ֖י לָנֽוּם׃<text:s/></text:span><text:span text:style-name="T3640">‬</text:span>‬‬<text:span text:style-name="T3641">11</text:span><text:span text:style-name="T3642"> וְהַכְּלָבִ֣ים עַזֵּי־נֶ֗פֶשׁ לֹ֤א יָֽדְעוּ֙ שָׂבְעָ֔ה וְהֵ֣מָּה רֹעִ֔ים לֹ֥א יָדְע֖וּ הָבִ֑ין כֻּלָּם֙ לְדַרְכָּ֣ם פָּנ֔וּ אִ֥ישׁ לְבִצְע֖וֹ מִקָּצֵֽהוּ׃<text:s/></text:span><text:span text:style-name="T3643">‬</text:span>‬‬<text:span text:style-name="T3644">12</text:span><text:span text:style-name="T3645"> אֵתָ֥יוּ אֶקְחָה־יַ֖יִן וְנִסְבְּאָ֣ה שֵׁכָ֑ר וְהָיָ֤ה כָזֶה֙ י֣וֹם מָחָ֔ר גָּד֖וֹל יֶ֥תֶר מְאֹֽד׃<text:s/></text:span><text:span text:style-name="T3646">‬</text:span>‬‬‬‬‬‬‬‬‬‬‬‬‬</text:p>
      </text:section>
      <text:section text:name="Sect56" text:style-name="S56">
        <text:soft-page-break/>
        <text:p text:style-name="P3647">Isaiah 57‬</text:p>
        <text:p text:style-name="P3648"><text:span text:style-name="T3649">1</text:span><text:span text:style-name="T3650"> הַצַּדִּ֣יק אָבָ֔ד וְאֵ֥ין אִ֖ישׁ שָׂ֣ם עַל־לֵ֑ב וְאַנְשֵׁי־חֶ֤סֶד נֶֽאֱסָפִים֙ בְּאֵ֣ין מֵבִ֔ין כִּֽי־מִפְּנֵ֥י הָרָעָ֖ה נֶאֱסַ֥ף הַצַּדִּֽיק׃<text:s/></text:span><text:span text:style-name="T3651">2</text:span><text:span text:style-name="T3652"> יָב֣וֹא שָׁל֔וֹם יָנ֖וּחוּ עַל־מִשְׁכְּבוֹתָ֑ם הֹלֵ֖ךְ נְכֹחֽוֹ׃<text:s/></text:span><text:span text:style-name="T3653">‬</text:span>‬‬<text:span text:style-name="T3654">3</text:span><text:span text:style-name="T3655"> וְאַתֶּ֥ם קִרְבוּ־הֵ֖נָּה בְּנֵ֣י עֹנְנָ֑ה זֶ֥רַע מְנָאֵ֖ף וַתִּזְנֶֽה׃<text:s/></text:span><text:span text:style-name="T3656">‬</text:span>‬‬<text:span text:style-name="T3657">4</text:span><text:span text:style-name="T3658"> עַל־מִי֙ תִּתְעַנָּ֔גוּ עַל־מִ֛י תַּרְחִ֥יבוּ פֶ֖ה תַּאֲרִ֣יכוּ לָשׁ֑וֹן הֲלֽוֹא־אַתֶּ֥ם יִלְדֵי־פֶ֖שַׁע זֶ֥רַע שָֽׁקֶר׃<text:s/></text:span><text:span text:style-name="T3659">‬</text:span>‬‬<text:span text:style-name="T3660">5</text:span><text:span text:style-name="T3661"> הַנֵּֽחָמִים֙ בָּֽאֵלִ֔ים תַּ֖חַת כָּל־עֵ֣ץ רַעֲנָ֑ן שֹׁחֲטֵ֤י הַיְלָדִים֙ בַּנְּחָלִ֔ים תַּ֖חַת סְעִפֵ֥י הַסְּלָעִֽים׃<text:s/></text:span><text:span text:style-name="T3662">‬</text:span>‬‬<text:span text:style-name="T3663">6</text:span><text:span text:style-name="T3664"> בְּחַלְּקֵי־נַ֣חַל חֶלְקֵ֔ךְ הֵ֥ם הֵ֖ם גּוֹרָלֵ֑ךְ גַּם־לָהֶ֞ם שָׁפַ֥כְתְּ נֶ֙סֶךְ֙ הֶעֱלִ֣ית מִנְחָ֔ה הַ֥עַל אֵ֖לֶּה אֶנָּחֵֽם׃<text:s/></text:span><text:span text:style-name="T3665">‬</text:span>‬‬<text:span text:style-name="T3666">7</text:span><text:span text:style-name="T3667"> עַ֤ל הַר־גָּבֹ֙הַּ֙ וְנִשָּׂ֔א שַׂ֖מְתְּ מִשְׁכָּבֵ֑ךְ גַּם־שָׁ֥ם עָלִ֖ית לִזְבֹּ֥חַ זָֽבַח׃<text:s/></text:span><text:span text:style-name="T3668">‬</text:span>‬‬<text:span text:style-name="T3669">8</text:span><text:span text:style-name="T3670"> וְאַחַ֤ר הַדֶּ֙לֶת֙ וְהַמְּזוּזָ֔ה שַׂ֖מְתְּ זִכְרוֹנֵ֑ךְ כִּ֣י מֵאִתִּ֞י גִּלִּ֣ית וַֽתַּעֲלִ֗י הִרְחַ֤בְתְּ מִשְׁכָּבֵךְ֙ וַתִּכְרָת־לָ֣ךְ מֵהֶ֔ם אָהַ֥בְתְּ מִשְׁכָּבָ֖ם יָ֥ד חָזִֽית׃<text:s/></text:span><text:span text:style-name="T3671">‬</text:span>‬‬<text:span text:style-name="T3672">9</text:span><text:span text:style-name="T3673"> וַתָּשֻׁ֤רִי לַמֶּ֙לֶךְ֙ בַּשֶּׁ֔מֶן וַתַּרְבִּ֖י רִקֻּחָ֑יִךְ וַתְּשַׁלְּחִ֤י צִרַ֙יִךְ֙ עַד־מֵ֣רָחֹ֔ק וַתַּשְׁפִּ֖ילִי עַד־שְׁאֽוֹל׃<text:s/></text:span><text:span text:style-name="T3674">‬</text:span>‬‬<text:span text:style-name="T3675">10</text:span><text:span text:style-name="T3676"> בְּרֹ֤ב דַּרְכֵּךְ֙ יָגַ֔עַתְּ לֹ֥א אָמַ֖רְתְּ נוֹאָ֑שׁ חַיַּ֤ת יָדֵךְ֙ מָצָ֔את עַל־כֵּ֖ן לֹ֥א חָלִֽית׃<text:s/></text:span><text:span text:style-name="T3677">‬</text:span>‬‬<text:span text:style-name="T3678">11</text:span><text:span text:style-name="T3679"> וְאֶת־מִ֞י דָּאַ֤גְתְּ וַתִּֽירְאִי֙ כִּ֣י תְכַזֵּ֔בִי וְאוֹתִי֙ לֹ֣א זָכַ֔רְתְּ לֹא־שַׂ֖מְתְּ עַל־לִבֵּ֑ךְ הֲלֹ֨א אֲנִ֤י מַחְשֶׁה֙ וּמֵ֣עֹלָ֔ם וְאוֹתִ֖י לֹ֥א תִירָֽאִי׃<text:s/></text:span><text:span text:style-name="T3680">‬</text:span>‬‬<text:span text:style-name="T3681">12</text:span><text:span text:style-name="T3682"> אֲנִ֥י אַגִּ֖יד צִדְקָתֵ֑ךְ וְאֶֽת־מַעֲשַׂ֖יִךְ וְלֹ֥א יוֹעִילֽוּךְ׃<text:s/></text:span><text:span text:style-name="T3683">‬</text:span>‬‬<text:span text:style-name="T3684">13</text:span><text:span text:style-name="T3685"> בְּזַֽעֲקֵךְ֙ יַצִּילֻ֣ךְ קִבּוּצַ֔יִךְ וְאֶת־כֻּלָּ֥ם יִשָּׂא־ר֖וּחַ יִקַּח־הָ֑בֶל וְהַחוֹסֶ֥ה בִי֙ יִנְחַל־אֶ֔רֶץ וְיִירַ֖שׁ הַר־קָדְשִֽׁי׃<text:s/></text:span><text:span text:style-name="T3686">‬</text:span>‬‬<text:span text:style-name="T3687">14</text:span><text:span text:style-name="T3688"> וְאָמַ֥ר סֹֽלּוּ־סֹ֖לּוּ פַּנּוּ־דָ֑רֶךְ הָרִ֥ימוּ מִכְשׁ֖וֹל מִדֶּ֥רֶךְ עַמִּֽי׃</text:span><text:span text:style-name="T3689"><text:s/>ס<text:s/></text:span><text:span text:style-name="T3690">‬</text:span>‬‬<text:span text:style-name="T3691">15</text:span><text:span text:style-name="T3692"> כִּי֩ כֹ֨ה אָמַ֜ר רָ֣ם וְנִשָּׂ֗א שֹׁכֵ֥ן עַד֙ וְקָד֣וֹשׁ שְׁמ֔וֹ מָר֥וֹם וְקָד֖וֹשׁ אֶשְׁכּ֑וֹן וְאֶת־דַּכָּא֙ וּשְׁפַל־ר֔וּחַ לְהַחֲיוֹת֙ ר֣וּחַ שְׁפָלִ֔ים וּֽלְהַחֲי֖וֹת לֵ֥ב נִדְכָּאִֽים׃<text:s/></text:span><text:span text:style-name="T3693">‬</text:span>‬‬<text:span text:style-name="T3694">16</text:span><text:span text:style-name="T3695"> כִּ֣י לֹ֤א לְעוֹלָם֙ אָרִ֔יב וְלֹ֥א לָנֶ֖צַח אֶקְּצ֑וֹף כִּי־ר֙וּחַ֙ מִלְּפָנַ֣י יַֽעֲט֔וֹף וּנְשָׁמ֖וֹת אֲנִ֥י עָשִֽׂיתִי׃<text:s/></text:span><text:span text:style-name="T3696">‬</text:span>‬‬<text:span text:style-name="T3697">17</text:span><text:span text:style-name="T3698"> בַּעֲוֺ֥ן בִּצְע֛וֹ קָצַ֥פְתִּי וְאַכֵּ֖הוּ הַסְתֵּ֣ר וְאֶקְצֹ֑ף וַיֵּ֥לֶךְ שׁוֹבָ֖ב בְּדֶ֥רֶךְ לִבּֽוֹ׃<text:s/></text:span><text:span text:style-name="T3699">‬</text:span>‬‬<text:span text:style-name="T3700">18</text:span><text:span text:style-name="T3701"> דְּרָכָ֥יו רָאִ֖יתִי וְאֶרְפָּאֵ֑הוּ וְאַנְחֵ֕הוּ וַאֲשַׁלֵּ֧ם נִֽחֻמִ֛ים ל֖וֹ וְלַאֲבֵלָֽיו׃<text:s/></text:span><text:span text:style-name="T3702">‬</text:span>‬‬<text:span text:style-name="T3703">19</text:span><text:span text:style-name="T3704"> בּוֹרֵ֖א *נוב **נִ֣יב שְׂפָתָ֑יִם שָׁל֨וֹם ׀ שָׁל֜וֹם לָרָח֧וֹק וְלַקָּר֛וֹב אָמַ֥ר יְהוָ֖ה וּרְפָאתִֽיו׃<text:s/></text:span><text:span text:style-name="T3705">‬</text:span>‬‬<text:span text:style-name="T3706">20</text:span><text:span text:style-name="T3707"> וְהָרְשָׁעִ֖ים כַּיָּ֣ם נִגְרָ֑שׁ כִּ֤י הַשְׁקֵט֙ לֹ֣א יוּכָ֔ל וַיִּגְרְשׁ֥וּ מֵימָ֖יו רֶ֥פֶשׁ וָטִֽיט׃<text:s/></text:span><text:span text:style-name="T3708">‬</text:span>‬‬<text:span text:style-name="T3709">21</text:span><text:span text:style-name="T3710"> אֵ֣ין שָׁל֔וֹם אָמַ֥ר אֱלֹהַ֖י לָרְשָׁעִֽים׃</text:span><text:span text:style-name="T3711"><text:s/>ס<text:s/></text:span><text:span text:style-name="T3712">‬</text:span>‬‬‬‬‬‬‬‬‬‬‬‬‬‬‬‬‬‬‬‬‬‬</text:p>
      </text:section>
      <text:section text:name="Sect57" text:style-name="S57">
        <text:p text:style-name="P3713">Isaiah 58</text:p>
        <text:p text:style-name="P3714"><text:span text:style-name="T3715">1</text:span><text:span text:style-name="T3716"> קְרָ֤א בְגָרוֹן֙ אַל־תַּחְשֹׂ֔ךְ כַּשּׁוֹפָ֖ר הָרֵ֣ם קוֹלֶ֑ךָ וְהַגֵּ֤ד לְעַמִּי֙ פִּשְׁעָ֔ם וּלְבֵ֥ית יַעֲקֹ֖ב חַטֹּאתָֽם׃<text:s/></text:span><text:span text:style-name="T3717">2</text:span><text:span text:style-name="T3718"> וְאוֹתִ֗י י֥וֹם יוֹם֙ יִדְרֹשׁ֔וּן וְדַ֥עַת דְּרָכַ֖י יֶחְפָּצ֑וּן כְּג֞וֹי אֲשֶׁר־צְדָקָ֣ה עָשָׂ֗ה וּמִשְׁפַּ֤ט אֱלֹהָיו֙ לֹ֣א עָזָ֔ב יִשְׁאָל֙וּנִי֙ מִשְׁפְּטֵי־צֶ֔דֶק קִרְבַ֥ת אֱלֹהִ֖ים יֶחְפָּצֽוּן׃<text:s/></text:span><text:span text:style-name="T3719">‬</text:span>‬‬<text:span text:style-name="T3720">3</text:span><text:span text:style-name="T3721"> לָ֤מָּה צַּ֙מְנוּ֙ וְלֹ֣א רָאִ֔יתָ עִנִּ֥ינוּ נַפְשֵׁ֖נוּ וְלֹ֣א תֵדָ֑ע הֵ֣ן בְּי֤וֹם צֹֽמְכֶם֙ תִּמְצְאוּ־חֵ֔פֶץ וְכָל־עַצְּבֵיכֶ֖ם תִּנְגֹּֽשׂוּ׃<text:s/></text:span><text:span text:style-name="T3722">‬</text:span>‬‬<text:span text:style-name="T3723">4</text:span><text:span text:style-name="T3724"> הֵ֣ן לְרִ֤יב וּמַצָּה֙ תָּצ֔וּמוּ וּלְהַכּ֖וֹת בְּאֶגְרֹ֣ף רֶ֑שַׁע לֹא־תָצ֣וּמוּ כַיּ֔וֹם לְהַשְׁמִ֥יעַ בַּמָּר֖וֹם קוֹלְכֶֽם׃<text:s/></text:span><text:span text:style-name="T3725">‬</text:span>‬‬<text:span text:style-name="T3726">5</text:span><text:span text:style-name="T3727"> הֲכָזֶ֗ה יִֽהְיֶה֙ צ֣וֹם אֶבְחָרֵ֔הוּ י֛וֹם עַנּ֥וֹת אָדָ֖ם נַפְשׁ֑וֹ הֲלָכֹ֨ף כְּאַגְמֹ֜ן<text:s/></text:span><text:soft-page-break/><text:span text:style-name="T3728">רֹאשׁ֗וֹ וְשַׂ֤ק וָאֵ֙פֶר֙ יַצִּ֔יעַ הֲלָזֶה֙ תִּקְרָא־צ֔וֹם וְי֥וֹם רָצ֖וֹן לַיהוָֽה׃<text:s/></text:span><text:span text:style-name="T3729">‬</text:span>‬‬<text:span text:style-name="T3730">6</text:span><text:span text:style-name="T3731"> הֲל֣וֹא זֶה֮ צ֣וֹם אֶבְחָרֵהוּ֒ פַּתֵּ֙חַ֙ חַרְצֻבּ֣וֹת רֶ֔שַׁע הַתֵּ֖ר אֲגֻדּ֣וֹת מוֹטָ֑ה וְשַׁלַּ֤ח רְצוּצִים֙ חָפְשִׁ֔ים וְכָל־מוֹטָ֖ה תְּנַתֵּֽקוּ׃<text:s/></text:span><text:span text:style-name="T3732">‬</text:span>‬‬<text:span text:style-name="T3733">7</text:span><text:span text:style-name="T3734"> הֲל֨וֹא פָרֹ֤ס לָֽרָעֵב֙ לַחְמֶ֔ךָ וַעֲנִיִּ֥ים מְרוּדִ֖ים תָּ֣בִיא בָ֑יִת כִּֽי־תִרְאֶ֤ה עָרֹם֙ וְכִסִּית֔וֹ וּמִבְּשָׂרְךָ֖ לֹ֥א תִתְעַלָּֽם׃<text:s/></text:span><text:span text:style-name="T3735">‬</text:span>‬‬<text:span text:style-name="T3736">8</text:span><text:span text:style-name="T3737"> אָ֣ז יִבָּקַ֤ע כַּשַּׁ֙חַר֙ אוֹרֶ֔ךָ וַאֲרֻכָתְךָ֖ מְהֵרָ֣ה תִצְמָ֑ח וְהָלַ֤ךְ לְפָנֶ֙יךָ֙ צִדְקֶ֔ךָ כְּב֥וֹד יְהוָ֖ה יַאַסְפֶֽךָ׃<text:s/></text:span><text:span text:style-name="T3738">‬</text:span>‬‬<text:span text:style-name="T3739">9</text:span><text:span text:style-name="T3740"> אָ֤ז תִּקְרָא֙ וַיהוָ֣ה יַעֲנֶ֔ה תְּשַׁוַּ֖ע וְיֹאמַ֣ר הִנֵּ֑נִי אִם־תָּסִ֤יר מִתּֽוֹכְךָ֙ מוֹטָ֔ה שְׁלַ֥ח אֶצְבַּ֖ע וְדַבֶּר־אָֽוֶן׃<text:s/></text:span><text:span text:style-name="T3741">‬</text:span>‬‬<text:span text:style-name="T3742">10</text:span><text:span text:style-name="T3743"> וְתָפֵ֤ק לָֽרָעֵב֙ נַפְשֶׁ֔ךָ וְנֶ֥פֶשׁ נַעֲנָ֖ה תַּשְׂבִּ֑יעַ וְזָרַ֤ח בַּחֹ֙שֶׁךְ֙ אוֹרֶ֔ךָ וַאֲפֵלָתְךָ֖ כַּֽצָּהֳרָֽיִם׃<text:s/></text:span><text:span text:style-name="T3744">‬</text:span>‬‬<text:span text:style-name="T3745">11</text:span><text:span text:style-name="T3746"> וְנָחֲךָ֣ יְהוָה֮ תָּמִיד֒ וְהִשְׂבִּ֤יעַ בְּצַחְצָחוֹת֙ נַפְשֶׁ֔ךָ וְעַצְמֹתֶ֖יךָ יַחֲלִ֑יץ וְהָיִ֙יתָ֙ כְּגַ֣ן רָוֶ֔ה וּכְמוֹצָ֣א מַ֔יִם אֲשֶׁ֥ר לֹא־יְכַזְּב֖וּ מֵימָֽיו׃</text:span><text:span text:style-name="T3747">‬</text:span>‬‬<text:span text:style-name="T3748">12</text:span><text:span text:style-name="T3749"> וּבָנ֤וּ מִמְּךָ֙ חָרְב֣וֹת עוֹלָ֔ם מוֹסְדֵ֥י דוֹר־וָד֖וֹר תְּקוֹמֵ֑ם וְקֹרָ֤א לְךָ֙ גֹּדֵ֣ר פֶּ֔רֶץ מְשֹׁבֵ֥ב נְתִיב֖וֹת לָשָֽׁבֶת׃<text:s/></text:span><text:span text:style-name="T3750">‬</text:span>‬‬<text:span text:style-name="T3751">13</text:span><text:span text:style-name="T3752"> אִם־תָּשִׁ֤יב מִשַּׁבָּת֙ רַגְלֶ֔ךָ עֲשׂ֥וֹת חֲפָצֶ֖יךָ בְּי֣וֹם קָדְשִׁ֑י וְקָרָ֨אתָ לַשַּׁבָּ֜ת עֹ֗נֶג לִקְד֤וֹשׁ יְהוָה֙ מְכֻבָּ֔ד וְכִבַּדְתּוֹ֙ מֵעֲשׂ֣וֹת דְּרָכֶ֔יךָ מִמְּצ֥וֹא חֶפְצְךָ֖ וְדַבֵּ֥ר דָּבָֽר׃<text:s/></text:span><text:span text:style-name="T3753">‬</text:span>‬‬<text:span text:style-name="T3754">14</text:span><text:span text:style-name="T3755"> אָ֗ז תִּתְעַנַּג֙ עַל־יְהוָ֔ה וְהִרְכַּבְתִּ֖יךָ עַל־בָּ֣מֳותֵי אָ֑רֶץ וְהַאֲכַלְתִּ֗יךָ נַחֲלַת֙ יַעֲקֹ֣ב אָבִ֔יךָ כִּ֛י פִּ֥י יְהוָ֖ה דִּבֵּֽר׃</text:span><text:span text:style-name="T3756"><text:s/>ס<text:s/></text:span><text:span text:style-name="T3757">‬</text:span>‬‬‬‬‬‬‬‬‬‬‬‬‬‬‬</text:p>
      </text:section>
      <text:section text:name="Sect58" text:style-name="S58">
        <text:p text:style-name="P3758">Isaiah 59</text:p>
        <text:p text:style-name="P3759"><text:span text:style-name="T3760">1</text:span><text:span text:style-name="T3761"> הֵ֛ן לֹֽא־קָצְרָ֥ה יַד־יְהוָ֖ה מֵֽהוֹשִׁ֑יעַ וְלֹא־כָבְדָ֥ה אָזְנ֖וֹ מִשְּׁמֽוֹעַ׃<text:s/></text:span><text:span text:style-name="T3762">2</text:span><text:span text:style-name="T3763"> כִּ֤י אִם־עֲוֺנֹֽתֵיכֶם֙ הָי֣וּ מַבְדִּלִ֔ים בֵּינֵכֶ֕ם לְבֵ֖ין אֱלֹֽהֵיכֶ֑ם וְחַטֹּֽאותֵיכֶ֗ם הִסְתִּ֧ירוּ פָנִ֛ים מִכֶּ֖ם מִשְּׁמֽוֹעַ׃<text:s/></text:span><text:span text:style-name="T3764">‬</text:span>‬‬<text:span text:style-name="T3765">3</text:span><text:span text:style-name="T3766"> כִּ֤י כַפֵּיכֶם֙ נְגֹאֲל֣וּ בַדָּ֔ם וְאֶצְבְּעוֹתֵיכֶ֖ם בֶּֽעָוֺ֑ן שִׂפְתֽוֹתֵיכֶם֙ דִּבְּרוּ־שֶׁ֔קֶר לְשׁוֹנְכֶ֖ם עַוְלָ֥ה תֶהְגֶּֽה׃<text:s/></text:span><text:span text:style-name="T3767">‬</text:span>‬‬<text:span text:style-name="T3768">4</text:span><text:span text:style-name="T3769"> אֵין־קֹרֵ֣א בְצֶ֔דֶק וְאֵ֥ין נִשְׁפָּ֖ט בֶּאֱמוּנָ֑ה בָּט֤וֹחַ עַל־תֹּ֙הוּ֙ וְדַבֶּר־שָׁ֔וְא הָר֥וֹ עָמָ֖ל וְהוֹלֵ֥יד אָֽוֶן׃<text:s/></text:span><text:span text:style-name="T3770">‬</text:span>‬‬<text:span text:style-name="T3771">5</text:span><text:span text:style-name="T3772"> בֵּיצֵ֤י צִפְעוֹנִי֙ בִּקֵּ֔עוּ וְקוּרֵ֥י עַכָּבִ֖ישׁ יֶאֱרֹ֑גוּ הָאֹכֵ֤ל מִבֵּֽיצֵיהֶם֙ יָמ֔וּת וְהַזּוּרֶ֖ה תִּבָּקַ֥ע אֶפְעֶֽה׃<text:s/></text:span><text:span text:style-name="T3773">‬</text:span>‬‬<text:span text:style-name="T3774">6</text:span><text:span text:style-name="T3775"> קֽוּרֵיהֶם֙ לֹא־יִהְי֣וּ לְבֶ֔גֶד וְלֹ֥א יִתְכַּסּ֖וּ בְּמַֽעֲשֵׂיהֶ֑ם מַֽעֲשֵׂיהֶם֙ מַֽעֲשֵׂי־אָ֔וֶן וּפֹ֥עַל חָמָ֖ס בְּכַפֵּיהֶֽם׃<text:s/></text:span><text:span text:style-name="T3776">‬</text:span>‬‬<text:span text:style-name="T3777">7</text:span><text:span text:style-name="T3778"> רַגְלֵיהֶם֙ לָרַ֣ע יָרֻ֔צוּ וִֽימַהֲר֔וּ לִשְׁפֹּ֖ךְ דָּ֣ם נָקִ֑י מַחְשְׁבֽוֹתֵיהֶם֙ מַחְשְׁב֣וֹת אָ֔וֶן שֹׁ֥ד וָשֶׁ֖בֶר בִּמְסִלּוֹתָֽם׃<text:s/></text:span><text:span text:style-name="T3779">‬</text:span>‬‬<text:span text:style-name="T3780">8</text:span><text:span text:style-name="T3781"> דֶּ֤רֶךְ שָׁלוֹם֙ לֹ֣א יָדָ֔עוּ וְאֵ֥ין מִשְׁפָּ֖ט בְּמַעְגְּלוֹתָ֑ם נְתִיבֽוֹתֵיהֶם֙ עִקְּשׁ֣וּ לָהֶ֔ם כֹּ֚ל דֹּרֵ֣ךְ בָּ֔הּ לֹ֥א יָדַ֖ע שָׁלֽוֹם׃<text:s/></text:span><text:span text:style-name="T3782">‬</text:span>‬‬<text:span text:style-name="T3783">9</text:span><text:span text:style-name="T3784"> עַל־כֵּ֗ן רָחַ֤ק מִשְׁפָּט֙ מִמֶּ֔נּוּ וְלֹ֥א תַשִּׂיגֵ֖נוּ צְדָקָ֑ה נְקַוֶּ֤ה לָאוֹר֙ וְהִנֵּה־חֹ֔שֶׁךְ לִנְגֹה֖וֹת בָּאֲפֵל֥וֹת נְהַלֵּֽךְ׃<text:s/></text:span><text:span text:style-name="T3785">‬</text:span>‬‬<text:span text:style-name="T3786">10</text:span><text:span text:style-name="T3787"> נְגַֽשְׁשָׁ֤ה כַֽעִוְרִים֙ קִ֔יר וּכְאֵ֥ין עֵינַ֖יִם נְגַשֵּׁ֑שָׁה כָּשַׁ֤לְנוּ בַֽצָּהֳרַ֙יִם֙ כַּנֶּ֔שֶׁף בָּאַשְׁמַנִּ֖ים כַּמֵּתִֽים׃<text:s/></text:span><text:span text:style-name="T3788">‬</text:span>‬‬<text:span text:style-name="T3789">11</text:span><text:span text:style-name="T3790"> נֶהֱמֶ֤ה כַדֻּבִּים֙ כֻּלָּ֔נוּ וְכַיּוֹנִ֖ים הָגֹ֣ה נֶהְגֶּ֑ה נְקַוֶּ֤ה לַמִּשְׁפָּט֙ וָאַ֔יִן לִֽישׁוּעָ֖ה רָחֲקָ֥ה מִמֶּֽנּוּ׃<text:s/></text:span><text:span text:style-name="T3791">‬</text:span>‬‬<text:span text:style-name="T3792">12</text:span><text:span text:style-name="T3793"> כִּֽי־רַבּ֤וּ פְשָׁעֵ֙ינוּ֙ נֶגְדֶּ֔ךָ וְחַטֹּאותֵ֖ינוּ עָ֣נְתָה בָּ֑נוּ כִּֽי־פְשָׁעֵ֣ינוּ אִתָּ֔נוּ וַעֲוֺנֹתֵ֖ינוּ יְדַֽעֲנֽוּם׃<text:s/></text:span><text:span text:style-name="T3794">‬</text:span>‬‬<text:span text:style-name="T3795">13</text:span><text:span text:style-name="T3796"> פָּשֹׁ֤עַ וְכַחֵשׁ֙ בַּֽיהוָ֔ה וְנָס֖וֹג מֵאַחַ֣ר אֱלֹהֵ֑ינוּ דַּבֶּר־עֹ֣שֶׁק וְסָרָ֔ה הֹר֧וֹ וְהֹג֛וֹ מִלֵּ֖ב דִּבְרֵי־שָֽׁקֶר׃<text:s/></text:span><text:span text:style-name="T3797">‬</text:span>‬‬<text:span text:style-name="T3798">14</text:span><text:span text:style-name="T3799"> וְהֻסַּ֤ג אָחוֹר֙ מִשְׁפָּ֔ט וּצְדָקָ֖ה מֵרָח֣וֹק תַּעֲמֹ֑ד כִּֽי־כָשְׁלָ֤ה בָֽרְחוֹב֙ אֱמֶ֔ת וּנְכֹחָ֖ה לֹא־תוּכַ֥ל לָבֽוֹא׃<text:s/></text:span><text:span text:style-name="T3800">‬</text:span>‬‬<text:span text:style-name="T3801">15</text:span><text:span text:style-name="T3802"> וַתְּהִ֤י הָֽאֱמֶת֙ נֶעְדֶּ֔רֶת וְסָ֥ר מֵרָ֖ע מִשְׁתּוֹלֵ֑ל וַיַּ֧רְא יְהוָ֛ה וַיֵּ֥רַע בְּעֵינָ֖יו כִּֽי־</text:span><text:soft-page-break/><text:span text:style-name="T3803">אֵ֥ין מִשְׁפָּֽט׃<text:s/></text:span><text:span text:style-name="T3804">‬</text:span>‬‬<text:span text:style-name="T3805">16</text:span><text:span text:style-name="T3806"> וַיַּרְא֙ כִּֽי־אֵ֣ין אִ֔ישׁ וַיִּשְׁתּוֹמֵ֖ם כִּ֣י אֵ֣ין מַפְגִּ֑יעַ וַתּ֤וֹשַֽׁע לוֹ֙ זְרֹע֔וֹ וְצִדְקָת֖וֹ הִ֥יא סְמָכָֽתְהוּ׃<text:s/></text:span><text:span text:style-name="T3807">‬</text:span>‬‬<text:span text:style-name="T3808">17</text:span><text:span text:style-name="T3809"> וַיִּלְבַּ֤שׁ צְדָקָה֙ כַּשִּׁרְיָ֔ן וְכ֥וֹבַע יְשׁוּעָ֖ה בְּרֹאשׁ֑וֹ וַיִּלְבַּ֞שׁ בִּגְדֵ֤י נָקָם֙ תִּלְבֹּ֔שֶׁת וַיַּ֥עַט כַּמְעִ֖יל קִנְאָֽה׃<text:s/></text:span><text:span text:style-name="T3810">‬</text:span>‬‬<text:span text:style-name="T3811">18</text:span><text:span text:style-name="T3812"> כְּעַ֤ל גְּמֻלוֹת֙ כְּעַ֣ל יְשַׁלֵּ֔ם חֵמָ֣ה לְצָרָ֔יו גְּמ֖וּל לְאֹֽיְבָ֑יו לָאִיִּ֖ים גְּמ֥וּל יְשַׁלֵּֽם׃<text:s/></text:span><text:span text:style-name="T3813">‬</text:span>‬‬<text:span text:style-name="T3814">19</text:span><text:span text:style-name="T3815"> וְיִֽירְא֤וּ מִֽמַּעֲרָב֙ אֶת־שֵׁ֣ם יְהוָ֔ה וּמִמִּזְרַח־שֶׁ֖מֶשׁ אֶת־כְּבוֹד֑וֹ כִּֽי־יָב֤וֹא כַנָּהָר֙ צָ֔ר ר֥וּחַ יְהוָ֖ה נֹ֥סְסָה בֽוֹ׃<text:s/></text:span><text:span text:style-name="T3816">‬</text:span>‬‬<text:span text:style-name="T3817">20</text:span><text:span text:style-name="T3818"> וּבָ֤א לְצִיּוֹן֙ גּוֹאֵ֔ל וּלְשָׁבֵ֥י פֶ֖שַׁע בְּיַֽעֲקֹ֑ב נְאֻ֖ם יְהוָֽה׃<text:s/></text:span><text:span text:style-name="T3819">‬</text:span>‬‬<text:span text:style-name="T3820">21</text:span><text:span text:style-name="T3821"> וַאֲנִ֗י זֹ֣את בְּרִיתִ֤י אוֹתָם֙ אָמַ֣ר יְהוָ֔ה רוּחִי֙ אֲשֶׁ֣ר עָלֶ֔יךָ וּדְבָרַ֖י אֲשֶׁר־שַׂ֣מְתִּי בְּפִ֑יךָ לֹֽא־יָמ֡וּשׁוּ מִפִּיךָ֩ וּמִפִּ֨י זַרְעֲךָ֜ וּמִפִּ֨י זֶ֤רַע זַרְעֲךָ֙ אָמַ֣ר יְהוָ֔ה מֵעַתָּ֖ה וְעַד־עוֹלָֽם׃</text:span><text:span text:style-name="T3822"><text:s/>ס<text:s/></text:span><text:span text:style-name="T3823">‬</text:span>‬‬‬‬‬‬‬‬‬‬‬‬‬‬‬‬‬‬‬‬‬‬</text:p>
      </text:section>
      <text:section text:name="Sect59" text:style-name="S59">
        <text:p text:style-name="P3824">Isaiah 60</text:p>
        <text:p text:style-name="P3825"><text:span text:style-name="T3826">1</text:span><text:span text:style-name="T3827"> ק֥וּמִי א֖וֹרִי כִּ֣י בָ֣א אוֹרֵ֑ךְ וּכְב֥וֹד יְהוָ֖ה עָלַ֥יִךְ זָרָֽח׃<text:s/></text:span><text:span text:style-name="T3828">2</text:span><text:span text:style-name="T3829"> כִּֽי־הִנֵּ֤ה הַחֹ֙שֶׁךְ֙ יְכַסֶּה־אֶ֔רֶץ וַעֲרָפֶ֖ל לְאֻמִּ֑ים וְעָלַ֙יִךְ֙ יִזְרַ֣ח יְהוָ֔ה וּכְבוֹד֖וֹ עָלַ֥יִךְ יֵרָאֶֽה׃<text:s/></text:span><text:span text:style-name="T3830">‬</text:span>‬‬<text:span text:style-name="T3831">3</text:span><text:span text:style-name="T3832"> וְהָלְכ֥וּ גוֹיִ֖ם לְאוֹרֵ֑ךְ וּמְלָכִ֖ים לְנֹ֥גַהּ זַרְחֵֽךְ׃<text:s/></text:span><text:span text:style-name="T3833">‬</text:span>‬‬<text:span text:style-name="T3834">4</text:span><text:span text:style-name="T3835"> שְׂאִֽי־סָבִ֤יב עֵינַ֙יִךְ֙ וּרְאִ֔י כֻּלָּ֖ם נִקְבְּצ֣וּ בָֽאוּ־לָ֑ךְ בָּנַ֙יִךְ֙ מֵרָח֣וֹק יָבֹ֔אוּ וּבְנֹתַ֖יִךְ עַל־צַ֥ד תֵּאָמַֽנָה׃<text:s/></text:span><text:span text:style-name="T3836">‬</text:span>‬‬<text:span text:style-name="T3837">5</text:span><text:span text:style-name="T3838"> אָ֤ז תִּרְאִי֙ וְנָהַ֔רְתְּ וּפָחַ֥ד וְרָחַ֖ב לְבָבֵ֑ךְ כִּֽי־יֵהָפֵ֤ךְ עָלַ֙יִךְ֙ הֲמ֣וֹן יָ֔ם חֵ֥יל גּוֹיִ֖ם יָבֹ֥אוּ לָֽךְ׃<text:s/></text:span><text:span text:style-name="T3839">‬</text:span>‬‬<text:span text:style-name="T3840">6</text:span><text:span text:style-name="T3841"> שִֽׁפְעַ֨ת גְּמַלִּ֜ים תְּכַסֵּ֗ךְ בִּכְרֵ֤י מִדְיָן֙ וְעֵיפָ֔ה כֻּלָּ֖ם מִשְּׁבָ֣א יָבֹ֑אוּ זָהָ֤ב וּלְבוֹנָה֙ יִשָּׂ֔אוּ וּתְהִלֹּ֥ת יְהוָ֖ה יְבַשֵּֽׂרוּ׃<text:s/></text:span><text:span text:style-name="T3842">‬</text:span>‬‬<text:span text:style-name="T3843">7</text:span><text:span text:style-name="T3844"> כָּל־צֹ֤אן קֵדָר֙ יִקָּ֣בְצוּ לָ֔ךְ אֵילֵ֥י נְבָי֖וֹת יְשָׁרְת֑וּנֶךְ יַעֲל֤וּ עַל־רָצוֹן֙ מִזְבְּחִ֔י וּבֵ֥ית תִּפְאַרְתִּ֖י אֲפָאֵֽר׃<text:s/></text:span><text:span text:style-name="T3845">‬</text:span>‬‬<text:span text:style-name="T3846">8</text:span><text:span text:style-name="T3847"> מִי־אֵ֖לֶּה כָּעָ֣ב תְּעוּפֶ֑ינָה וְכַיּוֹנִ֖ים אֶל־אֲרֻבֹּתֵיהֶֽם׃<text:s/></text:span><text:span text:style-name="T3848">‬</text:span>‬‬<text:span text:style-name="T3849">9</text:span><text:span text:style-name="T3850"> כִּֽי־לִ֣י ׀ אִיִּ֣ים יְקַוּ֗וּ וָאֳנִיּ֤וֹת תַּרְשִׁישׁ֙ בָּרִ֣אשֹׁנָ֔ה לְהָבִ֤יא בָנַ֙יִךְ֙ מֵֽרָח֔וֹק כַּסְפָּ֥ם וּזְהָבָ֖ם אִתָּ֑ם לְשֵׁם֙ יְהוָ֣ה אֱלֹהַ֔יִךְ וְלִקְד֥וֹשׁ יִשְׂרָאֵ֖ל כִּ֥י פֵאֲרָֽךְ׃<text:s/></text:span><text:span text:style-name="T3851">‬</text:span>‬‬<text:span text:style-name="T3852">10</text:span><text:span text:style-name="T3853"> וּבָנ֤וּ בְנֵֽי־נֵכָר֙ חֹמֹתַ֔יִךְ וּמַלְכֵיהֶ֖ם יְשָׁרְת֑וּנֶךְ כִּ֤י בְקִצְפִּי֙ הִכִּיתִ֔יךְ וּבִרְצוֹנִ֖י רִֽחַמְתִּֽיךְ׃<text:s/></text:span><text:span text:style-name="T3854">‬</text:span>‬‬<text:span text:style-name="T3855">11</text:span><text:span text:style-name="T3856"> וּפִתְּח֨וּ שְׁעָרַ֧יִךְ תָּמִ֛יד יוֹמָ֥ם וָלַ֖יְלָה לֹ֣א יִסָּגֵ֑רוּ לְהָבִ֤יא אֵלַ֙יִךְ֙ חֵ֣יל גּוֹיִ֔ם וּמַלְכֵיהֶ֖ם נְהוּגִֽים׃<text:s/></text:span><text:span text:style-name="T3857">‬</text:span>‬‬<text:span text:style-name="T3858">12</text:span><text:span text:style-name="T3859"> כִּֽי־הַגּ֧וֹי וְהַמַּמְלָכָ֛ה אֲשֶׁ֥ר לֹא־יַעַבְד֖וּךְ יֹאבֵ֑דוּ וְהַגּוֹיִ֖ם חָרֹ֥ב יֶחֱרָֽבוּ׃<text:s/></text:span><text:span text:style-name="T3860">‬</text:span>‬‬<text:span text:style-name="T3861">13</text:span><text:span text:style-name="T3862"> כְּב֤וֹד הַלְּבָנוֹן֙ אֵלַ֣יִךְ יָב֔וֹא בְּר֛וֹשׁ תִּדְהָ֥ר וּתְאַשּׁ֖וּר יַחְדָּ֑ו לְפָאֵר֙ מְק֣וֹם מִקְדָּשִׁ֔י וּמְק֥וֹם רַגְלַ֖י אֲכַבֵּֽד׃<text:s/></text:span><text:span text:style-name="T3863">‬</text:span>‬‬<text:span text:style-name="T3864">14</text:span><text:span text:style-name="T3865"> וְהָלְכ֨וּ אֵלַ֤יִךְ שְׁח֙וֹחַ֙ בְּנֵ֣י מְעַנַּ֔יִךְ וְהִֽשְׁתַּחֲו֛וּ עַל־כַּפּ֥וֹת רַגְלַ֖יִךְ כָּל־מְנַֽאֲצָ֑יִךְ וְקָ֤רְאוּ לָךְ֙ עִ֣יר יְהוָ֔ה צִיּ֖וֹן קְד֥וֹשׁ יִשְׂרָאֵֽל׃<text:s/></text:span><text:span text:style-name="T3866">‬</text:span>‬‬<text:span text:style-name="T3867">15</text:span><text:span text:style-name="T3868"> תַּ֧חַת הֱיוֹתֵ֛ךְ עֲזוּבָ֥ה וּשְׂנוּאָ֖ה וְאֵ֣ין עוֹבֵ֑ר וְשַׂמְתִּיךְ֙ לִגְא֣וֹן עוֹלָ֔ם מְשׂ֖וֹשׂ דּ֥וֹר וָדֽוֹר׃<text:s/></text:span><text:span text:style-name="T3869">‬</text:span>‬‬<text:span text:style-name="T3870">16</text:span><text:span text:style-name="T3871"> וְיָנַקְתְּ֙ חֲלֵ֣ב גּוֹיִ֔ם וְשֹׁ֥ד מְלָכִ֖ים תִּינָ֑קִי וְיָדַ֗עַתְּ כִּ֣י אֲנִ֤י יְהוָה֙ מֽוֹשִׁיעֵ֔ךְ וְגֹאֲלֵ֖ךְ אֲבִ֥יר יַעֲקֹֽב׃<text:s/></text:span><text:span text:style-name="T3872">‬</text:span>‬‬<text:span text:style-name="T3873">17</text:span><text:span text:style-name="T3874"> תַּ֣חַת הַנְּחֹ֜שֶׁת אָבִ֣יא זָהָ֗ב וְתַ֤חַת הַבַּרְזֶל֙ אָ֣בִיא כֶ֔סֶף וְתַ֤חַת הָֽעֵצִים֙ נְחֹ֔שֶׁת וְתַ֥חַת הָאֲבָנִ֖ים בַּרְזֶ֑ל וְשַׂמְתִּ֤י פְקֻדָּתֵךְ֙ שָׁל֔וֹם וְנֹגְשַׂ֖יִךְ צְדָקָֽה׃<text:s/></text:span><text:span text:style-name="T3875">‬</text:span>‬‬<text:span text:style-name="T3876">18</text:span><text:span text:style-name="T3877"> לֹא־יִשָּׁמַ֨ע ע֤וֹד חָמָס֙ בְּאַרְצֵ֔ךְ שֹׁ֥ד וָשֶׁ֖בֶר בִּגְבוּלָ֑יִךְ וְקָרָ֤את יְשׁוּעָה֙ חוֹמֹתַ֔יִךְ וּשְׁעָרַ֖יִךְ תְּהִלָּֽה׃<text:s/></text:span><text:span text:style-name="T3878">‬</text:span>‬‬<text:span text:style-name="T3879">19</text:span><text:span text:style-name="T3880"> לֹא־יִֽהְיֶה־לָּ֨ךְ ע֤וֹד הַשֶּׁ֙מֶשׁ֙ לְא֣וֹר יוֹמָ֔ם וּלְנֹ֕גַהּ הַיָּרֵ֖חַ לֹא־יָאִ֣יר לָ֑ךְ וְהָיָה־לָ֤ךְ יְהוָה֙ לְא֣וֹר עוֹלָ֔ם וֵאלֹהַ֖יִךְ לְתִפְאַרְתֵּֽךְ׃<text:s/></text:span><text:span text:style-name="T3881">‬</text:span>‬‬<text:span text:style-name="T3882">20</text:span><text:span text:style-name="T3883"> לֹא־יָב֥וֹא עוֹד֙ שִׁמְשֵׁ֔ךְ וִירֵחֵ֖ךְ לֹ֣א יֵאָסֵ֑ף כִּ֣י יְהוָ֗ה יִֽהְיֶה־לָּךְ֙ לְא֣וֹר עוֹלָ֔ם וְשָׁלְמ֖וּ יְמֵ֥י אֶבְלֵֽךְ׃<text:s/></text:span><text:span text:style-name="T3884">‬</text:span>‬‬<text:span text:style-name="T3885">21</text:span><text:span text:style-name="T3886"> וְעַמֵּךְ֙ כֻּלָּ֣ם<text:s/></text:span><text:soft-page-break/><text:span text:style-name="T3887">צַדִּיקִ֔ים לְעוֹלָ֖ם יִ֣ירְשׁוּ אָ֑רֶץ נֵ֧צֶר *מטעו **מַטָּעַ֛י מַעֲשֵׂ֥ה יָדַ֖י לְהִתְפָּאֵֽר׃<text:s/></text:span><text:span text:style-name="T3888">‬</text:span>‬‬<text:span text:style-name="T3889">22</text:span><text:span text:style-name="T3890"> הַקָּטֹן֙ יִֽהְיֶ֣ה לָאֶ֔לֶף וְהַצָּעִ֖יר לְג֣וֹי עָצ֑וּם אֲנִ֥י יְהוָ֖ה בְּעִתָּ֥הּ אֲחִישֶֽׁנָּה׃</text:span><text:span text:style-name="T3891"><text:s/>ס<text:s/></text:span><text:span text:style-name="T3892">‬</text:span>‬‬‬‬‬‬‬‬‬‬‬‬‬‬‬‬‬‬‬‬‬‬‬</text:p>
      </text:section>
      <text:section text:name="Sect60" text:style-name="S60">
        <text:p text:style-name="P3893">Isaiah 61</text:p>
        <text:p text:style-name="P3894"><text:span text:style-name="T3895">1</text:span><text:span text:style-name="T3896"> ר֛וּחַ אֲדֹנָ֥י יְהוִ֖ה עָלָ֑י יַ֡עַן מָשַׁח֩ יְהוָ֨ה אֹתִ֜י לְבַשֵּׂ֣ר עֲנָוִ֗ים שְׁלָחַ֙נִי֙ לַחֲבֹ֣שׁ לְנִשְׁבְּרֵי־לֵ֔ב לִקְרֹ֤א לִשְׁבוּיִם֙ דְּר֔וֹר וְלַאֲסוּרִ֖ים פְּקַח־קֽוֹחַ׃<text:s/></text:span><text:span text:style-name="T3897">2</text:span><text:span text:style-name="T3898"> לִקְרֹ֤א שְׁנַת־רָצוֹן֙ לַֽיהוָ֔ה וְי֥וֹם נָקָ֖ם לֵאלֹהֵ֑ינוּ לְנַחֵ֖ם כָּל־אֲבֵלִֽים׃<text:s/></text:span><text:span text:style-name="T3899">‬</text:span>‬‬<text:span text:style-name="T3900">3</text:span><text:span text:style-name="T3901"> לָשׂ֣וּם ׀ לַאֲבֵלֵ֣י צִיּ֗וֹן לָתֵת֩ לָהֶ֨ם פְּאֵ֜ר תַּ֣חַת אֵ֗פֶר שֶׁ֤מֶן שָׂשׂוֹן֙ תַּ֣חַת אֵ֔בֶל מַעֲטֵ֣ה תְהִלָּ֔ה תַּ֖חַת ר֣וּחַ כֵּהָ֑ה וְקֹרָ֤א לָהֶם֙ אֵילֵ֣י הַצֶּ֔דֶק מַטַּ֥ע יְהוָ֖ה לְהִתְפָּאֵֽר׃<text:s/></text:span><text:span text:style-name="T3902">‬</text:span>‬‬<text:span text:style-name="T3903">4</text:span><text:span text:style-name="T3904"> וּבָנוּ֙ חָרְב֣וֹת עוֹלָ֔ם שֹׁמְמ֥וֹת רִֽאשֹׁנִ֖ים יְקוֹמֵ֑מוּ וְחִדְּשׁוּ֙ עָ֣רֵי חֹ֔רֶב שֹׁמְמ֖וֹת דּ֥וֹר וָדֽוֹר׃<text:s/></text:span><text:span text:style-name="T3905">‬</text:span>‬‬<text:span text:style-name="T3906">5</text:span><text:span text:style-name="T3907"> וְעָמְד֣וּ זָרִ֔ים וְרָע֖וּ צֹאנְכֶ֑ם וּבְנֵ֣י נֵכָ֔ר אִכָּרֵיכֶ֖ם וְכֹרְמֵיכֶֽם׃<text:s/></text:span><text:span text:style-name="T3908">‬</text:span>‬‬<text:span text:style-name="T3909">6</text:span><text:span text:style-name="T3910"> וְאַתֶּ֗ם כֹּהֲנֵ֤י יְהוָה֙ תִּקָּרֵ֔אוּ מְשָׁרְתֵ֣י אֱלֹהֵ֔ינוּ יֵאָמֵ֖ר לָכֶ֑ם חֵ֤יל גּוֹיִם֙ תֹּאכֵ֔לוּ וּבִכְבוֹדָ֖ם תִּתְיַמָּֽרוּ׃<text:s/></text:span><text:span text:style-name="T3911">‬</text:span>‬‬<text:span text:style-name="T3912">7</text:span><text:span text:style-name="T3913"> תַּ֤חַת בָּשְׁתְּכֶם֙ מִשְׁנֶ֔ה וּכְלִמָּ֖ה יָרֹ֣נּוּ חֶלְקָ֑ם לָכֵ֤ן בְּאַרְצָם֙ מִשְׁנֶ֣ה יִירָ֔שׁוּ שִׂמְחַ֥ת עוֹלָ֖ם תִּהְיֶ֥ה לָהֶֽם׃<text:s/></text:span><text:span text:style-name="T3914">‬</text:span>‬‬<text:span text:style-name="T3915">8</text:span><text:span text:style-name="T3916"> כִּ֣י אֲנִ֤י יְהוָה֙ אֹהֵ֣ב מִשְׁפָּ֔ט שֹׂנֵ֥א גָזֵ֖ל בְּעוֹלָ֑ה וְנָתַתִּ֤י פְעֻלָּתָם֙ בֶּאֱמֶ֔ת וּבְרִ֥ית עוֹלָ֖ם אֶכְר֥וֹת לָהֶֽם׃<text:s/></text:span><text:span text:style-name="T3917">‬</text:span>‬‬<text:span text:style-name="T3918">9</text:span><text:span text:style-name="T3919"> וְנוֹדַ֤ע בַּגּוֹיִם֙ זַרְעָ֔ם וְצֶאֱצָאֵיהֶ֖ם בְּת֣וֹךְ הָעַמִּ֑ים כָּל־רֹֽאֵיהֶם֙ יַכִּיר֔וּם כִּ֛י הֵ֥ם זֶ֖רַע בֵּרַ֥ךְ יְהוָֽה׃</text:span><text:span text:style-name="T3920"><text:s/>ס<text:s/></text:span><text:span text:style-name="T3921">‬</text:span>‬‬<text:span text:style-name="T3922">10</text:span><text:span text:style-name="T3923"> שׂ֧וֹשׂ אָשִׂ֣ישׂ בַּֽיהוָ֗ה תָּגֵ֤ל נַפְשִׁי֙ בֵּֽאלֹהַ֔י כִּ֤י הִלְבִּישַׁ֙נִי֙ בִּגְדֵי־יֶ֔שַׁע מְעִ֥יל צְדָקָ֖ה יְעָטָ֑נִי כֶּֽחָתָן֙ יְכַהֵ֣ן פְּאֵ֔ר וְכַכַּלָּ֖ה תַּעְדֶּ֥ה כֵלֶֽיהָ׃<text:s/></text:span><text:span text:style-name="T3924">‬</text:span>‬‬<text:span text:style-name="T3925">11</text:span><text:span text:style-name="T3926"> כִּ֤י כָאָ֙רֶץ֙ תּוֹצִ֣יא צִמְחָ֔הּ וּכְגַנָּ֖ה זֵרוּעֶ֣יהָ תַצְמִ֑יחַ כֵּ֣ן ׀ אֲדֹנָ֣י יְהוִ֗ה יַצְמִ֤יחַ צְדָקָה֙ וּתְהִלָּ֔ה נֶ֖גֶד כָּל־הַגּוֹיִֽם׃<text:s/></text:span><text:span text:style-name="T3927">‬</text:span>‬‬‬‬‬‬‬‬‬‬‬‬</text:p>
      </text:section>
      <text:section text:name="Sect61" text:style-name="S61">
        <text:p text:style-name="P3928">Isaiah 62</text:p>
        <text:p text:style-name="P3929"><text:span text:style-name="T3930">1</text:span><text:span text:style-name="T3931"> לְמַ֤עַן צִיּוֹן֙ לֹ֣א אֶחֱשֶׁ֔ה וּלְמַ֥עַן יְרוּשָׁלַ֖͏ִם לֹ֣א אֶשְׁק֑וֹט עַד־יֵצֵ֤א כַנֹּ֙גַהּ֙ צִדְקָ֔הּ וִישׁוּעָתָ֖הּ כְּלַפִּ֥יד יִבְעָֽר׃<text:s/></text:span><text:span text:style-name="T3932">2</text:span><text:span text:style-name="T3933"> וְרָא֤וּ גוֹיִם֙ צִדְקֵ֔ךְ וְכָל־מְלָכִ֖ים כְּבוֹדֵ֑ךְ וְקֹ֤רָא לָךְ֙ שֵׁ֣ם חָדָ֔שׁ אֲשֶׁ֛ר פִּ֥י יְהוָ֖ה יִקֳּבֶֽנּוּ׃<text:s/></text:span><text:span text:style-name="T3934">‬</text:span>‬‬<text:span text:style-name="T3935">3</text:span><text:span text:style-name="T3936"> וְהָיִ֛יתְ עֲטֶ֥רֶת תִּפְאֶ֖רֶת בְּיַד־יְהוָ֑ה *וצנוף **וּצְנִ֥יף מְלוּכָ֖ה בְּכַף־אֱלֹהָֽיִךְ׃<text:s/></text:span><text:span text:style-name="T3937">‬</text:span>‬‬<text:span text:style-name="T3938">4</text:span><text:span text:style-name="T3939"> לֹֽא־יֵאָמֵר֩ לָ֨ךְ ע֜וֹד עֲזוּבָ֗ה וּלְאַרְצֵךְ֙ לֹא־יֵאָמֵ֥ר עוֹד֙ שְׁמָמָ֔ה כִּ֣י לָ֗ךְ יִקָּרֵא֙ חֶפְצִי־בָ֔הּ וּלְאַרְצֵ֖ךְ בְּעוּלָ֑ה כִּֽי־חָפֵ֤ץ יְהוָה֙ בָּ֔ךְ וְאַרְצֵ֖ךְ תִּבָּעֵֽל׃<text:s/></text:span><text:span text:style-name="T3940">‬</text:span>‬‬<text:span text:style-name="T3941">5</text:span><text:span text:style-name="T3942"> כִּֽי־יִבְעַ֤ל בָּחוּר֙ בְּתוּלָ֔ה יִבְעָל֖וּךְ בָּנָ֑יִךְ וּמְשׂ֤וֹשׂ חָתָן֙ עַל־כַּלָּ֔ה יָשִׂ֥ישׂ עָלַ֖יִךְ אֱלֹהָֽיִךְ׃<text:s/></text:span><text:span text:style-name="T3943">‬</text:span>‬‬<text:span text:style-name="T3944">6</text:span><text:span text:style-name="T3945"> עַל־חוֹמֹתַ֣יִךְ יְרוּשָׁלִַ֗ם הִפְקַ֙דְתִּי֙ שֹֽׁמְרִ֔ים כָּל־הַיּ֧וֹם וְכָל־הַלַּ֛יְלָה תָּמִ֖יד לֹ֣א יֶחֱשׁ֑וּ הַמַּזְכִּרִים֙ אֶת־יְהוָ֔ה אַל־דֳּמִ֖י לָכֶֽם׃<text:s/></text:span><text:span text:style-name="T3946">‬</text:span>‬‬<text:span text:style-name="T3947">7</text:span><text:span text:style-name="T3948"> וְאַֽל־תִּתְּנ֥וּ דֳמִ֖י ל֑וֹ עַד־יְכוֹנֵ֞ן וְעַד־יָשִׂ֧ים אֶת־יְרֽוּשָׁלַ֛͏ִם תְּהִלָּ֖ה בָּאָֽרֶץ׃<text:s/></text:span><text:span text:style-name="T3949">‬</text:span>‬‬<text:span text:style-name="T3950">8</text:span><text:span text:style-name="T3951"> נִשְׁבַּ֧ע יְהוָ֛ה בִּֽימִינ֖וֹ וּבִזְר֣וֹעַ עֻזּ֑וֹ אִם־אֶתֵּן֩ אֶת־דְּגָנֵ֨ךְ ע֤וֹד מַֽאֲכָל֙ לְאֹ֣יְבַ֔יִךְ<text:s/></text:span><text:soft-page-break/><text:span text:style-name="T3952">וְאִם־יִשְׁתּ֤וּ בְנֵֽי־נֵכָר֙ תִּֽירוֹשֵׁ֔ךְ אֲשֶׁ֥ר יָגַ֖עַתְּ בּֽוֹ׃<text:s/></text:span><text:span text:style-name="T3953">‬</text:span>‬‬<text:span text:style-name="T3954">9</text:span><text:span text:style-name="T3955"> כִּ֤י מְאַסְפָיו֙ יֹאכְלֻ֔הוּ וְהִֽלְל֖וּ אֶת־יְהוָ֑ה וּֽמְקַבְּצָ֥יו יִשְׁתֻּ֖הוּ בְּחַצְר֥וֹת קָדְשִֽׁי׃</text:span><text:span text:style-name="T3956"><text:s/>ס<text:s/></text:span><text:span text:style-name="T3957">‬</text:span>‬‬<text:span text:style-name="T3958">10</text:span><text:span text:style-name="T3959"> עִבְר֤וּ עִבְרוּ֙ בַּשְּׁעָרִ֔ים פַּנּ֖וּ דֶּ֣רֶךְ הָעָ֑ם סֹ֣לּוּ סֹ֤לּוּ הַֽמְסִלָּה֙ סַקְּל֣וּ מֵאֶ֔בֶן הָרִ֥ימוּ נֵ֖ס עַל־הָעַמִּֽים׃<text:s/></text:span><text:span text:style-name="T3960">‬</text:span>‬‬<text:span text:style-name="T3961">11</text:span><text:span text:style-name="T3962"> הִנֵּ֣ה יְהוָ֗ה הִשְׁמִ֙יעַ֙ אֶל־קְצֵ֣ה הָאָ֔רֶץ אִמְרוּ֙ לְבַת־צִיּ֔וֹן הִנֵּ֥ה יִשְׁעֵ֖ךְ בָּ֑א הִנֵּ֤ה שְׂכָרוֹ֙ אִתּ֔וֹ וּפְעֻלָּת֖וֹ לְפָנָֽיו׃<text:s/></text:span><text:span text:style-name="T3963">‬</text:span>‬‬<text:span text:style-name="T3964">12</text:span><text:span text:style-name="T3965"> וְקָרְא֥וּ לָהֶ֛ם עַם־הַקֹּ֖דֶשׁ גְּאוּלֵ֣י יְהוָ֑ה וְלָךְ֙ יִקָּרֵ֣א דְרוּשָׁ֔ה עִ֖יר לֹ֥א נֶעֱזָֽבָה׃</text:span><text:span text:style-name="T3966"><text:s/>ס<text:s/></text:span><text:span text:style-name="T3967">‬</text:span>‬‬‬‬‬‬‬‬‬‬‬‬‬</text:p>
      </text:section>
      <text:section text:name="Sect62" text:style-name="S62">
        <text:p text:style-name="P3968">Isaiah 63</text:p>
        <text:p text:style-name="P3969"><text:span text:style-name="T3970">1</text:span><text:span text:style-name="T3971"> מִי־זֶ֣ה ׀ בָּ֣א מֵאֱד֗וֹם חֲמ֤וּץ בְּגָדִים֙ מִבָּצְרָ֔ה זֶ֚ה הָד֣וּר בִּלְבוּשׁ֔וֹ צֹעֶ֖ה בְּרֹ֣ב כֹּח֑וֹ אֲנִ֛י מְדַבֵּ֥ר בִּצְדָקָ֖ה רַ֥ב לְהוֹשִֽׁיעַ׃<text:s/></text:span><text:span text:style-name="T3972">2</text:span><text:span text:style-name="T3973"> מַדּ֥וּעַ אָדֹ֖ם לִלְבוּשֶׁ֑ךָ וּבְגָדֶ֖יךָ כְּדֹרֵ֥ךְ בְּגַֽת׃<text:s/></text:span><text:span text:style-name="T3974">‬</text:span>‬‬<text:span text:style-name="T3975">3</text:span><text:span text:style-name="T3976"> פּוּרָ֣ה ׀ דָּרַ֣כְתִּי לְבַדִּ֗י וּמֵֽעַמִּים֙ אֵֽין־אִ֣ישׁ אִתִּ֔י וְאֶדְרְכֵ֣ם בְּאַפִּ֔י וְאֶרְמְסֵ֖ם בַּחֲמָתִ֑י וְיֵ֤ז נִצְחָם֙ עַל־בְּגָדַ֔י וְכָל־מַלְבּוּשַׁ֖י אֶגְאָֽלְתִּי׃<text:s/></text:span><text:span text:style-name="T3977">‬</text:span>‬‬<text:span text:style-name="T3978">4</text:span><text:span text:style-name="T3979"> כִּ֛י י֥וֹם נָקָ֖ם בְּלִבִּ֑י וּשְׁנַ֥ת גְּאוּלַ֖י בָּֽאָה׃<text:s/></text:span><text:span text:style-name="T3980">‬</text:span>‬‬<text:span text:style-name="T3981">5</text:span><text:span text:style-name="T3982"> וְאַבִּיט֙ וְאֵ֣ין עֹזֵ֔ר וְאֶשְׁתּוֹמֵ֖ם וְאֵ֣ין סוֹמֵ֑ךְ וַתּ֤וֹשַֽׁע לִי֙ זְרֹעִ֔י וַחֲמָתִ֖י הִ֥יא סְמָכָֽתְנִי׃<text:s/></text:span><text:span text:style-name="T3983">‬</text:span>‬‬<text:span text:style-name="T3984">6</text:span><text:span text:style-name="T3985"> וְאָב֤וּס עַמִּים֙ בְּאַפִּ֔י וַאֲשַׁכְּרֵ֖ם בַּחֲמָתִ֑י וְאוֹרִ֥יד לָאָ֖רֶץ נִצְחָֽם׃</text:span><text:span text:style-name="T3986"><text:s/>ס<text:s/></text:span><text:span text:style-name="T3987">‬</text:span>‬‬<text:span text:style-name="T3988">7</text:span><text:span text:style-name="T3989"> חַֽסְדֵ֨י יְהוָ֤ה ׀ אַזְכִּיר֙ תְּהִלֹּ֣ת יְהוָ֔ה כְּעַ֕ל כֹּ֥ל אֲשֶׁר־גְּמָלָ֖נוּ יְהוָ֑ה וְרַב־טוּב֙ לְבֵ֣ית יִשְׂרָאֵ֔ל אֲשֶׁר־גְּמָלָ֥ם כְּֽרַחֲמָ֖יו וּכְרֹ֥ב חֲסָדָֽיו׃<text:s/></text:span><text:span text:style-name="T3990">‬</text:span>‬‬<text:span text:style-name="T3991">8</text:span><text:span text:style-name="T3992"> וַיֹּ֙אמֶר֙ אַךְ־עַמִּ֣י הֵ֔מָּה בָּנִ֖ים לֹ֣א יְשַׁקֵּ֑רוּ וַיְהִ֥י לָהֶ֖ם לְמוֹשִֽׁיעַ׃<text:s/></text:span><text:span text:style-name="T3993">‬</text:span>‬‬<text:span text:style-name="T3994">9</text:span><text:span text:style-name="T3995"> בְּֽכָל־צָרָתָ֣ם ׀ *לא **ל֣וֹ צָ֗ר וּמַלְאַ֤ךְ פָּנָיו֙ הֽוֹשִׁיעָ֔ם בְּאַהֲבָת֥וֹ וּבְחֶמְלָת֖וֹ ה֣וּא גְאָלָ֑ם וַֽיְנַטְּלֵ֥ם וַֽיְנַשְּׂאֵ֖ם כָּל־יְמֵ֥י עוֹלָֽם׃<text:s/></text:span><text:span text:style-name="T3996">‬</text:span>‬‬<text:span text:style-name="T3997">10</text:span><text:span text:style-name="T3998"> וְהֵ֛מָּה מָר֥וּ וְעִצְּב֖וּ אֶת־ר֣וּחַ קָדְשׁ֑וֹ וַיֵּהָפֵ֥ךְ לָהֶ֛ם לְאוֹיֵ֖ב ה֥וּא נִלְחַם־בָּֽם׃<text:s/></text:span><text:span text:style-name="T3999">‬</text:span>‬‬<text:span text:style-name="T4000">11</text:span><text:span text:style-name="T4001"> וַיִּזְכֹּ֥ר יְמֵֽי־עוֹלָ֖ם מֹשֶׁ֣ה עַמּ֑וֹ אַיֵּ֣ה ׀ הַֽמַּעֲלֵ֣ם מִיָּ֗ם אֵ֚ת רֹעֵ֣י צֹאנ֔וֹ אַיֵּ֛ה הַשָּׂ֥ם בְּקִרְבּ֖וֹ אֶת־ר֥וּחַ קָדְשֽׁוֹ׃<text:s/></text:span><text:span text:style-name="T4002">‬</text:span>‬‬<text:span text:style-name="T4003">12</text:span><text:span text:style-name="T4004"> מוֹלִיךְ֙ לִימִ֣ין מֹשֶׁ֔ה זְר֖וֹעַ תִּפְאַרְתּ֑וֹ בּ֤וֹקֵֽעַ מַ֙יִם֙ מִפְּנֵיהֶ֔ם לַעֲשׂ֥וֹת ל֖וֹ שֵׁ֥ם עוֹלָֽם׃<text:s/></text:span><text:span text:style-name="T4005">‬</text:span>‬‬<text:span text:style-name="T4006">13</text:span><text:span text:style-name="T4007"> מוֹלִיכָ֖ם בַּתְּהֹמ֑וֹת כַּסּ֥וּס בַּמִּדְבָּ֖ר לֹ֥א יִכָּשֵֽׁלוּ׃<text:s/></text:span><text:span text:style-name="T4008">‬</text:span>‬‬<text:span text:style-name="T4009">14</text:span><text:span text:style-name="T4010"> כַּבְּהֵמָה֙ בַּבִּקְעָ֣ה תֵרֵ֔ד ר֥וּחַ יְהוָ֖ה תְּנִיחֶ֑נּוּ כֵּ֚ן נִהַ֣גְתָּ עַמְּךָ֔ לַעֲשׂ֥וֹת לְךָ֖ שֵׁ֥ם תִּפְאָֽרֶת׃<text:s/></text:span><text:span text:style-name="T4011">‬</text:span>‬‬<text:span text:style-name="T4012">15</text:span><text:span text:style-name="T4013"> הַבֵּ֤ט מִשָּׁמַ֙יִם֙ וּרְאֵ֔ה מִזְּבֻ֥ל קָדְשְׁךָ֖ וְתִפְאַרְתֶּ֑ךָ אַיֵּ֤ה קִנְאֽ͏ָתְךָ֙ וּגְב֣וּרֹתֶ֔ךָ הֲמ֥וֹן מֵעֶ֛יךָ וְֽרַחֲמֶ֖יךָ אֵלַ֥י הִתְאַפָּֽקוּ׃<text:s/></text:span><text:span text:style-name="T4014">‬</text:span>‬‬<text:span text:style-name="T4015">16</text:span><text:span text:style-name="T4016"> כִּֽי־אַתָּ֣ה אָבִ֔ינוּ כִּ֤י אַבְרָהָם֙ לֹ֣א יְדָעָ֔נוּ וְיִשְׂרָאֵ֖ל לֹ֣א יַכִּירָ֑נוּ אַתָּ֤ה יְהוָה֙ אָבִ֔ינוּ גֹּאֲלֵ֥נוּ מֵֽעוֹלָ֖ם שְׁמֶֽךָ׃<text:s/></text:span><text:span text:style-name="T4017">‬</text:span>‬‬<text:span text:style-name="T4018">17</text:span><text:span text:style-name="T4019"> לָ֣מָּה תַתְעֵ֤נוּ יְהוָה֙ מִדְּרָכֶ֔יךָ תַּקְשִׁ֥יחַ לִבֵּ֖נוּ מִיִּרְאָתֶ֑ךָ שׁ֚וּב לְמַ֣עַן עֲבָדֶ֔יךָ שִׁבְטֵ֖י נַחֲלָתֶֽךָ׃<text:s/></text:span><text:span text:style-name="T4020">‬</text:span>‬‬<text:span text:style-name="T4021">18</text:span><text:span text:style-name="T4022"> לַמִּצְעָ֕ר יָרְשׁ֖וּ עַם־קָדְשֶׁ֑ךָ צָרֵ֕ינוּ בּוֹסְס֖וּ מִקְדָּשֶֽׁךָ׃<text:s/></text:span><text:span text:style-name="T4023">‬</text:span>‬‬<text:span text:style-name="T4024">19</text:span><text:span text:style-name="T4025"> הָיִ֗ינוּ מֵֽעוֹלָם֙ לֹֽא־מָשַׁ֣לְתָּ בָּ֔ם לֹֽא־נִקְרָ֥א שִׁמְךָ֖ עֲלֵיהֶ֑ם לוּא־קָרַ֤עְתָּ שָׁמַ֙יִם֙ יָרַ֔דְתָּ מִפָּנֶ֖יךָ הָרִ֥ים נָזֹֽלּוּ׃<text:s/></text:span><text:span text:style-name="T4026">‬</text:span>‬‬‬‬‬‬‬‬‬‬‬‬‬‬‬‬‬‬‬‬</text:p>
      </text:section>
      <text:section text:name="Sect63" text:style-name="S63">
        <text:soft-page-break/>
        <text:p text:style-name="P4027">Isaiah 64</text:p>
        <text:p text:style-name="P4028"><text:span text:style-name="T4029">1</text:span><text:span text:style-name="T4030"> כִּקְדֹ֧חַ אֵ֣שׁ הֲמָסִ֗ים מַ֚יִם תִּבְעֶה־אֵ֔שׁ לְהוֹדִ֥יעַ שִׁמְךָ֖ לְצָרֶ֑יךָ מִפָּנֶ֖יךָ גּוֹיִ֥ם יִרְגָּֽזוּ׃<text:s/></text:span><text:span text:style-name="T4031">2</text:span><text:span text:style-name="T4032"> בַּעֲשׂוֹתְךָ֥ נוֹרָא֖וֹת לֹ֣א נְקַוֶּ֑ה יָרַ֕דְתָּ מִפָּנֶ֖יךָ הָרִ֥ים נָזֹֽלּוּ׃<text:s/></text:span><text:span text:style-name="T4033">‬</text:span>‬‬<text:span text:style-name="T4034">3</text:span><text:span text:style-name="T4035"> וּמֵעוֹלָ֥ם לֹא־שָׁמְע֖וּ לֹ֣א הֶאֱזִ֑ינוּ עַ֣יִן לֹֽא־רָאָ֗תָה אֱלֹהִים֙ זוּלָ֣תְךָ֔ יַעֲשֶׂ֖ה לִמְחַכֵּה־לֽוֹ׃<text:s/></text:span><text:span text:style-name="T4036">‬</text:span>‬‬<text:span text:style-name="T4037">4</text:span><text:span text:style-name="T4038"> פָּגַ֤עְתָּ אֶת־שָׂשׂ֙ וְעֹ֣שֵׂה צֶ֔דֶק בִּדְרָכֶ֖יךָ יִזְכְּר֑וּךָ הֵן־אַתָּ֤ה קָצַ֙פְתָּ֙ וַֽנֶּחֱטָ֔א בָּהֶ֥ם עוֹלָ֖ם וְנִוָּשֵֽׁעַ׃<text:s/></text:span><text:span text:style-name="T4039">‬</text:span>‬‬<text:span text:style-name="T4040">5</text:span><text:span text:style-name="T4041"> וַנְּהִ֤י כַטָּמֵא֙ כֻּלָּ֔נוּ וּכְבֶ֥גֶד עִדִּ֖ים כָּל־צִדְקֹתֵ֑ינוּ וַנָּ֤בֶל כֶּֽעָלֶה֙ כֻּלָּ֔נוּ וַעֲוֺנֵ֖נוּ כָּר֥וּחַ יִשָּׂאֻֽנוּ׃<text:s/></text:span><text:span text:style-name="T4042">‬</text:span>‬‬<text:span text:style-name="T4043">6</text:span><text:span text:style-name="T4044"> וְאֵין־קוֹרֵ֣א בְשִׁמְךָ֔ מִתְעוֹרֵ֖ר לְהַחֲזִ֣יק בָּ֑ךְ כִּֽי־הִסְתַּ֤רְתָּ פָנֶ֙יךָ֙ מִמֶּ֔נּוּ וַתְּמוּגֵ֖נוּ בְּיַד־עֲוֺנֵֽנוּ׃<text:s/></text:span><text:span text:style-name="T4045">‬</text:span>‬‬<text:span text:style-name="T4046">7</text:span><text:span text:style-name="T4047"> וְעַתָּ֥ה יְהוָ֖ה אָבִ֣ינוּ אָ֑תָּה אֲנַ֤חְנוּ הַחֹ֙מֶר֙ וְאַתָּ֣ה יֹצְרֵ֔נוּ וּמַעֲשֵׂ֥ה יָדְךָ֖ כֻּלָּֽנוּ׃<text:s/></text:span><text:span text:style-name="T4048">‬</text:span>‬‬<text:span text:style-name="T4049">8</text:span><text:span text:style-name="T4050"> אַל־תִּקְצֹ֤ף יְהוָה֙ עַד־מְאֹ֔ד וְאַל־לָעַ֖ד תִּזְכֹּ֣ר עָוֺ֑ן הֵ֥ן הַבֶּט־נָ֖א עַמְּךָ֥ כֻלָּֽנוּ׃<text:s/></text:span><text:span text:style-name="T4051">‬</text:span>‬‬<text:span text:style-name="T4052">9</text:span><text:span text:style-name="T4053"> עָרֵ֥י קָדְשְׁךָ֖ הָי֣וּ מִדְבָּ֑ר צִיּוֹן֙ מִדְבָּ֣ר הָיָ֔תָה יְרוּשָׁלַ֖͏ִם שְׁמָמָֽה׃<text:s/></text:span><text:span text:style-name="T4054">‬</text:span>‬‬<text:span text:style-name="T4055">10</text:span><text:span text:style-name="T4056"> בֵּ֧ית קָדְשֵׁ֣נוּ וְתִפְאַרְתֵּ֗נוּ אֲשֶׁ֤ר הִֽלְל֙וּךָ֙ אֲבֹתֵ֔ינוּ הָיָ֖ה לִשְׂרֵ֣פַת אֵ֑שׁ וְכָל־מַחֲמַדֵּ֖ינוּ הָיָ֥ה לְחָרְבָּֽה׃<text:s/></text:span><text:span text:style-name="T4057">‬</text:span>‬‬<text:span text:style-name="T4058">11</text:span><text:span text:style-name="T4059"> הַעַל־אֵ֥לֶּה תִתְאַפַּ֖ק יְהוָ֑ה תֶּחֱשֶׁ֥ה וּתְעַנֵּ֖נוּ עַד־מְאֹֽד׃</text:span><text:span text:style-name="T4060"><text:s/>ס<text:s/></text:span><text:span text:style-name="T4061">‬</text:span>‬‬‬‬‬‬‬‬‬‬‬‬</text:p>
      </text:section>
      <text:section text:name="Sect64" text:style-name="S64">
        <text:p text:style-name="P4062">Isaiah 65‬</text:p>
        <text:p text:style-name="P4063"><text:span text:style-name="T4064">1</text:span><text:span text:style-name="T4065"> נִדְרַ֙שְׁתִּי֙ לְל֣וֹא שָׁאָ֔לוּ נִמְצֵ֖אתִי לְלֹ֣א בִקְשֻׁ֑נִי אָמַ֙רְתִּי֙ הִנֵּ֣נִי הִנֵּ֔נִי אֶל־גּ֖וֹי לֹֽא־קֹרָ֥א בִשְׁמִֽי׃<text:s/></text:span><text:span text:style-name="T4066">2</text:span><text:span text:style-name="T4067"> פֵּרַ֧שְׂתִּי יָדַ֛י כָּל־הַיּ֖וֹם אֶל־עַ֣ם סוֹרֵ֑ר הַהֹלְכִים֙ הַדֶּ֣רֶךְ לֹא־ט֔וֹב אַחַ֖ר מַחְשְׁבֹתֵיהֶֽם׃<text:s/></text:span><text:span text:style-name="T4068">‬</text:span>‬‬<text:span text:style-name="T4069">3</text:span><text:span text:style-name="T4070"> הָעָ֗ם הַמַּכְעִיסִ֥ים אוֹתִ֛י עַל־פָּנַ֖י תָּמִ֑יד זֹֽבְחִים֙ בַּגַּנּ֔וֹת וּֽמְקַטְּרִ֖ים עַל־הַלְּבֵנִֽים׃<text:s/></text:span><text:span text:style-name="T4071">‬</text:span>‬‬<text:span text:style-name="T4072">4</text:span><text:span text:style-name="T4073"> הַיֹּֽשְׁבִים֙ בַּקְּבָרִ֔ים וּבַנְּצוּרִ֖ים יָלִ֑ינוּ הָאֹֽכְלִים֙ בְּשַׂ֣ר הַחֲזִ֔יר *ופרק **וּמְרַ֥ק פִּגֻּלִ֖ים כְּלֵיהֶֽם׃<text:s/></text:span><text:span text:style-name="T4074">‬</text:span>‬‬<text:span text:style-name="T4075">5</text:span><text:span text:style-name="T4076"> הָאֹֽמְרִים֙ קְרַ֣ב אֵלֶ֔יךָ אַל־תִּגַּשׁ־בִּ֖י כִּ֣י קְדַשְׁתִּ֑יךָ אֵ֚לֶּה עָשָׁ֣ן בְּאַפִּ֔י אֵ֥שׁ יֹקֶ֖דֶת כָּל־הַיּֽוֹם׃<text:s/></text:span><text:span text:style-name="T4077">‬</text:span>‬‬<text:span text:style-name="T4078">6</text:span><text:span text:style-name="T4079"> הִנֵּ֥ה כְתוּבָ֖ה לְפָנָ֑י לֹ֤א אֶחֱשֶׂה֙ כִּ֣י אִם־שִׁלַּ֔מְתִּי וְשִׁלַּמְתִּ֖י עַל־חֵיקָֽם׃<text:s/></text:span><text:span text:style-name="T4080">‬</text:span>‬‬<text:span text:style-name="T4081">7</text:span><text:span text:style-name="T4082"> עֲ֠וֺנֹתֵיכֶם וַעֲוֺנֹ֨ת אֲבוֹתֵיכֶ֤ם יַחְדָּו֙ אָמַ֣ר יְהוָ֔ה אֲשֶׁ֤ר קִטְּרוּ֙ עַל־הֶ֣הָרִ֔ים וְעַל־הַגְּבָע֖וֹת חֵרְפ֑וּנִי וּמַדֹּתִ֧י פְעֻלָּתָ֛ם רִֽאשֹׁנָ֖ה *על־**אֶל־חֵיקָֽם׃</text:span><text:span text:style-name="T4083"><text:s/>ס<text:s/></text:span><text:span text:style-name="T4084">‬</text:span>‬‬<text:span text:style-name="T4085">8</text:span><text:span text:style-name="T4086"> כֹּ֣ה ׀ אָמַ֣ר יְהוָ֗ה כַּאֲשֶׁ֨ר יִמָּצֵ֤א הַתִּירוֹשׁ֙ בָּֽאֶשְׁכּ֔וֹל וְאָמַר֙ אַל־תַּשְׁחִיתֵ֔הוּ כִּ֥י בְרָכָ֖ה בּ֑וֹ כֵּ֤ן אֶֽעֱשֶׂה֙ לְמַ֣עַן עֲבָדַ֔י לְבִלְתִּ֖י הֽ͏ַשְׁחִ֥ית הַכֹּֽל׃<text:s/></text:span><text:span text:style-name="T4087">‬</text:span>‬‬<text:span text:style-name="T4088">9</text:span><text:span text:style-name="T4089"> וְהוֹצֵאתִ֤י מִֽיַּעֲקֹב֙ זֶ֔רַע וּמִיהוּדָ֖ה יוֹרֵ֣שׁ הָרָ֑י וִירֵשׁ֣וּהָ בְחִירַ֔י וַעֲבָדַ֖י יִשְׁכְּנוּ־שָֽׁמָּה׃<text:s/></text:span><text:span text:style-name="T4090">‬</text:span>‬‬<text:span text:style-name="T4091">10</text:span><text:span text:style-name="T4092"> וְהָיָ֤ה הַשָּׁרוֹן֙ לִנְוֵה־צֹ֔אן וְעֵ֥מֶק עָכ֖וֹר לְרֵ֣בֶץ בָּקָ֑ר לְעַמִּ֖י אֲשֶׁ֥ר דְּרָשֽׁוּנִי׃<text:s/></text:span><text:span text:style-name="T4093">‬</text:span>‬‬<text:span text:style-name="T4094">11</text:span><text:span text:style-name="T4095"> וְאַתֶּם֙ עֹזְבֵ֣י יְהוָ֔ה הַשְּׁכֵחִ֖ים אֶת־הַ֣ר קָדְשִׁ֑י הֽ͏ַעֹרְכִ֤ים לַגַּד֙ שֻׁלְחָ֔ן וְהַֽמְמַלְאִ֖ים לַמְנִ֥י מִמְסָֽךְ׃<text:s/></text:span><text:span text:style-name="T4096">‬</text:span>‬‬<text:span text:style-name="T4097">12</text:span><text:span text:style-name="T4098"> וּמָנִ֨יתִי אֶתְכֶ֜ם לַחֶ֗רֶב וְכֻלְּכֶם֙ לַטֶּ֣בַח תִּכְרָ֔עוּ יַ֤עַן קָרָ֙אתִי֙ וְלֹ֣א עֲנִיתֶ֔ם דִּבַּ֖רְתִּי וְלֹ֣א שְׁמַעְתֶּ֑ם וַתַּעֲשׂ֤וּ הָרַע֙ בְּעֵינַ֔י וּבַאֲשֶׁ֥ר לֹֽא־חָפַ֖צְתִּי בְּחַרְתֶּֽם׃<text:s/></text:span><text:span text:style-name="T4099">פ<text:s/></text:span><text:span text:style-name="T4100">‬</text:span>‬‬‬‬‬‬‬‬‬‬‬‬‬</text:p>
        <text:soft-page-break/>
        <text:p text:style-name="P4101"><text:span text:style-name="T4102">13</text:span><text:span text:style-name="T4103"> לָכֵ֞ן כֹּה־אָמַ֣ר ׀ אֲדֹנָ֣י יְהוִ֗ה הִנֵּ֨ה עֲבָדַ֤י ׀ יֹאכֵ֙לוּ֙ וְאַתֶּ֣ם תִּרְעָ֔בוּ הִנֵּ֧ה עֲבָדַ֛י יִשְׁתּ֖וּ וְאַתֶּ֣ם תִּצְמָ֑אוּ הִנֵּ֧ה עֲבָדַ֛י יִשְׂמָ֖חוּ וְאַתֶּ֥ם תֵּבֹֽשׁוּ׃<text:s/></text:span><text:span text:style-name="T4104">‬</text:span>‬‬<text:span text:style-name="T4105">14</text:span><text:span text:style-name="T4106"> הִנֵּ֧ה עֲבָדַ֛י יָרֹ֖נּוּ מִטּ֣וּב לֵ֑ב וְאַתֶּ֤ם תִּצְעֲקוּ֙ מִכְּאֵ֣ב לֵ֔ב וּמִשֵּׁ֥בֶר ר֖וּחַ תְּיֵלִֽילוּ׃<text:s/></text:span><text:span text:style-name="T4107">‬</text:span>‬‬<text:span text:style-name="T4108">15</text:span><text:span text:style-name="T4109"> וְהִנַּחְתֶּ֨ם שִׁמְכֶ֤ם לִשְׁבוּעָה֙ לִבְחִירַ֔י וֶהֱמִיתְ֖ךָ אֲדֹנָ֣י יְהוִ֑ה וְלַעֲבָדָ֥יו יִקְרָ֖א שֵׁ֥ם אַחֵֽר׃<text:s/></text:span><text:span text:style-name="T4110">‬</text:span>‬‬<text:span text:style-name="T4111">16</text:span><text:span text:style-name="T4112"> אֲשֶׁ֨ר הַמִּתְבָּרֵ֜ךְ בָּאָ֗רֶץ יִתְבָּרֵךְ֙ בֵּאלֹהֵ֣י אָמֵ֔ן וְהַנִּשְׁבָּ֣ע בָּאָ֔רֶץ יִשָּׁבַ֖ע בֵּאלֹהֵ֣י אָמֵ֑ן כִּ֣י נִשְׁכְּח֗וּ הַצָּרוֹת֙ הָרִ֣אשֹׁנ֔וֹת וְכִ֥י נִסְתְּר֖וּ מֵעֵינָֽי׃<text:s/></text:span><text:span text:style-name="T4113">‬</text:span>‬‬<text:span text:style-name="T4114">17</text:span><text:span text:style-name="T4115"> כִּֽי־הִנְנִ֥י בוֹרֵ֛א שָׁמַ֥יִם חֲדָשִׁ֖ים וָאָ֣רֶץ חֲדָשָׁ֑ה וְלֹ֤א תִזָּכַ֙רְנָה֙ הָרִ֣אשֹׁנ֔וֹת וְלֹ֥א תַעֲלֶ֖ינָה עַל־לֵֽב׃<text:s/></text:span><text:span text:style-name="T4116">‬</text:span>‬‬<text:span text:style-name="T4117">18</text:span><text:span text:style-name="T4118"> כִּֽי־אִם־שִׂ֤ישׂוּ וְגִ֙ילוּ֙ עֲדֵי־עַ֔ד אֲשֶׁ֖ר אֲנִ֣י בוֹרֵ֑א כִּי֩ הִנְנִ֨י בוֹרֵ֧א אֶת־יְרוּשָׁלַ֛͏ִם גִּילָ֖ה וְעַמָּ֥הּ מָשֽׂוֹשׂ׃<text:s/></text:span><text:span text:style-name="T4119">‬</text:span>‬‬<text:span text:style-name="T4120">19</text:span><text:span text:style-name="T4121"> וְגַלְתִּ֥י בִירוּשָׁלַ֖͏ִם וְשַׂשְׂתִּ֣י בְעַמִּ֑י וְלֹֽא־יִשָּׁמַ֥ע בָּהּ֙ ע֔וֹד ק֥וֹל בְּכִ֖י וְק֥וֹל זְעָקָֽה׃<text:s/></text:span><text:span text:style-name="T4122">‬</text:span>‬‬<text:span text:style-name="T4123">20</text:span><text:span text:style-name="T4124"> לֹא־יִֽהְיֶ֨ה מִשָּׁ֜ם ע֗וֹד ע֤וּל יָמִים֙ וְזָקֵ֔ן אֲשֶׁ֥ר לֹֽא־יְמַלֵּ֖א אֶת־יָמָ֑יו כִּ֣י הַנַּ֗עַר בֶּן־מֵאָ֤ה שָׁנָה֙ יָמ֔וּת וְהַ֣חוֹטֶ֔א בֶּן־מֵאָ֥ה שָׁנָ֖ה יְקֻלָּֽל׃<text:s/></text:span><text:span text:style-name="T4125">‬</text:span>‬‬<text:span text:style-name="T4126">21</text:span><text:span text:style-name="T4127"> וּבָנ֥וּ בָתִּ֖ים וְיָשָׁ֑בוּ וְנָטְע֣וּ כְרָמִ֔ים וְאָכְל֖וּ פִּרְיָֽם׃<text:s/></text:span><text:span text:style-name="T4128">‬</text:span>‬‬<text:span text:style-name="T4129">22</text:span><text:span text:style-name="T4130"> לֹ֤א יִבְנוּ֙ וְאַחֵ֣ר יֵשֵׁ֔ב לֹ֥א יִטְּע֖וּ וְאַחֵ֣ר יֹאכֵ֑ל כִּֽי־כִימֵ֤י הָעֵץ֙ יְמֵ֣י עַמִּ֔י וּמַעֲשֵׂ֥ה יְדֵיהֶ֖ם יְבַלּ֥וּ בְחִירָֽי׃<text:s/></text:span><text:span text:style-name="T4131">‬</text:span>‬‬<text:span text:style-name="T4132">23</text:span><text:span text:style-name="T4133"> לֹ֤א יִֽיגְעוּ֙ לָרִ֔יק וְלֹ֥א יֵלְד֖וּ לַבֶּהָלָ֑ה כִּ֣י זֶ֜רַע בְּרוּכֵ֤י יְהוָה֙ הֵ֔מָּה וְצֶאֱצָאֵיהֶ֖ם אִתָּֽם׃<text:s/></text:span><text:span text:style-name="T4134">‬</text:span>‬‬<text:span text:style-name="T4135">24</text:span><text:span text:style-name="T4136"> וְהָיָ֥ה טֶֽרֶם־יִקְרָ֖אוּ וַאֲנִ֣י אֶעֱנֶ֑ה ע֛וֹד הֵ֥ם מְדַבְּרִ֖ים וַאֲנִ֥י אֶשְׁמָֽע׃<text:s/></text:span><text:span text:style-name="T4137">‬</text:span>‬‬<text:span text:style-name="T4138">25</text:span><text:span text:style-name="T4139"> זְאֵ֨ב וְטָלֶ֜ה יִרְע֣וּ כְאֶחָ֗ד וְאַרְיֵה֙ כַּבָּקָ֣ר יֹֽאכַל־תֶּ֔בֶן וְנָחָ֖שׁ עָפָ֣ר לַחְמ֑וֹ לֹֽא־יָרֵ֧עוּ וְלֹֽא־יַשְׁחִ֛יתוּ בְּכָל־הַ֥ר קָדְשִׁ֖י אָמַ֥ר יְהוָֽה׃</text:span><text:span text:style-name="T4140"><text:s/>ס<text:s/></text:span><text:span text:style-name="T4141">‬</text:span>‬‬‬‬‬‬‬‬‬‬‬‬‬‬‬</text:p>
      </text:section>
      <text:section text:name="Sect65" text:style-name="S65">
        <text:p text:style-name="P4142">Isaiah 66</text:p>
        <text:p text:style-name="P4143"><text:span text:style-name="T4144">1</text:span><text:span text:style-name="T4145"> כֹּ֚ה אָמַ֣ר יְהוָ֔ה הַשָּׁמַ֣יִם כִּסְאִ֔י וְהָאָ֖רֶץ הֲדֹ֣ם רַגְלָ֑י אֵי־זֶ֥ה בַ֙יִת֙ אֲשֶׁ֣ר תִּבְנוּ־לִ֔י וְאֵי־זֶ֥ה מָק֖וֹם מְנוּחָתִֽי׃<text:s/></text:span><text:span text:style-name="T4146">‬</text:span>‬‬‬‬<text:span text:style-name="T4147">2</text:span><text:span text:style-name="T4148"> וְאֶת־כָּל־אֵ֙לֶּה֙ יָדִ֣י עָשָׂ֔תָה וַיִּהְי֥וּ כָל־אֵ֖לֶּה נְאֻם־יְהוָ֑ה וְאֶל־זֶ֣ה אַבִּ֔יט אֶל־עָנִי֙ וּנְכֵה־ר֔וּחַ וְחָרֵ֖ד עַל־דְּבָרִֽי׃<text:s/></text:span><text:span text:style-name="T4149">‬</text:span>‬‬<text:span text:style-name="T4150">3</text:span><text:span text:style-name="T4151"> שׁוֹחֵ֨ט הַשּׁ֜וֹר מַכֵּה־אִ֗ישׁ זוֹבֵ֤חַ הַשֶּׂה֙ עֹ֣רֵֽף כֶּ֔לֶב מַעֲלֵ֤ה מִנְחָה֙ דַּם־חֲזִ֔יר מַזְכִּ֥יר לְבֹנָ֖ה מְבָ֣רֵֽךְ אָ֑וֶן גַּם־הֵ֗מָּה בָּֽחֲרוּ֙ בְּדַרְכֵיהֶ֔ם וּבְשִׁקּוּצֵיהֶ֖ם נַפְשָׁ֥ם חָפֵֽצָה׃<text:s/></text:span><text:span text:style-name="T4152">‬</text:span>‬‬<text:span text:style-name="T4153">4</text:span><text:span text:style-name="T4154"> גַּם־אֲנִ֞י אֶבְחַ֣ר בְּתַעֲלֻלֵיהֶ֗ם וּמְגֽוּרֹתָם֙ אָבִ֣יא לָהֶ֔ם יַ֤עַן קָרָ֙אתִי֙ וְאֵ֣ין עוֹנֶ֔ה דִּבַּ֖רְתִּי וְלֹ֣א שָׁמֵ֑עוּ וַיַּעֲשׂ֤וּ הָרַע֙ בְּעֵינַ֔י וּבַאֲשֶׁ֥ר לֹֽא־חָפַ֖צְתִּי בָּחָֽרוּ׃</text:span><text:span text:style-name="T4155"><text:s/>ס<text:s/></text:span><text:span text:style-name="T4156">‬</text:span>‬‬<text:span text:style-name="T4157">5</text:span><text:span text:style-name="T4158"> שִׁמְעוּ֙ דְּבַר־יְהוָ֔ה הַחֲרֵדִ֖ים אֶל־דְּבָר֑וֹ אָמְרוּ֩ אֲחֵיכֶ֨ם שֹׂנְאֵיכֶ֜ם מְנַדֵּיכֶ֗ם לְמַ֤עַן שְׁמִי֙ יִכְבַּ֣ד יְהוָ֔ה וְנִרְאֶ֥ה בְשִׂמְחַתְכֶ֖ם וְהֵ֥ם יֵבֹֽשׁוּ׃<text:s/></text:span><text:span text:style-name="T4159">‬</text:span>‬‬<text:span text:style-name="T4160">6</text:span><text:span text:style-name="T4161"> ק֤וֹל שָׁאוֹן֙ מֵעִ֔יר ק֖וֹל מֵֽהֵיכָ֑ל ק֣וֹל יְהוָ֔ה מְשַׁלֵּ֥ם גְּמ֖וּל לְאֹיְבָֽיו׃<text:s/></text:span><text:span text:style-name="T4162">‬</text:span>‬‬<text:span text:style-name="T4163">7</text:span><text:span text:style-name="T4164"> בְּטֶ֥רֶם תָּחִ֖יל יָלָ֑דָה בְּטֶ֨רֶם יָב֥וֹא חֵ֛בֶל לָ֖הּ וְהִמְלִ֥יטָה זָכָֽר׃<text:s/></text:span><text:span text:style-name="T4165">‬</text:span>‬‬<text:span text:style-name="T4166">8</text:span><text:span text:style-name="T4167"> מִֽי־שָׁמַ֣ע כָּזֹ֗את מִ֤י רָאָה֙ כָּאֵ֔לֶּה הֲי֤וּחַל אֶ֙רֶץ֙ בְּי֣וֹם אֶחָ֔ד אִם־יִוָּ֥לֵֽד גּ֖וֹי פַּ֣עַם אֶחָ֑ת כִּֽי־חָ֛לָה גַּם־יָלְדָ֥ה צִיּ֖וֹן אֶת־בָּנֶֽיהָ׃<text:s/></text:span><text:span text:style-name="T4168">‬</text:span>‬‬<text:span text:style-name="T4169">9</text:span><text:span text:style-name="T4170"> הַאֲנִ֥י אַשְׁבִּ֛יר וְלֹ֥א אוֹלִ֖יד יֹאמַ֣ר יְהוָ֑ה אִם־אֲנִ֧י הַמּוֹלִ֛יד וְעָצַ֖רְתִּי אָמַ֥ר אֱלֹהָֽיִךְ׃</text:span><text:span text:style-name="T4171"><text:s/>ס<text:s/></text:span><text:span text:style-name="T4172">‬</text:span>‬‬<text:span text:style-name="T4173">10</text:span><text:span text:style-name="T4174"> שִׂמְח֧וּ אֶת־יְרוּשָׁלַ֛͏ִם וְגִ֥ילוּ בָ֖הּ כָּל־אֹהֲבֶ֑יהָ שִׂ֤ישׂוּ אִתָּהּ֙ מָשׂ֔וֹשׂ כָּל־הַמִּֽתְאַבְּלִ֖ים עָלֶֽיהָ׃<text:s/></text:span><text:span text:style-name="T4175">‬</text:span>‬‬<text:span text:style-name="T4176">11</text:span><text:span text:style-name="T4177"> לְמַ֤עַן תִּֽינְקוּ֙ וּשְׂבַעְתֶּ֔ם מִשֹּׁ֖ד תַּנְחֻמֶ֑יהָ לְמַ֧עַן<text:s/></text:span><text:soft-page-break/><text:span text:style-name="T4178">תָּמֹ֛צּוּ וְהִתְעַנַּגְתֶּ֖ם מִזִּ֥יז כְּבוֹדָֽהּ׃</text:span><text:span text:style-name="T4179"><text:s/>ס<text:s/></text:span><text:span text:style-name="T4180">‬</text:span>‬‬<text:span text:style-name="T4181">12</text:span><text:span text:style-name="T4182"> כִּֽי־כֹ֣ה ׀ אָמַ֣ר יְהוָ֗ה הִנְנִ֣י נֹטֶֽה־אֵ֠לֶיהָ כְּנָהָ֨ר שָׁל֜וֹם וּכְנַ֧חַל שׁוֹטֵ֛ף כְּב֥וֹד גּוֹיִ֖ם וִֽינַקְתֶּ֑ם עַל־צַד֙ תִּנָּשֵׂ֔אוּ וְעַל־בִּרְכַּ֖יִם תְּשָׁעֳשָֽׁעוּ׃<text:s/></text:span><text:span text:style-name="T4183">‬</text:span>‬‬<text:span text:style-name="T4184">13</text:span><text:span text:style-name="T4185"> כְּאִ֕ישׁ אֲשֶׁ֥ר אִמּ֖וֹ תְּנַחֲמֶ֑נּוּ כֵּ֤ן אָֽנֹכִי֙ אֲנַ֣חֶמְכֶ֔ם וּבִירֽוּשָׁלַ֖͏ִם תְּנֻחָֽמוּ׃<text:s/></text:span><text:span text:style-name="T4186">‬</text:span>‬‬<text:span text:style-name="T4187">14</text:span><text:span text:style-name="T4188"> וּרְאִיתֶם֙ וְשָׂ֣שׂ לִבְּכֶ֔ם וְעַצְמוֹתֵיכֶ֖ם כַּדֶּ֣שֶׁא תִפְרַ֑חְנָה וְנוֹדְעָ֤ה יַד־יְהוָה֙ אֶת־עֲבָדָ֔יו וְזָעַ֖ם אֶת־אֹיְבָֽיו׃<text:s/></text:span><text:span text:style-name="T4189">‬</text:span>‬‬<text:span text:style-name="T4190">15</text:span><text:span text:style-name="T4191"> כִּֽי־הִנֵּ֤ה יְהוָה֙ בָּאֵ֣שׁ יָב֔וֹא וְכַסּוּפָ֖ה מַרְכְּבֹתָ֑יו לְהָשִׁ֤יב בְּחֵמָה֙ אַפּ֔וֹ וְגַעֲרָת֖וֹ בְּלַהֲבֵי־אֵֽשׁ׃<text:s/></text:span><text:span text:style-name="T4192">‬</text:span>‬‬<text:span text:style-name="T4193">16</text:span><text:span text:style-name="T4194"> כִּ֤י בָאֵשׁ֙ יְהוָ֣ה נִשְׁפָּ֔ט וּבְחַרְבּ֖וֹ אֶת־כָּל־בָּשָׂ֑ר וְרַבּ֖וּ חַֽלְלֵ֥י יְהוָֽה׃<text:s/></text:span><text:span text:style-name="T4195">‬</text:span>‬‬<text:span text:style-name="T4196">17</text:span><text:span text:style-name="T4197"> הַמִּתְקַדְּשִׁ֨ים וְהַמִּֽטַּהֲרִ֜ים אֶל־הַגַּנּ֗וֹת אַחַ֤ר *אחד **אַחַת֙ בַּתָּ֔וֶךְ אֹֽכְלֵי֙ בְּשַׂ֣ר הַחֲזִ֔יר וְהַשֶּׁ֖קֶץ וְהָעַכְבָּ֑ר יַחְדָּ֥ו יָסֻ֖פוּ נְאֻם־יְהוָֽה׃<text:s/></text:span><text:span text:style-name="T4198">‬</text:span>‬‬<text:span text:style-name="T4199">18</text:span><text:span text:style-name="T4200"> וְאָנֹכִ֗י מַעֲשֵׂיהֶם֙ וּמַחְשְׁבֹ֣תֵיהֶ֔ם בָּאָ֕ה לְקַבֵּ֥ץ אֶת־כָּל־הַגּוֹיִ֖ם וְהַלְּשֹׁנ֑וֹת וּבָ֖אוּ וְרָא֥וּ אֶת־כְּבוֹדִֽי׃<text:s/></text:span><text:span text:style-name="T4201">‬</text:span>‬‬<text:span text:style-name="T4202">19</text:span><text:span text:style-name="T4203"> וְשַׂמְתִּ֨י בָהֶ֜ם א֗וֹת וְשִׁלַּחְתִּ֣י מֵהֶ֣ם ׀ פְּ֠לֵיטִים אֶֽל־הַגּוֹיִ֞ם תַּרְשִׁ֨ישׁ פּ֥וּל וְל֛וּד מֹ֥שְׁכֵי קֶ֖שֶׁת תֻּבַ֣ל וְיָוָ֑ן הָאִיִּ֣ים הָרְחֹקִ֗ים אֲשֶׁ֨רלֹא־שָׁמְע֤וּ אֶת־שִׁמְעִי֙ וְלֹא־רָא֣וּ אֶת־כְּבוֹדִ֔י וְהִגִּ֥ידוּ אֶת־כְּבוֹדִ֖י בַּגּוֹיִֽם׃<text:s/></text:span><text:span text:style-name="T4204">‬</text:span>‬‬<text:span text:style-name="T4205">20</text:span><text:span text:style-name="T4206"> וְהֵבִ֣יאוּ אֶת־כָּל־אֲחֵיכֶ֣ם מִכָּל־הַגּוֹיִ֣ם ׀ מִנְחָ֣ה ׀ לַֽיהוָ֡ה בַּסּוּסִ֡ים וּ֠בָרֶכֶב וּבַצַּבִּ֨ים וּבַפְּרָדִ֜ים וּבַכִּרְכָּר֗וֹת עַ֣ל הַ֥ר קָדְשִׁ֛י יְרוּשָׁלַ֖͏ִם אָמַ֣ר יְהוָ֑ה כַּאֲשֶׁ֣ר יָבִיאוּ֩ בְנֵ֨י יִשְׂרָאֵ֧ל אֶת־הַמִּנְחָ֛ה בִּכְלִ֥י טָה֖וֹר בֵּ֥ית יְהוָֽה׃<text:s/></text:span><text:span text:style-name="T4207">‬</text:span>‬‬<text:span text:style-name="T4208">21</text:span><text:span text:style-name="T4209"> וְגַם־מֵהֶ֥ם אֶקַּ֛ח לַכֹּהֲנִ֥ים לַלְוִיִּ֖ם אָמַ֥ר יְהוָֽה׃<text:s/></text:span><text:span text:style-name="T4210">‬</text:span>‬‬<text:span text:style-name="T4211">22</text:span><text:span text:style-name="T4212"> כִּ֣י כַאֲשֶׁ֣ר הַשָּׁמַ֣יִם הַ֠חֳדָשִׁים וְהָאָ֨רֶץ הַחֲדָשָׁ֜ה אֲשֶׁ֨ר אֲנִ֥י עֹשֶׂ֛ה עֹמְדִ֥ים לְפָנַ֖י נְאֻם־יְהוָ֑ה כֵּ֛ן יַעֲמֹ֥ד זַרְעֲכֶ֖ם וְשִׁמְכֶֽם׃<text:s/></text:span><text:span text:style-name="T4213">‬</text:span>‬‬<text:span text:style-name="T4214">23</text:span><text:span text:style-name="T4215"> וְהָיָ֗ה מִֽדֵּי־חֹ֙דֶשׁ֙ בְּחָדְשׁ֔וֹ וּמִדֵּ֥י שַׁבָּ֖ת בְּשַׁבַּתּ֑וֹ יָב֧וֹא כָל־בָּשָׂ֛ר לְהִשְׁתַּחֲוֺ֥ת לְפָנַ֖י אָמַ֥ר יְהוָֽה׃<text:s/></text:span><text:span text:style-name="T4216">‬</text:span>‬‬<text:span text:style-name="T4217">24</text:span><text:span text:style-name="T4218"> וְיָצְא֣וּ וְרָא֔וּ בְּפִגְרֵי֙ הָאֲנָשִׁ֔ים הַפֹּשְׁעִ֖ים בִּ֑י כִּ֣י תוֹלַעְתָּ֞ם לֹ֣א תָמ֗וּת וְאִשָּׁם֙ לֹ֣א תִכְבֶּ֔ה וְהָי֥וּ דֵרָא֖וֹן לְכָל־בָּשָֽׂר׃<text:s/></text:span><text:span text:style-name="T4219">‬</text:span>‬‬‬‬‬‬‬‬‬‬‬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9847in" fo:margin-left="0.9847in" fo:margin-bottom="0.9847in" fo:margin-right="0.984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Isaiah</dc:title>
    <dc:description/>
    <dc:subject/>
    <dc:creator>Adrian Hills</dc:creator>
    <meta:creation-date>2025-03-24T07:24:00Z</meta:creation-date>
    <dc:date>2025-03-24T07:24:00Z</dc:date>
    <meta:template xlink:href="Normal.dotm" xlink:type="simple"/>
    <meta:editing-cycles>2</meta:editing-cycles>
    <meta:editing-duration>PT60S</meta:editing-duration>
    <meta:document-statistic meta:page-count="52" meta:paragraph-count="332" meta:word-count="24878" meta:character-count="166355" meta:row-count="1181" meta:non-whitespace-character-count="141809"/>
  </office:meta>
</office:document-meta>
</file>